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libri1" svg:font-family="Calibr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23.96pt"/>
    </style:style>
    <style:style style:name="co2" style:family="table-column">
      <style:table-column-properties fo:break-before="auto" style:column-width="58.34pt"/>
    </style:style>
    <style:style style:name="co3" style:family="table-column">
      <style:table-column-properties fo:break-before="auto" style:column-width="43.94pt"/>
    </style:style>
    <style:style style:name="co4" style:family="table-column">
      <style:table-column-properties fo:break-before="auto" style:column-width="72.79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data">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ata" table:style-name="ta1">
        <office:forms form:automatic-focus="false" form:apply-design-mode="false"/>
        <table:table-column table:style-name="co1" table:default-cell-style-name="Default"/>
        <table:table-column table:style-name="co2" table:number-columns-repeated="5" table:default-cell-style-name="Default"/>
        <table:table-column table:style-name="co3" table:number-columns-repeated="20" table:default-cell-style-name="Default"/>
        <table:table-column table:style-name="co4" table:number-columns-repeated="998" table:default-cell-style-name="Default"/>
        <table:table-row table:style-name="ro1">
          <table:table-cell table:style-name="ce1" office:value-type="string" calcext:value-type="string">
            <text:p>description</text:p>
          </table:table-cell>
          <table:table-cell table:style-name="ce1" office:value-type="string" calcext:value-type="string">
            <text:p>country</text:p>
          </table:table-cell>
          <table:table-cell table:number-columns-repeated="1022"/>
        </table:table-row>
        <table:table-row table:style-name="ro1">
          <table:table-cell table:style-name="ce2" office:value-type="string" calcext:value-type="string">
            <text:p>This is the top wine from La Bégude, named after the highest point in the vineyard at 1200 feet. It has structure, density and considerable acidity that is still calming down. With 18 months in wood, the wine has developing an extra richness and concentration. Produced by the Tari family, formerly of Château Giscours in Margaux, it is a wine made for aging. Drink from 2020.</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wine is in peak condition. The tannins and the secondary flavors dominate this ripe leather-textured wine. The fruit is all there as well: dried berries and hints of black-plum skins. It is a major wine right at the point of drinking with both the mature flavors and the fruit in the right balanc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Coming from a seven-acre vineyard named after the dovecote on the property, this is a magnificent wine. Powered by both fruit tannins and the 28 months of new wood aging, it is darkly rich and with great concentration. As a sign of its pedigree, there is also elegance here, a restraint which is new to this wine. That makes it a wine for long-term aging. Drink from 2022.</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Pale in color, this is nutty in character, with a warm and rounded hint of red fruits. The wine has a soft, while still fresh, aftertaste. It is aged in cellars in Saumur on the Loire river.</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Gingery spice notes accent fresh pear and melon fruit in this medium- to full-bodied wine. It's round on the palate but not flabby, with a warm, spicy finish.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Dark in color and in flavor profile, this medium-bodied Cornas boasts aromas and flavors reminiscent of chocolate fudge, espresso and plummy fruit, all framed by soft, dusty tannins. Drink now–202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structured, complex Chardonnay is packed with minerality and considerable weight. The tight texture and almost tannic character will soften over the next few months. Full of potential, it's drinkable now but will be so much better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ripe, full-bodied wine has ripe green fruits that are lifted by lime and made richer by apricot. Still young, with a concentrated structure, it's going to develop into a full, beautifully fruity wine. The name of the wine means the size of a parcel that demands the work of seven men for a day.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ith its light color and cool feel, this well-balanced wine comes from a parcel of 30-year-old vines. The smoky tannins and intense acidity give a wine that will develop well and slowly. It's still young with its red-berry fruits and fresh aftertaste.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Delicious while also young and textured, this wine comes from biodynamically grown grapes. It has a strong sense of minerality as well as intense citrus and green fruits. It's tight at the moment and needs to round out, so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L'Homme Mort is a northern extension of the Fourchaume Premier Cru vineyard, so called because this was where a local lord dispensed justice by death. It often produces cooler wines such as this. It is tight, with toasted bread hints and with a strongly tangy character. It does need to develop and shouldn't be drunk before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steely character of a young Chablis is very apparent in this wine. It is crisp, lemon flavored and with a mineral edge. The wine has a juicy freshness, still young at heart and needing to age.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wine is bone-dry, although with some age the shock of the acidity has been rounded out by a hint of toast. It's linear, fresh and intensely crisp, with citrus and almond tones. Drink this wine from a good vintage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delicious, refreshing wine is textured, tight and mineral, with fruity acidity. Tangy and crisp, it has a tight structure, touches of toast along with apple and citrus flavors. The wine is still young and very tight, so should not be drunk before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smooth, soft wine that is full of black fruits and ripe tannins. The Merlot rounds out the rougher edges of the Malbec to give a rich juicy wine that will develop quickly. It is all fruit, generous and ready to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Closer to Bordeaux than is Cahors, this is Malbec with a cooler visage. It has spice and stalky tannins along with plenty of acidity. The wine is bright with red berry fruits and a crisp lightly mineral aftertaste.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blend of 60% Ugni Blanc and 40% Colombard that gives a deliciously light and refreshing wine. Bright and breezy, it is perfumed, herbal and full of direct citrus flavors.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pale pink-grey colored wine is a blend of Duras and Merlot. It is lively and fruity, with a red-currant flavor, delicious crisp acidity and a soft, lively aftertaste.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softly fruity wine has the lightest of tannins and plenty of simple red-berry fruits. There is an earthy edge to the young wine as well as plenty of acidity at the end.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ttractive fruity tones of red currant, raspberry and strawberry hull dance in the bouquet of this pretty rosé, graced by garrigue accents of lavender and rosemary. Flavors of red berry skin and peach pit unfold on the medium-weight palate, framed by soft tannins and a delicate spice note that lingers on the clos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Lightly structured, this is a balanced, ripe wine. It has profited from the good vintage to offer strawberry, raspberry and citrus flavors that are well balanced and textured. Drink this attractive wine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well-balanced, fruity wine allows space for some solid dry tannins that also show wood aging. Berry fruits shine through the structure to give a juicy character that is underlined by the fresh acidity at the end.</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ged in oak, but the vessels are large casks, or foudres, so the impact isn't that noticeable. The wine is meaty and savory on the nose, but the palate shows more herb-garrigue flavors and superripe cherry fruit. Drink now–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Bright fruit is allied to a more mineral structure to give a wine that shows the freshness of the vintage plus a more long-term view. It is cool with red fruits and some firm tannins that act as a background.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Owned by the Cruse family, one of the Bordeaux wine aristocracy, this rich wine is dominated by Merlot, giving it ample weight. The 18 months of wood aging shows in the smoky edge to the wine, although this will soften.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smoky aroma and toasty wood character smothers the fruit. It is a tough wine at this stage although it does hint at some of the 2012 juicy fruit flavors. Drink this firm, solid wine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Intensely tannic, this structured wine has layers of wood aging, along with juicy fruits and bright acidity. There's a strongly smoky element, the wine's fruitiness balanced by a dark, toasty aftertaste.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smoky, obviously wood-aged wine. The burnt toast character is still dominant, waiting for the attractive black currant fruits to catch up. It will develop into a bright, fruity wine, so wait until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ripe, now soft wine has gentle red fruits and soft acidity. It's ready to drink with its rich texture and smooth structure. The end is rounded, only just hinting at tannins.</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Owned by the same family as Château Talbot in Saint-Julien, this vintage of Sénéjac is now mature, showing signs of leather and a firm structure rather than fruit. It's unlikely to develop further, so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chalk soil of the Rosacker vineyard has produced a rich, intensely fruity wine that is shot through with steely minerality and a wonderful perfumed character. It's so crisp and fresh while also being densely textured and complex. The wine has a long future,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Beautifully balanced, this conveys both rich fruit and a tense, intense minerality. Combining the two strands impeccably, it brings out tangy apple and pink grapefruit flavors and a steely, tight acidity. It's a structured wine that needs to age.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Paradis is a parcel within the Pfingstberg Grand Cru, giving particularly fine and rich Riesling. This ripe and full-bodied wine manages to preserve all the elegance and style of the grape while having full tropical fruits, juicy acidity and a warm, rounded aftertaste. It will certainly age, so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late release, aging for five years, has produced a majestic wine. Its breadth of flavor, with ripe fruits as well as intense structure, are gently transitioning from the first flush of youth to a more mature character. Intensely textured, tight, ready to spring, it shows the beauty of maturing Riesling. Drink now, although it will age many more years.</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Rounded, rich and full in the mouth, this offers swathes of flowery, aromatic fruit that is still young, still in its primary stage. With just a hint of steely texture, the wine does have structure and aging potential. For now, it is generous and delicious.</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rom one of the many recent exceptional years in Sauternes, this ripe, unctuous wine has balanced the rich honeyed fruit and the drier edge of botrytis. It's full in the mouth, with Seville orange and a light touch of ginger. Drink from 2019.</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ripe, full wine has both great minerality and rich white fruits that are aromatic as well as very fresh. The fruits are laced with citrus to give a complex wine that deserves aging.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loral aromas lead into a rich, not quite dry wine that is beautifully ripe and perfumed. It is rounded and opulent while preserving the steely, mineral texture. Still young, it demands aging.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s its name implies, this wine comes from chalk soil, giving both a strongly mineral character and ripe tropical fruit flavors. It's rich, full in the mouth, dry but with such a ripe character there seems to be some sweetness. It's impressively full and ready to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Smoky and toasty, this is a structured wine. It has layers of black currant fruits, fresh acidity as well as firm tannins that overlay the juicy fruitiness. It needs to age.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hile the wine is rich, it's also very crisp and fruity. Tight acidity and a chalky, steely texture are balanced by ripe apples and pink grapefruit. It's a wine for drinking this year, bright and fruity.</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tight and herbaceous wine that is crisp, mineral and fresh. It shows a great potential for fruitiness, with natural juicy acidity as well as a bright, aromatic aftertaste.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Round and velvet smooth, it has blackberry fruits that are full in the mouth, giving freshness while also making the wine rich and generous. The tannins are already well-integrated into this soft wine. Drink from 201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Crisp and deliciously fruity, this is lively and bright. Acidity points up the lime and grapefruit flavors, leaving a fresh, juicy aftertaste. Drink now for maximum pleasur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fresh and fruity sparkling wine is crisp with apple skin and apricot flavors. Ripe and full in the mouth , it has a lightly creamy mousse. The blend of Chenin Blanc and Chardonnay gives delicious fruitiness and tight final acidity.</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lemon-scented, crisp wine, it's also full of ripe yellow fruits. It's a warm in style, rich with both fruit and an open texture. Almonds and acidity give a refreshing aftertast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Packed with tannin, it is not showing much sign of fruit yet. It is dark, brooding and very firm in texture, with just with a hint of juicy black cherry flavors. Wait until 2017 before drinking.</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very fruity wine, it shows rich wood flavors as well as equally rich fruit. It is complex, very mineral in character, tight and nervy. The citrus fruit is matched by the apricot flavor, putting down layers of acidity. Don't drink before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estate wine from Château du Cèdre is anything but simple. A powerful series of tannins and dense black fruits offer both a dark texture and great fruitiness. Acidity comes through strongly and, with the tannins, promises aging.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minty aromas indicate new wood aging as well as a ripe, polished texture. They make for a wine that has presence and structure as well as rich fruitiness, blackberry flavors and a dry, solid core. It's a sophisticated wine that can age.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re is a great balance here between the creamy fruit and the wood flavors. Apricots, ripe apples and melon are spiced with the right amount of toastiness. The wine has a rich, warm feel. It is still young, so wait until 2015 to drink.</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Hugely tannic at this stage, this dense and complex wine has great structure partnered with dark black fruit and licorice. There is forward bitterness, suggesting this wine needs aging.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ripe and smoothly textured wine. It is already finely balanced, rich with toast, apricot fruits and a tight, mineral character. It is enjoyable now but will age well until 2022.</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Still firm and closed, this is a structured wine, solidly tannic with just hints of fruit. It has a dry feel to it, firm, the acidity and red fruits coming through the leathery, dark texture. The wine needs aging, so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ripe, wood-aged wine, it's richly smoky and fruity at the same time. The blend brings out honey, ripe apricots and peach. Acidity cuts through at the end to give a final, delicious lift. Drink now, but best wait until 201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wine comes from the grand showpiece estate of Madiran. A blend that is dominated by Tannat produces a wine that is still so young. Bold fruits and firm tannins are right to the fore, along with acidity and a strong mineral texture. It's a powerful and impressive wine that also manages elegance as well. The wine will take several more years to soften. Drink from 2020.</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wine that is beginning to show some fine maturity. There are ripe fruits still very present, but they are matched by the secondary flavors, spice and warm tannins along with the classic herbal character of Mourvèdre. The wine is produced from organically grown grapes, giving purity as well as some serious structure in the background.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one of the classics among Provence rosés. Produced from organically grown grapes and coming from an impressive red-wine producing estate east of Aix-en-Provence, the wine is structured and ageworthy with its blend that includes Cabernet Sauvignon. Rich and full of red fruits, the wine should be drunk from late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n impressively rich, still very young wine. Dominated by Bandol's own Mourvèdre grape, it is dense and concentrated. Spice and dark red fruits are shot through with a wonderful herbal character that conjures the southern warmth. The wine is still just setting out and will not be ready to drink before 2019.</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serious wine with a lighter brighter side. Its wood aging adds spice to the ripe red fruits and brings out the concentration and intensity. It is, in its way, an unexpected side of Provence rosé, emphasizing richness and complexity. But it all comes together: a fine wine that, after a year of aging, is ready to drink.</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rom old vines in a tree-enclosed vineyard on the third terrace above the River Lot, this wine forms part of a range of wines featuring the soils and terraces of the Cahors vineyard. Named in homage to Marguerite de Massaut, a 16th-century owner of the estate, the wine is aged in new wood that gives it a minty character. That is balanced by the rich black-plum and truffle flavor and the intense acidity. The wine needs to age, so drink from 2021.</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very lively wine with a creamy mousse. The wine is towards dry, bringing out great white and citrus fruit flavors with a burst of tangy acidity. It comes from the village of Chouilly in the Côte des Blancs, which gives the wine a tight mineral texture at the end.</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Pinot-ness of this wine is undeniable: its structure is of velvet, and its aromas convey freshly turned earth, autumnal oak leaf and subdued red-cherry fruit. There is a depth that evokes deep forests. Have this with furred or feathered gam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blend from most parts of the village, with fruit from 14 different parcels. It is solid and firm while also having great swathes of raspberries and red plums laced together with acidity. The aftertaste is perfumed with a fresh lift.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ranslucent, fresh aromatics, like green pears glimpsed through clear water, characterize this wine. There's also an herbal edge of fresh, green foliage on this slender and refreshing wine. The limpid purity is very convincing.</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slightest whiff of pepper on the nose leads to a spiced, leesy and slender palate on this unusual Alsace resident: it's Switzerland's Chasselas making an appearance. This is slender and while the nose is shy, the palate provides ample textures. Make as a local and have this with fresh white asparagus. The wine has a great acidic spine and luminous freshness.</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nose is like pear juice spilled onto warm earth, while the palate is more citrus-focused. A seam of almost tropical acidity links lemon to notes of pineapple, lifted by joyful freshness.</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ith some firm structure, this wine also has great fruitiness. It offers plenty of raspberry fruits, good acidity and a solid texture of tannins. The acidity keeps the wine perfumed and fresh. Drink the wine from 2019.</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finely perfumed wine, rich in both structure and ripe fruits. It is smoothly textured, a full-bodied wine that has dark cherry flavors as well as a balanced layer of acidity. The wine is still young, juicy and will develop further, so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Sourced from 50+ year-old vines in the commune of Sorgues, this aromatic blend of 60% Grenache, 20% Syrah and 20% Mourvèdre boasts hints of rosemary, bay leaf and clove. It's reasonably full bodied, with a long, drying finish that demands another year or two in the cellar or (preferably) some rare beef or lamb.</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Costco brand has become a reliable source for bargain Châteauneuf-du-Pape. This vintage is a bit firmer and more tannic than others, but it still weaves together cherry and leather notes into a pleasing whole. It might need a year or two to soften, but it should provide good drinking through 202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wood-aged wine conveys mint aromas and new-wood flavors. It is rich, full in the mouth and developing quickly. The black currant fruitiness is fresh, giving a delicious, juicy wine to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Strongly aromatic, this wood-aged wine is perfumed with both toast and smokiness. The palate has fruit, but the acidity both from that fruit and the wood dominates, suggesting the wine needs to age.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blend of Colombard and Chardonnay, this wine is crisp and fruity. It has attractive bright acidity with lemon fruitiness and a mineral texture. The wine is ready to drink.</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grassy, herbal wine with attractive acidity and the crispest hint of apricots and some distinctive spice. It is fruity, ready to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blend of 70% Grenache and 30% Syrah offers remarkable value. Thyme- and bay-scented black cherry aromas fill the glass, while the flavors add an intriguing hint of raspberry. It's not overly weighty or tannic, making it ideal for drinking any season.</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blend of local Duras and Braucol with the more Mediterranean Syrah is attractively spicy and juicy. It is packed with red fruits, sweet berry flavors and ripe tannins. The wine is maturing well and will be ready to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sweet, honeyed wine, rich with apricot fruit flavors and fresh with balancing acidity. It's fruity, mineral and generous, a great wine for fruit desserts.</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La Guillotte is a parcel on the Bouissel estate, planted with old Négrette. This firm and structured wine is solid with black plum fruits and cherry acidity. It is still developing and will need some time to soften its tannins.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widely available wine delivers aromas of cherries, leather and Provençal herbs upfront, followed by a silky texture on the palate and hints of cocoa. Drink it over the next few years.</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parcel of old vines in the Brandluft vineyard gives the typical concentration and intense minerality to be expected from low yields. The wine is perfumed, with a bone-dry texture and melon and orange fruitiness. It needs to age, so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rich and full-bodied, a splendid wine with its ripe yellow fruits, intensely aromatic character and a pinch of pepper. Concentrated, it finishes with a light touch of toastiness that hints at the maturity to come.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Part of the impressive series of Jubilée wines that are aged before release, this Hugel Riesling is just getting to maturity with its soft aromatic character, touch of toastiness, and refreshing herbal flavors. It's now ready to drink, although it will be even better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special selection, tight-cropped from 30 acres of 100% Merlot, is ripe and rich. This is a smoky and fruity wine, in barrel for 14 months. It has ripe black fruits and rich, dense structure. Spice and toast balance the fruit, giving an impressive sense of generosity.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wine is pure minerality, tightly woven into a tense structure and fruits that are still very young. It's complex, allying fruit with a texture that is steely and only developing slowly. It will be impressive as it ages.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Situated close to the northern edge of Beaune vineyards, this premier cru has something of the soft ripeness of Savigny-lès-Beaune next door. The wine is ripe, with tannins that are present although certainly not dominant. It has the potential to revel in its red fruits and generous texture. Drink this wine from 2019.</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structured wine still has wood aromas although on the palate the rich, dark fruits dominate. The tannins both from wood and from the fruit are firm and still young, showing the possibility of long-term aging. This complex wine should not be drunk before 2019.</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romas of this wine show considerable wood. On the palate, the wood is very present, giving acidity as well as layers of toast and spice. Hints of yellow fruit show through, suggesting the possibility of a ripe, rich wine in the future. Drink from 2019.</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soft, stony scent of pebble and the faintest melon signals a fresh, clean wine. The palate plays these aromas out softly but also with precision. That stoniness lingers on the dry, gentle finish and the lasting flavor of fresh apple peel</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ith tannins and new-wood flavors, this rich wine is also structured. A smoky character from the wood is shot through by perfumed red fruits. The aftertaste shows more of the wood flavors that need to integrate.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Subtle hints of ripe, winter-stored apple on the nose lead to an equally apple-dominated palate that shows soft pepper spice. A wonderful midpalate texture and baked-apple richness are countered by lemon freshness. This is very appetizing and cries out for soft cheeses.</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hite summer blossoms and ripe green pears make for a fresh scent. The palate lifts these notions with bright lemon acidity. All is buoyed by some residual carbon dioxide. Drink soon while this is at its aromatic height.</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the home estate of Madiran superstar Alain Brumont. The wine is big, bold, rich and packed with both fruit and tannins. It has great structure and a dense dusty tannic character that promises great aging. This is a major wine that needs time. Drink it starting from 2022.</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Eight years is about right for a Madiran to start its mature phase. This wine is just there, a ripe expression of Tannat. It still has tannins and they will remain, but the fruit has lost its raw youth and has become rich with dried fruits and acidity working well together. Drink this wine now and until 202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Produced from old Malbec vines in the second terrace above the River Lot, the wine is darkly concentrated, with solid tannins and generous black fruits. Aging for 12 months has smoothed the square corners to create a wine that is hugely rich and rounded. It has the potential to age and become more opulent. Drink from 2020.</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structured and still young wine from the estate owned by the Tari family, formerly of Château Giscours in Margaux. It is packed with black fruits, spice and dense tannins that are melding together so well. Licorice and wood aging give the wine an extra complex dimension. Drink this from 2019.</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Still young, it has dense tannins, spice from wood aging and a smoky bacon flavor that is still integrating. It will have the right weight and good berry fruits as it ages, giving a sense of presence and grandeur.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rom a small estate, this big, ripe and fruity wine has swathes of black fruits to go with the dark, brooding tannins. Very broad and fruity, the wine is always likely to be structured.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hite wines are rare in the Côte de Nuits and this wine is as structured as many reds. It does have strong toast flavors, a juicy citrus character and pear flavors. They go with an apple skin and spice aftertaste, laced with acidity. Drink until 2022.</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wine is all about juicy blackberry and delicious ripe black plums. It is structured, with dry tannins in the background, but up front is fruity, bold and with a lightly smoky, perfumed aftertaste. It is almost ready to drink; just wait until late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blend of Bordeaux grapes with Syrah is rich and spicy. It is made to be drunk young, with touches of toast and a dense texture that brings out the perfumed character of Syrah balanced with Bordeaux structure. The wine is ready to drink, although it will be better from late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rom vines on the cooler left bank of the Serein river, this wine offers notes of toast, spice and ripe yellow fruits cut by tense, zingy lemon zest. It is textured, tense and full of minerality.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lightweight, fruity wine is very direct in its acidity and canteloupe flavors. Citrus cuts the richness, while a fine chalky texture comes from the soil of the region. It's a wine to drink soon, fresh and packed with crisp fruits.</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otally herbaceous, it's full of green herb flavors and tight with citrus and gooseberry. A light touch balances the intensity, giving freshness to the wine that's ready to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wine has both fruitiness and delicious, bright acidity. A subtle use of wood creates a firm structure under the black currant fruit flavors, giving a solid base on which to develop.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Crisp with apples and citrus, it's also laced with a more mineral character. It's full in the mouth, very bright with acidity and grapefruit.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fragrant wine is full of fresh citrus and green apple flavors that are crisp and lively. A steely element comes through to give structur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n aromatic wine, it has a rounded texture, a spicy character and only light acidity. Very forward and fruity, it's going to be ready to drink by 201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wine is rich, showing toast as well as apricot and peach flavors. It's full-blown, right up front with fruitiness and rounded texture.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It balances a crisp texture against ripe fruitiness. Finely structured, it's very fresh with herbaceous fruits and lively acidity. Drink from 201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t this stage, the wine is closed, just hinting at its rich, fruity future. It has good acidity and a touch of bitter almonds, but the real fruitiness is still to come. Wait until 201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hite currants and fresh apricots dominate this fruity, fragrant wine. Bright acidity is enveloped by the generous texture and touch of toast. This rich wine is ready to drink.</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cherry-fresh wine that's so full of fruit that its structure becomes secondary. A dry edge of tannin supports the fruit and acidity, making this wine so drinkable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pretty pale for a Tavel, with a coppery tinge to its pink color. Notes of lime zest, wet stone and modest cherry-berry notes finish on a bright citrus not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pale rosé blend of Cabernet Sauvignon and Merlot is fruity with crisp strawberry fruits and acidity. It has a soft perfumed aftertaste that makes it immediately attractive.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the second label from this Gaillac estate. It is a fine mix of red fruits and spice—all fruitiness and with a strong shot of acidity. The wine is made to be drunk young; enjoy this summer.</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blend of 30% Pinot Noir and 70% Gamay, this is a fruity wine with the softest tannins and red cherry flavor. Made to drink young, it's somewhat spoiled by a banana-like edge that comes from its vinification.</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light orange pink color sets the scene for a fruity wine that has raspberry flavors, soft acidity and an attractive, crisp aftertaste.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Named after the series of vineyard terraces that rise steeply from the Lot river, this wine is soft and easily accessible. It does have the Malbec structure although this is comfortably balanced by the black fruit and acidity. The wine will be ready to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lready a bit light in color and showing some rust at the rim, this medium-weight, silky-textured wine features aromas of sun-baked clay and cherries. There's not much depth or richness, but the tart fruit makes for an easy quaff.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Seduction may be an odd word to use for a Malbec-based wine that is dark and drily tannic. It is structured and firm, with a dry core and black currant fruits. Drink this solid wine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hint of honey gives this wine richness while keeping every bit of freshness. It has tangy acidity, a mineral character and apricot and mango fruit flavors. Drink now, although the wine will be better from early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blend of Chardonnay, Sauvignon Blanc and Viognier (CSV). From estate vineyards in the Cahors region, it is a young wine, still developing its potentially aromatic character, fragrant acidity and rich pineapple and red apple flavors. Hold this wine and drink from late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Big, fresh and juicy, this is a bright and forward wine. Attractive smoky tannins are layered with fresh acidity and black currant flavors. The wine is already attractive, although there are enough tannins for it to age.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wine is all fruit, crisp and with plenty of herbaceousness. A smoother character comes from the Sémillon in the blend that also gives richness. The wood aging shows only lightly, leaving fruitiness at the end.</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Produced from young vines, this is the third wine of Larrivet Haut-Brion. As such, it is very accessible with its ripe, red exuberant fruits. The tannins are in the background, giving the necessary structure to a wine that will age quickly.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dryness and tannins of this wine are on the outside. Inside it has plenty of juicy fruit, sweet acidity and black plum flavors. Put the two together and this ripe wine offers plenty of potential. Drink from 2019.</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Hugely ripe Merlot is at the core of this rich wine. It is opulent, rounded and packed with dark plum-juice flavors. It verges on too much, too rich and too generous. What redeems it is the Bordeaux structure and final dry aftertast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60% Cabernet in the blend gives a dark fruit character. At this young stage, the wood aging still dominates with its burnt toast and chocolate character. For the future, while the wine will be dry, it also has plenty of fresh fruit.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lthough light, this well-balanced wine has good depth. A dry core of tannins backs up the bright red berry and black currant fruits. Acidity and the tannins promise some aging, although the wine is drinkable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romas of this wine show considerable wood. On the palate, the wood is very present, giving acidity as well as layers of toast and spice. Hints of yellow fruit show through, suggesting the possibility of a ripe, rich wine in the future. Drink from 2019.</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soft, stony scent of pebble and the faintest melon signals a fresh, clean wine. The palate plays these aromas out softly but also with precision. That stoniness lingers on the dry, gentle finish and the lasting flavor of fresh apple peel</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ith tannins and new-wood flavors, this rich wine is also structured. A smoky character from the wood is shot through by perfumed red fruits. The aftertaste shows more of the wood flavors that need to integrate.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Subtle hints of ripe, winter-stored apple on the nose lead to an equally apple-dominated palate that shows soft pepper spice. A wonderful midpalate texture and baked-apple richness are countered by lemon freshness. This is very appetizing and cries out for soft cheeses.</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hite summer blossoms and ripe green pears make for a fresh scent. The palate lifts these notions with bright lemon acidity. All is buoyed by some residual carbon dioxide. Drink soon while this is at its aromatic height.</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Brilliantly fresh, this wine is tight with acidity and textured with zingy citrus. Layers of apple and toast are already integrated in this bright wine. It's tangy, lively and likely to be ready to drink from 2017. The wine comes from the highest vineyard in Chassagn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Produced from the rare Romorantin grape, this wine is honeyed as well as crisp and fragrantly fruity. The 50-year-old vines give extra concentration to this lightly wood-aged wine that is ripe while also light and poised. Drink now, although it would be better to keep it until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Part of the same family business as Philippe Girard's wines (Benoît is his brother), this is a ripe, pure and clean wine. Perfumed acidity and zesty flavors are integrated into the rich green fruit. Apples and green plums dominate this refreshing wine that will develop.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Produced from two parcels in Aloxe Corton, this structured wine has red-plum fruitiness that is still masked by a dry tannic coating. It has concentration and good potential. Drink this textured, firm wine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wine is packed with ripe fruit, fresh acidity and crisply textured minerality. Finely wrought, it's structured and made to age, with a strong steely backbone to the otherwise fresh lemon and lime flavors.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pretty pale for a Tavel, with a coppery tinge to its pink color. Notes of lime zest, wet stone and modest cherry-berry notes finish on a bright citrus not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Pure fruitiness with a deliciously tangy texture mark this wine. It has a rich, juicy character with light spice to highlight the green fruits and zesty bitter orange flavor. At the moment, the wine is all fruit and it needs to age to bring out the greater depth.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wine is crisp, packed with grapefruit flavors and with a tight texture that suggests it could age. A tang and a steely acidity comes in behind the fruit and offers an austere aftertaste.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wonderfully balanced wine, bursting with ripe spice as well as acidity. It's a rich wine, now showing maturity without losing its fruit. The depth of flavor, drilling right down to the mineral structure, is impressive. Drink now, although also wait until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n impressively ripe and solidly fruity wine. Blending mainly Tannat with Cabernet Franc and Cabernet Sauvignon, it is certainly structured. But it is the brilliant black fruit that gives this wine its real character and density. It is impressive, and obviously made for the long haul. Drink from 2021.</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ged in wood, this wine is rich and spicy. Its fruit though is beautifully in balance, ripe with raspberry and red-currant fruits that are shot through with lemon acidity. This is a full-bodied wine, impressively structured and likely to age for a year or two. It is named after the 946 steps up the mountain behind the estate. Drink from late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lightly wood-aged wine, from an estate that has only changed hands three times in 400 years, is crisp, tight and very young. It has fine potential for the future. There are elegant fruits, spice and intense acidity that needs to soften. Produced from selected high-altitude parcels, the wine is balanced between the tangy texture and mineral fruitiness. Drink from early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estate wine from this Cahors showpiece property, it shows the rich intensity that can be conjured from Malbec, packed with tannins but also with dark, ripe-berry fruit and great intensity. It is a wine with potential—with a tannic structure that will see the wine starting to drink from 2020.</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Named after the year 2008, when Provence's La Londe became its own appellation, the wine is an impressive selection from specific parcels in the dry coastal slip between Toulon and Saint-Tropez. It is textured, full of ripe fruit, red berries and a squeeze of lemon juice. The wine is full bodied, rich and likely to age for a few more months. Drink from early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top cuvée from Roubine, this unusual blend of Tibouren and Clairette is intensely perfumed and ripe and with a fine stylish character. It is an impressive wine with yellow fruits as well as red currant and citrus. This food friendly wine should age a bit, so drink from late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wine comes from a parcel of land planted with both Merlot and Tannat. In its structure, this great wine has a strong connection to the Madirans that are the hallmark of this producer. With maturity, the wine has developed fine secondary flavors and undergrowth and dried-fruit flavors. The wine, named after a standing stone found in the area, is very ready to drink.</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Made to celebrate their 30th vintage, the Cazottes have produced a ripe, full-bodied wine that is still smooth and rich. Raspberries and fresh acidity give fruitiness with a delicious juicy aftertaste. Drink this wine soon, from early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blend of Chardonnay, Sauvignon Blanc and Viognier (CSV). From estate vineyards in the Cahors region, it is a young wine, still developing its potentially aromatic character, fragrant acidity and rich pineapple and red apple flavors. Hold this wine and drink from late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soft wine whose herbal character is held in check by a smooth texture. It is bright and crisp, with plenty of citrus and gooseberry flavors as well as intense acidity. The wine is ready to drink.</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white wine is fruity and crisp with a deliciously refreshing herbal edge. Lemon and pink grapefruit are cut by some zingy acidity and finished with a bright aftertaste.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plump, broad southern Rhône white, offering subtle notes of melon, pear and wet stones. Drink it before the end of 2017 while it still retains some freshness.</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wine's blend symbolizes the Tarn's halfway position between the Atlantic and the Mediterranean. So it is has the perfumed Syrah and the more structured local Braucol to give a bright fruity wine with some touches of tannin as well as red-berry fruits.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dry wine with a soft texture that suggests a small amount of residual sugar. It is a fruity wine with apricot and ripe pear flavors and a smooth aftertaste that still leaves plenty of room for acidity.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Produced in the west of Gascony, with a strong oceanic influence, this Chardonnay is cool, fruity and with bright acidity. It does have a creamy texture that fills out the fruitiness. It is an attractive, ripe wine that is ready to drink.</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gentle blend of Aligoté and Chardonnay shows yellow fruit flavors. It has a crisp edge to its round smoothness.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solidly structured wine shows the firm tannins and mineral structure typical of wines from Côte du Py. It has dense black cherry fruits along with sacidity that cuts through the structure. It could age another year, but is worth drinking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very ripe wine with a velvet texture, cut with acidity and wood aging flavors. There is fine concentration, with delicious, juicy Merlot giving a ripe feel. It presents a fresh aftertaste, with the black currant fruit giving a lift to the more tannic structure.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perfumed wine, it has structured black fruits and a solid texture. It is rich, showing complexity through its tannins along with acidity and fruitiness. Still surprisingly young to taste, it should not be drunk until 201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rich wine offers spice and black plum fruit flavors in equal measure. It's certainly ripe, but a fresher character adds lift. Tannins are already well-integrated into this velvet-textured wine.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ripe and fruity style typical of Vacheron wines is evident here. Citrus flavors are given a rich fillip by yellow fruits and a rounded, full texture. Touches of minerality and youthful acidity are already well integrated into the body of the wine. Drink in 201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fresh, lemony wine, crisp and steely. A richer element rounds out the tight texture and acidity. Lively and fruity, it will be ready to drink in 201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Ripe Cabernet gives this wine a great start in life. Juicy black currant is underpinned by the wood aging and tannins, giving a wine that is fruity while still structured.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hile the wine has plenty of the tannins typical of 2011 at this stage, it also has ripe fruit, full of blackberry and currant flavors. The balance is already there, giving a potentially rich, juicy and generous wine.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Powerful and structured, this has dense tannins that will always be an important part of the wine. The juicy, fresh fruit gives a perfumed character to the wine and brings out acidity as well as the dry texture. It needs to age, so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firm and dry wine is also full of acidity. A juicy start is then given a firm jolt by the tannins, but the complex structure allows plenty of room for the bright fruits.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resh and juicy, this full-bodied while structured wine comes from the heart of the Entre-deux-Mers region, which gives the fruitiness and blackberry fruit flavors. It will develop quickly and can be dru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concentrated, structured wine has an earthy quality, typical of some Listracs, along with a more juicy, fruity character that's boosted by acidity. Balanced, it will age over the medium-term.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ull of yellow fruits, ripe apples and soft acidity, this is a rich wine with hints of spice and also attractive, perfumed acidity. It has a tangy, zesty character that is attractive and refreshing.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ith some firm structure behind the red fruits, this wine will have a good future. A dry core sustained by the acidity is waiting to burst out and give a ripe, fruity while always fresh wine.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ith intense acidity, this wine has both good structure and red currant and raspberry fruits. It is bright, fresh and almost crisp in character. In the background, the tannins show the dense texture of the wine. It will need to age, so don't drink before 2019.</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ith a little airing, this wakes up to reveal dark red cherries held in a taut and firm body that nonetheless has a generous core. There is some gentle grip and frank, firm acidity. It's a very honest wine without any baroque frills—but bags of forthright appeal.</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tight, fruity wine with high levels of acidity. That is certainly typical of the vintage and brings out very young red currant and berry fruit flavors. Even though the tannins are light, the wine is definitely one to age, so should not be drunk before 2020.</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Very subtle hints of ripe, red apple hover above the glass. They become more apparent and richer on the slightly spiced palate that also shows hints of pepper and saffron. There is concentration on the palate and ample definition and structure provided by clean, brisk freshness.</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Lovely notes of Reineclaude plums play on the nose. The palate is soft but also has echoes of pebble and stone. Fluid and fresh, the wine even shows overtones of white blossom on the palate. It's a lovely, lasting and authentic expression of Alsac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certain faint spiciness hovers over everything, recalling honeysuckle. The textured palate is fresh and equally pepper-spiced. This has freshness and verve, a certain ease and tons of lemony crispness. If you wanted to hold a party to welcome summer, this would be the perfect win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ripe and rich wine, this is full of jammy red fruits. The structure is well integrated into the fruits, giving a smooth, ripe wine that's developing attractively. With a juicy, fresh aftertaste, it is ready to drink, although it will be better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re is a toasty aroma in this wine that comes from a premier cru next door to Chassagne-Montrachet. This toastiness continues into a spicy, toasty note. A good sense of fruitiness gives the wine a ripe and rich character that will allow it to mature well.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premium cuvée from Eugénie is packed both with superripe fruit and layers of wood aging flavors. The fruit of this impressive wine is still pushing through the dark tannins that give a dry dusty edge to the wine. It is powerful and rich and should age. Drink from 2020.</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Vines up to 50-years-old are the basis of this rich and tannic wine. While it does have some age, it still has a way to go. Big bold tannins show strongly along with ripe black-plum skins. The wood aging has given this wine a smooth elegant edge that contrasts with the still young fruitiness. Drink from 2021.</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Dominated by the local Mourvèdre grapes, this is a ripe and complex wine. Its acidity is integrated with rich yellow fruits, spice and perfume. The wine is floral, poised and very stylish. Drink from late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Situated in the center of the premier crus of Puligny, Champgains produces an elegant, textured wine. This bottling, with the warmth of 2013 behind it, is fragrant with white fruits and has a soft aftertaste. It needs to age to bring it out its more complex character, so wait until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ith its appealing toast and fruit aromas, this is a rich wine. It does keep plenty of steely texture while allowing the yellow fruits, ripe pear and toast to shine. In style it hovers halfway between the ripe, buttery Meursault of the past and the crisper style of today, a fine compromise and ready to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pale-colored rosé is made from Chardonnay with the addition of Pinot Noir still wine to give the color. It is fresh and crisp, offering a lively mousse with attractive flavors of raspberry and fresh red currants. With its refreshing acidity, it is ready to drink.</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Still young, the wine is very mineral, smoky and tight, with considerable structure and concentration. The apple and citrus fruits are attractive, although almost a sideshow compared with the texture of the wine.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Soft and rich, this warm, rounded wine has concentrated fruitiness along with a more tense mineral structure. Its pink grapefruit, ripe melon and zesty lemon flavors combine to give a wine that is only just setting out.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truly aromatic Riesling that has a wonderful series of fruit and spice perfumes. It's ripe and full in the mouth, offering a strongly mineral edge as well as rich apple and citrus. Textured and still very tangy, the complex wine needs to age, so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ronholz is from a single vineyard, a heady, perfumed wine with ripe, smooth undertones. While there is plenty of acidity, it's the opulent, ripe texture that comes right up front. A light touch of honey and melon roundness give a creamy aftertaste. Drink now, but better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still young, a tight wine with nervy acidity and very fresh fruitiness. A strongly mineral character from the chalk soil adds to the sense of dry, steeliness. It still needs to age, so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concentrated wine has weight and richness while also showing a firm, very mineral and tight texture. The green fruits, aromatic red currants and tangy zest are partnered by young and exuberant freshness. It needs a few years to show its paces, so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Rich while also structured, this is beginning to be delicious. Acidity comes from the black currant fruits while the structure shows dense tannins and wood-aging flavors. The wine is still young and prepared for a long haul, so don't drink before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the second wine of Château Labégorce. It has much of the elegance of the top wine with firm tannins and generous fruits kept in stylish proportion. Black currant and berry fruits lie under the dark, dry exterior. The wine is dense, needing several years' aging.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starts out smooth and rounded and then begins to develop a drier, firmer character. Putting the flattering richness and the structure together and the wine is both rich and solid, with black currant fruits vying with a dry core. It still needs time;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Like the hyperexpensive Cuvée à Tempo, Pegau's 2015 Cuvée Reservée has a slightly bitter edge to the finish. Otherwise, it shows subtle pineapple, anise and white gumdrop notes and medium body.</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crisp, lightly perfumed wine with attractive apple acidity and touches of grapefruit. The texture is soft, with a bright aftertaste.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range of wines comes from different regions of the southwest. The white comes from Gascony and is typical local blend. It is crisp and fruity with a soft texture from the ripe Colombard. There is a light dancing character to this lively, fruity wine.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n easygoing fruity wine. It has soft tannins and bright juicy red fruits. The structure is just right to give the wine its shape along with the acidity and generous aftertaste.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one of several wines from this producer that are created to give lie to the tannic Malbec. This is soft, ripe and full of the young fruitiness that demands to be dru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Round and pillowy in feel, this is a simple wine, offering modest melon and pineapple fruit. Drink it over the next few months.</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12 months of wood aging has left its mark on this wine, giving it a spicy burnt character. That makes it tough and unlikely to broaden out. It will likely remain dry and firm.</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n intriguing blend of grapes with both Bordeaux and Gaillac origins has produced a wine that has a softly herbal character as well as richer white stone fruits and an attractive perfume. It is a pretty wine, ready to drink and very fruity.</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Powerful and structured, this has dense tannins that will always be an important part of the wine. The juicy, fresh fruit gives a perfumed character to the wine and brings out acidity as well as the dry texture. It needs to age, so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firm and dry wine is also full of acidity. A juicy start is then given a firm jolt by the tannins, but the complex structure allows plenty of room for the bright fruits.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resh and juicy, this full-bodied while structured wine comes from the heart of the Entre-deux-Mers region, which gives the fruitiness and blackberry fruit flavors. It will develop quickly and can be dru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Ripe and fruity, this is packed with black currant juiciness supported by a strong tannic element. Vineyards close to the Gironde estuary give this property a fine location. The smokiness of the wood combines with bright acidity at the end.</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irm and dense, this is a wine with a good future. Its blackberry fruits, smoky dry tannins and touches of wood aging are joined with acidity to bring out a structured character.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smoky wine has firm tannins and a tough core. The juicy fruit is taking its time develop, although it will provide density and ripe berry fruits in time. The vineyard, created in the early 1980s, is now at peak maturity.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Ripe and perfumed, this is packed with the richness of 2010 along with its structure. It has weight, juicy black and red berry fruits and a tense structure that still needs time. Acidity at the end provides a fresh lift to the essentially firm win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hile the wood aging of this wine still shows, it's already balancing out with the ripe black fruits and rich structure. An attractive smoky character is followed by juicy berry flavors and acidity. This is a wine to age, so wait until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One of Bordeaux's more memorable labels (orange nymphs supporting a picture of the chateau), Saransot-Dupré is one of a number of chateaus in Listrac with the Dupré suffix. This is a solid wine, chunky in a typical way for the appellation with plenty of black fruits and balanced tannins.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Produced from a selection of small parcels, this perfumed wood-aged wine is big and concentrated while also keeping style and balance. It is dark, firm in the center with tannins that are surrounded by juicy acidity and black currant fruits. Keep for a few more months and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ripe, perfumed wine with smooth, generous texture and broad black fruits. An earthy, leathery edge gives extra character, and the suggestion of maturity comes from the wood aging and the ripe berry fruits.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Made from the oldest vines on the estate, this ripe and fruity wine is ready to drink. Its tannins are already integrated, leaving a smooth-textured wine that is accompanied by spice and red plum fruit flavors.</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hile this wine has an attractive honey character, it is only lightly sweet. It's more about acidity balanced with richness and a wonderful orange-zest character that gives a lift as well as bright aftertaste. The wine needs until 2016 to get its full act together.</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Made from a series of small parcels, this fruity wine shows the fresh side of Malbec. With its gushing purple color and ripe black-plum juice flavors, it's designed to drink young. Try it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re is nothing bashful about this wine. It's big, bold and structured. It holds the potential of great fruitiness as well, a solid core that is surrounded by ripe black berries, just a touch of chocolate and wood.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Rich and full in the mouth, this is a wine with structure, tight minera ltexture and beautifully juicy fruit. The acidity is a strong part of this wine, giving a citrus tang to go over the wood aging.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n intense and fresh wine that is packed with acidity as well as powerful red fruits. It is breathtakingly fruity at this stage, the structure still developing and giving a delicious perfumed berry character. Drink from 201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second wine of Château Cheval Blanc is packed with wood flavors and spice. A toasty wine, it also has solid tannins plus fragrant fruitiness. Already the fruit is coming through strongly and it is for medium-term aging.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Made from Viognier grown in the Gaillac region, this is a rich wine with tropical and yellow fruit flavors. The wood aging shows gently through the fresh fruit and attractive acidity. The wine is ready to drink, but will improve until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full-throated wine has layers of black fruits, firm tannins and a dense texture. It is rich, the black plum fruits partnered by dark chocolate and licorice. Wood aging still shows and the wine needs to broaden out even more as it ages.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marks the first vintage of this Moulis estate under the ownership of the Barton family of Léoville Barton. Already the wine is showing breeding and an understated structure and richness. Lightly perfumed, full of black fruits and integrated tannins, it should age well.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Because strong toast aromas show through this wine, its attractive full fruit will need time to come through. The wine, with its firm, almost red-wine structure, needs to age until 2016 before drinking.</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powerful, rich blend of Merlot and Cabernet Sauvignon. It has structure, dark tannins, complex red berry fruits and just the right amount of wood aging. With its solid structured foundation that is partnered with the ripe fruits, it's going to age well.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apricot and honey flavored wine is both rich and fresh. The balance between the sweetness, the botrytis and the acidity is just right. It will go well with blue cheese or pâté. Drink from 201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Showing richness, this wine is smooth and well balanced between ripe red berry fruits and generous tannins. The wood aging shows in a slight burnt edge, but this will pass as the wine develops.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ight, nervy and mineral, this crisp and fruity wine needs a few months to develop fully. It's lively with citrus fruits, an herbaceous character and steely aftertast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tight, young wine is shot through with steely acidity and minerality. It tastes of the flinty soil of Pouilly, full in the mouth and concentrated. Give it until 2015 before drinking.</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It's the hard, granite rock of the vineyards that gives this wine its tight, firm texture. It is very crisp, structured with tense acidity and strong lemon-lime flavors. The wine, with its intense freshness, is very much made to partner food.</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slightest notes of angelica and kiwi fruit lend perfume to a slender, almost weightless body. This slinky Sylvaner runs rings around you, intriguing with its weightless charm. It's dry, lithe and refreshing.</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Grated lime zest on the nose leads to an uncompromisingly but refreshingly brisk palate. This has freshness and a stony, almost chalky depth and wonderful concentration and freshness. It's dry, brisk and invigorating.</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picturesque name of the wine, the vineyard where God sits, comes from a monopole—a walled property in the hills behind Beaune, wholly owned by the Château de Santenay. Ripe and smooth with an attractive, crisp texture, the wine is ready to drink. A touch of toast gives extra interest.</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Produced from 25-year-old vines, this is a fresh as well as ripe wine, well balanced between herbal flavors and white and citrus fruitiness. It has a rounded texture that is juicy as well as full in the mouth. The wine is ready to drink.</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hat Baumard describes as a “secret blend” from its vineyards, this wine is both sweet and fresh. Honey and intense acidity are filled out with baked apple and lemon-marmalade flavors. It is ready to drink in all its fresh glory.</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Guigal does a terrific job with its regional wines, and this rosé is no exception. Notes of crushed stone and underripe pineapple broaden out into red berries and white chocolate on the weighty but balanced palat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mid-sized négociant has turned out a solid Tavel. It's classic red-berry hue is typical for the appellation, followed by ample weight on the palate and bold cherry-berry flavors—all wrapped up by a long, mouthwatering finish.</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Monbazillac, with its impressive castle, is part of the Bergerac region that makes some beautiful dessert wines. This wine, with its refreshing balance between acidity and rich honeyed flavors, conveys Seville orange marmalade and lemon acidity, with a smooth, botrytis aftertaste. Drink now, or better age until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Named after the winemaker, Amélie Couillard, this soft, rounded wine is smooth with creamed apple flavors while also having a proper tangy of acidity. That tight and tangy edge makes the wine refreshing now while also allowing it to age for a few more months. Drink now or from late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wine is very structured and firm. With some barrel aging, the tannins have been smoothed out although the wine remains with a dry core and fresh acidity. Black-currant flavors dominate, giving a wine that is bright and fruity at the end.</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n impressive blend of Merlot and Malbec, this is a solid, dark wine packed with both tannins and ripe berry fruits. It has a serious character with toast, acidity and complex spice flavors.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ripe wine with open fruits has 40% Cabernet Franc in the blend, which lends an attractive perfumed character and gives the wine rich character and fruitiness. It will age for a few more years and be ready to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golden, mature and sweet wine that comes from the white wine appellation of the Madiran region. It balances ripe apricot and honey with intense acidity to create a beautiful wine. The zesty marmalade and final crispness are delicious.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n attractive silver-pink colored wine, this is beautifully ripe and fruity. It has a great balance between acidity and raspberry fruit. There is a herbal edge that gives the wine a fine tangy character. Drink this wine from the end of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wood-aged wine is a fascinating example of how rosé can age. It is certainly mature and has lost its crisp fruitiness. But it has gained toast, a smooth rich texture and plenty of spice. It's obviously a food wine, ready to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Dense tannins and powerful black fruits reinforce the almost-black color of the wine. It is a strong wine, powered by dark plums, rich tannins and very fine acidity. Produced from organic grapes, it is an impressive wine for long-term aging. Drink from 2020.</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lmost white in color, this is a rich wine with intense red-currant and raspberry fruits. It is a dry wine, destined to partner food, with fine acidity as well as a herbal edge. It is a concentrated wine, ready to drink from the end of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top wine from this estate is impressive. It has rich black fruits and firm tannins, showing its youthfulness. Its weight and concentration combine with the ripe fruits to give a wine that is destined for long-term aging. Négrette, Syrah and Cabernet Sauvignon go into this fine blend. Drink it from 2020.</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French version of a brand that is more familiar in Chile as Viña San Esteban, this wine has more stylistically to do with South America than southwest France. It is soft, juicy, rounded and with attractive ripe tannins. The wine is ready to drink.</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wine is floral and spicy on the nose, but lacks the richness on the midpalate to fully support those ambitions. The result is a highly perfumed but modestly flavored wine with medium body and a dusty finish.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wine is soft and fruity with hints of honey as well as mango and peach flavors. It is lightly perfumed leaving room for a crisp aftertaste.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wine is intense, full in the mouth and rich. The warm, concentrated character brings out both ripe fruits and minerality. The result is a textured wine, tangy and citrus-driven, that also has broad yellow fruits along with the final acidity.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Impressively concentrated for a Pinot Blanc, it offers intense spice as well as crisp apple flavors. It's bright, with good acidity as well as a rich and rounded aftertast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Not overly sweet, this offers a spicy character on top of a touch of honey and fresh lemon flavors. It's surprisingly and attractively delicate for a Gewurztraminer, and ready to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Made from young vines, this is the second wine of Suduiraut. It has young, honeyed character, with a ripe, opulent texture that lays bitter orange fruits over drier noble rot flavors. It is so delicious now, but will be better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Perfumed and off dry, this rich wine has spice, structure and a floral character. It is so young with its white fruits, hint of lychee and lime-juice acidity. The wine needs to age to reveal its potential.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well-balanced and ripe, with plenty of room for both the attractive black fruits and the firm tannic structure. Wood aging shows, although it will integrate well. The wine is fruity, likely to be ready to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rich, maturing wine that is full of toasty, yeasty flavors that are finely integrated with the orange zest and apple flavors. It is just right to drink now, at a midway point between youth and maturity but it will age for several more years. Drink until 2020.</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ith mint and black fruit aromas, this is a ripe, fruity wood-aged wine. Power and complexity come from the structure and the dark black fruits. Hints of licorice accent the strong tannins and fruit.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yala specializes in dry Champagnes and this is their extreme example. It has the right amount of bottle age to soften the intense acidity and bring in some toastiness and fruit. It can be drunk now, but a few more months in bottle would make it even better.</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Some bottle age gives a toasty character to the ripe fruit and lively acidity, adding extra complexity to this rich wine. The citrus and apple acidity are woven together in a tight, mature structur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firm and structured wine also has full-on ripe, jammy fruits. The combination gives weight, richness and structure. A touch of licorice adds an extra dimension to this fruity, firm wine.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In this complex wine, surface fruitiness doesn't mask the firm layers of tannins that give shape and density. It's full of black plum flavors that show a juicy side to what is also a wine for long-term aging.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mix of ripe black fruits and dense tannins characterize this young wine. Its structure is surrounded by rich fruits, smoothly textured and generous. Acidity gives the wine a fresh touch in its aftertaste.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hile the wine has some concentration from the old vines, its general effect is of a soft, open and generous texture that is full and rounded. There is some spice, a touch of toast and full-bodied blackberry and currant flavors.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dark and concentrated wine, solid with dark plum skin tannins and a dense structure. A fresher side brings in spice and a tense texture of both freshness and acidity. It should age a couple of years more, so drink from 2017. The estate, about 31 miles from Toulouse along the Tarn river, has a well-recorded history of family ownership over many centuries and is now run by the Faramond family.</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ith its 50% Sémillon, this ripe wine has the potential to be rich. It has a perfumed, fruity character at this stage, emphasizing flowery fruits along with citrus. As it develops, it will fill out comfortably.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rich, full-bodied wine is packed with ripe, dense blackberry and plum flavors. With firm tannins in the background, it is always going to be dark and solid. Produced on a single vineyard by the local cooperative, it could still age and will be best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Round and soft, it offers apples, citrus and gooseberries enveloped in a full-bodied texture. An edge of steely background suggests it's a wine for some aging, so wait until 201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hile the aromas scream herbaceous, the palate is more subdued and rounded. That gives space for the citrus to mingle with green apple skin and white peach flavors. It's very fruity and ready to drink.</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Just off-dry, this fruity and creamy wine has a touch of honey to go on top of the melon and baked apple flavors. Great acidity makes the wine refreshing and brings out the bright fruitiness.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concentrated wine, it's packed with both dark fruits and tannins. A dense structure contrasts with the fresher black currant fruitiness. Ripe and full-bodied, the wine needs to age.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structured rosé has a firm character, with tannins as well as fruit. It's crisp, while also full-bodied, full of ripe red fruits. A steely edge adds to the structure, making this an excellent partner for food.</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Crisp and young, this wine, from 50-year-old vines, is tangy and strongly mineral in texture. It is full of fresh fruit that reflects the of organic and biodynamic farming. The green fruits will fill out as it ages.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closed nose leads onto a compact palate that mixed red cherry notes with sandalwood oak spice. This is elegant and evolves beautifully in the glass. It will sing with earthy mushroom dishes.</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Young vines, planted in 2007, give a fresh, fruity wine with attractive citrus and zingy orange flavors. It is ripe and deliciously perfumed with a touch of minerality and saltiness. Drink from 2019.</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In this wine, red berries and currants burst out of the glass. These are balanced with apple and citrus acidity to give a wine that is all about delicious fruit and refreshing acidity.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Damaged by hail in 2013, the vineyards yielded low quantities. The grapes harvested produced a wine with crisp red fruits and bright berry acidity. The fresh, tight aftertaste suggests the wine will age. Drink from 2019.</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wine comes from one of the best vineyard sites in Savigny-lès-Beaune, on the slope closest to Beaune. It is a smooth, perfumed and ripe wine that has a balanced structure under the bright red-cherry flavor. Still bursting with young fruit, the wine will age, so wait to drink until 2019.</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Lemon freshness encounters some honeyed richness. There's a hint of pleasant bitterness of honeycomb on the flavor, while the palate is streamlined with zesty lemon freshness. These create an intriguing and successful counterpoint on the dry, slender but expressive body.</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Gentle spice and redcurrant notes promise a subtle wine. The palate does not disappoint and sings with translucent, light-footed elegance. This is all about charm and ease, about chiffon rather than velvet. Crisp freshness brightens and lightens everything. It's a mere whiff of a wine but a delicious on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Summer fruit and fresh ripeness dominate: think red apple, yellow plum and breezy lemon freshness. This wine is really uplifting, light, fresh and friendly: it paints a picture of summer aperos under open skies. Drink soon.</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rom a small, 15-acre property, this wine is ripe, rich and full of yellow fruits along with crisp apples, with a tight texture that needs to develop. It is crisply structured, zesty and mineral in character. Give this juicy, delicious wine until 2017 before drinking.</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re are not many châteaux in Sancerre—this is one of only four. Surrounding the building, vines produce this fresh, crisp and tightly fruity wine that has a strong minerality along with a lively, tangy character. The wine is attractive already, although it will be better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rom a parcel of 25-year-old vines, this is a concentrated, firm wine that needs to age. It has good potential with its tight, steely character and smoky edge. The fruitiness comes from the organic and biodynamic grapes that give richness as well as a final fresh, crisp aftertaste.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name of the wine (land of the angels) is inspired by the fact that monks first planted the slope. More prosaically, it is a delightful wine, fresh and crisp with tight acidity that promises to soften to bring out the citrus and ripe pear flavors.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Ripe and creamy, this has rich pear and apple fruits lightly cut by more lemon flavors. The wine is fruity, textured with minerality and still young.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Produced from organic and biodynamic grapes, this wine is tangy and crisp, a perfect model for white Sancerre. With its bright apple and ripe pear flavors, it's bursting with fruit and lifted by acidity that has just the right intensity.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Named after César the sculptor and not Caesar the Roman emperor, the wine has a strongly herbal character that seems to come from the superripe fruit as well as the landscape around Monte Sainte-Victoire. It is certainly rich, although the acidity balances out the spice and pepper character.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Audibert family estate, close to beautiful Aix-en-Provence, is now run organically. The wine, rich and with delicious ripe fruits, is full in the mouth, packed with red-berry flavors that are cut with red currants and lemon zest. It is a very fine wine, ready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rich wine, packed with red-berry fruits. Despite its density and ripe fruits, it has a fine streak of acidity that keeps it lively and crisp. It comes from vines close to the Mediterranean, resulting a slightly salty character as well as the warm feel to this food-friendly wine. Drink from late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rom a small 19-acre estate, this is a fruity and juicy blend of Braucol and the still rare Prunelard. It has a tannic stalky edge that suggests the wine can still develop. This serious concentrated wine was made in egg-shaped cement tanks and is from organic grapes. Drink from 2019.</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soft wine that has plenty of red-berry fruits, bright acidity and a light fruity texture. It is dry although the softness gives it an apparent sweetness.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blend of grapes mainly from the Beaujolais region, this is soft, with cherry fruit and bright acidity. It has an attractive, easy character that makes it ready to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light, almost thin wine, this hints at green fruit, white stone fruits and mineral texture. Drink now for its fruitiness and crisp aftertast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soft rosé with ripe strawberry fruits and light acidity. A Bordeaux-style blend of the two Cabernets and a dominance of Merlot has produced a caramel and fruit-flavored wine that is ready to drink.</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soft fruity wine has a candied character. It is light, crisp and ready to drink. Produced from Malbec, it just hints at the tannins natural to the grape, preferring fruitiness and acidity.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light-colored wine is attractively perfumed but with a grassy edge that suggests the fruit was underripe. Built for the short term, it will be ready from late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Hugely ripe, this is a dense and potentially intense wine. Its high alcohol brings out a disturbing pepper character that spoils the purity of the rich fruits and mineral texture. It shows the heat of the volcanic soil of Ragen de Thann Grand Cru in its rich fruits and ripe structure. It does need aging, so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ripe and smooth, with a generous creamy texture. Spice and apple combine to give a tangy edge that will soften and integrate as the wine ages. It's full of potential.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n impressive, big and broad wine. It's full of dusty tannins and ripe, rich black fruits. Solid with spice from the wood aging, it is concentrated and holds fine aging potential. The Cabernet Sauvignon in the blend gives the firm structure that will allow it to develop well.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Castillon ridge mix of 95% Merlot and 5% Cabernet Franc, this perfumed wine has new wood and mint flavors that balance with the black fruits and tannins. It's ripe, with fresh acidity as well as structure. There's just 8,500 bottles from 7.5 acres. This will age well, so drink from 2017. Owner Nicolas Thienpont purchased the vineyard in 2011.</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ttractively perfumed, this Verdier family wine comes from Merlot/Cabernet Sauvignon vineyards in their first certified French organic vintage. The wine is a smooth and polished. New wood flavors show strongly, after 16 months in barrel, alongside the ripe tannins and black plum fruits. It has rich potential and a strong presence.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rom 7.5 acres of Merlot and Cabernet Sauvignon, this is a rich wine, very perfumed and with layers of ripe fruit. It is lightly structured, full of red berries with a firm tannic character in the background. Under winemaker Olivier Dauga, the wine needs to age but has all the fruit potential there.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fruity and juicy with good acidity and fresh berry fruits. The 90% Merlot and 10% Cabernet Sauvignon blend has the right amount of tannic character, showing structure that brings out ripe red fruits and indicates good potential.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wine has serious tannins and firm fruit that give an austere character at this stage. But it will develop and round out into a rich wine with ripe black fruits, always with a solid tannic structure. Owner Juliette Bécot manages the technical side here with consultant Jean-Philippe Fort from the Michel Rolland lab, and manages marketing at classed-growth Château Beauséjour-Bécot in nearby Saint-Émilion.</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Big and juicy, this is an attractive blend of 70% Merlot, 20% Cabernet Sauvignon and 10% Malbec with a promising future. It has ripe berry fruits, touches of spice and ginger. The tannins are firm, dusty and dry while allowing plenty of room for the fruit. It will develop well;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One of the many chateaus with vines on the wide valley floor of the Dordogne, this estate has made a lightly extracted wine that has chocolate as well as blackberry stalkiness. There's freshness as well, with fruit acidity that cuts through the mineral texture.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ruity, soft and ripe, this is almost ready to drink. Attractive berry fruits are touched by a smoky character from the wood aging. Balancing Cabernet Sauvignon and Merlot equally, the wine has ripe tannins and a gentle, juicy aftertaste.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smoky wine has firm tannins and a tough core. The juicy fruit is taking its time to develop, although it will give the wine density and ripe berries in time. The vineyard, created in the early 1980s is now at peak maturity.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wine is smooth and ripe, with soft tannins that are already so well integrated. The texture is dense, full of blackberry fruits, full in the mouth and with a velvet final texture.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ifty-year-old vines are the backbone to this firm wine. Mint and smoky wood-aging flavors give a dry, dense character. Underneath the Cabernet tannins and black currant fruit are developing well. This is a wine for the medium-term,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rich, perfumed and juicy wine, it is full of fruit and also solidly structured. Coming into balance, it still needs some more time. Give this full-bodied, dense wine until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dark and brooding wine, it's very much a Malbec that needs to age. Solid tannins, berry fruits and concentrated structure all promise a serious wine that needs time to mature.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mpressive wood-aged wine has weight, rich black and red berry flavors and a smooth, unctuous texture. With its concentration, ripeness, acidity and tannins, it could age through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wine starts off a bit tarry or rubbery, but with airing that dissipates to reveal a dry, savory, complex rosé. It's a blend of Syrah, Grenache and Mourvèdre that builds in layers of texture from chalky to silky on the finish.</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Pure Négrette produces a smooth, black cherry and red berry-flavored wine. Light hints of wood from aging in big barrels have helped to give the wine a rich and spicy character. This is further enhanced by black-fruit acidity that adds a fresh streak to this warm, ripe wine.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ith vines in the northeast of the Gers region, this winery produces impressively ripe red wines. This wood-aged and spicy wine is still young and needs time to integrate the wood with the red berry fruits. It does have weight and potential richness, so give it until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soft and rounded wine, it's ripe, full in the mouth and warm in character. A steely edge merges with the ripe apple and pear flavors to give a wine that's rich and ready to drink.</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Very dry, with a firm mineral content, this rosé really needs food. Fresh red currant and raspberry fruitiness are surrounded by tannins and tight acidity. Drink by 201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firmly wood-aged wine, full of spice and burnt toast flavors. They leave little room for the berry fruits at the moment. It is structured, a statement wine with its heavy bottle, and needing time to round out.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rich wine has both open, ripe black fruits and the freshness of the vintage. On top, there is an extra layer of color and exuberance. It includes some Petit Verdot, rare in Saint-Émilion.</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wine is already soft, warm and attractive. With blackberry fruit, ripe tannins and a crisp acidity at the end, it shows a generous nature. Drink from 201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irm and dry, it's packed with as much tannin as fruit. It has a dark, structured character that's shot through with mint and black currant flavors. The aftertaste is dense and solid.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super-rich wine is dominated by ripe Merlot that is given structure by leaner Cabernet Sauvignon. The wine is ripe, full of black plum flavors and dark tannins. Touches of licorice and wood aging flavors give a bitter edge to this powerful wine. Drink from 201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ruity and attractive now, it features touches of lime, spicy underlay and tight crispness. It's ready to drink, very fresh and fragrant.</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steely, crisp and mineral. It is brightly lit by acidity and juicy green fruits, plums and limes. Over all the fruitiness, a tight structure gives a cool aftertast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softest hint of apricot can be discerned on the nose. The palate reinforces this flavor with more soft stone fruit and just a touch of off-dry sweetness. The result is a very expressive, gently but deeply fruited, slender palate that will sing with spicy Asian dishes or soft cheeses. It offers wonderfully lasting flavor.</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Very pure notes of cherry and strawberry pervade this wine. They are perfumed with a slight conifer scent that spells freshness and lifted ease. The palate has an unforced, elegant concentration. This is charming and fresh, with convincing depth, purity and a lasting, fresh finish.</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wine is well poised between structure and fresh red fruits. A dark side of firm tannins gives a dry core to the wine, while the bright red-berry fruit is perfumed and fresh. The two elements are integrating well. Drink from 2019.</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perfumed village wine, this is made from four different parcels. The wine offers an attractive touch of tannin and spice to go with the forward red fruits. It should develop relatively quickly, and will be ready to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nose has the rich fruity tones of apple and plum peel. The palate is wonderfully clean and fresh, with a slight phenolic frame which lends both structure and texture. There is slight pepper spice, too, and a whole host of red, ripe apples.</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rom a small parcel of 19th-century vines planted on the hill of Saint-Mont, this is a finely structured rich wine. It has dark tannins and dense black fruits that are balanced by acidity. Rich, spicy and full, it still has tannins that will begin to soften shortly. Drink from 2018 until 2024.</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Produced only in top years, this rich wine is impressive. It has great fruit, ripe strawberries and red currants bringing juicy fruitiness. There is also a more serious mineral texture that comes with tangy acidity. Age this wine for a few more months and drink from the end of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blend of Grenache and Cinsault comes from the small cru area of La Londe. Produced from organic grapes, it is pale in color, although rich in texture and with touches of white peach and strawberry. With its pepper and tangy texture it is a style of rosé that could well age.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single-parcel wine from old vines (which date back to the 1970s). Aged in wood, this very fine wine shows sophisticated tannins, complex spice, black-plum fruits and a judicious shot of acidity. It is a fine wine, still young and showing a good potential for aging. Drink from 2019.</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Pale in color, this ripe wine is beautifully balanced. It does have rich fruit, raspberries and wild strawberries. It also has a fine texture with plenty of acidity as well as a touch of pepper. The wine could age a further few months, so drink at the end of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almost white rosé is produced from selected parcels of the estate. Citrus and pepper dominate, supported by ripe red fruits and delicate acidity. It is a beautiful wine, elegant and with a fine balance between the fruit and the crisp texture.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blend of old-vine Cinsault with Mourvèdre has produced a dense wonderfully perfumed wine. Rich in tannins, it also shows great black fruits and equally great concentration. This is a powerful wine that will be ready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new wine designed to be a “grown-up rosé” from the Cronk family who moved from London to Provence in 2009. It is a ripe fruity and rich blend of Grenache and Syrah. Weight as well as contrasting acidity give a structured character that balances well with the intense fruitiness. Drink the wine from late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Rich and warm, this is a big, ripe wine. Toasted marshmallow notes frame honeyed pineapple, while hints of singed fruit and mocha linger on the finish.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n attractively herbal rendering of Côtes du Rhône Villages, offering hints of flowering thyme, sage and rosemary that are rounded out by flavors of just-ripe cherries. It's a medium-bodied wine, with a long on the finish.</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ith grapes from 40-year-old vines, this is a dense and concentrated wine. Yellow fruit as well as crisper citrus flavors give a balance between richness and freshness. It has high alcohol that shows in the light pepper edge although this doesn't detract from the fruitiness of the aftertaste.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dense and dark wine offers spice and toast flavors. It has a big, generous feel, leaving room both for the dry, still-young tannins and for aromatic blackberry fruits. It does need to age, so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91-acre Grézels vineyard surrounds a 12th-century castle. This revived historic vineyard has produced a well-structured wine that is rich, despite its modest alcohol. It is dense with tannins and black fruits that are developing into a smoother texture. The wine needs to age further, so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natural richness of a Pouilly-Fumé is revealed well here. Plenty of mineral, herbaceous flavors contrast with the ripe yellow and pear fruit flavors. It is generous and full in the mouth, still young and needing to age.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ull in the mouth, this rich wine is dominated by yellow fruits and ripe apricots lifted by a touch of toast. Great acidity conveys a fresh and tangy character. The wine is still developing as the full fruitiness comes forward.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ull of ripe fruit, opulent and concentrated, this is a fabulous and impressive wine. It has a beautiful line of acidity balanced with ripe fruits. The wood aging is subtle, just a hint of smokiness and toast. This is one of those wines, from a great white wine vintage, that will age many years. Drink from 2024.</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rich, finely structured wine. It is highly perfumed, packed with black fruits and a dark, firm texture. At the same time, the acidity is intense and the structure tight, suggesting a wine to age. Beautifully endowed with great fruit, it will take time to develop. Drink from 202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great wine. It has all the elements in place to produce a wine that will last for years: powerful fruit, rich tannins and a structure that is built to last. This is elegant, impressive and concentrated. Almost entirely Cabernet Sauvignon, the grape gives the wine its fruit and its tannins. Drink from 202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It's easy to call this a beautiful wine—it's dense and lush, with great layers of black fruit and acidity. The first fully biodynamic vintage from this estate has certainly yielded impressive ripe fruit, with structured tannins and dark berry flavors that linger long. It has enormous potential, certainly not be ready to drink before 202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structured wine with its tight acidity and concentrated white and citrus fruits. Produced from a small parcel on the Chevalier estate, it is complex with its mineral texture, its touch of pepper and its fine herbal acidity. It is a wine for long-term aging. Drink from 2023.</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re is a sense of pure juicy black-currant fruit that shoots through this great wine. With tannins that are firm while not a jot too much, the wine is crisp, packed with fruit and set for many years of aging. It is beautiful, fruity and intensely structured. Drink from 202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very fine wine showing a new level of quality at Montrose. With its almost velvet tannins inside the intense black fruits, the wine is rich, smooth and generous. Blackberry and black-plum fruits are to the fore along with the fine acidity and great structure. A wine to age for decades, it will be ready to drink from 202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Dense and beautifully ripe, this is a rounded rich wine. It focuses on the tropical yellow-fruit spectrum. That gives a full wine with wood-spice hints and just the right amount of citrus acidity to give it a lift. Drink this finely structured wine from 2023.</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grand wine is stylish and elegant. It is also powerful and dense with dark tannins and great concentration. It is a very fine wine, packed with black plum and berry fruits and balanced richness. Don't let the great fruit deceive: this is a wine for the serious long term. Drink from 202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ith seriously dense tannins, this shows great structure. Rich and full of ripe fruit, it also has a fresh streak that gives it a lift. The structure will allow the wine to age over many years while the fruit and acidity will give it crispness. Drink this impressive wine from 202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deep-colored, ripe wine, with touches of wood well embedded in the spicy, rich blackberry fruits. The wine is juicy, with dry, dusty tannins promising some aging.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Black currant fruits dust the aromas of this wine. The palate shows a stalky character, with dusty tannins and a dry core. It's old school Bordeaux, tough when young and needing time.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four-variety blend shows that crisp, refreshing white wines can emerge from the Southern Rhône. Hints of pineapple, pear and mandarin orange mark this medium-bodied white. Drink now–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ttractive in a bright, fruit-driven style. Bright berry fruit is tinged with apricot and cocoa on the midpalate, then finishes firm and dusty.</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medium-bodied blend of Grenache (70%), Syrah (25%) and Mourvèdre (5%) is aged in large oak vats. Leather and spice notes accent modest cherry fruit, then fold in touches of black olive and mocha on the slightly dusty finish. Drink now–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top wine from Tendil &amp; Lombardi, it's warm, ripe, richly textured and fruity. It has a soft character, creamy and full in the mouth. Delicate apple acidity cuts through the ripe peach fruits to give a wine that shows both charm and serious structur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aromas hint at the wood aging of this rich wine, while the palate also brings out the rich and structured fruits. Dense and with great red berry fruitiness, it has a fine sense of smokiness, acidity and tannins that act as a solid support. It is still developing, so don't drink before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Big, ripe and juicy, this solidly based wine also has great fruitiness. Black fruits, some bitter chocolate and licorice point to ripeness and wood aging. It has a rich texture, its spiciness bringing out the plum and damson fruits. For aging over the medium-term,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It shows great depth of flavor, with delicious fresh berries, black fruits, balanced acidity and fragrance. The tannins are present, but given a great lift by the fruitiness. A wine to drink over the medium-term,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rom a small parcel in the Lamothe-Vincent vineyard, this rich, structured wine shows a strong relationship with terroir and minerality. It has power and intensity, while still preserving enough freshness.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or a wine from the 2011 vintage, this ripe wine has plenty of weight. It's in the fruity, fresh spectrum but this is sustained by a young, solid and tannic core. Full of red fruits and sweet final acidity, it's for medium-term aging.</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Perfumed fruits offer a ripe counterpoint to the solid tannins. Dark cherries, a touch of wood and layers of acidity come together well, leaving the chance to age further. Drink until 2020.</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ripe and fruity wine, it has great red fruits, dark cherries and soft, juicy acidity. The structured tannins add a delicious whisper behind all this fruitiness. This is a warm, rich wine, ready to drink.</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wine is heavily spiced from its wood aging. Fresher fruit flavors do come through to give black currants, bright acidity as well as firmer fruit structure. The wine still needs time, so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ith 70% Gamay in the blend, this attractive and fruity wine is dominated by bright cherry flavors and soft tannins. It is fresh with light acidity, a delicious summer red that would also work slightly chilled.</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bony, tight and herbaceous wine, sharp and crisp with bright apples and lime flavors. Light and full of minerality, it has a steely line that goes to its heart. Drink now, but it will be better in 201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wine is initially soft and then begins to show a more steely, mineral character. That gives structure as well as citrus and crisp apple skin flavors. Very tight at this stage, it needs to develop, so give it until 201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re is a slight prickle on the tongue with this young wine. It's fruity and has some concentration from the 50-year-old vines. It's also totally dry and very crisp, with a delicious cut of acidity to partner that shellfish.</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It offers weight and richness as well a more nuanced herb and green fruit character. Depth of flavor shows ripeness, while a crisp, tight aftertaste suggests it could ag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herbaceous wine is fresh, steely and crisp. Bright acidity cuts strongly through the lively texture, giving apples, lemon and pink grapefruit. Developing fast, it is ready to drink.</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hile this is obviously Sauvignon Blanc, it also has some rich creaminess that makes it more rounded and rich. The citrus and crisp apple flavors are well-integrated into this ripe win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steely, crisp and mineral Riesling from the Froehn vineyard in Zellenberg. Great potential awaits in its tight aromatic fruits and zesty acidity. It offers structure, flavors of citrus and white currants from the organic grapes and a texture that demands aging.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ull in the mouth, this rich wine is dominated by yellow fruits and ripe apricots lifted by a touch of toast. Great acidity conveys a fresh and tangy character. The wine is still developing as the full fruitiness comes forward.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dense and dark wine offers spice and toast flavors. It has a big, generous feel, leaving room both for the dry, still-young tannins and for aromatic blackberry fruits. It does need to age, so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In keeping with the style of dessert wine in this region, this wine is beautifully balanced between acidity and intense sweetness. Together they give a wine that is so fresh, packed with a crisp texture as well as ripe apricot and white peach flavors that are just touched by honey. Drink now for its freshness, although it will be even better if aged until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wine that showcases the Mourvèdre grape (80% of the blend). That gives a wonderful perfumed wine, bringing out fine tannins and a rich structure. Aged in wood for 20 months, the wine has a spicy edge to balance the ripe black-plum flavors. It is only just ready to drink and will be much better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Named after the year the estate was first recorded, this is a rich wood-aged wine. It has spice, stern tannins and layers of black currants and black plums that still need to have their head. The wine is dry as well as firm but will open up and soften to give a sumptuous wine from 2020.</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ermented in oak, this is the second wine from the estate. It has much of the fine concentration, the richness and the dark chocolate and black-fruit flavors of the first wine, just with a softer hue. It is likely to develop relatively quickly and generously. Drink from 2019.</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the top wine from the Jean-Pierre Fayard family Provence cru classé estate. It is full of ripe red fruits supported by a mineral texture. The wine is generous, bone dry but packed with great fruitiness and finished with refreshing acidity. This sophisticated wine could do with a few more months, so drink from late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Bruised apple and dandelion notes play spicily on the textured, slightly phenolic palate. The central streak of freshness brightens all aspects of the wine, which might gain complexity with a year or two more in bottle. For now it remains intriguingly poised between earthy richness and ethereal lift.</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ged for a year on its lees, this wine is rich, tangy and refreshingly crisp. It is a Blanc de Blancs, with a strongly mineral character that adds a tight character to the texture. It will age a few more months in bottle, so drink from late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On the basis that anything goes with rosé, this wine is 100-percent Sangiovese, known locally as Niellucciu. The acidity that is typical of the grape is very present as are red cherry and tight fruit flavors. It is so crisp and lively, bouncing from the glass and leaving a beautiful array of red fruits at the end.</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Grapefruit and other citrus flavors dominate this wine. Grown on chalk soil, it is structured and nervy, with a steely texture that promises some aging. Fresh and brilliant in its lively acidity, it is ready to drink now until 2022.</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Commemorating the small boats that once plied the Loire river, this wine is fresh with a ripe yellow-fruit character that contrasts with the salty, tangy flavors to give the wine its texture and tight, steely structure. The wine will be best kept for a few months;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flint soil behind this wine gives it a stony, smoky character that is allied to the mineral texture. It's a ripe wine, still young with pure fruit and an intense acidity. The wine needs to age, so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ith some wood aging, this limited-production wine comes from 45-year-old vines. It balances the lightly spicy wood flavors with crisp citrus fruits. The wine is still young, still fully integrating and will be much better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Effectively half-and-half Merlot and Cabernet Franc, this is a tremendous wine. With very fine tannins, spice from a touch of wood and swathes of ripe fruits give this wine its concentration and its huge potential. The wine has weight and a dark, dense structure that will allow it to age for many years. Drink from 202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n immensely dense wine that is going to be a classic. The dark tannins are still lined with wood aging but that will go because the fruit underneath is also just as dense and intense. Blackberry, black plum and damson plum give power and sweetness. This is a great wine with huge potential. Drink from 202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classic blend for Figeac with its 32% of Cabernet Sauvignon and 28% Cabernet Franc gives a beautifully dense wine with great tannins. The wine is perfumed while the complex tannins are finely cushioned by the generous black fruits and acidity. It is a wine for long-term aging. Drink from 202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ith 83% Sémillon in the blend, this wine has weight as well as richness. At the same time, it has a crisp edge, a smoky character from wood aging and the fine balance between citrus and more exotic fruits. It is a wine to age for many years. Drink from 2022.</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major wine. It has enormous tension, structure and a core of dark tannins. Amid all this, the wine is also packed with fruit and concentrated blackberry and black-plum flavors. It will age slowly and steadily with its enormous structure and concentration. Drink this wine from 202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ith the amalgamation of Château Magdelaine into this one property, the estate is now a considerable 58 acres. The wine is now performing in top gear. Powerful tannins drive the mainly Merlot blend with 10% Cabernet Franc. It still shows signs of the wood aging and these will disappear to leave a richly endowed wine with a fine future. Drink from 202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label of this vintage is designed by David Hockney in memory of Philippine de Rothschild. It is a powerful wine in the rich style of Mouton with strong black-currant fruits from 81% Cabernet Sauvignon. It is dense and dark, ready to age for many years. Drink this impressive wine from 202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ith its high proportion of Cabernet Franc (45%), this is a finely perfumed rich wine. It has great tannins, a smoky character that comes from the wood. The tannins are quite marked, giving a tight firm edge to the wine that otherwise has generous fruitiness. This is a complex wine, impressive, and likely to age over many years. Drink from 202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powerful wine, made to age for a long time, from this estate which is performing in top gear. Complex tannins and dark fruits both make their presence felt. It has weight, ripeness and a dense structure. A great success, it is unlikely to be ready to drink before 202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hat to mention first? A hint of mossy earth, chamomile tisane, Cox Orange Pippin apples or lemon zest? All of these aromas dance on the nose. They are still totally shy on the taut, dry and concentrated palate. For now, it is mossy citrus that is most aromatic while rich fruit still needs to unfurl. This strikes a note of utter purity, of something soaring and bright. Right now this is totally brisk, invigorating and refreshing but its true colors won't show for some time. Drink 2020–203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powerful wine has a superb mix of the crispest fruit and great structure. Blackberries and black currants shine through the tannins, expressing the liveliness of the vintage. It is so well delineated with everything in its place. The wine is certainly going to age for decades. Drink from 202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Here's an impressive wine that is so ripe and with great structure. It is a major wine with a dark complex texture and the finest acidity. The wine is very complete, all the elements in place from the black fruits to the tannins to the hints of wood aging. Now at the top of the tree in Saint-Emilion's classification, the wine will take years to mature. Drink from 202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fragrant and pure nose of slightly floral tangerine peel opens this wine. It offers a ripe fruit-driven dance of aromas and freshness—think tangerine, ripe lemon, crisp apple and a beguiling floral dimension. Lovely now in its primary-flavored youth, it's certain to become even more disarming in the future. Drink 2020–2035 or later if you like it really matur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almost 100% Cabernet Franc single-vineyard wine is perfumed and ripe. The velvet tannins and ripe black fruits are fine, structured and with enormous potential. The wine is generous, opulent and worthy of serious aging. Drink from 202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finely structured wine with dark tannins and intense black fruits. The estate, with its biodynamically grown fruit, has given an impressively pure wine, packed with tight serious tannins and a fine structure of black-plum skins and intense acidity. It is direct, firm and with a huge potential over many years. Drink from 202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Barley sugar, butterscotch, demerara sugar and the faintest hint of maple syrup suggest the richness of this SGN right away. The concentrated sweetness is countered with illuminating freshness and holds tons of tangy spice. Wow. This is incredibly concentrated and has an elixir-like bundled energy that seems to be alive. The effect is both mesmerizing and invigorating.</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tightly coiled rich wine that has great acidity as well as a lively structure. Touched by spice from wood aging as well as intense citrus, it is fruity, firm and strongly textured. Drink this impressive still-young wine from 2022.</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wine is fruity, fresh with a underlying tannic character. The fruit and the dryness combine to produce a wine that is firm while rich, showing juicy Merlot and some medium-term potential.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Layers of new wood show through as a perfumed, minty character. Tannins are firm and dry over the juicy black fruits. The wine is light, fresh and balanced, ready to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lready the color of this 2011 Merlot-dominated wine is beginning to change from its brilliant red. The palate also shows signs of maturing with fresh fruit giving way to more leathery, spicy flavors. That suggest this will not age long, so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wine has great fruit with soft tannins and accessible soft black currant fruitiness. A slight earthiness at the end needs to become better integrated.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Light wood aging sets the scene for this crisp and herbaceous wine. Citrus fruits give a juicy character and contrast with the mineral texture coming from the stony vineyard. It's a fresh wine to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dark, dry and firm wine, this is developing slowly. Its fruits show the influence of Cabernet in the blend with a strong tannic and black currant element. It will need several more years aging, so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ough tannins are right up front with this wine. It has fruit and acidity, suppressed at the moment although enough to allow the wine to develop. The structure and smoky character are already promising an elegant, if always dry wine.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Calling a wine romantic is perhaps a new approach for Bordeaux. The wine itself is ripe and jammy, with wood tannins that will be softer in a year.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rich blend that includes the local Abouriou grape gives a structured, firm wine that has both tannins and juicy black fruits. The oak aging still shows in the spice and vanilla edge that underlies the fruitiness. It should be aged, so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rom vineyards at the top of slopes above the river Lot, this balanced wine moves easily between red cherry acidity and dark, young tannins. Still young, the tannic structure needs to mellow and will soften with time.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medium-bodied blend of Grenache, Syrah and Carignan delivers just what you'd expect from the appellation, it just does it better than most, at a modest price. Hints of bay leaf and wild thyme accent black cherry fruit and a touch of licorice, while the supple texture features a just slightly astringent finish. Drink now–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deep and rich wine is as much about tense structure as about fruit. It's a full-blown, very ripe wine that hasn't lost one iota of elegance. From selected fruit, this is a serious wine for aging.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rich and medium sweet wine, full of spice, lychees and ripe fruits. There is a tangy texture, a strong sense of minerality as well as herb, yellow fruits and nutmeg flavors. It is still young and needs time.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rich, concentrated wine is velvet smooth, with tannins enveloped by ripe berry and plum fruits. Wood aging has added to the the rounded character. Despite its approachability, it will age well, so the wine is best dru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ith its firm structure and strongly steely tendencies, this wine will repay aging. Orange citrus is woven into the texture of the wine, showing acidity and a taut, tangy aftertaste. It will need time to come together, so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lmost black in color, this very dense, complex wine is tough at this young stage. It needs several years for the powerful tannins to soften, giving a chance for the ripe black plum skin and berry fruits to show.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ood aging adds a smoky character and toasty flavor, while also smoothing out the tannins. From the rich 2009 vintage, this wine shows both plum fruits and firm tannins. It could still age, drink until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fruity, fragrant wine, it has a light structure, soft tannins and generous, juicy red berry fruits. The balanced touch of wood aging smoothes out some of the sharp corners. Drink this attractive wine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Of course, this wine is too young to drink now. However, its ripe fruit, sweet fresh acidity and red plum fruits all promise a fine future. There is a good juicy, full aftertaste. Drink from the end of 2014.</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wood-aged rosé is complex and intense. The rich fruit is only one part of the structure of the wine which is perfumed, mineral and, for a rosé, dense. It is surely intended for food with its concentration and ripe aftertaste. The extra year of aging has made it ready to drink.</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arm and ripe, it's roundly textured, full of yellow fruits and rich acidity. It has developed well, giving a palate feel that is soft and fruity. Enjoy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hile there is a delicious fresh crispness to this wine, a richer, creamy side expresses itself in the baked apple and pear flavors. It finishes bone-dry while very fruity.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Bright and fruity, it has soft tannins layered with black currant fruitiness and a dry core. It's juicy, ripe and developing well.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wine is all juicy fruit, black cherries with just a modicum of tannin to hold it together. It's fresh, ripe and immediately attractive. Ready to drink now, but with those tannins it should also age 2016–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wine is sweet, very rich and smooth. Firm tannins are cushioned by the ripe berry and red plum fruits to give a spicy wine with touches of wood, finishing with pepper from the alcohol.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ith attractive peach and baked-apple flavors, this is immediately appealing. It balances acidity with a lightly off-dry style that's both fresh and ripe. It can be drunk now, but will be better in 201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wine is tight and nervy, very fresh, crisp and citrus dominated. It delivers a cool feel and delicious acidity that brings out a light character, as well as a bone-dry, mineral aftertast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Partly aged in wood, this ripe, full wine has rich cherry fruits and some balanced tannins. It's a structured wine while also juicy and with good acidity. It needs to age another few months, so drink from the end of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particularly savory style of Tavel, not terribly fruit, yet still sowing ample weight and breadth on the palate. The aromas and flavors are reminiscent of honey, wet stone and white chocolate, finishing with a dry, extra stony finish.</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100% Roussanne wine is rare in its normal origin, the Rhône Valley. Here, in the mountains, it has produced this intensely perfumed, tightly textured wine that is both unusual and delicious. Crisply textured and with spice and a dry edge, the wine could be aged for a few months. Drink from the end of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s with Clos de Vougeot in red, every producer needs a Corton-Charlemagne white. Aegerter's contribution is soft, honeyed and warm. It has hints of the concentration proper to this Grand Cru vineyard, allowing for a perfumed, ripe fruit character. It will develop quickly and will be ready to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wine is dense, ripe and full of rich apricot and peach flavors, with a line of crisp lemon and a background of toast. Full in the mouth, this generous wine will be ready to drink from 2017. It comes Louis Max domaine vineyards in and around Mercurey.</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resh and crisply fruity, this is a balanced, lively wine. A touch of caramel adds to the tannic edge, giving the wine a good structure along with ripe strawberry fruits. The wine is ready to drink.</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fresh but also full and rich wine with ripe pear and raspberry fruits. The wine is balanced and ready to drink.</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clean and vibrant rosé, with upfront notes of lavender, menthol and bay that frame red cherry and berry tones. The palate is fleshy and fruit-forward, with bold flavors of peach and strawberry that transition seamlessly into the citrus-zest finish.</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nose is very quiet but the body emanates a generosity despite its lightness. There is red-cherry fruit and a certain ampleness on a slender, fresh body. Tannins are like barely-there linens. The finish is wonderfully clean.</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riendly, sunny and fresh fruit notes of yellow pear, Mirabelle plum and red apple shine on nose and palate. This is easy but chock-full of fruit. There is something intangibly smiley about this wine, which has something of spring sunshine and happiness on its slender, fresh body.</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merest hint of oak spice wafts from the nose. The palate has that softly oaked, spiced roundedness that adds cinnamon and a touch of vanilla to gentle but not overtly expressed berry notes. There is some tannic grip, too.</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Yellow rose petals and yellow plums unite on the nose. The palate broadens out into generous earthiness that is textured and broad but kept in beautiful focus by utter freshness. The finish lingers.</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touch of earth is bound up with the ripe, juicy and tart pear flavors. This wine is slender and clean with lemon freshness. The concentrated palate focuses on that crisp, ripe lemon not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nose hints at the soft, crips yellow pear fruit that abounds on the palate, countered by brisk, clean freshness. This wine has an enlivening palate with a juicy, lip-smacking finish.</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wine is a velvet glove in an iron fist. The smooth surface of ripe fruits and rich blackberry flavors, masks the dense tannins that will allow this very great wine to age for many, many years. The acidity and the rich fruit combine with the fine dusty tannins. The wine will surely not be ready to drink before 202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Richly endowed, the wine is beautifully concentrated. Still young it has considerable potential with its rich fruits and firm tannins. There is a strongly juicy aftertaste that brings in the freshness of the year. The wine will age well, and should not be drunk before 202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Lifted notes of dried pear, dried chamomile flowers and dried lemon peel have a strong impact. The palate comes in with lovely generous sweetness that amplifies that chamomile-tisane notion and boosts the dried-fruit notes. Against the distinctly medium-sweet fruitiness stands a clarion line of acidity. The evolution of fruit flavors weaves a colorful tapestry of aromas. This is carefully balanced and quietly intense. It holds immense strength at its core that radiates flavor and fruit. Made from a field blend of Alsace varieties, each adds something: aroma, texture, freshness and body. The finish is endless and very fruity. Have this with cheese or a subtle dessert. Drink now through 203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hint of caramelized apple clings to the nose, as well as a certain creaminess. The palate reveals a core of stone, chalk and lanolin, all framed with the purest notion of lemon zest. This shows lovely flavors of maturity but has only just got going. The freshness is incisive, the complexity and length immense. This is simply beautiful and leaves you totally refreshed. Savor this slowly. Drink now through 2030.</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n incredibly pure and piercing note of lemon oil hits the nose. The medium-sweet palate impresses with both fresh and dried notes of fruit: plum, white sultana, white currant and the ripest pear and apple you can imagine. This is full-on and big but balanced by tingling, fresh and precise acidity. A field blend of polar opposites, Riesling and Gewurztraminer, this unites their virtues of aromatic textured richness and poised finesse. Again, this is not a wine that is easily categorized with its medium-sweet, soil- and fruit-driven profile, but it is a joy to experience and savor. The finish lasts and lasts. Drink 2017–203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ight tannins mask the ripe fruit in a wine that is set for long-term aging, so there is a dry core that dominates at the moment. But not for long: the bold black fruits are insistent and are going to be delicious. This is a structured wine that will be ready in 202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lovely touch of flint and smoke carry a touch of residual reduction. Underneath that is lemony purity. The palate adds a touch of stone fruit, a touch of ripe mirabelle plum—its generosity only underlined by the taut lemon freshness that pervades the wine. There is something stern and stony at the core, something fundamental and profound. The body is precise, dry and powerful and incredibly moreish. This is lip smacking but has not even started to show itself properly. The finish is clean, stony and lasting. This is one to keep. Drink 2020–2040.</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powerfully structured wine from a 18-acre property on the plateau of Pomerol. Rich Merlot dominates and gives the wine both its alcohol and its intense tannins and juicy red fruits. The wine is dense with the potential for aging over a considerable time. Drink from 202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re is something heady about this: a hint of chamomile tincture and pure lemon zest. The palate cuts in with uncompromising purity and zestiness—this really wants to showcase pure stone and tart citrus. There are glimpses, however, of plump ripe mirabelle plums and a touch of dried pear and quince. Nonetheless, this is governed by stern tanginess and thus is for real adults only. This is dry, slender and shows absolute focus. A celebration of stone and Riesling. Don't drink this now but wait: Drink 2020–203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heady scent of Damask rose hints unmistakably to Gewürztraminer. The palate follows lusciously, generously and luxuriantly: wonderfully sweet notions of peach, ripe apricot and yellow mirabelle plum are perfumed with a rose petal scent but are also pervaded by a gentle citrus freshness that lifts everything. The length is astonishing and dreamy. This is dangerously delicious.</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fter a touch of funky reduction, beautiful hints of herbs appear: yarrow and lemon balm play alongside lemon and crisp green-apple aromas. On the palate, these notions all remain taut along a very linear, slender but concentrated body that owes more to citrus than to apples. There is a powerful enduring core of fruit and stone that will make this last. The flavors echo long and leave the mouth totally clean. Drink now through 203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Spice from wood aging gives this rich wine its great character. It is supported by the tropical and white fruits. It is developing into a ripe full wine, delicious with its acidity and with its tangy aftertaste. Drink from 2022.</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wine with great balance and elegance as well as richness. With layers of fine dusty tannins it has a warm character that is repeated in the perfumed fruit and juicy acidity. The wine is impressive, likely to age well. Drink from 2024.</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wine is rich with layers of wood aging and ripe tropical fruits. Pineapple and peach dominate, cut with some attractive lime acidity. Full of the fruit of the vintage with a texture of serious intent, the wine is tight, tangy and likely to age well. Drink from 2022.</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Utter generosity of both ripe and dried pear is immediately evident on the nose. Notions of sandalwood hover. The dry palate carries that same, generous fluidity at its deep core. There is immense concentration, shimmering with dried, fresh and cooked pear. But there also is a sense of earth, stone and fresh orange peel. The wine seems like a message from another world, , leading you beyond the physical, into a wold of contemplation. The finish lasts and lasts.</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nose is still shy but already tells of tender sweetness. The palate has a rounded earthy smoky element that grounds the luscious generous fruit of dried pear and supersweet Reine Claude and mirabelle plums. The sweetness of this SGN is balanced and almost fresh, but the intriguing thing is a kind of smoky, dark and mysterious core of ston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hile this wine has plenty of ripe fruit, it also has a smoky character from the wood aging. Red berry fruits give a fresh feel, balanced already with the soft tannins. It's going to develop quickly, so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Cos d'Estournel's Médoc venture is still not quite in its place. This wine has ripe blackberry fruits, but an earthy character gives it a rough edge.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Calling a wine romantic is perhaps a new approach for Bordeaux. The wine itself is ripe and jammy, with wood tannins that will be softer in a year.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resh and fruity, this has light tannins and a stalky black currant character that will produce a smooth and juicy wine as it ages.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15th-century tower of the governor of Monségur gives its name to this wine from the local cooperative. It's a solid wine that has firm tannins along with jammy plum fruits and a ripe character. Blackberries dominate allowing some room, maybe not enough, for the acidity at the end.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Pure Sauvignon Blanc, this is fresh and herbaceous while also having some ripe red apple and quince flavors. The wine is crisp, packed with acidity and delivers a lively, bright aftertaste.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wood-aged rosé is complex and intense. The rich fruit is only one part of the structure of the wine which is perfumed, mineral and, for a rosé, dense. It is surely intended for food with its concentration and ripe aftertaste. The extra year of aging has made it ready to drink.</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serious rosé. It has plenty of fruitiness of course, but it also has texture and the potential to age a few months. The wine is rich, full of red-berry fruits and with a touch of minerality. It is fruity now, but will be best from early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In its singular oval bottle, this is the top cuvée of this prestigious estate close to Saint-Tropez. It is a lively and fruity wine with great acidity and richness. It has spice as well as red-currant and raspberry fruitiness. This is definitely a wine for food, with its edge of structured acidity and bone dry aftertaste. Drink from late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perfumed, light wine has ripe fruits along with soft acidity and structure. By blending some Merlot with the Malbec, the producer has softened and broadened the tannins and allowed for attractive juicy red fruits at the end,</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the casual sipper of the Château de Nages rosé pair, offering slightly briny, fumé notes on the nose, but following them up with peach and melon fruit flavors that finish long, crisp and dry.</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In this intriguing blend, the herbaceous Sauvignon Blanc dominates the smoother Chardonnay. The wine is all about crispness and freshness with a strongly aromatic component. Acidity and a touch of minerality come through at the end.</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hile this has a strongly tannic structure from the Tannat in the blend, the wine is also showing its ripe fruits and generous texture. Black plum skins and blackberries give a juicy edge to this wine that will be ready to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Intensely acid in its youth, this bone-dry wine needs a few months. For now, it is tight and steely, very fresh and aromatic, but requires time to open out and broaden. Drink from the end of 201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blend of 50% Roussanne, 30% Grenache Blanc and 20% Clairette is soft in texture. A welcoming mix of ripe stone fruit and spicy nasturtium blossom finish clean and refreshing.</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rom vines farmed by Neumeyer for the local Hospices de Molsheim charity, this intense wine has a ripe character that is already rounding out its acidity. With minerality from the chalk soil, it's complex and will develop over several years.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n elegant, poised wine that's bone dry, nervy and lightly fruity. The wine is balanced between its fresh acidity and ripe fruitiness. With its bright texture, it's a wine that needs food.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Medium sweet in character, this is a rich wine that's driven by its rich terroir. The chalk and gravel soil of the Goldert vineyard produces great spiciness that is balanced by delicate acidity and the possibility of aging further. Drink now, but it will be better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wine has a golden character, warm and ripe. Its rich fruits bring out honeydew melon and pineapple as well as crisper orange zest. The structure and the rich texture are already all there, although it will develop well until 2020.</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wine is rich, medium sweet and intensely aromatic and spicy. A spicily hot character derives from the pepper, bergamot and cardamom flavors. At the back are a firm structure and tropical fruits. Age this wine and don't drink before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Very rich, this ripe and rounded wine is typical of the powerful 2010 vintage. It's dense and concentrated, packed with black plum and sweet berry fruits. It shows a dense structure along with juicy fruits. It could be over the top, but the acidity and tannins hold it back.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wine that is rich in both tannins and ripe fruit. The 45% Cabernet Sauvignon in the blend gives the concentration of the wine, with spice and black berry fruits that are given an extra richness by the intense dark plums. The wine needs aging, so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hile the wine is all tannin and structure at this stage, the weight and rich fruit promise plenty of good aging potential. Wine producers for 10 generations, the Dulon family picks specific plots. This 60% Merlot, 35% Cabernet Sauvignon and 5% Cabernet France blend has juicy black fruits that will push forward to give a full wine with a fine presence.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lthough the wine is dry, it has a wonderfully aromatic, honeyed character. That follows through to the rich, full palate, giving a wine that tastes of dried apricots and quince. Full-bodied, it should be drunk in a year.</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warm wine that shows rich flavors, ripe acidity and plenty of yellow fruits. It is rounded, smooth and likely to develop quickly. The acidity at the end is the crisp contrast to this full, forward wine. Drink from 201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Reflecting the structure and fruit of the 2010 vintage, the wine has dry tannins that are balanced by juicy black fruits and fine acidity.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perfumed, wood-aged wine, this is rich, full of fruit and structure, and obviously worth aging. Almost equal parts Merlot and Cabernet Sauvignon have produced an aromatic wine packed with black currant fruit and dark tannins.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structured, young wine has good acidity along with black currant fruitiness and firm tannins that need time to soften. The aftertaste, with its lift of freshness is already attractive.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On the slopes above the river Garonne, this vineyard has produced a fresh and fruity wine. Firm tannins are balanced by the intensely young and juicy berry fruit. Wood aging rounds the corners of this wine that will be drinkable from 201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ith some years under its belt, this has become a ripe, full and smooth wine. It shows attractive acidity as well as some firm tannins, but these fit well into the juicy black plum fruits and fresh aftertaste.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wine shows a tropical fruit character, with apricots and mangos laced by more citrus and lime acidity. It's rich, warm and round, although at the back a steely tautness provides balanc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softly textured, fruity wine that has a feeling of richness. Apricot fruits are balanced by lime crispness. Full and ripe, it's ready to drink.</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Considerable noble rot both in its aromas and in its palate give this wine richness and a textured, sweet and dry character. Honeyed with bitter marmalade and dried apricot flavors , it is still young.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tight and steely wine is fresh with crisp fruits and a strongly herbaceous character. It offers gooseberry, grapefruit and intense, youthful acidity that needs to calm down. Give this very young wine until the end of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Hints of woodruff and green pear play on the nose and lead to a fresh, crisp, slender palate. This is an easy-drinking, soft but fresh summer win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subdued nose leads to a fresh but also subdued palate, but if you look for the ripe pear notes you will find them. This wine takes time to wake up and breathe but underneath it's an archetypal fresh but rounded Alsace Pinot Blanc.</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Scented impressions of ripe pear and aloe vera pervade this wine. The palate shows texture and more fruit than you might expect from slender Sylvaner. The finish is brisk, clean and taut.</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Intensely perfumed, this wine has soft tannins and a smooth, red-fruit-dominated texture. From a 3.5-acre premier-cru vineyard, it is ripe while light in character, suggesting it will age smoothly and quickly. The wine is almost ready now, although it will be best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nose is secretive but the palate shows structure and poise. There is freshness and brisk, tart redcurrant fruit with some concentration, plesantly unexpected grip and lovely firmness. It's a light but impressive Pinot.</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heady scent of grapefruit and tangelo peel immediately add savoriness to the crisp green-apple fruit that is evident on the nose. But there are also richer hints of honey and yellow apple. The palate remains taut, slender and linear but that tangelo spice is boosted by enticing herbal notes of yarrow and a dollop of yeast. This is an aromatic marvel. The finish is dry and intense. This will keep your interest for years. Drink now through 203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full tilt of ripe peach hits the nose at once, followed by glimpses of marmalade and peach compote. The palate follows with the same aromatic intensity, enriching the peach compote notes even further with lemony barley sugar and fresh caramel, pierced by tangy citrus acidity. The flavors are mature and precise, opulent but tempered, and have a decadent touch. This is lovely now but has the concentration and drive to evolve. Drink now through 2030.</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beautifully perfumed wine. With a high proportion of ripe Cabernet Franc, it is not only structured but has a fine dried fruit character that gives the wine a memorable richness. The wine is tight with its tannins, likely to age over decades. Drink from 202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Initial tight acidity in this crisp wine gives way to smooth rich black fruits. This already has a fine balance with its ripe juiciness and delicious red-berry flavors. It is going to develop into a very fine wine. Drink from 2024.</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re is something very pure and lifted about this: right now it is so taut that it just says citrus and stone. There is something both ripe and tart, a very lemon-like freshness, with generosity and fruit. There is unusual concentration and for now, while the aromas are still tightly wound, the absolutely stony serious texture is on full display. The purity of this is astonishing and has something authentic and enticing about it. Give this time. Drink 2020–2040.</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wine shows the success of white wines in the 2014 vintage. Initially it has lively acidity and a crisp texture. Then the palate fills out with complex citrus, pineapple and apricot flavors. The aftertaste—juicy and tangy—is already delicious. Drink from 2021.</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perfumed ripe wine, packed with generous tannins that still give a style and elegance that is a remove from the older overripe style of Pavie. It is balanced, complex and with great potential. The wood and the tannins are in harmony with the black fruits. With its structure, it will certainly age well. Drink from 202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powerful ripe wine has firm tannins that are so well integrated. With acidity and with rich black fruit, the wine is concentrated and dense. From a small parcel on the slope of Saint-Emilion, it is a wine to age for many years. Drink from 202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lovely heady note of citrus peel and moss hovers above the crisp apple notes of the nose. The bone-dry palate is taut, streaked with absolute lemon freshness and very, very pure. This is linear and totally toned, majoring in the tart and invigorating end of the citrus spectrum. All the more excitement for us. Notions of wet stone pop up and remain on the palate. This is refreshing now but will absolutely reward patience. Drink from 2020 through 203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wine is powered both by its tannins and by its great fruit. Dark and dense both in the structure and the black-plum flavors, it is very fine wine– juicy and ripe. This is a serious wine with a great future. Drink from 202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lifted nose seems like an amalgam of chalk and dried apples along with lemon zest. The aromas are reminiscent of evolving Riesling but this is not the only grape in this expressive and highly aromatic field blend. While there is distinct residual sweetness on the palate, this has a counterweight in the rich texture of the midpalate. There is something authentic and deeply comforting and satisfying at the core of this wine that says Alsace. It's impossible to put this wine into a box, it needs to be tasted and enjoyed on its very own terms. The finish is medium sweet, totally soil-driven and very, very long. This is an experience rather than a drink. Drink now through 203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re is just a touch of peach amidst the green and yellow apple notes. The palate adds a stony earthy touch, as well as a hint of lanoline, and has an impressive core of fruit that radiates throughout this wine with pure apple flavor and crisp freshness. This strikes a high soprano note of absolute purity. The body is taut and bone-dry, the finish is clean and lasting. Gorgeous now but totally built to last. Drink now through 203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ith its 58% Cabernet Sauvignon, this is a wine that is structured while marked with intense black currants. It has firm tannins and just a touch of wood. It is classic upright Bordeaux with its fine acidity and dry tannins. It will need to age, drink from 2024.</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Ripe and richly fruity, the wine is full bodied with great acidity as well as firm tannins. It will keep for many years. Bold tannins and a fine tension between the fruit and acidity are all promising for the future. Drink this impressive wine from 202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resh and fruity, this has light tannins and a stalky black currant character that will produce a smooth and juicy wine as it ages.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offers soft, ripe fruit with acidity, delicious forward tannins and cherry flavors. Bright and fruity, the wine is ready to drink.</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smoky wine offers some attractive ripe fruits and stalky tannins. It is fresh, showing black currant acidity, a rounded wine that will develop quickly.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ith 70% Cabernet in the blend, this structured wine still shows signs of its new-wood aging along with eucalyptus flavors. The black currant fruits are developing well alongside the wood, bringing out the concentration and acidity from the old vines. It will be ready to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structured wine still has a youthful fruity character, juicy with black currant flavors. The contrast is with the leaner, smoky side that comes from the tannins. It needs to age;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series of tannins washes over bright cherry fruits. The wine is all about berries and fresh acidity that are lightly textured. It finishes with acidity and a crisp, fruity aftertast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Big, ripe and fruity, this is an attractive wine for drinking soon. With its black currant fruitiness, smoky tannins and juicy acidity, it's fresh while still rich and dens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Produced with consultant Hubert de Boüard of Château Angélus in Saint-Emilion, this wine is complex, impressive and packed with red and black fruits. It has a fine juicy character as well as a dry core of tannins and wood aging. It could probably do with some more aging and will be better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n eclectic range of grapes including Tibouren and Rolle go into this harmonious wine. The Provence cru classé estate has made a rich wine, full with red fruits as well as intense acidity and a tight structure. The wine is ready to drink, although it will be better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beautifully structured ripe wine that is full of dense red fruits and tightly wrought acidity. Crisply textured raspberry flavors dominate. This is a rich wine that can be kept for a few months. Drink at the end of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wine comes from a single, high-elevation vineyard owned by Château Lagrézette. Wood aged, it smooths out the naturally creamy Viognier to give a broad generous wine. Spice and apricot fruits are balanced by green-fruit acidity. The opulent wine is just about ready to drink although it will be better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Produced from vineyards around the chateau Gilles Pedini took over in 2011, this is warm and ripe wine. It balances rich red-berry fruits with acidity to give a crisp edge to a smooth wine. With intense fruitiness and a delicious aftertaste, this is a great food wine, ready to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Located at the base of the Sainte-Victoire mountain, this vineyard, owned by the Dragon family for four generations, has produced a ripe wine, full-bodied and with concentration. It has raspberry flavors and a touch of spice that gives the wine extra richness. Drink this dense wine from late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rich wine comes from the sheltered vineyards close to Mount Sainte-Victoire. The weight of the ripe fruit gives a full-bodied style with both acidity and a spicy, peppery character. This is a wine to hold for a few months and drink from late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light and deliciously fruity wine, this is crisp and bone dry. It has great fruitiness with lively acidity and red-fruit flavors. The wine has a zest and lift to it that is irresistible. It comes from an estate owned by the proprietors of Château Talbot in Bordeaux's Saint-Julien.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soft, ripe wine, with juicy acidity to keep it fresh. Flavors of lemon, tangy spice and baked apples are balanced by the taut texture of this still-young wine.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Coming from a single vineyard, this rich wine has concentration as well as ripe yellow and green fruits. It's a wine to age for a few more months to bring out all its complexity.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Very young, this firm, structured wine has dense tannins and a dry core. All of this will open up to bring in the red fruits waiting behind this formidable facade. It needs to age, so drink from 2019.</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Ripe and full in the mouth, this is a yellow fruit and citrus flavored wine. Tangy, salty and textured, it also has a rich feel with its peach and kiwi accents. It's a wine for aging, so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soft wine shows a rounded character. It's balanced, with acidity giving a supporting freshness and texture to the full, rich creaminess. Full in the mouth and dense, it could age further. Drink from 201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Rich, spicy and perfumed, this delicious wine is developing well and also has aging potential. It is packed with berry and plum fruits that parade with acidity and tannins that act as a support. It's still dense and the balanced fruit and tannins will allow it to age.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Powerfully tannic, this dense and firm wine is dark in both color and fruit flavors. Tannins dominate the structure, giving a solid core to a wine that will certainly age. It has richness, juicy berry fruits and plums shining with acidity.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hile the wine is very dense, it also has layers of very ripe fruits, plums and dark berries that give it an intensely rich character. The juicy acidity is almost overwhelming, a shock of freshness as it cuts through the concentrated texture. The wine still needs to age, so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complex, spicy and fruity wine is big, with attractive acidity. It is piled with berry fruits that give a rich character. The fruits are supported by well-judged wood. This full-bodied wine will develop well;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Recalling the time when Cahors was on the pilgrim route to Santiago in Spain, this wine is a solid, structured example of Malbec. Textured berry and black currant fruits are still developing alongside the dark, dry tannins. With the tannins and the final acidity, it needs to age.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senior version of Purple, this wood-aged wine is smooth, soft and generous, with attractive mint perfumes along with toast. Big black plum fruits are generous and warm, while still solid with tannins. The wine is drinkable, although it will be better in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soft wine is dominated by tropical fruits as well as fresher pear and apple. It is ripe, brightened by citrus acidity that still needs to integrate. It will be attractive to drink by the end of 201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blend of Syrah and Grenache provides a well-made, largely neutral canvas to wash down a wide range of foods. Hints of tangerine and peach add nuance and interest to the wet stone elements that dominate, then finish dry and mouthwatering.</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strongly wood-aged wine, full of as much spice and toast as fruit. It will probably soften and round out to give a wine that, while firm, will have rich black currant fruitiness, dusty tannins and fresh acidity at the end.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like a second wine of Château Lagrézette, bringing out fruit as much as structure. It's full of ripe black fruits, sweet wood flavors and final acidity. A touch of truffle points up a lightly herbal character, adding complexity while not losing sight of the rich nature of the win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Recognized for its good value, Saint-Romain is particularly strong on white wines. This wine, from old vines, shows some concentration and rich fruits that are balanced by toast flavors. It is a ripe wine with a strongly refreshing feel at the end.</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Close to Gaillac, this vineyard has a Mediterranean feel to it, making it good for Syrah. The wine is rich, softly textured, aromatic and smooth. Wood aging gives a rich texture that partners the full black fruits. It will age relatively quickly, so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Big, ripe and fruity, this wine balances its rich fruits with firm tannins. A dry core gives shape to the blackberry fruit flavors, offering aging potential.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top wine from this château is a solid, textured effort. It has a full-bodied feel with very ripe black fruits. With its tarry texture, firm structure and generous fruits, it merits medium-term aging, although it could be dru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ripe and fruity wine, full of red cherries, soft tannins and juicy acidity. It fills the glass with fresh flavors, ripe fruits all ready to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Still young, it needs until late 2014 to bring out the ripe red berry fruit that will sustain the structure. The wine has weight, a juicy character and a real fruitiness at the end.</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ith plenty of solid tannins to keep the structure firm, this is also based around fresh black fruits. The two elements have produced a wine that, as it matures, will become balanced and poised. It's not dense, but presents elegant structure that has enough richness. Drink this wine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Soft and round, this ripe wine offers both fruit and acidity. It is young and full of green plum and pear flavors, still textured with a young, crisp character. It needs to fill out for a few years, and will be best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ith its light color, this is a soft and fruity wine that is now beginning to mature. Its red berries are acquiring a more barnyard character, while acidity is merging into the ripe texture. It's ready to drink.</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resh and packed with red fruits, this wine comes from the Faiveley domaine. With raspberry flavors and plenty of acidity, the wine is forward and going to develop quickly.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ith attractive wood flavors, this is a wine with spice, toast and citrus flavors. Orange and yellow fruits come through the lime acidity and zesty texture.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Enticing aromas of freshly cut Cox Orange Pippin apples reach every corner of this easy, fruity wine. The palate is crisp yet full flavored, light-bodied and dry. The finish is lasting and superclean.</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ull-fruited, expressive notes of ripe pear shine on nose and palate. This wine has lively, attractive fruit notes and bags of freshness and flavor. The palate is clean but has a soft, fresh richness at its core that makes it very moreish. Lemon notes linger beautifully.</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soft perfume of red and yellow apples appears first. These rounded but fresh flavors persist on the palate that is given poise by brisk, clean citrus freshness. The apple notes linger pleasantly on this light but satisfying win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Bounteous fruit flavors need a little air to wake up but soon you'll have a party in your glass of ripe yellow plums, freshly cut apples, pears and melons. This is easy and very fruit-driven, balanced, light and just the ticket for a party in the sunshin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Ripe notes of juicy yellow-pear waft from the glass The palate is equally full-fruited but comes with a dry, crisp and refreshing palate and a clean finish.</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pple, lemon oil and vinosity unite to such a degree that the nose is completely heady: here is a Riesling at the very cusp of maturity, a trajectory that has only just begun. The dry palate also reveals hints of lanolin and peach but is utterly governed by lemon freshness. This is sleek and taut, and gives you a glimpse of what mature dry Riesling can be: incisive, complex but eternally fresh. The finish is utterly clean. Drink now through 2030.</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subtle nose hints softly at lemon and crisp green apple. The palate comes in with absolutely pure streaks of lemon and stone. This is taut and uncompromising and speaks authentically of stone and citrus fruit with a promise of riper apple in the future. This needs time to come into its own and has all the concentration and juiciness it needs for cellar age. This is dry and will drink well 2020–203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lovely purity of lemon oil and zest pervades both nose and palate of this straight-laced wine. There is purity and freshness, precision and tons of zesty tangy lemon. This finds its counterpoint in a lovely texture of stone and chalk. Later, ripe apple notes make an aromatic experience and stay on the dry palate all the way through the long lemony finish. Drink now through 2030.</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herbal touch of crushed lemon balm and apple peel makes for an intriguing, inviting nose. The palate adds fresh apple notes to these subtle herb notes and remains totally juicy and lively. This seems far fresher than its six years and the herbal tinges are just the beginning of maturity. This is lovely, concentrated and spirited stuff with a whistle-clean utterly dry finish. Testaments to Riesling's longevity.</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It is the tart-ripe contrast of tangerine and ripe lemon that makes both nose and palate so enticing. The purity of flavors and this appealing contrast carry right through on the taut, bright, linear and dry palate. Its texture seems stony and profound. What stays and charms is the purity of that Amalfi lemon finish. This is so beautiful and very, very lasting. Drink 2020–203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nose is most restrained: the slightest notions of jasmine and nettle appear. With more air, a faint hint of orange peel emerges. The palate is one of streamlined slenderness and precision. This is like a dry laser beam festooned with honeysuckle blossom and fresh lemon zest. There is something that draws you ever deeper into stone and citrus. The lightness of the dry palate remains simply astonishing.</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Gently perfumed hints of ripe pear almost seem to have a floral dimension. On the palate the mellow, generous and totally ripe pear fruit unfolds fully and gives glimpses of very juicy ripe, dried and baked fruit. All of this richness is countered by lemony freshness. There is an earthy textural element, and more shimmering fruit reminiscent of bottled mirabelle plums. This is generous and just off dry, with a concentrated, convincing and very moreish balanced richness.</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Lifted aromas of both tart and ripe green and yellow apples appear, alongside hints of wet pebble and faint notions of quince. On the palate, these flavors are wrapped in citrus freshness on a sprightly, lively, concentrated and wonderfully dry palate. This is full of life and finishes on a pervasive, all-encompassing zesty lemon freshness. Lovely now but will evolve majestically. Drink now through 203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rom one of the major estates in Pessac-Léognan, this is a fine, stylish and tightly structured wine. It has spice and intense acidity to balance the dark tannins and black-currant fruit. It is going to need several years to really mature. The estate is owned by André Lurton who was influential in creating the Pessac-Léognan appellation. Drink from 2024.</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Layers of black fruits and tight tannins set this wine on a serious road. It has the freshness of the vintage as well as the bright acidity. At the same time it is structured and dense. This second wine of Château Margaux is ripe and ethereal in its lift. Drink from 2024.</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Gentle notions of pear emanate from the glass. The palate is equally gentle: ripe pear fruit, balanced by lovely lemon freshness. There is an arresting interplay of residual sweetness and zesty acidity at the core. However, the full spectrum of glorious pear fruit becomes fully expressed on the incredibly long finish. This has immense depth and will hold its poise for a few years yet. Drink now through 202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n incredibly creamy notion of ripe pear rises from the glass. There are also hints of sultana. The aromatic effect is one of huge generosity. The palate, on the other hand, is taut and medium dry, corralling its richness with pleasantly bitter texture and pervading freshness. There is utter concentration, immense verve and freshness. A delicious and moreish contrast between utter precision and the abandon of generosity. The finish is long, dry and fresh.</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second wine of Ausone is powerful with plenty of firm tannins. At the same time, it is ripe, with softness from the fruit and light extraction. It is a very fine wine, delicious with its acidity and its black-currant fruitiness. Drink this wine from 2024.</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Layered botrytis that gives the wine both its richness and dense texture. It is sweet but with a dry core and crisp acidity, it will age well. It is going to be a beautiful wine, with tropical fruits, apricots and wonderful final acidity. Drink from 202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red blend from the eastern end of the Entre deux Mers region, this is a smooth and already accessible wine. Attractive black fruits and soft tannins accompany touches of vanilla. It's ready to drink.</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Made with 100% Sauvignon Blanc, this is very fresh, very crisp and herbaceous. It's all about grapefruit, lemongrass and a mineral texture. It should be aged for a few months, so drink from late 201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In this full-bodied wine, the tannins are still to the fore. Its weight promises a chance to age and bring out the underlying red fruits. A smoky element from the wood aging gives complexity. Drink this attractive wine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Initially this wine is dry and very firm, dominated by extracted tannins. Gradually the black fruits assert themselves and give a more juicy view. Probably the 14 months in wood was too long and the wine needs time to recover.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In the south of the Entre deux Mers region, this old property has produced a fruity, wood-aged wine. It has spice, smoky tannins and attractive, balanced black currant fruits. It's likely to age over the medium-term, so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Recalling the time when Cahors was on the pilgrim route to Santiago in Spain, this wine is a solid, structured example of Malbec. Textured berry and black currant fruits are still developing alongside the dark, dry tannins. With the tannins and the final acidity, it needs to age.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senior version of Purple, this wood-aged wine is smooth, soft and generous, with attractive mint perfumes along with toast. Big black plum fruits are generous and warm, while still solid with tannins. The wine is drinkable, although it will be better in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Mas des Bressades is one of the standard-bearers of Costières de Nîmes, and this rosé is a perennial favorite. Red berries and cherries lead the way, wrapped around a core of citrus acidity. It's light to medium in body, with a pleasantly silky feel to the finish.</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plump, medium-bodied rosé offers hints of peach and melon fruit, then finishes long and citrusy. It's very pale salmon in color, with an attractive coppery tint.</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Gros Manseng takes the lead in this ripe and full wine with a fragrant floral character as well as great fruitiness. It's fresh while also having a creamy, smooth character. It is ready to drink, but will be better from the end of 201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n apple-fresh sparkling wine with a lively mousse. It crisp, refreshing and clean, with attractive fruitiness.</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two signature white grapes of Côtes de Gascogne give a wine flavored with tropical fruit and honey. It is delicate, ripe and just off dry. The wine is ready to drink although it will be better at the end of 201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the latest wine from the same producer as the popular Whispering Angel rosé. It has a wonderful herbal character that lifts the bright red-currant fruit. Acidity and fruit are allied with the mineral texture to create a wine that will be just right for food.</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Blending the three red grapes of Gaillac (Duras, Braucol and Syrah), this is an impressively rich wine, with signs of its wood aging just integrating with the ripe black-currant fruit and firm tannins. It has an exhilarating aftertaste of acidity and young fruits. Drink from 2020.</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rom a beautiful estate close to the sea, this wine has a lightly salty character. That contrasts with the zinging energy and ripeness of the fruit and balanced acidity. Citrus zest and spice complete this harmonious wine. Drink from the end of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Bottled in the Fabre family's specially designed Gallé bottle, this wine is a classic. It has fine ripe, but crisp, fruit and delicious balanced acidity. With its fresh character, which is contrasted with the intense fruit, this is a real food friendly rosé.</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Bright and fruity, this wine has a warm, ripe streak that gives it richness. It also has all the freshness and crispness of the vintage while showing a more creamy character that's typical of Saint-Aubin. It is developing quickly and could well be ready to drink in 2016, certainly by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Creamy wood aromas are prominent in this ripe, yellow-fruit-flavored wine. A rich, textured character hints at minerality while bringing out fresh fruit and acidity. It is ready to drink, although some of the bursting acidity will calm down by late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single-vineyard Chablis is produced from organically grown grapes. It is intensely fruity, crisp with refreshing apple and lime flavors. The acidity is still bursting out of the glass and needs to calm down to bring out the steely texture.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Very spicy, yes, but also subtle, marrying exotic bergamot flavors with a structured, mineral texture. It is rich, cut with pepper as well as nutmeg, allowing room for some fresher acidity at the end.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wine is rich, broad and very spicy. At the same time, it is structured giving space for acidity and a textured character. It's ripe with a touch of pepper as well as other spices. The wine is ready to drink but will be better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fruit from 40-year-old vines is reticent about showing its character at this young stage. However, in two to three years, the rich and concentrated citrus flavors and steely structure will take over and reveal a dense wine that is aromatic as well as serious.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Celebrating the foundation of Cheval Quancard in 1844, this is a solid, dense and well-made wine from ripe grapes. The balance is good with tannins already integrating well into the juicy, ripe acidity. It's ready to drink but will age at least until 2019.</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Dominated by Merlot at 90%, this is a smooth, rich and generous wine. It does have a tannic core, but that is surrounded by these velvet, ripe berry fruits and opulent texture. The wine is developing well and should be dru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perfumed, aromatic wine with great acidity and fresh black fruits. The wine is already softening with a good fruity character, fresh and bright at the end.</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One of the most familiar brands of Champagne, this is a soft, finely blended wine. With its fresh fruits, touch of toast and a crisp aftertaste, it is dominated by Chardonnay, in the Taittinger style. A steely edge creeps in at the end, leaving a wine that is bright and ready to drink.</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hile the texture is light, the fruit and the wood flavors give this wine richness and a ripe, toast and apricot character. It has balanced acidity that allows a fresher edge to develop. The aftertaste, hinting at a steely edge, suggests the wine will age.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wine is smoky, ripe and packed with tannins. The fruit gives the wine weight although it is not yet fully developed. There is a toasty background to this rich wine with its juicy red-berry fruits and acidity. Drink from 2019.</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wine is ripe with yellow fruits and rich pears. It has a rounded character, with a creamy texture shot through with acidity. The aftertaste has touches of grapefruit and a minerality that gives good texture.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Some smoke and crushed boysenberry play on nose and palate. The pleasant smokiness reaches into all corners of this soft but fresh wine. It has a lovely rounded balance despite the relatively light body where earthiness is as present as fruit.</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Plenty of wood flavors give this wine a ripe, spicy and toasty character. It is rich and perfumed, with attractive hints of yellow fruits as well as the new wood. The wood does need to calm down before the wine is ready.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wine is firm and structured, with complex tannins and dark black-fruit flavors. Under the tannins, juicy fruit with considerable acidity gives signs of great potential. The aftertaste again comes back to the structure. Drink from 2019.</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Vines from high up in the vineyard produce this cool, fresh wine. It has bright acidity along with intense grapefruit and lemon fruits. The wine is tangy with a strong texture.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Packed with fruit, this is a ripe, rich wine. Red berries are cut with attractive citrus flavors. Full in the mouth and with a good tannic character, this is a wine for food, especially spicy dishes.</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firm wine has a strong element of dry tannin that masks the fruit. It feels cool, fresh and rather hard now. It needs to age until 2015 when it will become a richer, fuller win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rich wine conveys flavors of milk chocolate and ripe black plums. It is smooth, velvet-textured and full in the mouth. Acidity and firm tannins are a fine supporting cast to the black fruit flavors at the end.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wine is soft, rounded, showing light acidity and fresh fruit. Melons and pears dominate the ripe flavors, with a touch of almonds and rich aftertast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well-balanced wine is both fruity and structured. It has good acidity, blackberry juice flavors and a bright aftertaste. It can be drunk now–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wine is firm, dominated by black currant fruit and a strongly tannic character. That gives fresh fruitiness that is contained within a solid, structure. The wine will need time to round out.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wood-laden wine shows more toast than fruit at this stage. It does have plenty of blackberry flavors for the future, giving texture to the firm structure.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It has attractive acidity and fragrant, juicy fruitiness. Underneath this fruit is a solid structure, fine tannins and fresh final acidity.</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Crisp and herbaceous, it has a riper background of yellow fruit fleshiness. It's bright and likely to soften and round out into 201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wine comes from a small vineyard close to Margaux, but only with the lowly Bordeaux appellation. It is ripe, full and rich, with smooth tannins and an approachable character. Red fruits dominate, along with wood flavors. The acidity at the end gives a lift.</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Rounder and less textured than a Sancerre, this style of Menetou-Salon makes a fine alternative Sauvignon Blanc. It's full and ripe, fresh with acidity while also bringing some tropical fruits into play. It's ready to drink.</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Layered botrytis that gives the wine both its richness and dense texture. It is sweet but with a dry core and crisp acidity, it will age well. It is going to be a beautiful wine, with tropical fruits, apricots and wonderful final acidity. Drink from 202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nose is a blend of peach and earth. The palate comes with great intensity, holding against the sweetness with an exquisitely delicious streak of quinine bitterness which lends direction and precision, along with tangy lemon freshness. This creates ample tension and moreishness as well as a lip-smacking medium-sweet finish.</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Generosity, expressed by the scent of sun-ripened Bosc pear peel, becomes immediately apparent. The ripe and luscious pear aromatics pervade the palate with their fruity, almost floral charm. There is some residual sweetness, boosting these flavors even more, but balance is struck by shining freshness and a pear-peel texture to finish with beguiling freshness. This is textbook stuff and utterly moreish.</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purest, freshest note of lemon zest and lemon oil creates a dreamy nose. The palate brings in a stony texture that characterizes the entire wine. There is something enduring and stone-like about this, framed with lovely lemon purity. This has barely had time to express itself. There is more to be had from this wine in the future. The long echoes of stone and citrus promise that. Drink 2020–203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ight and concentrated, this is a very fine wine. Great acidity and great tannins go with the most intense fruit. Blackberry and black-cherry flavors power through this structured wine. There is also elegance and a fine sense of style. Drink from 202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Intense citrus is overlaid by the ripe pineapple and tropical fruit. This delicious complex wine, with its tangy acidity, tightly coiled texture and touches of wood aging, is packed with great fruit. Drink from 2021.</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small, 10-acre property, owned by the Moueix family, at the heart of the Pomerol plateau. With its 30% Cabernet Franc it is perfumed and ripe, giving delicious black fruits as well as a firmer structure. The wine is set for a long aging with great potential. Drink from 2024.</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nose is reminiscent of the yellow and aromatic peel of ripe apples. It even has a touch of mirabelle. The palate continues in the same fruit-driven vein with that pure, ripe but tart apple note that seems to be such a feature of Alsace Riesling. The palate is dry and has a fine-boned structure that almost crunches in the mouth. A pure lemon note makes for a very clean-cut finish.</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Earth, apple and citrus align on the nose. The palate brings out more earthiness but also pits the notions of mellow baked apple against absolutely tart lemon freshness. Stone and earth cling constantly to these flavors and draw you in. The palate is pure and slender, totally dry and taut. The finish is of lasting lemon zest. This needs time but is full of promise. Drink 2020–203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Big, bold and ripe, this is a rich wine with its 82% Merlot. It is jammy while keeping its tannins and structure. Ripe and full in the mouth, the wine is firm enough to age for a long time. It is going to be generous, full and ripe. Drink from 202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tightly coiled wine, still firm and packed with tannins as well as fruit. It has a strong dry core that is lifted by the bright acidity. This is going to be a very complete wine, all the elements well in place. Drink from 202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rich wine has a good proportion (31%) of Cabernet Franc to give it a perfumed structured character. It is dense and with considerable tannins at this stage. By contrast, the fruit has enormous potential with rich blackberry and black-plum flavors. This chateau has made a considerable stride in this vintage. Drink from 2022.</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otally sumptuous peach notes dance on nose and palate. They are boosted by plump sweetness and given shape by zesty freshness. Everything about this is opulent and intense. The freshness of 2014 makes it lip smacking and bright, despite all of its richness. This finishes medium sweet while the peachy flavors last and last.</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pure startling cherry note rises from the glass. It is flanked by notes of autumn forest, tar and dried orange rind. Evidently, there is some development and evolution here. The palate is alive and fills not only the mouth but all the senses with its alluring aromas, yet it is firmly anchored in earthier tones. The body is svelte and fresh: its fine-boned structure is as much down to fresh acidity as it is to finely flexed tannins. This is profound, lasting and delicious but also deliciously light.</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Glorious apple freshness jumps from the glass, there is the slightest touch of honey, too. On the palate, the apple notions persist: there is fresh and baked apple, adding both crisp and mellow notes. Everything is brightened by lemony freshness on a concentrated but elegant and balanced body. Flavors last and have a long, clean and bone-dry finish. This is good enough to go the mileage. Drink now through 2030.</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n exceptional vintage for La Croix. It has voluptuous fruits that emerge from the ripe dense tannins. They are balanced by intense acidity and a crisp edge. The wine, with its still stylish character, is one to age for a long time. Drink this very fine wine from 202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Produced from 25-year-old vines in a six-acre parcel, this is a soft, ripe, red-fruit-flavored wine. Wood aging is noticeable in the smoky character of the wine and the ripe tannins. Otherwise, the juicy, fresh fruit dominates.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plump, dry rosé features hints of wet stone, strawberry and barely ripe melon. It's vibrant, refreshing and an ideal thirst-quencher for the warm months ahead.</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steely, smoky wine derived from flint soil. It is crisply fresh, tight and nervy with a strong tang of acidity as well as good intensity. It needs to age, so drink from late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Bringing together fruit from the different soils of Pouilly Fumé, this rich wine offers pear and apricot flavors as well as a strong citrus element. It also is a smoky, steely wine with a firm texture that underlies the fruit.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wine is intense, herbal and aromatic. The palate shows some rounded citrus and yellow-fruit flavors although green gooseberry comes through strongly. It is fresh, floral and deliciously ready to drink.</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red blend from the eastern end of the Entre deux Mers region, this is a smooth and already accessible wine. Attractive black fruits and soft tannins accompany touches of vanilla. It's ready to drink.</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Heavy wood aromas are mitigated on the palate by the ripe fruit, making for a rich wine with black plum flavors as well as a core of tannins. It's going to develop well and quickly, so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wine is lean, more about structure than tannins. Some juicy fruitiness is overwhelmed by the dry core of the wine that seems over-extracted.</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ttractive and balanced, this has light tannins and fresh black currant fruitiness. Everything is in the right place, correct if not more. The aftertaste has a good, food-friendly acidity.</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austere wine is almost skeletal in character. It offers plenty of tannins and structure and not much fruit. The wine feels hard and tough.</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Marked by red berry fruits and soft tannins, this has a juicy character, with touches of wood aging that are already integrated. The aftertaste, with its fresh currant acidity and rounded fruit, shows that this will be ready to drink soon.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wine comes from Château le Gardera on the slopes above the Garonne river in the Entre-deux-Mers region. It's a big, wood-aged and spicy wine that's full of attractive red berry fruits. There is a dry core of tannin, so the wine could age although it is quite ready to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wood aging is still showing in this young wine that needs time. Dry, firm and toasty, it also has the light, fruity character of the 2013 vintage with raspberry, blueberry and acidity that's still too intense.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two signature white grapes of Côtes de Gascogne give a wine flavored with tropical fruit and honey. It is delicate, ripe and just off dry. The wine is ready to drink although it will be better at the end of 201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Supple and fruity, this is bright with red fruits given a lift with spice. The wine is all about fruit with acidity to add a fresher character. Tannins are already integrating meaning the wine will be ready soon.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ripe, perfumed blend of Sauvignon Blanc and Sauvignon Gris. It is smooth and creamy in texture, with rich apricot and pear flavors. Spice comes from five months wood aging. It is ready to drink.</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One of many excellent values to be found among the 2012 Southern Rhône wines, this is supple in style, with ripe cherry and chocolate accented by vanilla and sandalwood. Drink now–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wine is rich and structured while also approachable. It is meant for drinking young with its ripe, black currant and plum skin flavors, stalky acidity and great depth of flavor. Drink from early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ith a long skin maceration to give plenty of flavor, this wine has fine ripe red-berry fruitiness as well as a rich texture. It is smooth although there is a touch of minerality from the schist soil. La Londe, a new appellation, is worth watching. Perfumed and fruity, the wine is ready to drink.</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ith its proportion of Mourvèdre in the blend, this is a ripe and perfumed wine. It has a rich sumptuous feel with ripe strawberry and crisper red currants. The wine is generous and ready to drink.</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Organic Cabernet Sauvignon and Tannat give this wine both its great fruit and its structure. It is a densely tannic wine with a solid core that then bursts out with black-currant and black-plum fruits. Intense acidity partners the concentrated fruit. Drink from 2020.</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young obviously wood-aged wine with a strongly toasty bitter character. Happily, the fruit is as concentrated as the wood with blackberry and black-plum flavors that will come through strongly. It is going to be a serious and impressive wine, firmly structured and rich. Drink from 2020.</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ith vineyards located in the small range of mountains known as the Alpilles (little Alps), this wine comes from a beautiful organic estate. The wine, with its full range of Provence grapes in the blend, is packed with red fruits. It has a tight texture that points up the fruitiness. Drink this finely structured wine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Made from organic grapes, this estate wine from the high-altitude property is crisp and tightly fruity. It boasts great acidity and refreshingly bright red-currant fruitiness. This is ready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rom a selected parcel in the estate, this organically grown wine is a ripe blend of Cinsault and Grenache. It is crisp and tight with minerality and zesty orange flavors. Dry and lightly structured, it is a fine food-style rosé. Drink from late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very pale wine—it's just barely pink. With Cabernet Sauvignon in the blend, it has a fine structured character that gives the wine weight. There are also refreshingly attractive red-berry fruits and a ripe aftertaste. Drink this complex wine from late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the ripest wine in the Béatrice range. With generous red fruits and balanced acidity it has weight and richness alongside the crisp, tangy fruitiness. This is a textured wine with spice and pepper flavors to add complexity to the fruit. Drink the wine from late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origins of this estate go back to the 13th century when it was the property of the Knights Templar. The large 400-acre vineyard has produced this fine rich wine, full of ripe red fruits and with a bright herbal edge. It is bone dry, crisp and ready to drink.</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or this medium-sweet wine, the Grassa family has chosen one of the Southwest's great grape varieties. The Gros Manseng easily makes this style: fruity and with a fine balance between sweetness and crisp acidity. This is a young wine, named after the singing thrush (grive) in the vines. It's still developing and will be better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classic vinification in tank and barrel has produced a ripe, full-bodied wine. It has ripe cherry and dark plum fruits; layers of wood-aging flavors give a complete, dense and concentrated wine. It will age, drink until 2020.</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fine, smooth, wood-aged wine that already shows good balance between creamy toast and fresh, citrus and white fruits. It is cut-through with youthful acidity and a crisp structure, promising aging.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big, ripe, still very young wine with black fruits that are right up front. It's jammy and juicy, with almost as much fruit as tannin. There is some aging potential, with the underlying dryness of the structure, but the wine is mostly about ripe fruitiness.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mineral, textured wine that has fine tannins and balanced ripe black fruits. It's dry, although with an undertow of richness, acidity and weight. It could age, so wait until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ith attractive mint aromas, this polished wine balances structure and fruit. New wood shows through but it doesn't dominate the black fruits that give weight and ripeness. It shows the typical juiciness of the vintage.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ith its honeyed aromas, this is a warm and rich wine. It has some ripe, buttery flavors alongside more fruity apples and pears. It is smoothly textured, feeling ripe and ready to drink by 201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ith rich tropical fruits and a ripe, opulent feel, this is a full-bodied wine. It has weight, layers of toast and apricot and peach flavors. Soft and round, it could be drunk now, although it would be best to wait until 201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Ripe and juicy, this is already an attractive wine. It does have a tannic structure for aging, but the bright red fruits, touches of cherry and layers of acidity are the stand outs. So drink this wine from 2015 or keep until 2020.</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ripe wine, full of apple and apricot fruit with a strong citrus line. A touch of minerality adds tangy texture and gives this rich wine plenty of life and freshness. Drink from 201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wine is firm and structured, with complex tannins and dark black-fruit flavors. Under the tannins, juicy fruit with considerable acidity gives signs of great potential. The aftertaste again comes back to the structure. Drink from 2019.</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Vines from high up in the vineyard produce this cool, fresh wine. It has bright acidity along with intense grapefruit and lemon fruits. The wine is tangy with a strong texture.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Ripe yellow apple and yellow plum notes make for an appetizing nose. The palate is equally fresh and full fruited, sporting sassy, defining freshness that makes it mouthwatering and appetizing.</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wonderfully aromatic wine that's bone dry, fresh and textured. A steely edge gives a mineral, tight character that emphasizes the youth of the wine. With a dominance of orange and lemon zest, plus juicy acidity, the wine does need a year or two; drink after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Hand-sorting and 18 months of aging is the key here. This 80% Merlot blend with 15% Cabernet Sauvignon and 5% Cabernet Franc offers a generously proportioned balance of tannins and black fruits. It has full-bodied character, packed with berry fruits and rich acidity. With all these elements, it will develop well.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Structured and fruity, this 25-acre vineyard of Merlot, Cabernet Sauvignon and Cabernet Franc has produced a blend that is solid and with a good future. It has black fruits and firm tannins along with well-judged wood aging (six to eight months). It is ripe, with attractive juicy flavors and spice.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Produced in the Vallée Noble sub-region in Soultzmatt, this is ripe and powerfully rich. It is strongly perfumed, full of white fruit and very floral in character. A thread of minerality runs through this still-young wine giving structure.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Ripe, soft and very drinkable, this has a generous structure that cushions the tannins with rounded black fruits. The acidity and the warm, generous character of the 80% Merlot and 20% Cabernet Franc blend net a fine representation of the fruity 2012s. This is Bordeaux consultant Stéphane Derenoncourt's home turf. Wooden fermenters and 16 months in barrel (40% new) necessitate time, so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hile it is closed and tough at present, this is definitely a wine with a future. The hand-harvested 65% Merlot and 35% Cabernet Franc blend has both firm tannins and the promise of ripe fruits, black berries and a rich, opulent character. Spice and new wood (one-third new French oak) are balanced by the fruits and they are brought together by the acidity at the end. Sophie Lavaud, who has owned the 13-acre estate since 2010, is in the process of getting organic certification.</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Intensely perfumed, this wine is also structured and fresh. Combining these elements gives a dense wine, firmly textured and with a dry core. Acidity gives the natural richness lift. It's meant for aging,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One of the rare vineyards which can produce Grand Cru Sylvaner, Zotzenberg's chalk soil gives a mineral while juicy and fresh wine. The lightest hint of spice gives the wine some weight, and the ripe, fruity apples and creamed pear are already delicious. Not for aging.</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old vines here do give some concentration. More importantly, they give a great swathe of ripe fruit that is so crisp and refreshing. Lemon and the lightest texture are lifted by intense acidity and a lively, fresh aftertaste. This wine is ready to drink.</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wine is soft, a gentle meander through the flavors of Sauvignon Blanc without any shocks. It has an attractive, rounded texture, with shots of acidity that complement the apple skin and pear flavors.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Bitter cherries and a dry core are the two components of this wine. Young, cool fruit comes through the edgy tannic structure. It is still a few months away from maturity, so wait until 201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Light and bone-dry, this is crisp, tight and full of lemon and green apple flavors. It's fruity, textured and ready to drink.</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rich and soft Sauvignon, full of ripe fruits that are heading in a tropical direction. Acidity cuts easily through the yellow fruit flavors and hint of herbaceousness. It's ready to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In this lemon-scented wine, flavors range easily from herbaceous to pears with a touch of grapefruit thrown in. It's an attractive, ready-to-drink, fruity win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ith its honeyed aroma, and off-dry palate, this is a ripe and ready-to-drink wine. A touch of acidity balances the rich peach and mango fruits, giving a wine that's delicious as an apéritif.</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ruity and fresh, this is Sauvignon Blanc at its most attractive. It shows a touch of minerality, but the citrus and crisp apple flavors dominate. With its light touch, it will make a fine apéritif win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nose merely hints at tropical riches. The stony palate also holds tightly onto its fruit: it is only zesty citrus that can be divined amidst all the stone. Bright lemon shines above what seems a deep dark core of rocky earth. There is real drive and real energy in that bright, lemony vein that runs right through this dry, serious and almost brooding wine. The finish adds a touch of a more mellow apple note that persists throughout the long finish. Wait for this. Drink 2020–203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Just a touch of dried pear and chamomile tisane appear on the shy nose which needs air to open. The palate already has that balm-like concentration of mature Riesling which is joined by a vein of wonderful lemon-zest freshness. Despite the absolute dryness of the palate there is ample, generous and deep-seated fruit: pear, apple and gorgeous tangerine. The finish is clean-cut and resonant. Drink now–2030.</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Produced by the winemaking team of Léoville las Cases, this wine comes from a separate part of the estate. The wine, with its dominance of Cabernet Sauvignon, is dense with tannins as well as dark fruit. It is firm, powerful and a very fine wine for long-term aging. Drink from 2024.</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Lifted heady notes of Damask rose rise from the glass alongside lemony tang. The palate brims with the same rose petal notes but also holds plenty of spice: sandalwood and ginger, white pepper and the merest touch of vanilla. The palate is concentrated and rounded with gentle sweetness, countered by fresh lemon acidity. The persistence of flavors on the palate is incredible. Serve this either with fruity spicy Asian fare or runny, soft and very ripe cheeses.</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unmistakable yet subtle notes of rose water appear as though they were drizzled over ripe juicy peach flesh. The palate boosts these generous fruit flavors with soft and measured residual sweetness. The medium-dry body is gentle, supple, fluid and generous but punctuated with sprightly, aromatic citrus to strike a harmonious balance. The finish is subtle, clean and perfumed with rose petals. Drink now through 2030.</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Hints of sultana and cooked quince reach the nose suggesting richness. The palate, however, responds with streamlined freshness, ripe fruit and depth and gives us concentration rather than richness. Tangy citrus zest frames notions of ripe apple and quince while shadows of dried fruit still haunt aromatically. The finish is clean, totally satisfying and dry. This is soaring but hearty stuff.</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big wine in its breadth of flavors and structure. Powerful tannins give hints of the wood aging. The ripe black fruit is given a crisp edge by the acidity that is typical of the vintage. The wine will certainly age well. Drink from 2023.</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Plump and round in the mouth, with clean, fresh flavors of pear and pineapple. This year, the Marsanne is better, although the Roussanne should win friends for its charming fruit.</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Light and fresh, this is immediately attractive with its green fruits, spice and hints of almonds. There is also a backdrop of minerality to this still-young wine. Aromatic and crisp, it can be dru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ripe, apple and green stone-fruit flavored wine, with a light texture that nicely supports the fruitiness. The wine is fresh, juicy and with delicious freshness at the end.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soft, fresh while rounded wine. A gentle texture hints at a more tangy character while pushing the apple and spice flavors forward. Attractive now, the wine is ready to drink.</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blend of vines from different soils, this rich, dense wine has concentration as well as steely, tangy fruits. It is still young and nervy, needing time to open out. Drink this wine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blend of seven parcels from the higher slopes of the appellation. They give the wine a cool, fresh character, aromatic and steely. It's a crisp wine, with textured citrus and clean acidity.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soft, ripe wine, smoothly textured. It has a good balance between the crisp apple and pear flavors and a more mineral texture that gives a bite. It's young, and great to drink now, although it will be even better from late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Ripe, full bodied and still young, this generous wine is open with its fresh apples and creamy texture that give richness. A touch of toastiness adds to the complexity and potential of the wine. Drink now, although it will be better from the end of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ging in big wood barrels has softened the intensity of this wine while leaving the fruitiness intact. It makes for a tangy, mineral-driven wine with a smoky, flinty aftertaste.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Vines planted on gravel soil line a terrace above the Cher river. This wine with an intensely herbal character is fresh, crisp and packed with fruit. It has some weight, along with a great lift from the aromatic aftertaste. The wine can be drunk now, although it will be better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Rich and full in mouth, this has green and apple fruit flavors that are cut with acidity. The tangy texture gives a contrast and balance to the wine.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Coming from a classic limestone vineyard, this is tense, structured and tight. It is textured, with spice and tangy acidity giving some complexity to the otherwise fruity wine.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Organically grown grapes from one of the top Provence estates have produced this light grey-pink colored wine. It is a delicious fruity confection of bright red berries and tangy acidity. There is an attractive touch of minerality to give the wine structure.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ripe beautifully balanced wine. It has the extra richness and density that comes from a vine produced in the close to Monte Sainte-Victoire. Full of raspberry and orange fruits, the wine has a final tangy herbal edge.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dark and probably too-tannic wine. A very dry, extracted character gives bitterness more than fruit. It's still young and has the Saint-Estèphe tannins in abundance, although its future with this dryness is uncertain.</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Packed with fruit, this is a fine, simple Bordeaux. Red fruits leap out of the glass, allied to light tannins. They make for a wine that's ready to drink young and fresh.</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irm, dry tannins behind this wine give a hard edge that will need time. The wine is powered by its structure, solid and only just fruity. Wait until at least 2017 to allow more fruitiness to come through, although the wine will likely always be tough.</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simple, fruity wine without great tannic structure. It has attractive berry fruits and a dry core. With its fresh acidity, it will be ready to drink soon.</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Dominated by the local Duras grape, this spicy and fruity wine has an intriguing blend of juicy acidity and leathery tannins. It gives a wine that could benefit from aging while also being ready to drink now. Give it the benefit of the doubt and wait until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rom the tiny vineyard area of Marcillac in the French mountains on the eastern edge of the southwest region, this tight, fruity wine is a breath of fresh air. It is packed with berry fruits as well as tannins showing that it will age. Red fruits burst out at the end. Marcillac's claim to fame is Fer Servidou, the grape that is not related to Cabernet Sauvignon but has similar aroma and taste traits.</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wine combines the best of Chenin Blanc, with its nutty, terroir-driven character, and the round ripeness of Chardonnay. It is fruity and fresh with a smooth texture that is lifted by final acidity.</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bargain-priced blend of Grenache, Syrah, Carignan, Mourvèdre and Cinsault. The flavors are ripe and plummy, accented by hints of garrigue, while the tannins are modest and suppl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varieties in the blend include Grenache Blanc, Roussanne and Viognier. They come together to offer hints of pineapple, pear and citrus. There's a silky texture on the palate, then a clean, crisp finish.</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ith a dominance of Pinot Meunier in the blend, this soft, attractive wine offers apples and crisp citrus, with a light, lively texture. The wine, with its fresh aftertaste, is refreshing and bright.</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crisp and dry Vouvray, this still has those telltale honey flavors of delicious Chenin. It is rich and dense while also having great acidity and a tight, taut texture that will soften as the wine ages. It can be drunk now for its freshness, but it will be better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re is no mistaking the purple chequered bottle of this wine. In its just off-dry character, it retains a light crispness, fresh apples and a soft, fruity feel. An attractive tang at the end makes it a good apéritif.</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structured wine, it has the weight and the firm tannins to give it aging potential. Black cherries, dark fruits and juicy acidity are paired with the drier tannic structure, amking for a smooth and rich wine.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the third wine of classed growth Château Grand-Puy-Lacoste, a charming offspring of the more serious grand vin. It shows lively black fruits, touches of wood and balanced acidity. It's a wine to drink young and fruity, so open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Boyd Cantenac's second wine is a soft and plump. It has ripe tannins and a generous texture, along with a gentle structure and good depth of flavor. The black fruits are already well integrated with the tannins to give a rich and juicy wine.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re is as much fruit as structure in this wine. Ripe red fruits are supported by solid tannins while pushing out fragrant acidity. It has structure while also allowing room for final fruitiness.</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smooth and rounded wine, it has ripe plum and spice flavors to go with soft tannins. A smoky character, juicy fruit and acidity show an open, friendly aftertast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Some flinty notes precede earthier, ripe apple notes that also spread across the palate. There is a textured mouthfeel, while a clean seam of lemon crispness counters the earthy fruit. Texture and freshness linger pleasantly.</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ripe, jammy wine with red plum and sweet strawberry fruits that are cut by both the acidity and the toasty tannins. Although ripe, the wine offers attractive juicy freshness. The aftertaste brings out more of the tannins.</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hat appears as apply, plummy fruit on the nose gains ample spice on the palate. Fermented and aged in used barriques, this wine has an unusual style that really demands food. It's fresh and fruity but with added roundness from wood.</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fruity wine with lively acidity and a brisk, zingy character. Freshness shoots through the wine, making it lively with hints of yellow fruits. The aftertaste is crisp and rip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soft, rounded wine has attractive ripe white-stone-fruit flavor. It also has a rich, spicy side, with light hints of wood that give it a mellow character. The wine is developing well and will be ready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Soft apple notes on nose and palate make for a subtle, soft but fresh wine. The fruitiness is there but not in the foreground, just coloring this friendly, lightly textured wine with flavor. Drink soon; it will be at its best with equally subtle food or soft cheeses.</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Lively and fragrant notes of ripe pear and red apple are immensely appetizing, while the palate is edged with its very own spiciness. The totally moreish ripe-apple freshness pervades and illuminates everything and echoes long. Drink soon while aromas are at their peak.</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Ripe yellow fruits and fragrant acidity dominate this bright, fruity wine. It has a light touch of minerality and a tight steely texture that is full of zest, giving a layered structure of fruit and acidity. The wine, one of the Kuentz-Bas biodynamic range, should age, so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One of the rare vineyards which can produce Grand Cru Sylvaner, Zotzenberg's chalk soil gives a mineral while juicy and fresh wine. The lightest hint of spice gives the wine some weight, and the ripe, fruity apples and creamed pear are already delicious. Not for aging.</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Ripe plum fruits give this big and fruity wine from the 130-acre Castéra vineyard a rich character. The structure provides a fine support with tannins that bring out the concentrated blackberry fruits. It's full of potential;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well constructed, solid wine, this has a fine layer of firm tannins that melds well with the rich black plums and acidity. Even this young, the wine is showing a balanced character, warm and ripe. It will age, so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wine is soft, showing ripe apple fruits, pears and apricots, with fresh acidity. It's light, but has a strong sense of texture and minerality. It's ready to drink but will be better early in 201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wine is light, fresh and fruity. Red berry flavors come through strongly along with crisp acidity and the lightest touch of tannin. You can't miss the acidity at the end.</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big, ripe and jammy wine made from old vines. There are black plum fruits but the wine is dominated by licorice, black coffee and wood. It is powerful and very solid.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touch of flinty reduction clings to the nose but soon relaxes into soft notes of ripe black cherry. The palate is textured and dry, harmonious with fruit and the gentle ripple and crunch of slightly rustic but utterly pleasant tannins. This seems to be its perfect drinking window now: generous with fruit, utterly harmonious and starting to mellow. The finish is fresh, clean and totally moreish. If you can resist at all, this may well continue to develop. Drink now through 202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wine from this estate perched high above Château Angélus is tight and mineral. While the dark dense tannins are to the fore, it also has great fruits. The acidity and the crisp texture give the wine both its intensity and its potential. Drink from 202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Packed with the dark tannins and structure of Cabernet Sauvignon, this wine, produced by the team of Calon Ségur is intense, concentrated and dark. It has a firm structure, solid and with a luscious aftertaste. The acidity of the year just shows at the end. Drink from 202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Owned by the Vialard family, this is a very fine wine. While it does have strong wood flavors at this young stage, they are going to be there to support the ripe jammy fruit. The wine from this 111-acre estate is generous and is going to age well. Drink from 2022.</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second wine of Cos d'Estournel is powerfully packed with tannins and dark ripe fruit. It is enormously rich and intense while keeping a fine smooth texture. There is a dark core that is going to allow the wine to develop over many years. Drink from 2024.</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deliciously balanced wine. Spice from the wood aging makes a happy contrast with the black-currant fruit and acidity. It is elegant and with great fruitiness. The wine, with its tannic base, will age well. The estate is to the west of Saint-Emilion, close to Château Figeac. Drink from 2023.</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tannins and density of this wine are impressive. With its strong structure and concentrated fruit, the wine is ripe and likely to age well. Blackberry and red-cherry flavors dominate a wine that is going to be ready to drink from 2022.</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re is the merest hint of chamomile lift on the nose, pulling all the other flavors heavenwards with it. There is apple as well as lemon zest. The palate is wonderfully pure and totally dry. Here and there more herbal inflections show and more mellow hints of baked apple. This is dry, taut and aromatic, but also clean-cut and precise. Lovely now but with definite aging potential. Drink now through 2030.</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slightly brooding nose suggests brambly fruit as well as freshness. The palate crunches with red and black cherry, imbued with a kind of boyish impish joy. This is disarmingly rustic, but also very, very unusual and utterly moreish in its singular and honest simplicity. Drying tannins coat the mouth while juicy tart freshness makes you want to take another sip. This is all about stormy, romantic wilderness. Beware, this might just steal your heart.</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Brilliant golden color promises richness. The nose obliges with a seamless scent of apples: fresh and ripe, baked and mellow. The palate shows soaring freshness, but countless notions swirl on the dry palate of this traditional field blend: citrus and apple, pear and blossom. There is so much fruit, so much expression, this is pure exuberance, but in a rather grown-up way. A very apt expression of both the freshness and the richness of Alsac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Heady notes of dried pear mingle with pleasant notes of earth. The palate is totally fluid and concentrated, streamlined with freshness but characterized by a rich luscious vein of sweetness. This is a late harvest to be reckoned with. Concentration and length are impressive and are just now getting into their strid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re is just a faint touch of honeysuckle on the nose. The palate follows with creamy floral peach notes on an incredibly light-bodied fluid palate of great intensity and stony depth. It is only on the aftertaste that the full volume and power of these aromatics shine. This feels like the aromatic heart of Alsace itself.</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soft, fruity wine is pretty much ready to drink. With its red-berry fruits and fresh acidity it has a crisp side, although its round, ripe texture is so attractive. Drink from the end of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crisp and dry Vouvray, this still has those telltale honey flavors of delicious Chenin. It is rich and dense while also having great acidity and a tight, taut texture that will soften as the wine ages. It can be drunk now for its freshness, but it will be better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Based on the premier cru Chardonnay vineyards of Cuis, this soft and fresh wine is beautifully balanced. It has apple freshness, a tangy texture from minerality, and a bright and fruity aftertast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ith 45% Mourvèdre and 35% Cinsault this has turned into a highly flavored and aromatic wine. It has great fruits and a rich texture that has a herbal edge. It is certainly a food rosé and with its up-front fruit, it could do with a few months to calm down. Drink from late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irm, dry tannins behind this wine give a hard edge that will need time. The wine is powered by its structure, solid and only just fruity. Wait until at least 2017 to allow more fruitiness to come through, although the wine will likely always be tough.</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Herbaceous, crisp and fruity, this fresh wine has citrus, juicy apple and a hint of yellow fruits as well as bright acidity. It's totally ready to drink.</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tightly stalky wine offers fresh red fruits and aromatic acidity. With tannins right up front, it is still young and needing to develop. The wine's name comes from the shirt numbers of the two French rugby players who feature on the label.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tribute to the year—1935—of the founding of the Monségur cooperative, this wine has structure, dry tannins and ripe, plummy fruits. It's firm, showing fresher black currant flavors and acidity at the end.</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stalky wine shows wood aging as much as fruit. Toast and some bitter extraction are contrasted with tight black currant fruits. It will soften and turn into an approachable fruity win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resh and fruity, this wine is already developing attractively. The wood aging gives some toasty character although the black currant fruitiness makes the wine accessible and bright. Drink from late 201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structured, firm wine lives up to the fortifications at its namesake château. It's a dark wine, not quite ripe with some green fruit flavors. Acidity and dry tannins are very present and need to soften. Let it wait and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Despite the label indication that this wine is Sauvignon Blanc, it does in fact have 20% Sémillon. That addition fills out the wine while retaining the natural herbaceous character with its grassy texture and strongly citrus flavors.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bargain-priced blend of Grenache, Syrah, Carignan, Mourvèdre and Cinsault. The flavors are ripe and plummy, accented by hints of garrigue, while the tannins are modest and suppl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varieties in the blend include Grenache Blanc, Roussanne and Viognier. They come together to offer hints of pineapple, pear and citrus. There's a silky texture on the palate, then a clean, crisp finish.</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Drink this maturing wine over the next year or two. Leather, chocolate and cherry notes mingle easily, the texture is smooth and the finish is silky.</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Because of the cool Atlantic climate, the Gascogne region is home to many bright, crisp wines. This is fruity, fresh and utterly crisp while also having some hints of melon and peach flavors. A touch of attractive minerality gives the wine texture.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Pear, melon and anise aromas lead the way, followed on the palate by a broad, soft mouthfeel and flavors that add peppery spice on the long finish.</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Very perfumed with wood and strong berry flavors, this stalky, structured wine has tannins that are already well integrated into the spicy, juicy red fruits. Bold flavors and tasty fruitiness are well balanced with the texture and dry core.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rom the owner of Domaine du Pégau in Châteauneuf-du-Pape, this is a négociant-style Côtes du Rhône. It's medium-bodied and crisp, with bright red fruit reminiscent of raspberries and cherries and a touch of herbes de Provenc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Light colored and fruity, this has the typical Négrette polish, aromas and dry tannins accompanied by red berry fruits, with a richer, full aftertaste. The wine is made to drink young, so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wine has firm tannins certainly. However its main character is the delicious, juicy fruit that just bursts out of the glass. A fresh character suggests this wine will develop quickly, despite the tannic background.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fresh blend of Négrette with both Cabernets is fruity and lightly crisp with refreshing final acidity. It's bright, while also having a ripe character that allows it to broaden out.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ull and rich, this wine brings out smooth apple and pear flavors that are sustained by hints of wood aging. It has a fresher side with citrus acidity giving the rounder textures a lift. Worth aging, it can be drunk from 201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Great streaks of acidity cut across the ripe fruit. The wine has touches of toast from the 20% wood aging, along with a steely, more mineral character. These combine well with the peach and ripe apple flavors. Drink from 201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Laden with wood aromas, this is a firm, dry wine. The fruit can cope with the considerable wood flavors, suggesting a wine that will be smooth, rich and velvety. It has weight now, but needs to age.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Richly endowed with ripe Merlot, this spicy, smoky, full-bodied wine is already developing. It is smooth, concentrated and deliciously juicy. Spice and firm tannins are well in the background, leaving room for acidity and black fruits.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warm and ripe Merlot-dominated wine. The chateau's position on the hill of Fronsac gives the wine structure and a mineral texture that does promise aging. With blackberry fruitiness developing well,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smooth, ripe wine, just hinting at wood. Honey and lemon flavors are cut by tight, mineral acidity. It's perfumed from the Muscadelle in the blend, giving a rich wine that is developing fast. Drink from 201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ruity and bold, this opens with direct aromas of cherry, strawberry and pomegranate that are accented by hints of sweet pea, violet and lavender. The medium-weight palate offers ample lifting acidity and a finish of tart red berries and watermelon rind.</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Lightly tannic and packed with raspberry flavors, this delicious wine has just the right balance between the ripe fruits and bright acidity. The wine is totally ready to drink.</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nose is subdued but the palate shows the effortless, weightless charm of Sylvaner, with hints of green pear and lime as well as notes of stone and earth. It offers expressive slenderness.</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Round and ripe, this is a balanced, complex and perfumed wine. With its acidity beautifully in place, it is fresh while also having some spice, toast and minerality.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nose is non-distinct but the palate follows with fresh, bright apple and tart greengage fruit. The palate is willowy, subtle and winning.</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aroma recalls ripe, juicy pear peel. Likewise, the palate sings with ripe pear notes, framed by a phenolic texture and countered by lively freshness. This wine is brisk, clean and fruity.</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touch of flinty reduction clings to the nose but soon relaxes into soft notes of ripe black cherry. The palate is textured and dry, harmonious with fruit and the gentle ripple and crunch of slightly rustic but utterly pleasant tannins. This seems to be its perfect drinking window now: generous with fruit, utterly harmonious and starting to mellow. The finish is fresh, clean and totally moreish. If you can resist at all, this may well continue to develop. Drink now through 202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Owned by art collector Philippe Raoux, who has filled the park of the chateau with impressive sculptures, this estate produces serious and complex wines. This latest release continues in that tradition. It is rich, structured and full of swathes of black fruit. The wine will take time, so wait until 2021.</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structured wine that still has serious layers of ripe fruit and rich tannins. The black currant from the Cabernet Sauvignon is balanced by the jammy richness of the delicious Merlot. It's an impressive wine that continues the progress of this estate, owned by Lafite-Rothschild. Drink from 2024.</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second wine of whites from both Haut-Brion and La Mission Haut-Brion is both rich and intensely crisp. It has a fine blend between great acidity and grapefruit fruit and a more tropical element. The tangy texture is taut with a mineral edge. Drink from 2020.</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Under the ownership of Jacky Lorenzetti, president of one of France's top rugby clubs, this estate is now performing impressively. The wine is finely structured with dark tannins and tight acidity and a hint of minerality. It is Merlot dominated, although it is the 40% Cabernet Sauvignon that brings out the black-currant fruitiness. Drink from 2022.</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pricot compote and candied peach shine on nose and palate with great intensity. The overtly floral notes of rose have given way to a more subtle perfume that highlights the aromas of peach above all. This is very concentrated, very rich, but also precise and fresh. It is citrus tanginess that allows this to be sweet yet still refreshing. Medium to sweet finish.</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second wine of Château Palmer is dense and structured. With ripe swathes of black fruits and juicy Merlot showing strongly, it already displays the potential of the vintage. Generous and ripe, the wine has a fine level of perfumed tannin. Drink from 2023.</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re is something floral and tender, even creamy on the nose. The palate on the one side has a creamy apricot and peach aspect, on the other a totally taut and brisk lemon-lime streak. This makes for tension and interest. This is concentrated and exciting, dry and very, very enjoyable. Drink now through 202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ender notes of honeysuckle and rose rise from the glass. On the palate they perfume the generous peach and mirabelle plum fruit, supported by some residual sweetness. This strikes a very harmonious balance between tender opulence an sprightly freshness. The finish is intense, tangy, medium sweet and superbly balanced.</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nose is a very enticing mix of rose petal and peach, grapefruit zest and musky spice. The palate echoes the same flavors and is both intense and concentrated. There is residual sweetness making all the fruit flavors luscious and plump, countered by sprightly fresh acidity that results in an over all medium-sweet wine. The flavors are precise and clean and so is the finish.</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still a young wine, with its ripe red fruits and black cherry flavors. The taste of licorice mingles with the fruit and balances with the smoky toast flavors. It's a rich wine that needs time, so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wine has been heavily extracted, giving an initial bitter coffee and a dry tannic character. The fruit weight will compensate for this, bringing out acidity, black plums and rich berries. It has the right concentration to age, so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Naturally low yields in a parcel within the Holder vineyard give concentration and great depth of flavor. The wine is still dominated by acidity, tense texture and a strongly steely character. Dry, nervy, needing to age, the wine has potential.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Darkly colored, this comes from the slopes above the small town of Buzet. It has structure and layers of black currant fruit and juicy acidity. With its firm tannins and ripe fruitiness, the wine will age.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fresh blend of Négrette with both Cabernets is fruity and lightly crisp with refreshing final acidity. It's bright, while also having a ripe character that allows it to broaden out.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Light colored and fruity, this has the typical Négrette polish, aromas and dry tannins accompanied by red berry fruits, with a richer, full aftertaste. The wine is made to drink young, so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wine has firm tannins certainly. However its main character is the delicious, juicy fruit that just bursts out of the glass. A fresh character suggests this wine will develop quickly, despite the tannic background.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Very perfumed with wood and strong berry flavors, this stalky, structured wine has tannins that are already well integrated into the spicy, juicy red fruits. Bold flavors and tasty fruitiness are well balanced with the texture and dry core.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Burgundy- and California-based Boisset's Rhône outpost has turned out an excellent value in this medium-bodied, firmly structured 2012. Black cherry and leather notes predominate, but pick up welcome hints of espresso, black olive and clove. Drink now–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Cabernet-dominated wine is elegant, structured with plenty of black currant and berry fruits that give a fresher element. With firm tannins that need to soften, it will age.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cool Cabernet packs enough ripeness to sustain the more stalky character. It is full of red berry fruits, smoky acidity and a core of tannin. Drink now, best lightly chilled.</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Soft while still herbaceous, this is simple and fruity. Lemon partners melon, bringing ripe fruit and acidity attractively together. It's a bright, fresh wine to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ith its green, herbal aromas, this wine could come from New Zealand. It's crisp with intense gooseberry and packed with citrus and green apple flavors.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resh and lightly fruity, it's crisp and fragrant. With great acidity and a touch of herbaceousness, it's ready to drink.</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hite currant aromas give an exotic character that is confirmed by the spice and ripe apricot flavors. Acidity is bright and fresh while the aftertaste moves the wine more to a warmer character.</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20-acre estate has produced a firm but already attractively ripe wine. It is still young and juicy, with black currant flavors dominating. The tannins are solid and need a while to soften.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Strongly herbaceous, it's also packed with gooseberry and grapefruit flavors. It's a sharp as a knife, very crisp and deliciously fresh, with a distinctly mineral aftertast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young tannins are keeping the wine dry at the moment. But the flavors of black currant fruitiness and fresh acidity promise a bright and fruity future.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resh, light and fruity, it has ripe strawberry flavors, bright acidity and just a touch of caramel. It is full in the mouth, with a rounded feel and a soft texture at the end.</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rich wine that is full of spicy aromatic fruit. It is classy and elegant while having some weight. Red fruits and orange zest are given a perfumed herbal edge from the Mourvèdre in the blend. This is real food wine, ready to drink.</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ith a high proportion of the local Rolle grape in the blend, this is a lightly perfumed wine with a strong herbal element. It is a ripe finely structured wine, with great acidity and orange flavors. A style of wine that will be better for a few more months, it should be drunk from late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young wine has great potential. With powerful tannins and a dense texture, it is rich in black fruits and acidity. Concentrated and with a firm structure, the wine will age well. Produced from a blend that puts Bordeaux grapes with a small proportion of the local Abouriou, it will be ready in 2020.</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rom an old vineyard on chalky soil, this wine has some concentration as well as a tight mineral texture. This is warm and ripe as well as fruity and crisp. It is a rich wine that has also retained crispness and great acidity. Drink from the end of 2017 or even early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Vineyards close to the sea produce a beautiful crisp wine, with red fruits, a touch of saltiness and tangy acidity. Cool fermentation has kept so much delicious flavorsome fruit.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In homage to its Bordeaux heritage from a previous owner, the wine has Cabernet Sauvignon in the otherwise typical Provence blend. That gives extra structure, as well as adding some red-currant flavors. This second rosé from the estate is ripe, richly endowed and ready to drink.</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Earthy and rustic, this intensely tannic wine has a dry character. The fruit is all there, hiding behind this rough exterior. Allow the wine time to soften out and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tight, young wine has a steely, mineral texture as well as juicy fruits.Those fruits need to develop to give the full potential of this perfumed wine.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Made from vines between 20 and 40 years old, this wine is both fresh and ripe. Apple as well as citrus flavors give it a tangy streak. Made from organic and biodynamically grown grapes, it is all fruit, bright and with an attractive, perfumed aftertast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n unusually rich wine for Sancerre, this is packed with apple and pear fruits, with a soft touch of honey to fill out the palate. It is ripe, full of fruit and immediately drinkable, soft at the end while still fresh.</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perfumed wine has light, ripe fruits and soft tannins. Red cherry and raspberry flavors dominate the palate of a wine that is still young. Drink this attractive wine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900-foot-high vineyard produces wines that are flinty, mineral and tight. With its textured character and zesty lemon notes, this wine is fresh yet still developing. Plenty of fruitiness will explode in the next few months. Drink after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Rich, fruity and textured, this expresses freshness with its acidity and red-currant flavors. These cut through the tangy texture, giving a tight aftertaste. The wine can be drunk immediately for its crispness or held until late 2016 to let it soften.</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Ripe and full, this comes from a producer based just south of the Côtes de Blancs. Yellow fruits are cut with citrus to give a rich, while refreshing wine. Smooth with an orange-zest texture, it is ready to drink.</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Strong wood aromas mark this wine that's shot through with wood-aging flavors. Spice and smoky toast are evident, but the ripe blackberry flavors are big enough to balance this Merlot-dominated wine.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smooth, velvet-textured wine. Its tannins are totally integrated into the ripe berry flavors. With its soft texture and open structure, it is almost ready to drink now. Wait until late 201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wine is all about fruit with only a passing reference to tannins. Red berry flavors come with just a dash of minerality and a firmer, wood-aged core.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wine is bottled by the local Médoc cooperative, although it comes from a single estate. With firm tannins and a dense structure, it's austere. The stalky black fruits are only just ripe, giving a green pepper character.</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wine is lean and austere, with extracted tannins that have left no sense of fruit. It will remain hard, although it will be less dry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Gravel and limestone soils provide two different origins for this wine. That said, burnt wood and smoky tannins are the only tastes at the moment. the wine does have enough weight and potential to soften out, so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ttractively fruity, crisp and perfumed. With red currant fruits and refreshing acidity, it's fresh and light in character.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Heavy wood aromas lead to a wine that's dominated by burnt wood with only subdued fruit. It's packed with tannins that are tough and extracted, giving a bitter coffee flavor. Although it will soften, the wine will likely keep its dry, tough character.</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Considerable toasted wood flavors show from both the aroma and the initial taste. The fruit is lean, without the weight needed for balance. It's likely to remain an austere win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ripe, red-fruit dominated wine with rich strawberry and cream flavors that are immediately attractive, With its balanced acidity, the wine is ready to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fruity wine has a refreshing citrus flavor. Lightly textured, it is lively and crisp. A mineral edge gives it tight structure, putting the wine into the food category.</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ith just a touch of yellow fruits, this is a ripe, concentrated wine. It has something of the Chablis minerality that is combined with intense fruits and acidity. The wine is young but very drinkable now, although likely to age at least until 2020.</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rich, soft wine with jammy black fruits and ripe tannins. The acidity will hold the wine together and allow it to age. A mineral edge comes from the caillou (stones) in the soil—hence the wine's name. It will age, although quickly, so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In the village of Soussans, and in the north of the Margaux appellation, this estate has a fine reputation for its wines. This vintage, with its great balance between fruit and tannins, shows why. It is a ripe wine full of black fruit and with the bright acidity of the vintage. Drink the wine from 2021.</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ightly structured, this is a dense wine. Packed with dry tannins, it is starting life as a firm wine. It is equally rich in fruit, a panoply of black plums and red currants. Drink this concentrated wine from 202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Owned by the Cuvelier family of Léoville Poyferré in Saint-Julien and with Michel Rolland as consultant, this is a fine estate with an equally fine chateau. It is dense and richly endowed with black fruits and spice. At the same time, it has style and a way with its fruit and acidity that give it a lift. Drink this very ageworthy wine from 2023.</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ith swathes of delicious herbal and green Sauvignon Blanc fruit just delicately underpinned by the wood aging, this is a wine that is rich while remaining so crisp. It is the tangy grapefruit and crisp texture that will allow this wine to age. Drink from 2020.</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wine is powerful with fine tannins and concentrated black fruits. The dense texture is lifted by the acidity and beautiful fruit of the vintage. The tannins are dusty, tight and surrounded by beautiful fruit and acidity. This, the second wine of Montrose, will develop surely over the next several years. Drink from 2024.</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rom the vineyard on the slope above Château Pavie, this is a beautiful, juicy and ripe wine. It has a mineral character with great swathes of black-currant fruit. This is a very fine wine, well delineated, ripe and with a delicious red-currant aftertaste. Drink from 202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structured wine that also has great layers of rich black fruits. They give the wine weight and intensity that is lifted by acidity. It is a powerful complex wine, concentrated and ripe. Drink from 202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nose needs air but as it wakes up, subtle notes of fragrant baked peach rise. On the palate a streak of lemon freshness provides both frame and direction, alongside a lovely apple-skin texture. Made from a blend of Riesling, Pinot Gris and Gewürztraminer this unites the virtues of each variety. This is full of life and impresses with its great precision and freshness. The finish is bone dry. Lovely now but will age. Drink now through 202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intense aroma of very ripe peach rises from the glass. There are nuances of orange peel, too. These become aromatically amplified on the rich, dense and almost grippy palate. There is great concentration and residual sweetness, countered by bitter pith and texture. This is mature and totally fluid, ample and generous but its maturity adds subtle tone to the eloquent aromas. The finish is medium dry and very, very long.</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wine clearly needs to breathe. It is only after a few minutes of airtime that it shows its true colors: then very tart and aromatic apples appear, alongside a hint of smoke and a sheer touch of lemon freshness. The palate continues on that lemony streak and is absolutely dry. The body is lithe and slender and shows great freshness and intensity. Apple and stone flavors linger. Drink 2020–2030.</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re is a touch of smoke and stone that lends a darker aspect to the ripe but crisp apple fruit. The palate has that same taut but very full-fruited feel—of very tightly held ample fruit reminiscent of red-cheeked, aromatic apples. This is both powerful and svelte. The palate is dry and finishes very clean, leaving you with haunting apple notes and fresh lemon.</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gentlest floral hint is suggested on the nose. The palate, on the other hand, broods and does not want to let go of its flavors. The dry palate is stony, textured and clean but it does not yet let any fruit speak. There is real concentration and length, but it clearly is too early to enjoy this. The finish gives a suggestion of apple, but we had better wait. Drink 2020–2030.</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resh and lightly fruity, it's crisp and fragrant. With great acidity and a touch of herbaceousness, it's ready to drink.</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hite currant aromas give an exotic character that is confirmed by the spice and ripe apricot flavors. Acidity is bright and fresh while the aftertaste moves the wine more to a warmer character.</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20-acre estate has produced a firm but already attractively ripe wine. It is still young and juicy, with black currant flavors dominating. The tannins are solid and need a while to soften.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Strongly herbaceous, it's also packed with gooseberry and grapefruit flavors. It's a sharp as a knife, very crisp and deliciously fresh, with a distinctly mineral aftertast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young tannins are keeping the wine dry at the moment. But the flavors of black currant fruitiness and fresh acidity promise a bright and fruity future.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resh, light and fruity, it has ripe strawberry flavors, bright acidity and just a touch of caramel. It is full in the mouth, with a rounded feel and a soft texture at the end.</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Soft and smooth, it has warm fruit flavors and an open, generous character. It's full of apple juice, with just the lightest texture, crisp and bright at the end.</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rom a small region just north of Pouilly Fumé, this is light and fruity. It's soft, just herbaceous and full of green apple and grapefruit flavors that give a fresh, lively character. It's completely ready to drink.</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resh and fruity, this is classic cool climate rosé. It has as much fresh apple as red berry fruits in its light, tight texture. It's crisp and ready to drink.</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Big, fat and juicy, this wine has soft tannins and a full-bodied structure. It is full of the superripe Merlot that characterizes 2009, making the wine develop relatively quickly. It should be ready to drink by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big and ripe wine hardly tastes like Bordeaux. That is until you get beneath the rich fruit and find the firmer tannins and the juicy black currant from Cabernet Sauvignon. The wine is certainly powerful with its dense texture and juicy, jammy feel. It could still age, but not for long. Drink from 201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wine with austerity and a dry, firm structure. It does have fruit to give weight to its tannins and texture. With spice as well as flavors of wood aging, it's likely to age well.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Rich and structured, it is full of ripe berry fruits and dense tannins. It is solid and balanced, with concentration and a very ripe feel. It needs to age a few years, so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serious wine from a classic vintage. While it has lost its fruit, it has gained in depth with secondary aromas of toast and leather, still kept fresh by acidity and a touch of juiciness.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Initially rough around the edges, this wine opens up to give warm red berry fruits, firm tannins and a solid structure. Underlying tannins give a dry core. A more juicy, fresh aftertaste means this wine needs some aging.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wine is sheer fruit, apples and pears with a touch of apricot juice. It is ripe with a fine texture that brings out a steely edge and refreshing citrus flavors. The wine is ready to drink now until 2020</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wine has some tannins that give structure as well as young fruitiness. A definite dry edge comes from the fruit as well as wood aging. The wood also brings out some bitterness that needs to soften.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juicy Merlot/Cabernet Franc blend is balanced and fresh with great red fruits and soft tannins. Acidity gives a crisp flavor while the fragrant smokiness allows for future development. This comes from a nine-acre, high-density, hand-picked parcel on a limestone plateau among the Querre family vineyards.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Rich and spicy, this 90% Merlot and 10% Cabernet Sauvignon from 10 acres generous and ripe, with warm tannins and a fruity, red berry character. This blend has attractive acidity and spicy flavors from the combination of wood and stainless-steel aging. This is only the second vintage from enologist Jean-Rémi Larrat's own property. It is worth aging, so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ninth generation of the Dublois family goes for tight cropping on only 7.5 acres for Nectar (95% Merlot, 5% Cabernet Sauvignon). Layers of wood dominate this wine. However, it does promise fruit as well, shown by the weight and richness. So it's a wine for a pause, to allow the intense spice and new wood flavors to die down. Firm and dry now, it will be worth the wait.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re is a lovely, poised balance between fresh, crisp fruitiness and peppered spice in this wine made from the increasingly rare Chasselas. It is light, flavored with apple and quince, very attractive and ready to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wine is rich, full in the mouth and delicious. With its creamy texture, baked apple flavors and sprinkling of spice, it's a dense and ripe wine that could be drunk now, but which will be better in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ith its ripe and perfumed character, the wine is not quite dry. It's already maturing, with its fruity acidity muted by almonds, ripe pear skins and a tight, mineral texture. This intense wine will be ready by 201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n exceptionally young wine, still tight, textured and mineral. The potential shows in the white fruits, lemon crispness and rich background. It's full of both fruit and a firm, steely structure.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Named after Emile Boeckel's great-grandmother, Clos Eugénie is a parcel of vines on chalky soil, producing this rich, full-bodied wine. A good tranche of minerality gives the wine an edge while the lively fruits and acidity add brightness.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firm wine with ripe Merlot fruits that are still sheathed in tannins. Densely textured, it is rich with berries and a stalky character that needs to soften. Wait for this solid, concentrated and ageworthy wine until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soft wine, full of ripe apple and white currant fruit flavors. It's fresh , but also has a steely edge that gives a strong texture. Produced from chalk and clay soils, it is tight, rich and needs a few months more in bottle.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n perfumed wine, this is light and fruity. Bright raspberry flavors are lifted by refreshing acidity and a tang of zesty lemon. A touch of minerality gives texture.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texture and structure of this wine may be light but the fruitiness is so appealing. Soft and ripe with red-berry fruit flavors and refreshing acidity, it will develop quickly and be ready to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ith a high proportion of Mourvèdre in the blend, the wine is structured and finely perfumed. It has some firm tannins that are well integrated into the red-berries. While the wine is richly textured, it is also bursting with fruit at the end.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vineyard is on the slopes of the Massif des Maures, on the way to Saint-Tropez. This special cuvée is ripe and full in the mouth. It has a bone-dry texture, balancing fruit and spice. This serious wine will be ready from late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both fruity and deliciously crisp. It has the light touch of the vintage—red fruits attractively balancing with the acidity and the tangy lemon edge. The aftertaste is both fruity and herbal.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or its youth, this is a rich, smooth wine. The tannins, even from the Malbec in the blend, are full, rounded and already integrated. Acidity and an attractive smokiness give this wine its already-drinkable character. Drink from the end of 201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blend from Aÿ on the Montagne de Reims and from the Côte des Blancs. It is intensely perfumed, with weight from Pinot Noir and crispness from Chardonnay. If it seems not quite integrated at this stage, it will hopefully come together over the next few years to reveal a ripe and rich wine.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chalk subsoil of the Bélingard estate gives this wine its textured character. The wood aging smoothes out the crisp acidity of Sauvignon Blanc and Sémillon and adds a light layer of toast. It is still a young wine and will be better from late 2016 or even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rom vines planted to the west of Chablis, this is a soft, ripe and fruity wine. It has some tension from the minerality while keeping the white fruit flavors to the fore. Drink now or, better, from late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Made from old vines, this ripe and concentrated wine is smooth and creamy. Good acidity balances the rich fruits, giving flavors of apples, pears and apricots cut by a line of citrus. The wine is ready to drink, although it will be better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tough wine, packed more with tannins than fruit. A bitter chocolate character comes from over-extraction of the tannins. The fruit is slow in coming, although there are hints of juiciness. Give it until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56 acres of this estate are in the heart of the Entre deux Mers region. This young and fruity wine has stalky black currant fruits and fresh acidity. There's a light touch of spicy wood and a crisp, red fruit aftertast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lean wine lacks fruit to support the dry tannins. That probably comes from the extraction that has also caused some bitterness. It's a hard wine that needs time to soften.</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rom one of two properties in Listrac owned by the Thomas family (the other is Reverdi), this is seriously dark and tannic, with flavors of bitter chocolate extract and wood. It doesn't feel as if it will really soften enough.</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gravel soils of the 51-acre vineyard gives this wine its firm character as well as bringing out the fruitiness. While the wood-aging flavors are still strong, this will soften and round out soon for a fresh, fruity win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Packed with wood, this shows some green-pepper character as well as the more juicy fruitiness. It has a lean profile, stalky with high acidity. Of course it will round out, although it seems likely to remain auster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separate cuvée produced from the vineyard of Château Beaumont, this has an earthy aroma, dense and extracted tannins, and still needs to find its balance. If it is to round out, it will need several years, although it could well remain tough.</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Dark colored, this offers considerable wood aromas. It tastes dry and extracted, layering bitter coffee flavors on burnt toast. Mere hints of fruitiness seep through the big tannic structur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Strong wood aromas continue into the palate of this burnt toast and bitter-chocolate-flavored wine. It is extracted and with a bitter edge. The juiciness from the fruit only emerges slowly and tentatively.</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vineyard is on the slopes of the Massif des Maures, on the way to Saint-Tropez. This special cuvée is ripe and full in the mouth. It has a bone-dry texture, balancing fruit and spice. This serious wine will be ready from late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both fruity and deliciously crisp. It has the light touch of the vintage—red fruits attractively balancing with the acidity and the tangy lemon edge. The aftertaste is both fruity and herbal.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Protected by the Massif de Sainte-Baume, kept dry and sunny with the Mistral winds that blow down the Rhône Valley, this vineyard can produce ripe wines like this. It has a crisp cool feel to it, bright with acidity as well as red currant and tangy orange. This is a delicious wine, with a fruity aftertast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texture and structure of this wine may be light but the fruitiness is so appealing. Soft and ripe with red-berry fruit flavors and refreshing acidity, it will develop quickly and be ready to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rounded, ripe and full-bodied wine, with spice and light toastiness that give richness. Apple and green-plum flavors are enhanced by the creamy texture and touches of apricots. It is young and drinkable now, although will likely be much better from the end of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ull in the mouth, this rich wine comes from vineyards in the hillside valley above Puligny-Montrachet. It has something of the same balance between ripe fruit and a steely texture. The acidity is there, embedded in the toast and ripe pear flavors.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re's been an evolution taking place at this house, with new oak no longer ubiquitous in the offerings. In fact, this wine is aged solely in concrete, which allows charming hints of lavender and thyme to shine among the cherry and cocoa notes. It's full-bodied yet firm, so pair it with burgers or steaks off the grill.</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silky, ready-to-drink red. Cherry and plum fruit mingle easily with earth, leather and mocha, finishing on a softly dusty note. Drink now–2023.</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rom a high altitude estate in the Vaucluse, this blend of 60% Grenache, 35% Syrah and 5% Cinsault is pale and coppery in hue, yet shows ample richness and weight on the palate. Notes of wet stone, berry and citrus linger on the mouthwatering finish.</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fresh, crisp wine has plenty of lively citrus fruits that are enriched by red apple and zesty orange flavors. The wine is already delicious in its fruitiness and ready to drink.</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rounded, smooth wine will be delicious to drink. It is full of crisp white fruits, laced with lemon acidity while having a full, ripe character. From clay and chalk soil, it is forward, fruity and ready to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Slightly funky notions appear first: There's a hint of reduction but this, thankfully, blows off. Underneath sits a very sprightly, very fresh wine that pits fruity apple mellowness against total, dry freshness. This has a concentrated core, the aromas are still a little tinged by the flinty, smoky hints of reduction but this will stand them in good stead for cellar age. Give this some time. Drink 2020–2030.</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lovely lemony lift jumps from the glass and immediately signals maturing Riesling. The palate is still taut with freshness but has the harmonious balminess of bottle age. Hints of dried pear and candied lemon peel appear. The palate is as precise and taut as ever, brightened by utter apple and citrus crispness. The finish is long, dry and utterly clean cut.</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Beautifully pure notes of crisp Cox's Orange Pippin apples shine on the nose. The palate is equally tart and wonderfully refreshing. This is a high-wire act of freshness and stony depth. You think you can almost taste the stone underneath all of these beautifully expressed apple notes that are pervaded by zesty freshness. What an invigorating, lip-smacking finish. This is lovely now but will develop. Drink now through 2030.</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the second wine of Grand Cru Classé Château la Gaffelière. It revels in ripe juicy Merlot while keeping a sense of style and elegance. Produced by the Malet-Roquefort family, owners since 1705, the wine has some firm tannins while never losing sight of the generous black fruits. Drink from 2022.</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estate, dating to the 18th century and close to the Gironde estuary, has produced a rich wine. Young tannins and fine fruity acidity are both present in a wine that is serious and dense. Its weight, ripeness and the potential of the black-currant fruit will all allow it to age. Drink from 2022.</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Lifted hints of chamomile and apple peel rise straight from the glass. The palate has the same streamlined citrus focus and just homes in on that sleek dry apple freshness that seem to be a dynamic force at the center of this wine. The flavors are concentrated and totally dominated by utter lemon freshness, tart and vivid to the last. Lovely now but with further potential. Drink now through 2030.</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second wine of Angélus is almost as structured as the first wine. It has serious tannins and dark acidity. At the same time, the fruit is rich with black-currant flavors. It is solid with plenty of potential. Drink this very fine wine from 2023.</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Subtle hints of tart apples appear first, then there is the merest touch of quince, even a touch of lemon balm. The palate pans out aromatically, always in that apple and quince spectrum, and has a brightening crisp edge of freshness and absolute concentration and dryness. With more air, the aromatic lemon balm note adds its special perfume to this wine. This is invigorating and enlivening.</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Made from a separate parcel of the Valandraud estate, this is a fruity, ripe wine. Dark tannins and flavors of dark chocolate combine with great fruit and acidity. It is still packed with tannins and will take plenty of time to come round. Drink from 2024.</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richest and most generous hints of dried pear and fruit loaf rise from the glass. The palate continues in the same, generous vein with plenty of pear, shimmering and scintillating with juicy, mellow and just off-dry ripeness. This is countered by fresh lemon zestiness and leaves a totally balanced and very lasting impression. There are pleasant highlights of bitterness and that pervasive sense of pear fruit just lasts and lasts.</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Rounded and rich, this single-vineyard wine is concentrated without losing a touch of its beautiful fruit. It has a fine balance between fruit and acidity as well as a tense line of minerality and tight texture. Drink this impressive wine from 2024.</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Rich aromas of juicy peach and Damask rose have the lovely and tempering edge of grapefruit zest. The palate gives us the same welcomed counterpoint of zesty aromatic freshness and perfumed opulence. This has lovely fluid freshness, couched in sumptuous flavors. This is exquisitely balanced and finishes just about still dry.</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lovely mix of gentle rose petal, sandalwood and honeysuckle perfumes the nose. The palate has an earthy element, grounding these flavors and a texture of silky peach skin, along with soft peachy fruit. The body is light and lifted—an almost weightless pleasure—but with concentration and lasting flavors. This is a compact bundle of aromatic joy.</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fresh, juicy wine with acidity and bright red fruits. Yes, there are tannins but they support the lively, crisp strawberries and the spice that comes from the wood aging. The wine is developing fast and will be ready to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very light yellow-plum fruitiness colors nose and palate of this fresh, easy and soft white. Plummy friendliness is matched by equally sunny lemon freshness, resulting in a balanced, fruity, easy-drinking win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tight, tannic and offers red-currant fruits. It has a dusty texture along with layers of acidity, spice and hints of wood aging. The wine is fresh with bright fruitiness and good acidity. The tannins do suggest aging potential, so don't drink before 2019.</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Ripe, juicy pear appears as a pristine, expressive flavor on nose and palate. Body and structure are light and just off dry. Drink soon while at its delicious peak.</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wine is ripe with generous strawberry flavors and perfumed acidity. A smoky edge accompanies tastes of red cherry. The wine is rounded and light with attractive final acidity.</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perfumed, fruit-forward wine is ripe with red berries and sweet tannins. The aftertaste brings in the freshness of the year.</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Smoky and structured, this is a dry wine with only the acidity to hint at the berry fruits to come. With this firm, toasty tannic character, the wine is likely to remain structured for a while to come. Drink from 2020.</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real evocation of fresh, crisp and crunchy apple delivers freshness and punch on the easy-drinking but fresh, clean and joyful palate. Drink this soon, if possible at a summer party where this slender wine will come into its refreshing own.</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Soft, gentle and generous cherry notes color the nose and light palate. This is pliable and has pleasant edges of peppery, tingling spice and freshness.</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Slightly muddled pear and earth flavors appear on the nose. The palate is far more defined, with fresh pear notes and distant hints of pineapple. This is dry, full-fruited and fresh.</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Citrus and red-fruit aromas make for an attractive, perfumed wine. On the palate, a fresh character comes from the red currant and raspberry fruits. It is light and bright with a tight, mineral aftertast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wine comes from a large 300 acre vineyard in the eastern Costa Serena region. Dominated by Niellucciu (aka Sangiovese), it brings out all the acidity of the grape, restrained by ripe raspberry and apple fruitiness. It is a light, bright and crisp win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rom vines planted to the west of Chablis, this is a soft, ripe and fruity wine. It has some tension from the minerality while keeping the white fruit flavors to the fore. Drink now or, better, from late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Made from old vines, this ripe and concentrated wine is smooth and creamy. Good acidity balances the rich fruits, giving flavors of apples, pears and apricots cut by a line of citrus. The wine is ready to drink, although it will be better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Still so young, this herbal, fruity wine is as crisp as possible. It is packed with lemon, grapefruit and tight acidity, needing to age. Drink this tense, steely wine from late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blend of Pinot Meunier and Chardonnay, this is crisp while also rounded. Fresh, tight acidity under a creamy texture brings out the sliced apple and Rocha pear flavors. There's no need to age this bottling; it's ready to drink.</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warm and rich wine from the southern Mâcon region. It is ripe with yellow fruits, crisp apples and a touch of minerality that gives the tangy texture. Packed with fruit as well as structured, this wine can be drunk now, although better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rom one of the villages that lies behind the primary Chardonnay vineyards of the Côte de Beaune, this is already smooth, fruity and perfumed. It has attractive acidity and a rich, baked apple character that is pointed up by the layer of toastiness. Drink now, although the wine will be better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Not many Grand Cru wines are made into a Sec style of Champagne. This wine is more soft than sweet, with plenty of acidity as well as a touch of honey. Soft and round at the end, the wine is balanced and ready to drink.</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resh, ripe and fruity, this is a rich wine, produced from vines to the west of Reims. It has perfumed wild strawberry flavors and acidity. Attractively crisp at the end, it's a ready-to-drink wine that will be just right as an apéritif.</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big and ripe wine, with flavors of chocolate and blackberry. Dense tannins dominate, although the rich berry fruits and acidity promise a more fruity future. It's worth waiting;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One of the many Saint-Emilion properties that are able to make use of the Figeac name, this small estate offers an attractive, fruity 2011. There is a dry core, but it's the ripe black fruits that dominate. It will age quickly, so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ripe, smooth and fruity wine that is already delicious in its ripe berry and plum flavors. Touches of new wood show how it is still developing, a burst of vanilla followed by fruity acidity. It will be a full, ripe wine, but give it until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Smooth and rich, this is already a delicious wine. It has soft tannins, a touch of wood aging and swathes of ripe black plum fruits. Gently structured, with some smokiness, it's going to age relatively quickly, so drink from 2016.</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Only lightly wood aged, this is a fruity wine with a touch of spice, some peaches and fragrant acidity. It is delicious wine and ready to drink.</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soft, ripe apple-flavored Champagne, it is fresh and crisp. With its gentle mousse and fruitiness, it is ready to drink as a youthful wine, and not likely to benefit from bottle ag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well made, fruit and tannin wine. With delicious black currant fruits, juicy acidity and a supporting role of dry tannins, it has minerality, touches of wood aging and a more serious aftertaste, ready for aging.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Pale in color, this is a fruity rosé. It's packed with acidity that gives a tight, crisp feel as well as red cherry and red currant fruits. The acidity could benefit from a few months of calming, so wait until 201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firmly tannic wine packed with both toast and blackberry fruits. It needs to soften to bring out the ripe fruitiness and jammy texture. Drink from 201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Intensely herbaceous, this is a crisp, green, herbal wine. It's fragrant, textured and conveys a bright acidity. Gooseberry, lime and apple flavors are very tight and concentrated.</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simple, bright fruity wine, with crisp apple and lemon fruits. It's fresh and ready to drink, with no need to age. A touch of minerality gives the necessary textur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tight, crisp and herbaceous, dominated by Sauvignon Blanc. A mineral character gives a firm texture. It needs to age a few months, so drink from 201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Made from old vines, this complex and structured wine brings out the richness and ripe tannins of 2010. It's firm although the fruit concentration is what shows most strongly. It's an impressive, juicy, red-fruited wine that will age.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55% Cabernet Sauvignon, 45% Merlot wine is ripe and spicy. Solid fruit gives a juicy character along with a strong sense of structure. That allows room for plenty of acidity as well as fruit, but also demands aging to allow the mineral texture to soften. Along with owner Monique Bonnet's Château Suau, this vineyard was certified French organic with the 2012 vintage.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Ripe and full, it offers great spice, yellow fruits and hints of tropical fruits. It has acidity and is dry, but it's delicious because of its rounded texture and generous body. Drink from 201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ll spice and lychee flavors. It's a rounded, soft wine, on the sweet side although with a dry edge. It is not subtle, but it does hit all the Gewurztraminer buttons.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honeyed, sweet wine (a fact not indicated on the label). Spice is surrounded by ripe fruits, apricot and lychee, with added pepper. Some citrus acidity comes through at the end.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Chosen from a selection of parcels, this dense and complex wine has layers of firm tannins that a give a dry, tough core. Underneath, the juicy, currant and berry fruits need to spring to life. Give this concentrated wine until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A fruity, crisp and herbaceous blend of Loin de l'oeil and Mauzac, this lively wine also shows some richness. Full of green and citrus fruits, it is finished with a light minerality and acidity. Drink from 2015.</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irm and structured, this is a lean and austere wine. It has solid tannins while the juicy acidity and red berry fruits are crisp with hints of green, underripe Cabernet.</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light, obviously wood-aged wine. Black currant fruitiness is right up front along with a spicy, toasty character. That wood will integrate shortly with the acidity to give a fruity, friendly win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Earthy aromas need time to blow away once this is opened. After that, the wine gives lean fruit, a tight and mineral stalkiness and high acidity. Bitter extraction cuts through the win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wine is stalky with a green element that suggests underripe fruit. Black currant competes with burnt flavors that will soften as the wine ages. Drink from 2017.</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has plenty of tannins, but seems thin on the fruit. It gives an unbalanced wine that should have filled out by now. The texture is extracted with a hard edg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With a high proportion of Mourvèdre in the blend, the wine is structured and finely perfumed. It has some firm tannins that are well integrated into the red-berries. While the wine is richly textured, it is also bursting with fruit at the end.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wine comes from a small appellation that specializes in botrytized wines. This mature wine with its honeyed touch (as well as lemon and ripe botrytis) is luscious and opulent. It has a smooth generous and full texture. There is a bitter-orange-marmalade flavor that gives a crisper edge at the end. This beautiful wine is ready to drink.</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herbal wine comes in a beautifully designed bottle that mixes clear and blue glass. It is light and fruity—a lively mix of red fruits and citrus with a definite texture. This new wine from the Minuty estate is made to go with food.</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Owned by the Abeille family of Château Mont-Redon in Châteauneuf-du-Pape, this wine is delicious. Crisp and clean with great red currant and citrus fruitiness, it is finely judged with acidity and a light texture balancing the fruit. Drink now.</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wine comes from a large 300 acre vineyard in the eastern Costa Serena region. Dominated by Niellucciu (aka Sangiovese), it brings out all the acidity of the grape, restrained by ripe raspberry and apple fruitiness. It is a light, bright and crisp win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Citrus and red-fruit aromas make for an attractive, perfumed wine. On the palate, a fresh character comes from the red currant and raspberry fruits. It is light and bright with a tight, mineral aftertast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is a young, perfumed wine with attractive red fruits. While the wood is showing at the moment, that will fade as the wine develops, giving a fresh, raspberry-dominated wine. Drink from 2018.</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Bright while also jammy, this is a ripe wine dominated by rich red fruit. The core of tannins doesn't disturb the strawberry flavors and the crisp acidity. The wine is already developing well. Drink from 2019.</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slightest hint of baking spice hovers over fresh, tart but ripe apple notes. Something juicy and textured at the core makes you want to drink more.</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resh and baked apple counter each other attractively. The palate is fresh and clean, with an earthy, textured edge. Brisk lemon notes provide freshness.</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Clean, ripe apple notes glide across nose and palate in a fruity, refreshing, balanced and easy-drinking white. Drink soon while aromas are at their peak.</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Faint pear notes on the nose lead to a savory, earthy but crisp palate. The finish is very clean, even cleansing. This will shine with food.</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Lifted hints of chamomile and apple peel rise straight from the glass. The palate has the same streamlined citrus focus and just homes in on that sleek dry apple freshness that seem to be a dynamic force at the center of this wine. The flavors are concentrated and totally dominated by utter lemon freshness, tart and vivid to the last. Lovely now but with further potential. Drink now through 2030.</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e second wine of Angélus is almost as structured as the first wine. It has serious tannins and dark acidity. At the same time, the fruit is rich with black-currant flavors. It is solid with plenty of potential. Drink this very fine wine from 2023.</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Subtle hints of tart apples appear first, then there is the merest touch of quince, even a touch of lemon balm. The palate pans out aromatically, always in that apple and quince spectrum, and has a brightening crisp edge of freshness and absolute concentration and dryness. With more air, the aromatic lemon balm note adds its special perfume to this wine. This is invigorating and enlivening.</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Rounded and rich, this single-vineyard wine is concentrated without losing a touch of its beautiful fruit. It has a fine balance between fruit and acidity as well as a tense line of minerality and tight texture. Drink this impressive wine from 2024.</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This second wine of Calon Ségur is beautifully proportioned. It is fruity with rich tannins. At the same time, the crisp fruit of the vintage gives a lift to the deep concentration. Let the wine develop over several years. Drink from 2024.</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Ripe and fruity, the wine is a great success. It has juicy berry fruits that are underpinned by the firm tannins and mineral structure. It is full while also crisp: a wine that is deliciously perfumed. Drink from 2024.</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Produced from biodynamically grown grapes, this is a fine, smooth and rich wine. Great tannins are cushioned within the ripe blackberry fruits and generous texture. It is already a delicious wine, although certain to age as well. The estate is close to Château Figeac. Drink from 2022.</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Very earthy notes precede a subdued nose of citrus zest. These tart but expressive notes open up a little more on the palate where they are joined by a rounded, if crunchy structure. There is ample freshness here but also an earthy and (for now) citrus-fruited generosity. The finish reverts to stony, earthy cleanness. This is intriguing and needs time to unfold its fruit and unusual texture. Drink 2020–2030</text:p>
          </table:table-cell>
          <table:table-cell table:style-name="ce2" office:value-type="string" calcext:value-type="string">
            <text:p>France</text:p>
          </table:table-cell>
          <table:table-cell table:number-columns-repeated="1022"/>
        </table:table-row>
        <table:table-row table:style-name="ro1">
          <table:table-cell table:style-name="ce2" office:value-type="string" calcext:value-type="string">
            <text:p>Elegance, complexity and structure come together in this drop-dead gorgeous winethat ranks among Italy's greatest whites. It opens with sublime yellow spring flower, aromatic herb and orchard fruit scents. The creamy, delicious palate seamlessly combines juicy white peach, ripe pear and citrus flavors while white almond and savory mineral notes grace the lingering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Underbrush, scorched earth, menthol and plum steeped in spirits are some of the aromas that unfold on the glass. The big, chewy palate doles out ripe wild cherry, raspberry jam, ground pepper and licorice alongside firm, velvety tannins. You'll also detect the warmth of alcohol on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Forest floor, tilled soil, mature berry and a whiff of new leather combine on this. The ripe palate offers fleshy black cherry, dried aromatic herb and tobacco, while fine-grained tannins give the finish some grip. Drink 2018–2023.</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forest floor, violet, red berry and a whiff of dark baking spice unfold in the glass while wild cherry, black raspberry, ground pepper and star anise drive the palate. Framed in firm, fine-grained tannins, this is a classic Tuscan red. Drink through 2020.</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has a charming nose that boasts rose, violet and red berry while the juicy, easy-drinking palate offers ripe wild cherry, chopped mint, white pepper and a hint of star anise. There isn't much complexity but it is savory and balanced, with fresh acidity and supple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bright, savory wine delivers aromas and flavors of juicy wild cherry, black raspberry, violet, white pepper and mocha. Polished tannins provide the framework. Enjoy through 2020.</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dark-skinned berry, rose and wild herb lead the nose. The round, juicy palate doles out ripe black cherry, fleshy raspberry, white pepper and clove while polished tannins provide a smooth, velvety framework. Enjoy through 2019.</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blend of 90% Sangiovese and 10% Canaiolo, this opens with aromas of violet, mature plum, espresso and a whiff of forest floor. The firm palate offers dried black cherry, ground pepper, toast and clove while packed, fine-grained tannins provide support. Drink through 2020.</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unbaked earth, ripe berry, baking spice and a whiff of menthol meld in the glass. The juicy palate offers red cherry, pomegranate, star anise, mocha and a hint of tobacco alongside fine-grained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Ripe dark-skinned berry, forest floor and cooking spice aromas lead the nose along with a whiff of new leather. The chewy palate offers fleshy black cherry, cinnamon, vanilla and a hint of tobacco while polished tannins provide the framework. This is already accessible so no need to cellar it for years. Best through 2021.</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robust red opens with aromas of espresso, plum cake, toast and dark spice. The hearty palate offers blackberry jam, licorice, vanilla and mocha alongside firm fine-grained tannins. A coffee note closes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savory blend of 40% Merlot, 30% Cabernet Sauvignon, 25% Cabernet Franc and 5% Syrah opens with aromas of roasted coffee bean, leather, tobacco and dark woodland berry. The chewy palate offers juicy plum, cassis and clove alongside polished tannins. Drink through 2019.</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ffers aromas of red rose, wild berry, dark cooking spice and a whiff of sun baked earth. The ripe palate offers black cherry marinated in spirits, licorice, game and a hint of chocolate alongside velvety tannins. The warmth of alcohol closes the finish. Drink 2018–2029.</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Underbrush, smoke, mocha and dark fruit aromas lead the nose and carry over to the ripe palate along with dried black cherry, licorice and clove. Firm, velvety tannins provide the framework. Drink 2018–2028.</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Berry, baking spice, dried iris, mint and a hint of vanilla come together on this structured wine. On the palate, notes of white pepper, sage, anise, orange zest and yellow peach accent the red cherry core while a balsamic note closes the finish. Firm, refined tannins provide the backbon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hearty red opens with aromas of leafy underbrush, leather, licorice and a hint of menthol. The firm, chewy palate offers ripe wild cherry, raspberry jam, anisette and tobacco. Brooding tannins support the dark flavors. Drink 2019–2029.</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Enticing aromas of woodland berry, crushed rose, mint and menthol lead the nose on thisfull-bodied red. Mint carries over to the palate along with wild cherry, red raspberry, kitchen spice and a hint of toast. Assertive tannins and bright acidity hold it all together.</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French oak, coconut, vanilla and spiced plum lead the nose on this powerfully structured wine. The oak sensations carry over to the warm palate along with cherry marinated in spirits, licorice and menthol. Bracing, close-grained tannins provide the framework and need time to unwind. Best after 2020.</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white spring flower, orchard fruit and citrus spill out of the glass. The fun lively palate delivers ripe yellow peach and green apple alongside a foaming mouss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e nose is a bit shy but eventually reveals underbrush, red berry and a toasted note. The straightforward palate is quite lean, offering raw sour cherry, a green note of powdered sage and a hint of ground pepper alongside raspy tannins that leave an astringent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cents of Spanish broom, pineapple, orchard fruit and a saline note meld together in the glass. The focused palate offers mature apple, peach, botanical herb and mineral alongside firm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Juicy and delicious, this has aromas of ripe orchard fruit and fragrant Spanish broom. The succulent palate doles out crisp Granny Smith apple, Anjou pear, nectarine and mineral alongside bright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Crushed plum, espresso, tobacco and cedar aromas unfold in the glass. A blend of 90% Merlot and 10% Alicante, the straightforward palate offers blackberries, red currants, clove and licorice alongside fine-grained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wild berries, violets and a whiff of spice lead the nose on this blend of Sangiovese and 15% Merlot. The savory, easygoing palate offers mature black cherry, clove and black pepper alongside lithe tannins. Drink through 2016.</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Here's a sleek Sangiovese that opens with scents of toasted oak, vanilla, blue flowers and mature plum. The round palate is already accessible, serving up sweet black cherry, black raspberry, licorice and mint framed in assertive but fine-grained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robust blend of 70% Sangiovese and 30% Cabernet Sauvignon, this offers aromas of baked plum, mocha, menthol and oak-driven spice. The hearty palate initially opens with black fruit, chocolate, licorice and dried herb flavors but the heat of evident alcohol dominates the finish and the clos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Blue flower, ripe berry, baking spice and mint aromas lead the nose on this full-bodied, elegant wine. The palate delivers juicy black cherry, crushed raspberry, cinnamon, licorice and mineral alongside firm, ripe tannins. It's young but already displays a great combination of structure and finess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Crushed raspberry, blue flower, tilled soil and graphite aromas lead the nose on this firmly structured wine. It's still very young and needs to open up fully, but the palate already displays breeding and class. It offers ripe black cherry, ground black pepper, licorice and grilled sage alongside tightly wound but fine tannins. Drink 2018–2026.</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Intense aromas of dried rose, leather, truffle and crushed berry lead the nose. The ripe, forward palate offers crushed black cherry, wild raspberry, cinnamon white pepper and sage alongside chewy tannins. Drink 2015–2022.</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Ripe and delicious, this starts off with aromas of fresh violet, rose, perfumed berry, exotic spice and tilled earth. It's still young but the palate already delivers a great depth of flavors including juicy black cherry, crushed raspberry, clove and black pepper alongside chewy tannins. Drink 2016 to 2021.</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tructured and energetic, this has a balsamic nose that offers aromas of menthol, mint, fennel, ripe berry, leather and a whiff of violet. The palate delivers crushed red cherry, black raspberry, baking spices and licorice alongside assertive tannins and fresh acidity. Drink 2017–2025.</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pens with a pretty fragrance of violet, exotic spice and perfumed berry. The juicy palate doles out ripe black cherry, crushed raspberry, freshly ground pepper, mocha and anisette. It's nicely balanced with fresh acidity and firm but polished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for early drinking, this bright wine delivers red berry fruit lightly accented with sage and baking spices. It's not an ager so enjoy now through 2020.</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pens with aromas of black plum, oak, espresso, black pepper, balsamic notes and a whiff of barnyard. The bracing palate delivers crushed dark cherry alongside oak sensations of espresso, toast and vanilla. Aggressive wood tannins cut this short and give an astringent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Black plum, chocolate-covered cherry and mocha sensations come together alongside forceful tannins. It's rather ripe and forward for the vintage. Drink 2018–2025.</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from vineyards throughout the village of Serralunga d'Alba, this straightforward wine is still closed. It reveals black cherry, espresso, prune and subtle oak alongside a note of tire rubber. It's still extremely young, with aggressive tannins that dry out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wine has more structure and depth than most Pinot Biancos from Alto Adige, thanks to vineyard location and 20% aging in large casks. It delivers sensations of apples and exotic fruit along with a flinty note. The creamy texture is brightened by lively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Here's a delicious Soave with depth and character. Floral aromas of Spanish Broom and chamomile take center stage, accented by a smidge of exotic fruit and graphite. The juicy palate offers honeydew melon, white peach, ripe pear, citrus and mineral purity balanced by fresh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Classic varietal aromas include stone fruit, crushed tomato vine, freshly cut grass and green melon. The palate offers a depth of flavors that include creamy white peach and ripe cantaloupe that are brightened by firm acidity. It closes on a flinty mineral not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savory Sauvignon with intensity and balance, it has aromas of cantaloupe and crushed tomato vine. The vibrant palate offers juicy green melon, pineapple and citrus together with a mineral note. Fresh acidity leaves a clean, crisp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savory Pinot Grigio has a little weight on it thanks to grape selection and 20% aging in large barrels. It delivers classic Granny Smith apple, Bartlett pear, nutmeg and flint in a creamy texture brightened by fresh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complex and fragrant wine opens with dried violet, black plum and cooking spice aromas. The smooth, well-structured palate doles out blackberry jam, pipe tobacco, ripe black cherry, nutmeg and licorice flavors. Velvety tannins provide elegant support. Drink through 2027.</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Elegant and savory, this vibrant white offers enticing Spanish broom, yellow stone fruit, wet stone and crushed thyme aromas. The vibrant, ethereal palate carries subtle, tantalizing layers of yellow peach, tangy tangerine, lemon drop and pineapple with lively acidity. A graphite note closes the lingering finish. Too elegant for some palates, it shows impressive balance and depth, despite the cool, wet vintag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Hands down one of Italy's best whites, this boasts alluring white flower and yellow stone fruit scents. The enveloping, delicious palate delivers white peach, mature pear, ginger and lemon drop flavors. Fresh acidity brightens the creamy flavors while a mineral note energizes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cents of woodland berry, rose petal, grilled herb, anisette and a balsamic note emerge on this firmly structured wine. On the robust palate, white pepper, licorice, sage and a hint of toast weave through the black cherry core. You'll also detect the warmth of alcohol on the close. Drink 2018–2028.</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slightly stewed fruit, steeped berry, spice and menthol unfold in the glass. The firm palate delivers juicy cherry, crushed raspberry, licorice, ground pepper and a mint note while bracing tannins and racy acidity provide the backbone. This needs a few more years to calm down and will continue to age well for a decade or more. Drink 2018–2026.</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Pretty aromas of blue flower, rose, wild berry and graphite lead the way. The firm palate delivers mature black cherry, raspberry, star anise, black pepper and chopped sage alongside bright acidity and tightly knit tannins that need to unwind. Drink 2018–2026.</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perfumed berry, mint, baking spice and a whiff of oak emerge on this structured wine. The firm palate offers wild red cherry, crushed raspberry, mint, grilled sage and a touch of oak-driven spice alongside bracing tannins and nervous acidity. Give it time to soften and fully develop. Drink 2019–2031.</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Engaging aromas of red rose, iris, wild berry, cinnamon and a balsamic note waft out of the glass while juicy cherry, white pepper, anise and chopped mint drive the spicy, polished palate. Firm but refined tannins provide structure. Drink 2017–2021.</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Enticing aromas of crushed rose, red berry, wild mint, menthol and a hint of oak come together. The linear, focused palate offers raw red cherry, strawberry, white pepper, licorice and chopped sage accompanied by tightly knit, close-grained tannins and bright acidity. Drink 2019–2026.</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Red berry, rose and clove are some of the aromas you'll find on this bright, supple red. The smooth palate offers juicy black cherry, crushed strawberry and white pepper alongside fresh acidity. A mineral vein underscores the savory flavors and energizes the finish. It's made to be drunk young so enjoy soon. Drink through 2018.</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Enticing scents of spring flower, beeswax and orchard fruit come together in the glass. The elegant, linear palate shows juicy lemon, nectarine, hazelnut and a saline note framed in firm acidity. It closes crisp and clean.</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with 60% Moscato di Alessandria and 40% Albanello, this earthy, intriguing white offers penetrating aromas of pressed wild flower, vineyard dust, orchard fruit and dried aromatic herb. The pervasive floral scent follows through to the mineral-driven palate along with dried peach, candied nectarine zest and chopped sage. Quality has improved immensely since the producer transferred to her spacious new cellar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Lightly scented, this opens with aromas of yellow stone fruit, citrus and a whiff of aromatic herb. The bright, medium-bodied palate offers creamy peach, mature green apple and a hint of nectarine while a mineral note fills in the juicy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illed earth, ripe dark-skinned berry, leather and menthol aromas show this wine's Sangiovese pedigree. The robust, concentrated palate doles out crushed black cherry, raspberry jam, cinnamon, licorice and the warmth of evident alcohol—the latter a common characteristic of this hot vintage. Firm, ripe tannins provide the framework. Drink 2017–2021.</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underbrush, charred earth, truffle, star anise and a hint of menthol come together in the glass. The ripe palate shows dried black cherry, blackberry jam, licorice and mocha alongside solid, assertive tannins. Drink 2019–2025.</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espresso, underbrush, leather, dark spice, mature black-skinned fruit and a suggestion of oak lead the way. The firm palate offers dried black cherry, mocha, vanilla and star anise alongside fine-grained tannins that leave a dusty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e aromas that come together are those of scorched earth, grilled porcini, roasted coffee bean and a bit of burnt rubber. The mature palate offers dried cherry, blackberry confiture, mocha, vanilla and a hint of game alongside tongue-drying tannins that clench the finish. Give this a few years to unfold then drink sooner rather than later.</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Grilled herb, forest floor, scorched earth, cured meat and menthol aromas lead the way. The ripe palate offers juicy wild cherry, fleshy black raspberry, cinnamon, pipe tobacco and a confectionary note alongside firm, enveloping tannins. It's already accessible and will make fine near- to mid-term drinking.</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Engaging scents suggesting rose, iris, perfumed berry and Mediterranean herb meld together in the glass. The soft, bright palate offers red cherry, raspberry, a hint of tobacco and a coffee note alongside supple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wild berry, thyme and a whiff of cellar floor lead the nose on this structured red while the full-bodied palate offers dried black cherry, white pepper, sage and anise. Tightly wound tannins provide framework. Give it a few years to unfurl then drink up.</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Round and ripe, this opens with aromas that recall baked plum, vanilla, anise and a whiff of leather. The approachable, juicy palate doles out mature black cherry, blackberry, mocha, dried sage, baking spice and licorice. Polished, fine-grained tannins provide support.</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Forest floor, black plum, menthol and a whiff of exotic spice unfold on this elegantly structured wine. The precise palate offers mature black cherry, ground pepper, licorice and hint of chewing tobacco framed in firm, fine-grained tannins. Drink through 2019.</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corched earth, underbrush, blue flower and woodland berry are some of the scents you'll find on this focused wine. The elegant, full-bodied palate delivers black raspberry, mature cherry, brown kitchen spice and a hint of leather alongside tightly wound but refined tannins. Drink 2016–2021.</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Earthy aromas include new leather, scorched soil, wild berry and a touch of funky game. On the robust palate, grilled sage, tobacco and licorice add depth to a core of fleshy wild cherry along a backbone of raspy tannins and searing alcohol. Drink after 2018.</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features aromas of oak, wood shop, vanilla and toast. The densely colored, dark palate offers prune, roasted coffee bean, anise and oak alongside assertive, extremely astringent tannins that leave the mouth feeling dried out.</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Here's a bright, crisp white that delivers aromas of apricot, nectarine, white peach and a whiff of Mediterranean brush that all carry over to the palate. Mineral notes add energy to the juicy fruit flavors, while zesty acidity generates a clean, refreshing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blend of 70% Cabernet Sauvignon and 30% Merlot, this wine features earthy aromas of leafy forest floor, tilled soil and dried black currant. The straightforward palate delivers juicy blackberry, raspberry and clove alongside smooth tannins. Drink through 2016.</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concentrated wine offers warm-climate aromas of stewed plum and scorched earth. The dense palate offers prune, baked black cherry, nutmeg and clove alongside velvety tannins. It's already accessible so drink soon to capture the remaining fruit flavor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cured meat, stewed fruit and toasted oak lead the nose. On the ripe palate, notes of powdered sage, vanilla and oak spices accent fleshy black plum. Bracing tannins provide the framework, but drink soon to capture the fruit richnes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suggest oak, vanilla, plum, espresso and coconut. The tightly wound palate isn't very expressive but offers dried black fruit, roasted coffee bean and clove alongside raspy tannins, with the heat of alcohol on the clos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with no added sulfites, this has aromas suggesting resin and balsamic notes. The palate is almost overripe and rather evolved, offering dried apricot and crystallized ginger while a note of candied nectarine zest marks the clos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Sangiovese opens with aromas of blue flowers, underbrush, dark-skinned berry and a whiff of roasted coffee beans, all of which carry over to the concentrated palate along with black pepper and clove. The tannins are still tightly wound but drink sooner rather than later to capture the remaining fruit richnes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Alpine sparkler opens with aromas that recall honeysuckle, lily of the valley and candied citrus. The firm palate delivers ripe yellow apple, nectarine zest, candied ginger and toasted walnut accompanied by crisp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with Cabernet Sauvignon, this opens with aromas of toast, coffee, black currants and a whiff of cedar. The palate delivers dried black cherries, espresso, grilled sage and a leathery note alongside assertive, astringent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blend of 80% Cabernet Sauvignon and 20% Sangiovese opens with aromas of crushed blackberry, ripe plum and blue flowers. On the palate, notes of anise and black pepper accent the core of fleshy black cherry while assertive but polished tannins provide the framework. Drink through 2016–2019.</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brooding wine opens with aromas of mature blue and black fruit, allspice, charred earth and whiff of game. The palate delivers spiced blueberry, blackberry, ground pepper, licorice and tobacco alongside assertive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blend of Cabernet Sauvignon, Cabernet Franc and Merlot opens with aromas of bluish-black fruit, toasted oak, espresso and licorice. The palate delivers blackberry extract, anise, clove and tobacco while dusty tannins provide support.</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n appealing fragrance of red rose and violet mingled with a whiff of baking spices drifts out of the glass. The juicy palate offers crushed Morello cherry, vanilla, licorice and cinnamon alongside firm but fine tannins. It's a balanced, classic Barbaresco.</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Red berry, blue lilac, baking spice and Mediterranean herb lead the nose. On the palate, notes of white pepper, sage and tobacco back up the bright red cherry flavors. It's still young, with aggressive tannins and bright acidity. Drink after 2018.</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ffers heady aromas of honeysuckle, white stone fruit, dill, hay and a vegetal note that recalls tomato leaf. The tangy palate offers juicy grapefruit, white peach and honeydew melon while mouthwatering salinity provides dept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entirely with Nero d'Avola, this offers aromas of black-skinned fruit, tilled earth and cake spice. The concentrated but also focused palate shows ripe black cherry and crushed raspberry while nutmeg and carob add depth. Lithe tannins and lively acidity provide the framework.</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Here's a lively Moscato made in a dry style that opens with heady scents of jasmine, citrus blossom and yellow stone fruit aromas. The vibrant palate tastes of apricot, tangerine zest and a note of botanical herb alongside fresh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iris, rose, dark-skinned berry and a whiff of baking spice lead nose. The juicy, easy-drinking palate doles out fleshy wild cherry, black raspberry and black pepper alongside bright acidity and supple tannins. Chill this down for the perfect summer red.</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One of the finest whites of the vintage, this exquisite bottling has an enticing bouquet of almond, orchard fruit, almond and chopped herb. The elegantly structured palate delivers mouthwatering peach, apricot, almond and energizing mineral ntoes that carry over to the long, lingering finish, along with a hint of tangerin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Intense aromas recall fragrant jasmine and honeysuckle alongside whiffs of exotic fruit. The round palate delivers juicy green apple, citrus and hints of yellow peach that end on a mineral not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smooth, richly textured wine offers concentrated sensations of exotic fruit, apricot, smoky mineral, golden apple, hazelnut and a hint of honey. The palate is brightened by crisp acidity that gives a crisp finish. This will develop more complexity over the next few years. Drink now–2017.</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e low-yielding vineyards generate concentrated aromas and flavors of cantaloupe, yellow peach, elderberry, crushed tomato vine and exotic fruit. A juicy palate is supported by fresh acidity and the lingering finish ends on a mineral note. It's crisp and delicious now but still can develop more depth. Drink through 2016.</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tewed prune marinated in spirits, coconut, espresso and grilled herb aromas unfold in the glass. The firm palate offers dark cherry, coffee, anise and tobacco alongside bracing tannins bright acidity. Best after 2019.</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nose is rather closed but the firm palate offers ripe sour cherry, dark cooking spice, pipe tobacco and chopped herb. Fresh acidity and youthfully austere but refined tannins provide the backbone. Drink after 2019.</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Classic Nebbiolo aromas of red berry, underbrush, tilled soil, aromatic herb and spice lead the nose. The bracing palate offers dried black cherry, anisette, mocha, toast and grilled herb alongside extremely assertive tannins and brisk acidity. Drink 2019–2031.</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red berry, sage, cinnamon and a whisper of menthol lead the nose and carry over to the solid palate together with juicy sour cherry, black raspberry, licorice and tobacco. It's a classic Barolo, straightforward and delicious, with ripe, integrated tannins and fresh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pens with aromas of woodland berry, crushed herb and a whiff of well-integrated oak. The firm palate delivers dried Morello cherry, baking spice and mocha alongside firm, fine-grained tannin. It closes on a note of star anise. Drink 2016–2021 to capture the fruit richnes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Firm and full-bodied, this opens with aromas of mature plum, underbrush, baked earth, vanilla and exotic spice. The high-toned, chewy palate doles out ripe black cherry, raspberry jam, vanilla, mocha, white pepper and mint alongside polished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mature dark-skinned fruit, scorched earth, exotic spice and a whiff of blue flower lead the way. The vibrant, savory palate doles out juicy black cherry, plum, ground pepper and anise set in a framework of racy acidity and softly polished tannins. Enjoy through 2018.</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Dark and brooding, this opens with aromas of French oak, espresso, clove and mature blackberry. On the extracted palate, licorice, vanilla and sweet baking spice accent a core of baked plum while bracing, fine-grained tannins provide the framework.</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baked plum are joined by earthy whiffs of truffle, leather, game and cured meat. The aromas carry over to the ripe, dense palate along with fleshy black cherry, anise, mocha and mint. Velvety tannins provide the framework while a confectionary note backs up the finish. Drink 2017–2022.</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lluring aromas of violet, rose, dark berry and a hint of cured meat emerge on this firmly structured wine. The palate is rather extracted, offering rich black cherry, chocolate, tobacco and sweet spice alongside grippy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Waves of French oak, coconut, espresso and menthol lead the nose. The dense, extracted palate offers raspberry jam, vanilla, toasted oak and kirsch alongside packed, fine-grained tannins. The warmth of alcohol and a leathery note signal the finish. Nebbiolo purists may find the new wood sensations excessive but if you're into concentrated, oak-driven wines, you'll especially enjoy thi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pens with aromas of plum, exotic spice and incense. The palate displays black cherry accented with white and black pepper, leather, licorice, espresso and balsamic notes but astringent tannins cut this short.</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retro-styled wine displays its new-wood influence. It opens with aromas of coconut, oak extract, coffee and espresso that continue onto the palate along with a hint of mint and spice. But there's not enough fruit richness to support the evident oak and drying wood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corched earth, toasted nut, espresso, cured meat and baked plum aromas lead the nose on this concentrated wine along with a hint of new leather. The big, chewy palate doles out mature black cherry, pomegranate, licorice and tobacco while tightly knit, fine-grained tannins provide the framework. Drink 2019–2023.</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Leafy underbrush, scorched earth, porcini mushroom and dried plum aromas lead the nose. The firmly structured palate offers dried black cherry, raspberry confiture and licorice alongside assertive, tightly-packed tannins. Drink 2018–2024.</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unbaked earth, mature black-skinned fruit, menthol, dark spice and a whiff of cured meat aromas emerge in the glass. The ripe, concentrated palate offers dried black cherry, star anise and tobacco alongside mature, densely packed tannins. Drink 2018–2025.</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scorched earth, game, truffle and mature plum come together in the glass. The ripe palate offers dried blackberry, mature cherry, anise and almond alongside firm, fine-grained tannins. Drink through 2020.</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informal red has a shy nose that eventually reveals whiffs of black-skinned fruit and a suggestion of cooking spice. The simple palate delivers black cherry and vanilla alongside laid-back tannins. Drink soon.</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pens with aromas of resin and a whiff of dried flower that follow through to the lean palate along with hints of citrus and dried stone fruit. But it's cut short by extremely bitter sensations that recall walnut skin.</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angiovese, Cabernet Sauvignon, Merlot and Syrah come together to offer scents of red currant, toast, cedar and spice. It's firm and savory, with notes of white pepper, aniseed and dried aromatic herbs alongside assertive tannins. Drink 2016–2020.</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Blueberry, chocolate, mint and clove aromas lead the nose of this blend of 50% Syrah, 35% Cabernet Franc and 15% Petit Verdot. The palate offers dried black cherries, coffee, cinnamon, black pepper and cocoa. Fine-grained tannins provide the framework.</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blend of 50% Cabernet Sauvignon, 25% Merlot and 25% Petit Verdot offers aromas of ripe black-skinned fruit, blue flowers, vineyard dust and dark cooking spices. The firm palate delivers black currants, licorice, cinnamon, ground pepper and Mediterranean herbs. Bracing tannins offer support and leave an astringent, drying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entirely from Cabernet Franc, this opens with aromas of green bell pepper, cedar and an herbaceous whiff of grass. The palate offers mature red currants, raspberries, exotic spice, toasted oak, herb and vanilla alongside bracing tannins. It has a tart, drying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underbrush, black fruit, toast and espresso lead the nose on the blend of Sangiovese and 15% Malvasia Nera. The palate is still resting heavily on its oak, showing coffee, coconut, vanilla and mocha, along with dried black cherry, prune and clove. The raspy tannins need to soften up but the fruit richness is already drying up.</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pens with aromas of toast, weedy underbrush and tobacco. The palate offers stewed plum marinated in spirits, anisette and coffee but not much fruit richness. Bracing tannins give it an astringent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Pretty aromas of violet, rose and wild berry lead the nose. The bright but rather lean palate offers raw red berry, peppercorn and saline together with notes of dried sage. Astringent tannins create an abrupt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Warm and robust, this has aromas of underbrush, spiced plum, grilled sage, leather and a balsamic note. The tightly wound palate offers dried berry, fig, menthol and licorice alongside super-astringent tannins and the heat of alcohol. A note of roasted coffee bean signals the clos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e nose isn't very expressive, but the palate offers mature blackberry, dried cherry, ground pepper, espresso and anise alonside assertive, astringent tannins. The dried fruit shows the heat of the vintage so best to drink soon.</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Here's a lively Moscato made in a dry style that opens with heady scents of jasmine, citrus blossom and yellow stone fruit aromas. The vibrant palate tastes of apricot, tangerine zest and a note of botanical herb alongside fresh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iris, rose, dark-skinned berry and a whiff of baking spice lead nose. The juicy, easy-drinking palate doles out fleshy wild cherry, black raspberry and black pepper alongside bright acidity and supple tannins. Chill this down for the perfect summer red.</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ffers heady aromas of honeysuckle, white stone fruit, dill, hay and a vegetal note that recalls tomato leaf. The tangy palate offers juicy grapefruit, white peach and honeydew melon while mouthwatering salinity provides dept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Enticing scents of cherry blossom, Spanish broom, crushed rock and Mediterranean herb lift out of the glass. The vibrant, tangy palate offers succulent nectarine, wild cherry, crushed strawberry and mineral alongside a backbone of lively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ffers aromas suggesting forest floor, porcini mushroom, grilled herb, leather and mature berry. The ripe, chewy palate displays black cherry, sage, licorice and toasted nut alongside tightly wound tannins that need to unwind. 2018–2024.</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scorched earth, game, truffle and mature plum come together in the glass. The ripe palate offers dried blackberry, mature cherry, anise and almond alongside firm, fine-grained tannins. Drink through 2020.</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Wild cherry, rose, spice and chopped sage aromas come together on this round, savory wine. The juicy palate offers fleshy black cherry, raspberry, star anise and a coffee note set in a framework of polished tannins. Drink through 2018.</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blend of 85% Sangiovese, 10% Colorino and 5% Canaiolo, this offers pretty aromas of pressed rose, violet, berry, menthol and a whiff of ground cooking spice. The linear palate offers mature black cherry, orange zest, clove, white pepper, licorice and a hint of pipe tobacco alongside firm, fine-grained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ostly Sangiovese with 5% Colorino and made by refermenting with partially dried grapes, this wine offers aromas of dried plum, clove, scorched earth and a balsamic note. The concentrated palate offers dried black cherry, raisin, licorice and a note of ground pepper that lead to a firm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Luminous and fresh, this opens with aromas of red berry, violet, chopped herb and a whiff of baking spice. The vibrant, linear palate offers red cherry, strawberry, white pepper and star anise alongside racy acidity and polished tannins. Enjoy through 2018.</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Pressed violet, perfumed berry and a hint of baking spice aromas unfold on this sleek, savory red. The medium-bodied palate delivers ripe black cherry, crushed raspberry, cinnamon, clove and star anise alongside firm, polished tannins. Drink through 2021.</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Red berry, chopped herb, blue flower and menthol all come together on this elegantly structured red. The juicy, accessible palate offers ripe black cherry, crushed raspberry, licorice and a hint of vanilla alongside round tannins. Drink through 2021.</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n enticing fragrance of rose, blue flower, incense and truffle wafts out of the glass. On the palate, accents of black pepper, espresso and licorice add depth to the bright cherry-berry fruit, while polished tannins give it a smooth, silky texture. It's well balanced and fresh. Drink 2018–2030.</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weet oak, vanilla, plum, violet and mocha aromas lead the nose on this structured wine. The oak influence carries over to the palate together with ripe black cherry, leather and baking spice. The tightly compacted tannins need time to unwind. Drink 2020–2035.</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Underbrush, tobacco leaf, leather, truffle and blackberry aromas take center stage along with whiffs of toast and fig. The palate shows black cherry, carob, bitter cocoa, white pepper and sage alongside bracing tannins that leave a drying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entirely of Pinot Nero, this elegant, structured sparkler opens with aromas of rose, berry and yeasty sensations of freshly baked butter cookies. The palate delivers a nice depth of flavors including tart red apple, wild strawberry, sage and marjoram alongside brisk acidity and an elegant, persistent mousse. It's already delicious but will also age well over the next few years. Drink through 2019.</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Fresh and refined, this has an intensely fruity nose of wild berry, forest floor, pine and rose petal. The bright palate doles out crushed strawberry, Morello cherry, vanilla and cinnamon alongside smooth, supple tannins and bright acidity. Nicely balanced and focused. Drink through 2025.</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cloudy, amber-colored wine isn't for the faint of heart. Made from ancient Grecanico, Carricante and Catarratto vines on the slopes of Mt. Etna and aged in terra cotta amphorae, it's mineral-driven with intense flint, smoke, nectarine, citrus, ginger, white pepper and balsamic sensations supported by an acidic backbone. Boasting great depth and complexity, it evolves continuously in the glas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crushed plum, asphalt, oak, toast, exotic spice and forest floor lead the nose. The palate delivers black cherry, mocha, licorice and mineral alongside bracing, tightly woven tannins that need time to unwind. Drink 2017–2031.</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underbrush, black fruit, toast and espresso lead the nose on the blend of Sangiovese and 15% Malvasia Nera. The palate is still resting heavily on its oak, showing coffee, coconut, vanilla and mocha, along with dried black cherry, prune and clove. The raspy tannins need to soften up but the fruit richness is already drying up.</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Vibrant and elegant, this delivers aromas and flavors of crushed red cherry, raspberry, cinnamon-spice and Alpine herbs. Supple tannins and bright acidity provide support. Enjoy through 2018.</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ripe dark-skinned fruit, spice, underbrush and dried herbs emerge from this blend of Cabernet Franc, Merlot and Petit Verdot. The palate delivers dried black cherries, plum, clove and grilled sage alongside tightly-knit tannins. Drink 2016–2020.</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ubdued aromas of espresso, tobacco, cedar, tilled soil and mature black fruit waft out of the glass. Made entirely with Cabernet Sauvignon, the elegant palate offers raw red currants, dried black cherries, clove and anise alongside silky but rather fleeting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from Sangiovese blended with 20% Cabernet Sauvignon and Merlot, this opens with aromas of sawdust, oak, exotic spice and a whiff of black currant. The palate displays toasted oak, roasted coffee beans, menthol, ground black pepper and dried black cherries alongside grippy tannins that leave an astringent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Dense and concentrated, this blend of 66% Cabernet Sauvignon, 26% Cabernet Franc and 8% Petit Verdot initially has a subdued nose that eventually reveals prune, alcohol, tobacco and leather aromas. The syrupy palate doles out blackberry extract, fig, sweet spice and soaring alcohol alongside velvety tannins. While some may like the sheer power, the dominant alcohol stunts any complexity, giving it a monolithic qual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Firm and spicy, this blend of Sangiovese and 10% Merlot opens with aromas of black plum, crushed violet and kitchen spices. The juicy palate delivers ripe black cherry, licorice and clove alongside a backbone of tightly wound but refined tannins. Drink 2016–2020.</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ture berry, underbrush, leather, fennel and a whiff of grilled herb meld together in the glass. The firm, vibrant palate shows ripe wild cherry, black raspberry, licorice, coffee and a balsamic note while bracing, fine-grained tannins provide the framework. Give this a few years to come together. Drink after 2020.</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mature black-skinned fruit, blue flower and Oriental spice float out of the glass. The round, full-bodied palate offers dried black cherry, blackberry jam, licorice and pipe tobacco alongside chewy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Blue flower, mature plum, licorice, clove, mocha and menthol aromas all come together on this brawny red. The warm, bold palate delivers juicy black cherry, espresso, ground pepper and anisette alongside a backbone of fine-grained tannins. Showing the heat of the vintage, it won't need years to come around. Drink 2018–2028.</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Dark berry, mocha, toast and cooking spice aromas emerge in the glass. The taut palate offers mature black cherry, coffee and dried herb alongside assertive, fine-grained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Red rose, bright berry and anisette aromas lead the way. The taut palate offers sour cherry, tobacco, clove and chopped herb alongside bracing tannins and brisk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brawny, forward wine opens with aromas that recall spirits, steeped plum, roasted coffee bean and menthol. The dense, chewy palate offers black cherry liqueur, licorice, espresso and the warmth of evident alcohol accompanied by brooding tannins. Drink sooner rather than later.</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rose, red berry, espresso, grilled herb and toast lead the nose. The taut palate offers crunchy red cherry, raspberry, star anise and white pepper alongside tightly wound, assertive tannins. It closes on a note of roasted coffee bean.</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Earthy aromas of leather, game, sunbaked earth and mature dark-skinned berry take center stage. The tense palate offers dried black cherry, mocha, espresso licorice and tobacco alongside fresh acidity and close-grained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ture dark berry, crushed blue flower, spice and peppermint aromas lead the nose on this structured red. The firm palate offers ripe black cherry, white pepper, cocoa, star anise and a balsamic note accompanied by bracing tannins. Drink 2018–2016.</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wild berry, dark spice, menthol and a hint of pressed flower lead the way on this straightforward Barolo. The full-bodied palate offers dark cherry, licorice and dried herb alongside firm, ripe tannins. Drink 2018–2026.</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mature yellow apple and a whiff of chamomile flower lead the nose. The aromas carry over to the extremely ripe palate along with a hint of acacia and a marked note of bitter almond.</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informal white opens with whiffs of orchard fruit and citrus while the simple palate offers suggestions of pear and pineapple. A hint of bitter almond marks the rather lean abrupt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intriguing blend combines the structure of Chardonnay with the crushed tomato vine and cantaloupe aromatics of Sauvignon. The rich palate delivers a lovely depth of ripe apple, creamy lemon, and melon flavors, layered with hints of exotic fruit and spic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till youthful, it shows aromas of fragrant white flowers, stone fruit and pear. The juicy, lively palate delivers golden apples, yellow peach, almond and hints of aromatic herbs alongside fresh acidity. It boasts balance and finesse. Drink now through 2016.</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delicious blend of Syrah, Cabernet Franc, Merlot and Petit Verdot opens with aromas of ripe black fruit, berries, tilled soil, blue flower and spice. The concentrated palate delivers fleshy black cherry, red currants, black pepper and graphite alongside smooth tannins. The long finish closes on a licorice not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Closed cellar aromas burn off to reveal black fruit, baking spices and balsamic notes. The palate is subdued, showing raw cherry-berry, cooking spices and herbs alongside nervous acidity and astringent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earthy Barolo has funky sensations of game, meat juices, oak, vanilla, spice and ripe black berry fruit. The warm midpalate and sweet fruit are balanced by tightly packed, astringent tannins that leave the mouth feeling dry. Drink after 2020.</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It opens with aromas of forest floor, porcini mushroom and espresso. The straightforward palate offers bright berry, coffee and grilled herbs alongside firm tannins. Drink 2015–2020.</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weet vanilla, oak, espresso, coconut and plum aromas lead the nose and carry over to the palate. The sugary vanilla and toasted oak flavors mask the Nebbiolo purity, while bracing tannins leave the mouth feeling dried out.</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ripe plum, rose petals, cake spices and toasted oak lead the nose on this structured wine. The rich palate opens with a burst of dark cherry fruit followed by accents of roasted coffee bean, espresso, and vanilla. The succulent midpalate is cut short by astringent wood tannins that leave the mouth feeling dried out.</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blend of 60% Vermentino and 40% Viognier, this presents a delicate fragrance of honeysuckle and stone fruit. The bright palate offers creamy white peach and tangerine, with a candied ginger note on the clos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Sangiovese features aromas of blue flower, dark berry and a balsamic note. The extracted palate delivers dried black cherry, ground pepper and espresso alongside bracing tannins that leave a drying, astringent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Fragrant and fresh, this Grillo opens with alluring scents of acacia flower, beeswax and white stone fruit. The succulent palate offers creamy white peach, juicy nectarine, almond and mineral framed in tangy acidity. A note of chopped herb closes the lingering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Underbrush, pipe tobacco, blue-flower, berry and star anise aromas unfold in the glass. The firm, elegant palate offers dried cherry, clove, mint and orange peel alongside fine-grained tannins. Drink 2018–2025.</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wine opens with aromas of baked plum, leather, underbrush, grilled herb and a toasted note. The ripe, chewy palate offers raspberry jam, fleshy black cherry, licorice and a hint of vanilla alongside solid tannins. Drink through 2020.</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charred earth, toast, ground pepper, mature black-skinned fruit and espresso lead the nose. The big, ripe palate presents licorice, fleshy black cherry, clove and tobacco alongside a tannic backbon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menthol, toast, espresso and mature black-skinned fruit come together on this accessible, full-bodied red. The ripe, chewy palate offers cherries marinated in spirits, blackberry jam, vanilla and a confectionary note alongside velvety tannins. You'll also note the warmth of alcohol on the midpalat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Wild cherry, rose, spice and chopped sage aromas come together on this round, savory wine. The juicy palate offers fleshy black cherry, raspberry, star anise and a coffee note set in a framework of polished tannins. Drink through 2018.</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blend of 85% Sangiovese, 10% Colorino and 5% Canaiolo, this offers pretty aromas of pressed rose, violet, berry, menthol and a whiff of ground cooking spice. The linear palate offers mature black cherry, orange zest, clove, white pepper, licorice and a hint of pipe tobacco alongside firm, fine-grained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ostly Sangiovese with 5% Colorino and made by refermenting with partially dried grapes, this wine offers aromas of dried plum, clove, scorched earth and a balsamic note. The concentrated palate offers dried black cherry, raisin, licorice and a note of ground pepper that lead to a firm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Luminous and fresh, this opens with aromas of red berry, violet, chopped herb and a whiff of baking spice. The vibrant, linear palate offers red cherry, strawberry, white pepper and star anise alongside racy acidity and polished tannins. Enjoy through 2018.</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Pressed violet, perfumed berry and a hint of baking spice aromas unfold on this sleek, savory red. The medium-bodied palate delivers ripe black cherry, crushed raspberry, cinnamon, clove and star anise alongside firm, polished tannins. Drink through 2021.</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Forest floor, leather, tilled soil, ripe berry and balsam are some of the aromas you'll find in this delicious red. The smooth, dense palate delivers blackberry jam, espresso, licorice and ground pepper flavors, blanketed with soft, silky tannins. Tobacco and graphite notes linger on the finish. Drink through 2020.</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ture black fruit, toast and spice aromas lead the nose. The firm palate is still tightly wound, offering baked black cherry, licorice and espresso balanced by youthfully assertive, taut tannins. Drink after 2019.</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Crushed rose, pressed violet, perfumed berry, sage and a balsamic note are just some of the aromas you'll find on this full-bodied red. The firm palate offers dried black cherry, black pepper and licorice alongside tightly knit tannins and the subtle warmth of alcohol. Give it a few more years to come together. Drink 2018–2016.</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pens with earthy aromas of scorched earth, ripe berry, leather and a funky whiff of game. The full-bodied palate offers mature black cherry, black raspberry, truffle, grilled sage, ground pepper and a hint of tobacco alongside youthfully assertive, solid tannins. Drink after 2018.</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pressed rose, dried berry, leather, chopped herb, cinnamon and a balsamic note emerge in the glass. The subtle palate delivers dried black cherry, black raspberry, licorice and a hint of tobacco alongside firm, ripe tannins. Enjoy sooner rather than later to capture the remaining fruit richnes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mature black plum, espresso, wild rose and spice emerge on this full-bodied red. The firm palate offers dried black cherry, menthol, mint, white pepper, well-integrated oak and licorice alongside fine-grained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Pressed rose petal, red berry, chopped herb and a whiff of exotic spice come together on this elegantly structured red. The medium-bodied palate offers juicy wild cherry, crushed raspberry, ground pepper and anise alongside firm, polished tannins. Drink 2017–2023.</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e nose is initially rather closed but eventually reveals dark berry, blue flower and brown baking spice. The ripe palate offers mature black cherry, coffee, cocoa, star anise and chopped sage alongside tightly packed tannins. Give this another two or three years to let the tannins unfurl, then enjo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Rose, red berry, baked earth, forest floor and grilled herb aromas lead the nose while the firm palate offers dried black cherry, cake spice and anise. Firm, fine-grained tannins provide the backbone. Drink 2018–2026.</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dark berry, tilled soil, underbrush and espresso lead the nose while the taut palate offers sour cherry, sage, white pepper and star anise. It's still tightly wound and nervous, with bracing tannins. Drink 2019–2029.</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oak extract, toast, red berry and espresso wrap around this structured wine. The firm palate offers up sour cherry, ground pepper and licorice alongside assertive, fine-grained tannins. Drink 2018–2028.</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single-vineyard offering opens with aromas of blue flower, tilled soil, ripe berry, balsamic notes and a hint of leather. The palate is still young and needs time to develop fully but already delivers layers of dark cherry, licorice, grilled herb and black pepper alongside brooding tannins. Drink 2016–2026.</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Lovely fragrances suggest wild berry, red flower, moist earth and sweet baking spices. The palate delivers juicy black cherry layered with notes of white pepper, cinnamon and licorice supported by a tight framework of youthfully feisty tannins that need time to tame. Drink 2016–2024.</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From one of the most celebrated vineyards in Barbaresco, this structured wine offers aromas of mature black fruit accented with whiffs of balsamic herbs and new leather. The palate delivers crushed black cherry and rasberry layered with notes of black pepper, licorice and menthol alongside assertive tannins. It needs time to unfold and develop. Drink 2016–2026.</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blend of Chardonnay, Garganega and Sauvignon, this has aromas of peach and golden apple. The simple palate offers pineapple and banana alongside bright acidity. Enjoy soon.</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underbrush, menthol and a whiff of cellar floor carry over to the palate, along with dried cherry and licorice. Astringent tannins provide support.</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dark berry, clove, bell pepper and cedar take shape in the glass. The tightly wound palate delivers dried black cherry, espresso, oak and a green note of dried sage alongside astringent tannins. While the tannins need time, the fruit is already starting to dry up.</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blend of Cabernet Sauvignon, Cabernet Franc, Merlot and Petit Verdot, this robust wine opens with aromas of leafy underbrush, mature plum, toast and roasted coffee bean. The palate offers prune, dried cherry, black pepper, graphite and espresso alongside dusty tannins, with the heat of alcohol on the midpalat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blend of 50% Cabernet Sauvignon, 30% Merlot, 15% Cabernet Franc and 5% Petit Verdot, this conveys aromas of vanilla, oak, red currant and cedar. The hearty palate displays mature plum, dried cherry, espresso and bell pepper alongside drying tannins. It finishes with the heat of alcohol.</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savory blend of Sangiovese, Merlot, Alicante and a dollop of Petit Verdot and Colorino delivers core flavors of crushed plum and ripe blackberry, accented with notes of white pepper, clove and dried herbs. It's easy drinking and balanced, with fine-grained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Here's a savory, easygoing blend of Cabernet Sauvignon, Merlot, Cabernet Franc and Syrah that opens with aromas of red berry and cooking spice. The fresh palate offers black cherries, crushed strawberries, white pepper and a hint of clove alongside bright acidity and fine-grained tannins. Drink now.</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blend of 80% Nebbiolo and 20% Cabernet Sauvignon aged in barriques, this opens with aromas of bell pepper, cedar and red currant. The palate delivers dried black cherries, coffee, mocha and grilled herbs alongside firm, fine-grained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It opens with fragrances of stone fruit, Granny Smith apple and white almonds. The succulent palate delivers juicy pear, white peach, nutmeg, white almond and mineral alongside crisp acidity. It's nicely balanced with great length and finess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rich, youthful wine is another example of Lugana that is aging gracefully and has more to give. It opens with aromas of citrus, dried apricots and flint that carry over to the palate together with lemon drop, grapefruit and pear, plus fresh acidity. A mineral note marks the start of the long finish. Drink now through 2018.</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Pretty aromas suggest plum, red berry, leather, graphite and eucalyptus. The understated palate isn't as expressive as the nose, but reveals subdued black cherry, black pepper, espresso and oak. Astringent tannins still need to integrate, but for now leave the mouth feeling dried out. Drink after 2020.</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pens with aromas of toasted oak, espresso and a hint of tire rubber. The palate displays sweet black cherry extract layered with milk chocolate, coffee and oak alongside bracing tannins and racy acidity. Drink after 2018.</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Exotic incense, sandalwood and ripe berry aromas waft from the glass of this single-vineyard Barbaresco. The palate is initially closed but slowly reveals crunchy Morello cherry, toast and espresso alongside assertive tannins. Drink after 2018.</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Plum, vanilla, chocolate and subtle oak aromas carry over to the palate. The palate displays chocolate-covered cherries, fig and coffee alongside bracing tannins that leave a drying finish. Drink 2018–2025.</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citrus, white stone fruit and a vegetal hint suggesting tomato leaf lead the way. The racy palate offers grapefruit, pineapple, fresh white peach and flinty mineral while a pleasantly bitter note closes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pear, Spanish broom, flint and Mediterranean herb emerge in the glass. The juicy, medium-bodied palate offers ripe apple, peach and lime alongside fresh acidity and a mineral vein. A hazelnut note marks the clos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mature dark-skinned berry, fennel, toast and baking spice come together in the glass. The taut, focused, palate shows ripe black cherry, red raspberry, mineral and licorice while fresh acidity and firm tannins provide balance. Drink 2019 through 2024.</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corched earth, cured meat, toasted nut and grilled herb aromas lead the nose on this full-bodied red. The warm, ripe palate doles out raspberry jam, mature black cherry, vanilla and star anise framed in firm, velvety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illed soil, forest floor, mature black-skinned fruit, leather and a truffle note come together in the glass. The firmly structured palate presents juicy black cherry, crushed raspberry, cinnamon, vanilla and an earthy hint of game while assertive, close-grained tannins provide support. Give it a few years for the tannins to relax then enjoy. Drink 2019–2023.</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Red berry, chopped herb, blue flower and menthol all come together on this elegantly structured red. The juicy, accessible palate offers ripe black cherry, crushed raspberry, licorice and a hint of vanilla alongside round tannins. Drink through 2021.</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ture black fruit, toast and spice aromas lead the nose. The firm palate is still tightly wound, offering baked black cherry, licorice and espresso balanced by youthfully assertive, taut tannins. Drink after 2019.</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Crushed rose, pressed violet, perfumed berry, sage and a balsamic note are just some of the aromas you'll find on this full-bodied red. The firm palate offers dried black cherry, black pepper and licorice alongside tightly knit tannins and the subtle warmth of alcohol. Give it a few more years to come together. Drink 2018–2016.</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Red rose, wild berry, toast, tobacco and a whiff of underbrush meld in the glass. On the firm palate, notes of clove, ground pepper, cinnamon, anise and mocha accent the red berry core. Firm, fine-grained tannins offer structur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perfumed berry, mint baking spice, toast and espresso waft out of the glass. The palate is tight and rather primary at the moment, showing raw black cherry, raspberry, clove and toasted notes. It's still young but balanced, with fresh acidity and firm, fine–grained tannins. Drink 2016–2022.</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Fresh and refined, this delightful, easy-drinking wine opens with scents of rose, woodland berry and a whiff of dark cooking spice. The vibrant, savory palate offers juicy red cherry, raspberry and white pepper alongside bright acidity and polished tannins. Drink through 2018.</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Wild berry, grilled herb, aniseed and a hint of vanilla are some of the aromas you'll find on this attractive red. The linear, elegantly structured palate offers ripe black cherry, raspberry, licorice and grilled sage while a tobacco note closes the firm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Raspberry, rose petal, baking spice, tilled soil and new leather aromas unfold on this structured red. The chewy, full-bodied palate doles out juicy wild cherry, menthol and dark cooking spice while assertive tannins and fresh acidity lend balance. Drink 2019–2029.</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blend of Chardonnay, Garganega and Sauvignon, this has aromas of peach and golden apple. The simple palate offers pineapple and banana alongside bright acidity. Enjoy soon.</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pens with subdued aromas of espresso, grilled herb, scorched underbrush and French oak. The lean evolved palate shows roasted coffee bean, a hint of oak-driven spice and a salty note but the fruit has already dried up, leaving an abrupt, astringent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pens with a pretty floral fragrance of acacia, Spanish broom and chamomile. The palate doles out white peach and tangerine zest alongside fresh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suggest mature black berry, savory herb and a balsamic note. The palate displays baked plum, black pepper and anisette alongside bracing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robust wine delivers aromas of spiced plum, stewed prune, vanilla and chocolate that carry through to the ripe, monolithic palate. Drink through 2020.</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Underbrush, tobacco and spiced plum aromas lead the nose. On the straightforward palate, notes of anise and clove add depth to the black cherry core. It's easy drinking, with lithe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suggest toast, mocha, vanilla, dark-skinned fruit and a whiff of burnt matches. The oak-driven spices carry over to the palate along with a licorice note but not much fruit richness. Astringent tannins provide the backbon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robust wine features aromas of stewed plum, damp hay and anisette. These carry over to the warm palate, along with dried fruit flavors and the heat of evident alcohol that throws it off balanc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pressed powder, blue flower and a whiff of plum waft from the glass. The palate offers dried red berry, sage and mint but not much fruit richness. Bracing, drying tannins leave an astringent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from organically farmed grapes, this hearty blend of 90% Sangiovese and 10% Canaiolo opens with earthy aromas of violets, iris, mature black fruit and leather. The juicy, ripe palate delivers fleshy black cherry, truffle, tobacco, black pepper and mint alongside solid tannins. It has a meaty, rustic note but it's delicious. Alberello Imports, Ionia Atlantic Import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Bright and delicious, this starts with aromas of blue flower, red berries, mint and thyme together with a whiff of leather. The juicy palate offers wild cherry and strawberry accented with cinnamon-spice alongside fresh acidity and firm but fine tannins. Drink now through 2016 to capture the fresh, crunchy berry character.</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ttractive floral aromas of Spanish broom come together with whiffs of pear and mineral. The round but refined palate delivers ripe golden apple, mineral, peach and almond alongside bright acidity. Enjoy now for crisp flavors or hold until 2016 for added complex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Juicy flavors of white peach, green apple, pear and exotic fruit team with hints of mineral and white almond. The creamy palate is energized by crisp, quenching acidity that leaves a clean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Red currant, vanilla, toasted oak, coffee and chocolate aromas lead the nose and follow through to the dense, full-bodied palate. It's one-dimensional but muscular, with ample, velvety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underbrush, blue flowers, cooking spice and black plum unfold in the glass. A blend of 50% Sangiovese and 50% Malvasia Nera, the palate reveals dried black cherry, black pepper and anise alongside firm, polished tannins. Drink through 2017.</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blend of 60% Merlot and 40% Cabernet Sauvignon, this sleek wine opens with aromas of red currant, bell pepper and herbs. On the juicy palate, notes of white pepper and clove add interest to crushed strawberry and cassis. Tangy acidity and polished tannins provide the framework.</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vanilla, prune and nutmeg lead the nose on this robust Merlot. The dense, monolithic palate offers raisin, leather and licorice alongside the heat of evident alcohol and drying tannins. It's shy on freshness and fruit richness so drink sooner rather than later.</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entirely from the native grape Ciliegiolo, this offers aromas of violet, allspice and wild red berry. The bright palate doles out wild cherry, crushed raspberry and a hint of clove alongside silky tannins and fresh acidity. It's easygoing and made to be enjoyed young.</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entirely with Merlot, this densely extracted wine opens with aromas of toasted oak, black currants and vanilla. The tightly packed palate delivers dried blackberries, tobacco, espresso and licorice alongside raspy wood tannins that leave an astringent finish. It lacks the fruit richness to stand up to the heavy oak influenc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blend of Cabernet Sauvignon, Sangiovese, Merlot and Syrah, this opens with aromas of black currant, pencil shavings, toast and a whiff of pine. Notes of mocha, graphite and anise add depth to the black cherry core alongside chewy but astringent tannins that leave a drying finish. Drink 2016–2018.</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e nose on this earthy wine offers up game, dark berry, plum and a hint of barnyard. The palate is still somewhat closed but reveals crushed red cherry, toast and espresso alongside drying tannins. Drink after 2020.</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wild berry, leather, sunbaked earth, star anise and a balsamic note of menthol lift out of the glass. The robust, powerful palate offers fleshy blackberry, wild cherry, cinnamon, nutmeg and tobacco alongside chewy tannins. Despite the juicy fruit, there's a warmth of alcohol on the finish but it doesn't dominat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with 90% Cabernet Sauvignon and 10% Cabernet Franc, this boasts aromas of black currant, mature plum, black pepper and clove. The ripe palate delivers fleshy black cherry, blackberry, licorice and Mediterranean brush accompanied by firm, fine-grained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Forest floor, mature berry, scorched soil and a whiff of new leather lead the nose. The palate shows dried black cherry, mocha, cinnamon and clove alongside firm, fine-grained tannins. A licorice note closes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Big and chewy, this opens with aromas that recall leather, truffle, scorched earth and ripe plum. The brawny palate offers dried black cherry, raspberry jam, licorice and a gamy note alongside a tannic backbone. The heat of evident alcohol marks the finish. Loaded with rustic charm, it has more power than complex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Coffee, toast, nut, forest floor and fleshy plum aromas waft out of the glass. The big, round palate offers dried black cherry, blackberry jam, licorice and chopped herb alongside ripe, loosely knit tannins. It's straightforward for a Brunello but it has a juicy, immediate appeal. Drink now through 2020.</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pens with aromas that suggest leafy underbrush, scorched earth, star anise, steeped plum and a whiff game. The chewy palate offers up blackberry jam, fleshy black cherry, vanilla, licorice and a hint of a confectionary note alongside tightly packed, ripe tannins. Wait until 2019, then drink up.</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pens with aromas of forest floor, truffle, ripe berry, leather, crushed blue flower and a whiff of herb. The medium-bodied, concentrated palate offers juicy Marasca cherry, raspberry, cinnamon and nutmeg alongside integrated tannins that give the finish grip. Drink 2018–2024.</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elegantly structured wine is a wonderful expression of Sauvignon's serious side, offering delicate yellow stone fruit, wildflower and toasted nut scents. On the polished, full-bodied palate, a hint of nectarine backs up creamy yellow peach fruit while fresh acidity lends balanc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from the native Sirica grape, this young red opens with wild berry and black pepper aromas. The smooth, vibrant palate offers a great combination of fruit and spice, doling out juicy Morello cherry, crushed raspberry and clove flavors, bolstered by polished tannins. Drink through 2020.</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Undergrowth, truffle, black-skinned berry and exotic spice aromas meld with balsamic notes. Rounded and chewy, the palate doles out fleshy black cherry, blackberry extract, cinnamon, licorice and chopped mint flavors, enveloped in velvety tannins. A hint of carob closes the finish. Drink through 2024.</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Woodland berry, pressed violet, dark cooking spice, truffle and new leather aromas unfold on this brawny wine. The full-bodied palate doles out ripe black cherry, ground pepper, licorice and tobacco accompanied by velvety tannins. It closes on notes of menthol and the warmth of alcohol. Drink 2018–2028.</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toasted oak, mocha and a whiff of coconut oak lead the nose while the firm palate offers dark cherry, espresso, dried sage and a hint of anise. The tightly wound tannins still pack youthful sharpness and need a few more years to soften up. Drink after 2021.</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toast, grilled herb and red berry lead the nose along with a whiff of fresh mint. The palate is still primary; offering bright Morello cherry, white pepper, anise, clove and hint of tobacco while a dried sage note closes the finish. Bracing tannins and brisk acidity provide the framework. Drink after 2020.</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few swirls of the glass release engaging aromas of baking spice, red berry, rose and a whiff of tar. The linear, elegantly structured palate boasts bright wild cherry, white pepper, cinnamon and a mineral note alongside vibrant acidity and assertive but refined tannins. It's still rather austere but should blossom into a beauty after a few more years in the cellar. Enjoy after 2019.</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toast, espresso, ripe berry and menthol lead the nose. The round, savory palate doles out juicy black cherry, blackberry, clove, chopped herb and game alongside chewy tannins. A coffee note closes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Red berry, dried rose, truffle and a hint of scorched earth aromas come together on this solid, no-frills Barolo. The straightforward palate delivers wild cherry, ripe strawberry and a hint of cake spice alongside firm, ripe tannins and fresh acidity. Drink 2016–2021.</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full-bodied wine offers classic Nebbiolo aromas of underbrush, black cherry, leather and a whiff of baking spices. It's still young, delivering raspberry, clove, cinnamon and grilled herb framed by tightly woven tannins. Give this time to unwind. Drink after 2019.</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Chocolate, coconut, plum and coffee aromas lead the nose on this densely concentrated wine. The monolithic palate offers black cherry, chocolate-covered coconut and oak alongside astringent tannins that dry out the mout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Intense aromas include crushed tomato vine, elderflowers, hay and tropical fruit. The vibrant palate offers yellow peach, kiwi, honeydew melon and a hint of lemon pastry alongside crisp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savory wine opens with a heady fragrance of rose and lychee. The linear, steely palate offers rich tropical fruit and a saline note brightened by energizing mineral sensations. It has nice length and finishes dry. Oliver McCrum, T. Edward Wine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exotic fruit, green melon and crushed tomato vine carry over to the palate along with a mineral note. The vibrant acidity gives a linear character and a clean, focused finish. Oliver McCrum, T. Edward Wine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structured Pinot Grigio boasts aromas of yellow spring flowers, exotic fruit, citrus and a hint of Alpine herbs. The juicy, vibrant palate delivers green apple, pear, white peach and citrus allied with fresh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tructured and elegant, it delivers aromas of white flowers, stone fruit and almonds. The juicy fruit palate recalls yellow peach, apricot and pineapple while aromatic herbs and white almond add dept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Here's a Pinot Grigio for grownups. It opens with aromas of white flowers, Granny Smith apple and a hint of flint. The palate delivers creamy peach, apple and melon alongside a touch of vanilla. It conveys wonderful depth and freshnes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Full bodied, this opens with aromas of vanilla, butterscotch, citrus and oak. The palate offers ripe golden apple, pear and lemon pastry, all layered with well-integrated oak. The rich flavors are balanced by fresh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blue flowers, forest floor and red berry lead the nose on this straightforward red. A blend of 80% Sangiovese, with 20% Merlot and Cabernet Sauvignon, the smooth, accessible palate offers red cherries, strawberries and anise alongside bright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hearty blend of Merlot and Cabernet, this opens with aromas of cedar, vanilla, underbrush and black currant. The warm, one-dimensional palate delivers dried black cherries, raisins, tobacco and anisette alongside velvety tannins. You'll also get the heat of alcohol that dominates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entirely from Tempranillo—a rarity in Italy—this opens with aromas of blue flowers, plum and a whiff of leather. The smooth palate delivers dried cherry and prune, accented by ground pepper and oak-driven spices. Bracing but fine-grained tannins and fresh acidity provide support. Drink through 2018.</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Green bell pepper and cedar aromas lead the nose of this easy-drinking blend of Syrah, Merlot and Cabernet Sauvignon. The aromas carry over to the fresh palate, along with black currants and black cherries. Supple tannins support the juicy flavor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from the native grape Pugnitello, this hearty red opens with aromas of dried Mediterranean herbs, scorched earth, allspice and overripe black fruit. The warm, forward palate doles out baked plum, ripe blackberries, blue flowers, clove and the heat of evident alcohol. Velvety tannins wrap around the palate, but the dominant alcohol throws it off balance and gives it a monolithic character.</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is rather subdued but after ample time in the glass it reveals aromas of oak, toast, espresso and chocolate that continue on to the palate along with vanilla notes. It lacks the vintage's hallmark intensity. Drying tannins give an astringent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Pretty aromas include violet, crushed berries and a balsamic note. But the palate isn't very expressive, offering up raw Morello cherry and espresso notes alongside racy acidity and astringent tannins. Drink after 2020.</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Barolo has a somewhat raw quality, delivering sensations of tart red cherry, black pepper, sage, coffee bean and bitter chocolate. The bracing tannins are astringent and overpowering at this stage. Try it after 2020.</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wine has an unusual combination of sweet and sour sensations that include ripe plum, sour cherry, vanilla, dark chocolate, hay, dill, sage and leather. It's still very young with nervous acidity and aggressive tannins that need time to tam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pple, yellow flower and sea breeze aromas lead the way. The bright, elegant palate displays lemon, lime and walnut alongside vibrant acidity. A mineral vein underscores the savory flavors. Drink now or hold another two or three years for more complex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toasted oak, nut, acacia flower and orchard fruit come together in the glass. The firm palate offers mature yellow apple, candied nectarine zest, toasted hazelnut and flinty mineral. Bright acidity provides balanc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lluring scents of fragrant spring flower, citrus and ripe orchard fruit set the tone. The lively, refined palate doles out lemon zest, Mediterranean herb, juicy nectarine and apple alongside bright acidity. A saline note closes the succulent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lluring scents of Spanish broom, iris, berry and a hint of dried herb come together on this. The bright palate offers candied cherry, nectarine zest, white pepper and a hint of fennel while a mineral note signals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Bright and savory, this opens with enticing aromas of wild berry, fragrant blue flower, rose and a whiff of exotic spice. The silky, easy-drinking palate offers succulent Marasca cherry, black raspberry, white pepper and a hint of clove alongside lithe tannins and fresh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ubtle aromas of red berry, brimstone and a floral note lead the way. The palate offers juicy red cherry black raspberry, cinnamon and clove while a mineral note signals the close. It's still young but balanced, with fresh acidity and firm, refined tannins. Drink 2018 through 2026.</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Pressed wild flower, hay, fennel and ripe berry scents mingle together in the glass. The refreshing palate combines crushed strawberry, juicy red cherry, saline and a hint of baking spice alongside bright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Ripe plum, forest floor, truffle and dark spice aromas lead the nose. The delicious, enveloping palate doles out fleshy blackberry, juicy black cherry, cinnamon and licorice flavors while an earthy hint of game lends character. Firm, velvety tannins provide polished support. Drink 2018–2023.</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Forest floor, truffle, baked plum, eucalyptus and baking spice unfold on this structured red. The linear, elegant palate offers dried black cherry, clove, ground pepper and tobacco framed in polished, fine-grained tannins. Drink through 2020.</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Black plum, dark kitchen spice, leather and pressed violet aromas lead the nose on this round, savory wine. On the velvety palate, firm, polished tannins frame mature black cherry, licorice and a hint of chewing tobacco. Drink through 2018.</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ripe berry, forest floor, leather and menthol lead the way. The firm, savory palate doles out juicy black cherry, licorice, grilled porcini and well-integrated oak framed in fine-grained tannins. Drink through 2022.</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doesn't boast the most expressive nose but aromas of baked black plum, espresso and scorched earth slowly unfold. The warm, concentrated palate reflects the heat of the vintage, revealing blackberry jam, licorice and a hint of chewing tobacco alongside fine-grained tannins. Drink through 2020.</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ture dark-skinned berry, forest floor, truffle and chopped herb aromas unfold in the glass. The chewy palate doles out juicy black cherry, blackberry, licorice and an earthy hint of game alongside firm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round, structured Syrah opens with aromas of ripe black fruit, tilled soil and ground black pepper. The palate shows mature blackberry and raspberry together with notes of spice and clove. Velvety tannins provide the framework.</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baked plum, vanilla, menthol and star anise lead the nose. The ripe, robust palate offers fig, raisin, licorice, dried mint and tobacco alongside solid tannins. Give the tannins a few more years to soften up then drink to capture the remaining fruit richnes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pens with aromas of mature dark fruit, toast and a slight whiff of cellar floor. The palate is still tight and rather closed, but offers fleshy black cherry, toasted oak, clove and mocha alongside polished tannins. It's fast approaching its ideal drinking window so enjoy sooner rather than later.</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ffers aromas of violet, rose, Marasca cherry and a whiff of cake spice that carry over to the warm palate along with a whiff of toast. Tightly packed tannins give it a firm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Engaging aromas of fresh rose, iris, perfumed berry and hint of menthol meld together in the glass. On the taut palate, notes of white pepper, clove and anise add some depth to the sour cherry core. Assertive tannins and nervous acidity offer focused support while a hint of juicy raspberry backs up the finish. Drink 2018–2026.</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e nose is initially rather closed but eventually reveals baked earth, leather, game and ripe black fruit. The taut, tense palate offers dried black cherry, toasted oak, mocha and vanilla alongside grainy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Fragrant and bright, this offers aromas of rose, iris, perfumed berry and a balsamic note. The palate is still rather closed, offering raw red cherry, star anise and chopped sage alongside tightly knit tannins and brisk acidity. It still needs time to come together. Drink 2018–2024.</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Rose, red berry, mint and anise aromas unfold in the glass. The firm palate offers wild cherry, crushed raspberry, clove, anisette and a mocha note framed in bracing tannins and fresh acidity. Drink 2020–2031.</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ffers aromas of toast, espresso, scorched earth, red berry, clove and a whiff of leather. The lean, tense palate offers dried cherry, grilled herb, anise, coffee and tobacco but not much fruit richness. Tightly wound, bracing tannins and nervous acidity provide the framework.</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Perfumed berry, rose, new leather and dark spice are some of the enticing scents you'll find in this vibrant wine. It's still tightly wound but already dazzles with juicy wild cherry, crushed raspberry, cinnamon, nutmeg and pipe tobacco flavors. Youthfully austere but noble tannins and bright acidity provide balance and serious aging potential. Don't be tempted to open it soon—the best is yet to come. Drink 2022–2042.</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Immensely inviting, this opens with fragrant pipe tobacco, crushed berry, new leather and pressed violet aromas. On the palate, firm, refined tannins underpin juicy black cherry, raspberry and cinnamon flavors, while orange zest accents and an energizing mineral note lift the finish. It's beautifully balanced with bright acidity and will reward a bit of cellaring. Drink 2020–2032.</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Balancing power and grace, this wine delivers alluring aromas and flavors of ripe black cherry, raspberry compote, grilled herb, licorice and tar. Vibrant acidity and firm, velvety tannins provide freshness and structure, while a hint of pipe tobacco closes the lingering finish. Drink 2020–2032.</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Chocolate, coconut, plum and coffee aromas lead the nose on this densely concentrated wine. The monolithic palate offers black cherry, chocolate-covered coconut and oak alongside astringent tannins that dry out the mout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recall coffee, toast and weedy underbrush. The lean palate offers licorice, espresso, black pepper and dried fruit flavors alongside clenched, aggressive tannins. While the tannins need to unwind, it lacks the fruit richness for lengthy aging. You'll also notice the heat of alcohol on the clos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Berry, dried sage, licorice and menthol aromas lead the nose. The warm, one-dimensional palate offers toasted oak, coconut, spirit-soaked prune and vanilla alongside sharp, astringent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oak, toast and coconut carry through to the palate along with spirit-soaked plum, fig and anisette. It doesn't have enough fruit richness to support the extremely astringent wood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panish broom, jasmine, peach and apple aromas lead the nose of this charming white that hails from an estate located just outside of Rome. The juicy palate delivers Golden Delicious apple, tropical fruit and a hint of mineral. It finishes on an apple not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Syrah opens with aromas of ripe dark-skinned fruit, ground black pepper and a whiff of cedar that all carry over to the dense, one-dimensional palate, along with a licorice note. It's balanced by firm, fine-grained tannins. Drink through 2017.</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dark berry, violet, vanilla and a whiff of toast lead the nose on this bright, sleek red. Made from 70% Sangiovese and 30% Merlot, the firm but accessible palate delivers sour cherries, black raspberries, cocoa and dried aromatic herbs alongside zesty acidity and fine-grained tannins. Enjoy through 2017.</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mocha, espresso, coconut, ripe black-skinned fruit and new wood lead the nose on this hearty blend of 40% Cabernet Sauvignon, 30% Cabernet Franc, 25% Merlot and 5% Petit Verdot. The thickly concentrated palate offers up dried black cherry, roasted coffee beans, toasted oak and vanilla alongside astringent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Fruity and easygoing, this blend of 60% Sangiovese and 40% Syrah doles out crushed black cherry, blackberry, spiced blueberry, white pepper and clove. Supple tannins support the juicy flavors and give it a smooth texture. Drink now.</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entirely with Sangiovese, this offers scents of blue flowers, ripe berry and mocha. The simple, forward palate delivers fleshy black cherry, vanilla, chocolate, oak and a confectionary note alongside velvety tannins and the warmth of alcohol. Drink now.</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angiovese gets a spicy lift from 5% Alicante on this bright, easy drinking wine. It offers scents of blue flowers, plum, blackberry and baking spice while the smooth, savory palate delivers crushed black cherry, white pepper and aniseed. Bright acidity and refined tannins lend it balanc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Elegantly structured, it starts with aromas of cut grass, stone fruit and pineapple alongside whiffs of mineral and Alpine herbs. The smooth, linear palate delivers white peach, apple, lime, exotic fruit and flinty minerality plus crisp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It opens with a delicate floral fragrance of white spring flowers accented by a whiff of apple and Alpine herbs. The steely, linear palate delivers juicy yellow apples together with a mineral note and lively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It opens with intense aromas of tropical fruit, green apples and a note of Mediterranean herbs. The juicy palate delivers white peach, pear, banana, papaya and almond alongside bright acidity that leaves a clean, refreshing finish. Drink now through 2016.</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blend of 50% Merlot, 40% Cabernet Sauvignon and 10% Cabernet Franc opens with aromas of cherries, berries, blue flower, sun-baked earth and a hint of balsamic herbs. The ripe palate delivers fleshy black cherry, milk chocolate, espresso and black pepper alongside chewy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entirely from Trebbiano di Soave, this bright wine has a subdued nose that reveals white floral notes, tree fruit and mineral. The creamy, savory palate is much more expressive, delivering tart apples, ripe pear, white spice, mint and mineral alongside crisp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include underbrush, truffle, graphite and raw red cherry. These carry over to the palate along with strawberry, white pepper and mineral. It's elegant, with vigorous tannins and brisk acidity but it lacks fruit richness and bod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ere's lots of espresso, roasted coffee bean and toasted wood on the nose that carry over to the palate along with black plum and vanilla. But there's not enough fruit richness to stand up to the astringent wood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pens with a pretty fragrance of rose, vanilla, black fruit and subtle oak. The juicy palate offers red cherry, black raspberry, white pepper and a hint of cocoa alongside supple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violet and rose as well as notes of leather and spice waft from the glass. The firm palate offers dried black cherry, black raspberry, white pepper and savory herb alongside assertive tannins that still need years to unwind. Drink 2020–2030.</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Dense and full-bodied, this delivers sensations of asphalt, menthol, grilled herb, mature black cherry and game. Reflecting the heat of the vintage, it's ripe and forward but firmly knit tannins give it a solid backbone that will allow it to age for several more year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recall blue flower, new leather, truffle and crushed raspberry. The bright palate offers wild cherry, cake spices, alpine herbs and a sprinkling of cocoa. It's well balanced and fresh with firm but fine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int, anisette and red berry aromas lead the nose. These follow through to the palate along with licorice, espresso, coffee, toasted oak and black pepper. It's tightly framed with drying wood tannins, but the bright fruit stands up to the strong oak influence. Drink after 2020.</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e nose is initially rather closed but eventually reveals baked earth, leather, game and ripe black fruit. The taut, tense palate offers dried black cherry, toasted oak, mocha and vanilla alongside grainy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Fragrant and bright, this offers aromas of rose, iris, perfumed berry and a balsamic note. The palate is still rather closed, offering raw red cherry, star anise and chopped sage alongside tightly knit tannins and brisk acidity. It still needs time to come together. Drink 2018–2024.</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Rose, red berry, mint and anise aromas unfold in the glass. The firm palate offers wild cherry, crushed raspberry, clove, anisette and a mocha note framed in bracing tannins and fresh acidity. Drink 2020–2031.</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ffers aromas of toast, espresso, scorched earth, red berry, clove and a whiff of leather. The lean, tense palate offers dried cherry, grilled herb, anise, coffee and tobacco but not much fruit richness. Tightly wound, bracing tannins and nervous acidity provide the framework.</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Enticing aromas of red rose, wild red berry and aromatic herb lead the way. The palate offers dried berry, grilled herb, mocha and toast alongside assertive tannins and nervous acidity. Give this a few years for the tannins to unfold. Drink after 2020.</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Leafy underbrush, truffle, woodland berry and toast aromas lead the nose. The chewy, solid palate offers ripe black cherry, crushed raspberry, grilled sage and ground aniseed alongside bracing tannins and assertive acidity. Drink 2018–2028.</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mature berry, menthol, coffee bean, toast and dark cooking spice emerge on this bracing wine. The firmly structured palate delivers dried black cherry, espresso, French oak, licorice, chopped herb and tobacco set against bracing, close-grained tannins and the warmth of alcohol. The tannins will need years to unwind.</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howing the heat of the vintage, this offers earthy sensations of leather, scorched soil, truffle, stewed prune and ripe cherry. Bracing tannins provide the backdrop.</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pens with aromas of ripe berry, aromatic herb, pressed rose petal and a balsamic note. The rather lean palate offers sour cherry, crushed strawberry, sage and star anise alongside nervous acidity and tightly wound, astringent tannins that leave a rather raspy finish. Give this a few more years to unclench. Drink after 2019.</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Perfumed berry, iris and baking spice aromas float out of the glass. The firm palate offers mature wild cherry, ripe raspberry, licorice, menthol and chopped herb while assertive but refined tannins provide support.</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Ripe orchard fruit, acacia, Spanish broom and citrus aromas lead the nose of this wine. On the enveloping, structured palate, a honeyed mineral note adds depth to mature pear, lemon drop and hazelnut flavors. Fresh acidity lends balance. It's an amazing achievement for the cool, wet vintag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cents of pressed white flower, orchard fruit, smoke, citrus and a whiff of nut lead the nose on this savory white. The round, medium-bodied palate offers mature pear, pineapple, peach and hazelnut while a note of flinty mineral lifts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Heady aromas of citrus and orchard fruit almost jump out of the glass. The savory, medium-bodied palate tastes of ripe pear, mature apple and creamy peach interspersed with energizing mineral notes. Fresh acidity brightens the creamy flavor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pens with alluring aromas of raspberry jam, blue flower, ground pepper and grilled herb. The savory, succulent palate offers juicy black cherry, black raspberry, clove and mineral. Firm tannins provide seamless support while fresh acidity lifts the ripe, mouthwatering fruit.</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lluring scents of spring blossom, Spanish broom, crushed stone and ripe orchard fruit meld together in the glass. The medium-bodied palate is a bit rounder and juicer than previous vintages although it still retains elegance, offering white peach, green apple and juicy lemon drop alongside energizing mineral. Fresh acidity brightens the creamy flavor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Vibrant and savory, this linear white offers scents of ripe orchard fruit, white flower and a whiff of spice. The juicy palate doles out pear, apple, nectarine and mineral along with a note of ginger.</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Vibrant and elegant, this offers aromas of wild flower and ripe red berry. The juicy palate doles out tart red cherry, fresh strawberry and mineral alongside tangy acidity. A mouthwatering saline note closes the bright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Extremely ripe and concentrated, this opens with aromas that suggest charred earth, toast, cured meat and roasted coffee bean. The accessible, monolithic palate offers raspberry jam, chocolate-covered cherry and a hint of vanilla alongside mature tannins, with the warmth of evident alcohol.</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Densely concentrated, this opens with aromas of baked plum, vanilla, espresso, oak and fresh mushroom. The robust, extremely ripe palate doles out stewed prune, blackberry jam and licorice while firm, close-grained tannins provide support.</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toast, oak, coconut, vanilla, mocha and mature plum lead the nose. Oak-driven sensations drive the robust palate along with ripe berry and a confectionary note. Scorching alcohol dominates the finish and throws this off-balance while bracing tannins leave an astringent clos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that recall charred earth, toast, oak, black plum, baking spice and espresso meld together on this. The generous, chewy palate doles out fleshy wild cherry, black raspberry, vanilla and mocha alongside supple tannins. It's straightforward, with immediate appeal. Drink through 2020.</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e nose is rather closed on this 80% Sangiovese and 20% Merlot blend but it eventually reveals whiffs of prune and leather. The evolved, dense palate is more expressive, offering blackberry jam, licorice and black pepper alongside round tannins. Drink sooner rather than later to capture the remaining fruit and freshnes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Plum, violet, leather and menthol aromas float from the glass. The soft, smooth palate offers juicy wild cherry, crushed raspberry, vanilla, espresso and anise alongside round, polished tannins. It's easygoing and made to enjoyed young so drink soon.</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Big and chewy, this starts with aromas of grilled porcini, underbrush, ripe dark fruit, dried herb and clove. Tightly packed tannins frame dried black cherry, prune steeped in spirits, ground pepper and licorice. You'll also feel the heat of evident alcohol on the midpalate that throws it somewhat off-balanc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Plum, vanilla, sunbaked earth and espresso aromas take shape in the glass. The structured palate offers dried red cherry, roasted coffee bean and vanilla alongside fine-grained tannins that clutch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Enticing perfumed berry, violet, new leather and a truffle scents emerge in this textbook Brunello. On the savory, full-bodied palate, licorice, clove and chopped herb flavors accent a juicy core of ripe black cherry fruit. Firm, refined tannins provide structure. It's already tempting but hold for even more complexity. Drink 2020–2032.</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Underbrush, ripe berry, new leather and Mediterranean herb aromas slowly take shape in the glass. Showing youthful tension, the vibrant palate delivers red cherry, pomegranate, white pepper and pipe tobacco notes framed by bright acidity and taut, refined tannins. It already shows great balance and finesse but is still young and tight. Drink 2022–2035.</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Fresh and full of finesse, this radiant red offers rose, forest floor, woodland berry, new leather and pipe tobacco scents. The palate delivers juicy red cherry, crushed raspberry, wild herb and white pepper notes, finishing on star anise. Taut, refined tannins and bright acidity give it intensity, lift and balance. Give it time to develop to its full potential. Drink 2020–2032.</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Hushed aromas of dark berry and a touch of cedar lead the nose on this blend of Cabernet Sauvignon and Merlot. The simple palate offers black cherry and a hint of white pepper alongside delicate, fleeting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blend of Cabernet Sauvignon and Syrah, this easygoing rosato doles out bright red cherry and pomegranate flavors alongside bright acidity. It's simple but well mad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conveys aromas of leafy underbrush, toasted oak and a weedy note. The lean palate offers dried red berry, green herb and astringent tannins but not much fruit richnes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recall coffee, toast and weedy underbrush. The lean palate offers licorice, espresso, black pepper and dried fruit flavors alongside clenched, aggressive tannins. While the tannins need to unwind, it lacks the fruit richness for lengthy aging. You'll also notice the heat of alcohol on the clos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oak, toast and coconut carry through to the palate along with spirit-soaked plum, fig and anisette. It doesn't have enough fruit richness to support the extremely astringent wood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Berry, dried sage, licorice and menthol aromas lead the nose. The warm, one-dimensional palate offers toasted oak, coconut, spirit-soaked prune and vanilla alongside sharp, astringent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blend of 40% Sangiovese, 20% Merlot, 20% Cabernet Sauvignon and 20% Syrah, this offers subtle aromas of mature black-skinned fruit and a whiff of white chocolate. The palate offers dried black cherry, espresso, cracked pepper and anise alongside packed tannins that leave an astringent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mple aromas of blue flowers, dark-skinned berry and a whiff of baking spice come together in the glass. Made entirely with Sangiovese aged in large oak casks, the warm palate doles out dried black cherry, anise and dried herb alongside fine-grained tannins. It's shy on freshness so drink through 2016.</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pens with fruity aromas of ripe red berry, crushed blue flowers and a whiff of leather. The straightforward, approachable palate doles out crushed wild cherry, black raspberry, espresso and baking spice. Supple tannins and fresh acidity balance the juicy flavor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recall blue flower, new leather, truffle and crushed raspberry. The bright palate offers wild cherry, cake spices, alpine herbs and a sprinkling of cocoa. It's well balanced and fresh with firm but fine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Fresh red rose, blue flower, bright red berry and baking spices lead the nose on this structured wine. The palate delivers juicy red cherry, cinnamon and white pepper alongside notes of mint and balsamic herbs. It's a bit austere with bracing tannins that need time to soften. Drink after 2017.</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It opens with a delicate floral fragrance of white spring flowers accented by a whiff of apple and Alpine herbs. The steely, linear palate delivers juicy yellow apples together with a mineral note and lively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include cut grass, exotic fruit and crushed tomato vine. The palate delivers green melon and creamy white peach brightened by lemon zest and crisp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n alluring fragrance of Spanish Broom and stone fruit leads off. The juicy palate delivers creamy green apple, white peach and citrus alongside bright acidity. Flinty mineral marks the dry, clean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ged in large casks, this structured but elegant wine starts with aromas of lemon pastry and mature yellow apple that carry over to the palate, along with peach and energizing mineral tones. The linear palate is balanced by fresh acidity. This should develop more complexity 2016–2017.</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full-bodied wine is loaded with sensations of fragrant white flowers, ripe tropical fruit, juicy yellow peach and tart green apple. The creamy palate is brightened by fresh acidity and energizing mineral notes. It's well balanced, with more depth than most other Pinot Grigio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Spanish broom, tropical fruit and graphite take the lead. The smooth, creamy palate offers white peach, melon, almond and mineral brightened by crisp acidity. Enjoy now through 2016.</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Pinot Bianco boasts elegance and structure. It leads with aromas of white flowers, yellow apples and a hint of toasted oak that all carry over to the palate alongside crisp acidity. It has a nutty finish and nice lengt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piced plum, vanilla, espresso and nutmeg aromas take center stage while the round, enveloping palate offers fleshy black cherry, raisin licorice and clove flavors. Pliant, polished tannins provide smooth support. Drink through 2020.</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n unusual medley of aromas include orange peel, dill, mint, thyme, espresso and oak. The palate offers coffee, toasted oak and sugary vanilla but it doesn't have much fruit richness. Astringent tannins give a short, bitter finish that dries out the mout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recall nail polish remover, mature plum, mint, sage and thyme. The palate displays red cherry-berry, balsamic notes, white pepper and sage. Astringent wood tannins give an abrupt and drying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wine begins with aromas of oak, coffee bean and toast. The palate lacks fruit richness, offering instead dried tobacco leaf, oak extract, espresso, dried sage, vanilla and mocha alongside bitterly astringent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Underbrush, dried mushroom, ripe dark-skinned fruit and cake spice aromas lead the nose on this accessible, robust red. The warm, hearty palate offers dried black cherry steeped in spirits, licorice and the heat of evident alcohol. Velvety tannins provide the setting.</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100% Sangiovese shows aromas of stewed prune, menthol, star anise and a whiff of coconut. The evolved palate shows raisin, dried black cherry and sweet vanilla. Wood tannins leave a somewhat astringent clos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Big and chewy, this starts with aromas of grilled porcini, underbrush, ripe dark fruit, dried herb and clove. Tightly packed tannins frame dried black cherry, prune steeped in spirits, ground pepper and licorice. You'll also feel the heat of evident alcohol on the midpalate that throws it somewhat off-balanc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Plum, vanilla, sunbaked earth and espresso aromas take shape in the glass. The structured palate offers dried red cherry, roasted coffee bean and vanilla alongside fine-grained tannins that clutch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mature berry, espresso, exotic spice and a whiff of menthol emerge on this full-bodied red. The palate shows dried black cherry, coconut, licorice and roasted coffee bean alongside fine-grained tannins. This isn't a classic Nebbiolo but it's polished, balanced and will appeal to those who enjoy oak-driven sensatio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Ripe berry, menthol, truffle, leather, cured meat and tobacco aromas come together in the glass. The palate offers mature black cherry, licorice, clove and black pepper alongside fine-grained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Rose, violet, baking spice and red berry aromas come together on this graceful wine. The bright, subtle palate offers crushed raspberry, red cherry and white pepper alongside fine-grained tannins. A star anise note signals the clos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Delicately perfumed with red berry, violet and a whisper of chopped mint, this is a young, elegant expression of Nebbiolo. The bright, linear palate doles out crushed cherry, juicy strawberry, white pepper and cinnamon framed in lively acidity and polished tannins. Enjoy through 2017.</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Rose, strawberry and forest floor aromas meld in the glass on this charming expression of Nebbiolo. The bright, savory palate doles out crushed strawberry, black raspberry, clove and star anise alongside silky tannins. Like a little black dress, this would be perfect for any occasion.</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ubdued aromas of spring wild flower, hay and orchard fruit float from the glass. The vibrant palate offers lemon zest, sage, dried herb and a hint of saline framed in lively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ubtle and elegant, this opens with a smoky aroma that underscores delicate scents of orchard fruit, citrus and botanical herb. The aromas follow through to the linear palate along with a racy mineral vein. A note of cured meat closes the racy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ffers aromas of yellow stone fruit, chopped herb and a whiff of white almond. The round, juicy palate shows apricot, white peach, candied orange zest and a mineral note. Fresh acidity brightens the ripe flavor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cents of Spanish broom, chamomile, aromatic herb and white stone fruit combine along with a whiff of hay. The zesty, linear palate offers juicy nectarine, candied lemon drop and a mineral note alongside bright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Dark-skinned berry, forest floor, pipe tobacco, new leather and balsamic notes float out of the glass. On the elegantly structured palate, taut, polished tannins and vibrant acidity frame ripe red cherry, exotic spice and aromatic herb flavors. A lingering star anise note announces the close. Impeccably balanced and loaded with class, it's still young and needs time to fully develop. Drink 2022–2037.</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Here's a delicious red that opens with appealing ripe plum, blue flower, tobacco and baking spice aromas. Velvety tannins and fresh acidity provide structure and balance, while while juicy black cherry, raspberry compote and licorice flavors envelope the palate. Drink 2019–2032.</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Forest floor, aromatic herb, dark spice and eucalyptus aromas come together with a floral twist. Bright and elegant, the palate shows succulent wild cherry, white pepper, star anise and chopped mint flavors. With its taut, fine-grained tannins and firm acidity, it needs time to unwind and fully develop. Drink 2022–2032.</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Forest floor, wild berry, new leather and balsam are some of the aromas you'll find in this bright, linear red. On the palate, firm, polished tannins support ripe red cherry, white pepper, andcrushed mint notes with a hint of black tea. It's still young and tightly wound but already boasts stunning elegance. Drink 2020–2032.</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ruffle, leather, forest floor, pipe tobacco and purple flower aromas all come together in this young, balanced Brunello. The palate is taut and chewy, with a nervous tension that offsets its juicy Marasca cherry, raspberry, licorice and clove flavors. Its fresh acidity and polished tannins promise good aging potential. Drink 2020–2032.</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Captivating wild berry, rose, chopped herb and baking spice aromas take center stage in this earthy, stunning wine. The palate mirrors the nose in vibrancy, delivering tight layers of wild cherry, star anise and white pepper notes. Fresh acidity and firm, refined tannins provide a polished framework. It's loaded with finesse and already delicious, but hold for even more complexity. Drink 2020–2032.</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Dark spice, ripe berry, forest floor, Mediterranean brush and new leather aromas lead the nose on this powerfully structured wine. On the full-bodied palate, baking spice, licorice and pipe tobacco notes accent a juicy black cherry core while firm, velvety tannins provide the framework. Drink 2020–2030.</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Ripe black-skinned fruit, underbrush, truffle and dark spice aromas come together in this full-bodied red. The palate is firm and seamless, delivering mature black cherry, raspberry compote, licorice and pipe tobacco flavors with both power and finesse. Tightly knit, polished tannins provide structure. Drink 2022–2032.</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sour red cherry, white pepper and citrus lead the nose on this blend of 90% Syrah and 10% Merlot. The simple palate offers pink grapefruit and juicy apple alongside bright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light-bodied blend of 70% Sangiovese, 20% Cabernet Sauvignon and 10% Petit Verdot offers flavors of sour cherry and red currant. It's easy drinking but rather lean, with fleeting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Ripe orchard fruit, pressed Spanish broom, crushed herb and citrus aromas take shape in the glass. On the palate, candied lemon underscores ripe yellow apple and pear flavors, alongside tangy acidity. A savory mineral note graces the finish. Fantastic win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Ripe plum, cranberry, pressed violet, tobacco and damp soil aromas lead the nose, along with a whiff of clove. The round, polished palate offers dried black cherry, prune, raspberry jam and licorice notes, alongside smooth tannins. It's already extremely approachable, so drink soon.</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fragrant blend of Nero d'Avola and Frappato boasts alluring blue flower, black-skinned berry and leather aromas. The balanced, savory palate doles out ripe black cherry, clove and licorice flavors, with round, polished tannins that give it a smooth texture. Enjoy through 2021.</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oast, oak, coffee, underbrush and baked plum aromas unfold on this extremely ripe, full-bodied wine. The densely concentrated palate delivers blackberry jam, licorice, oak roasted coffee bean, coconut and a vanilla note alongside astringent tannins. Give the tannins another few years to soften then drink sooner rather than later.</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Charred earth, underbrush, cured meat and toasted hazelnut aromas lift out of the glass. The robust palate is almost overripe, offering dried black cherry, grilled sage, tobacco and a hint of game alongside tightly packed tannins that clench the finish. Drink 2019–2025.</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blend of 85% Cabernet Sauvignon and 15% Petit Verdot, this has aromas of red currant, green bell pepper and clove. The bright palate delivers cassis, cedar and espresso framed in polished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from a blend of 40% Cabernet Sauvignon, 30% Merlot, 15% Alicante, 10% Sangiovese and 5% Cabernet Franc, this opens with aromas of black currant, bell pepper and clove. The palate offers mature black cherry, ginger and a hint of vanilla while firm tannins grip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Delicately fragrant, this opens with scents of chopped herb, elderflower, hay and citrus. On the crisp palate, a hint of vanilla underscores peach and grapefruit while a light mineral note backs up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Charred earth, leafy underbrush, prune marinated in spirits and grilled herbs come together in the glass. The warm, evolved palate shows blackberry jam, dried cherry, licorice and the heat of evident alcohol alongside bracing tannins. Give the tannins a few more years to soften then drink sooner rather than later to capture the remaining fruit.</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pens with aromas of pressed acacia flowers, ripe stone fruits and dried sage. The palate isn't overly sweet, offering dried apricot, wildflower honey and toasted almond note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oasted oak, exotic spice and baked black fruit aromas slowly take shape on this structured Merlot. The densely extracted palate delivers coconut, blackberry extract, espresso, anisette and roasted coffee bean alongside rather astringent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blend of 50% Cabernet Sauvignon, 20% Merlot and 30% Syrah, this opens with aromas of espresso, toasted oak, ground pepper, ripe black-skinned fruit and game. The extracted palate offers licorice, raisin, clove and tobacco alongside raspy tannins that leave an astringent finish. The fruit is starting to dry up so drink sooner rather than later.</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Red currant, blackberry, espresso, wood shavings and cedar aromas unfold in the glass. The palate offers dried black cherry, anise, coffee, coconut and oak alongside alongside drying tannins that leave an astringent finish. The fruit is starting to dry up so drink sooner rather than later.</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ffers the classic Nebbiolo fragrance of blue flower, red rose, woodland berry, tilled earth and whiffs of cake spices. The palate delivers ripe black cherry, crushed raspberry and white pepper framed in big, chewy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Heady varietal aromas recall crushed tomato vine, cantaloupe and gooseberries. The vibrant palate delivers juicy pineapple, mango and green melon along with a spicy ginger note, all brightened with refreshing acidity that ends clean and crisp. Oliver McCrum, T. Edward Wine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It opens with aromas of sun-ripened berries, spearmint and Mediterranean scrub. The palate offers dark cherry and raspberry accented with notes of white pepper and a hint of cinnamon-spice alongside round tannins. It's ripe, soft and ready to enjoy soon.</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It opens with a floral fragrance of peach blossom and white spring flowers. The juicy, vibrant palate delivers ripe golden apple, mineral and almond notes alongside crisp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full-bodied wine begins with delicate aromas of toasted bread crust, mature pear and Golden Delicious apple. The palate delivers ripe yellow peach, papaya, lemon zest, white almond and mineral alongside brisk acidity. Drink now for crispness or hold another year or two for more complex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tructured and sophisticated, it offers creamy green apple, pear, citrus and white peach sensations. The juicy fruit palate is restrained by subtle notes of white pepper and mineral alongside fresh acidity that leaves a focused, lingering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medium-bodied and elegant Pinot Bianco boasts fragrances of white spring flowers, green apple and flint that carry over to the savory palate. The juicy fruit is supported by fresh acidity that leaves a clean crisp finish, making this extremely food friendly. Oliver McCrum, T. Edward Wine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savory blend of 45% Cabernet Sauvignon, 45% Merlot and 10% Cabernet Franc, this opens with aromas of scorched earth, meat juices, leather, black fruit and spices. The dense, low-acid palate delivers black currants and fleshy black cherry accented with black pepper and mocha alongside soft, round tannins. Drink now through 2017.</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Funky aromas soon burn off to reveal oak, coffee, espresso and vanilla sensations. The palate also shows a heavy wood influence, displaying oak extract and vanilla alongside plum and black cherry. It finishes on an astringent note of drying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Oak, toast, coffee, espresso, chocolate and vanilla sensations dominate this wine along with notes of black plum. It lacks fruit richness to balance the oak and the astringent wood tannins on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e nose isn't very expressive but eventually reveals fig and raisin aromas. The simple palate offers raw, red cherry alongside brisk acidity and firm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brooding Barolo opens with aromas of crushed black fruit, leather and balsamic notes. The palate displays oak extract, espresso, black licorice, toast and coffee alongside extremely astringent wood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ture plum, espresso, coffee and oak aromas emerge on this young and still rather closed Barolo. The palate delivers black cherry, vanilla and cocoa alongside aggressive tannins that leave the mouth feeling parched. Drink after 2020.</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pens with attractive aromas of pressed rose, woodland berry, dried herb and a whiff of baking spice. The robust palate shows sour, almost unripe cherry, clove, mocha and anisette. The warmth of evident alcohol closes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Forest floor, woodland berry and spice aromas emerge in the glass. The tight palate offers sour cherry, white pepper, grilled herb and a whiff of tobacco alongside close-grained tannins and racy acidity. An anisette note closes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scorched earth, underbrush, red berry and a whiff of cellar floor lead the nose. On the firm palate, ground pepper, tobacco and sage accent sour cherry while brooding tannins offer firm support.</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Warm and robust, this full-bodied Barolo offers aromas of underbrush, scorched earth, tar and kirsch. The palate is bold and hearty but also shows the heat of the vintage, doling out cherry-marinated-in-spirits, licorice and clove alongside almost scorching alcohol. Drink sooner rather than later.</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baked plum, cherry under spirits, oak and coconut lead the nose while the polished palate offers ripe black cherry, vanilla, grilled herb and a hint of licorice. Firm, fine-grained tannins support the savory flavor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that recall stewed prune, cherry steeped in spirits, baking spice, toast and a whiff of menthol lead the nose and carry through to the firm palate along with notes of coffee, grilled sage and clove. Bracing tannins provide the framework. Give this a few more years to unwind then drink up. Best after 2020.</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Classic Nebbiolo aromas of violet, wild berry and a whiff of baking spice float out of the glass on this attractive red. The elegantly structured palate offers mature wild cherry, cinnamon, white pepper and clove alongside firm, fine-grained tannins. Drink 2017–2022.</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Dark and dense, this opens with aromas of ripe plum, vanilla and exotic spice. The round, chewy palate offers ripe black cherry, blackberry, roasted coffee bean, licorice and clove alongside close-grained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lluring aromas of rose, iris, menthol and woodland berry waft out of the glass. The straightforward, polished palate offers ripe cherry, black raspberry, white pepper and star anise alongside fine-grained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pens with earthy aromas of brimstone, scorched soil, hay, orchard fruit and dried herb. The palate offers pink grapefruit, white stone fruit, sage and a marked saline note that creates a briny mineral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50-50 blend of Nero d'Avola and Frappato, this opens with funky aromas of game, overripe berry and a hint of barnyard. Bursting with rustic charm, the aromas carry over to the earthy palate along with fleshy black cherry, soft raspberry, cake spice and crushed black oliv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beeswax, yellow spring flower and botanical herb blend together. The young, vibrant palate offers lemon, lime, green apple and mineral. It's still a very young wine and needs time to come together. Drink 2018 through 2025.</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White spring flower, pear and a whiff of exotic fruit lead the way. The floral note carries over to the medium-bodied palate, along with lemon, lime, peach and a note of bitter almond. Fresh acidity brightens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Initially closed, a few swirls of the glass releases subtle scents suggesting Spanish Broom, linden blossom, flint and a whisper of orange zest. While the palate is less expressive than the nose, it still offers yellow apple, citrus and mineral alongside crisp acidity. It's still very immature and needs additional time to ag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ubtle yellow flower and orchard fruit aromas blend while the linear palate offers pear, citrus zest, a hint of oak and mineral. Fresh acidity gives it a crisp, clean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ffers aromas of scorched earth, underbrush and a whiff of oak. The firm palate offers sour cherry, fleshy strawberry, toast, coconut and espresso alongside assertive, close-grained tannins that leave a mouth-drying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You could get lost in the enticing fragrance of this wine thanks to wild berry, blue flower, baking spice, chopped herb and saddle leather aromas. The smooth, elegantly structured palate is just as inviting, doling out juicy black cherry, raspberry, cinnamon and white pepper flavors. Polished tannins and fresh acidity lend balance and support. An impressive effort from this winery—one of Montalcino's little known gem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woodshop, coconut and oak extract lead the nose. The warm palate offers up prune, toasted oak and a confectionary note but no fruit richness. Mouth-puckering tannins and evident alcohol provide the framework.</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toasted oak, espresso and a balsamic note continue to the palate, along with shriveled berry, tobacco and a hint of anisette. Displaying the heat of the vintage, the fruit is already dried up.</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has aromas of leafy forest floor and wet soil. The palate isn't very expressive, offering raw red berry, coffee and a green note of dried sage alongside tightly packed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spirit-soaked plum, menthol and a balsamic note come together in the glass. The warm, monolithic palate pulls together dense black cherry, vanilla, coffee and licorice alongside raspy tannins and the heat of alcohol.</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Reflecting the heat of the vintage, aromas recall stewed prune, fig and toasted oak. The hearty but one-dimensional palate delivers dried berry, roasted coffee bean, vanilla and anisette alongside raspy, mouth-puckering tannins. Searing alcohol dominates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recall stewed plum, leather, eucalyptus and a hint of cellar floor. The palate is muddled between candied and bitter sensations, offering red berry, anisette, spearmint, astringent powdered sage and a confectionary note. Assertive tannins leave a drying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baked plum, grilled herb, espresso and scorched earth lead the nose. The palate displays the heat of the vintage, offering fig, prune, anisette and a coffee note but no fruit richness. Raspy, mouth-puckering tannins provide the framework.</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Yellow stone fruit, crushed herb and tomato vine aromas leap from the glass. The creamy palate boasts lively elegance, offering ripe peach, juicy grapefruit, chopped mint and stony mineral flavors before finishing on a tangy not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youthful ten-year-old demonstrates the impressive aging potential of well-made Greco di Tufo, opening with compelling dried stone fruit, Spanish broom, herb and smoky aromas. The round, smooth palate doles out creamy peach, mature Bartlett pear and lemon drop flavors. An energizing mineral note lingers on the finish. It's at its peak so drink now.</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pens with aromas that recall leafy underbrush, grilled porcini and mature dark-skinned fruit. The taut palate offers dried black cherry, coffee, sage and anise alongside tightly wound tannins that give it a firm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Weedy underbrush, leather, mature berry and a whiff of cellar floor open. The full-bodied but somewhat evolved palate shows toast, mocha, grilled mushroom and dried black cherry alongside tightly knit tannins. Give the tannins a few years to unwind but then drink sooner rather than later to catch what fruit richness rema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that recall sugared plum, espresso, toast and underbrush lead the way on this robust wine. The densely concentrated palate offers stewed prune, vanilla, mocha, coffee and toasted oak alongside grainy tannins that leave a teeth-coating, tongue-drying finish. It's extremely ripe and you'll also detect the warmth of alcohol on clos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oast, truffle, coconut and oak aromas unfold on this robust wine. The densely concentrated palate shows dried black cherry, bitter chocolate and oak-driven spice alongside austere, teeth-coating tannins that leave an astringent finish. It doesn't have quite enough fruit richness to stand up to the oak sensatio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Here's an easygoing red that opens with aromas of rose water, wild berry and aromatic herb. Made entirely with Sangiovese, the palate offers ripe dark cherry, raspberry and savory herb, while live acidity and polished tannins provide support.</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forest floor, new leather, cherries marinated in spirits, crushed violet and menthol open on the nose. On the warm, one-dimensional palate, tightly wound tannins frame ripe black cherry and baking spice. Give the tannins a few years to unwind then drink.</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with 40% Merlot, 30% Cabernet Sauvignon, 25% Sangiovese and 5% Petit Verdot, this offers aromas of black cherry, leather and green bell pepper. The firm palate shows mature plum, vanilla and cedar alongside tightly wound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Plum, violet and menthol aromas unfold on this medium-bodied red. The round palate offers black cherry accented with notes of ground pepper and star anise while ripe, close-grained tannins provide the framework. Drink through 2020.</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luminous Nebbiolo from the mountain vineyards of Valtellina opens with a pretty fragrance of rose petal, red berries, baking spice and a whiff of crushed rock. The understated palate delivers ripe wild cherry, cinnamon-spice, licorice and a mineral note alongside firm, fine-grained tannins. Drink through 2017.</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ripe, dark-skinned berry and crushed violet emerge from this vibrant blend of 60% Syrah, 20% Merlot and 20% Sangiovese. The <text:s/>savory palate doles out black cherries and black currants accented with notes of toast and ground pepper. It's already accessible and made to be enjoyed young.</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angiovese and Merlot grapes are behind this ripe red. It opens with aromas of fleshy black cherry, black currant, blue flowers and oak-driven spice that carry over to the palate together with a mocha note. Grippy tannins provide the backbon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Bright and fruity, this Sangiovese offers aromas of wild berry, clove and tilled soil. The easy-drinking palate doles out dark cherry, raspberry, white pepper and a hint of crushed mint alongside polished tannins. Enjoy through 2016.</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Fragrances suggest hay, crushed tomato vine and exotic fruit. The bright but structured palate delivers peach, papaya, cantaloupe and energizing mineral notes alongside fresh acidity. It's nicely balanced with good lengt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ged entirely in large casks, this rich wine offers floral aromas with hints of exotic fruit and melon. The creamy palate delivers juicy Golden Delicious apple, pear and pear accented with a graphite note and baking spices alongside vibrant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From grapes grown in the high altitude Castel Ringberg vineyard, Elena Walch delivers a vibrant, balanced wine that shows structure and finesse. It's loaded with sensations of Granny Smith apple, lemon zest, banana peel and an underlying mineral note that carries to the crisp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structured wine opens with aromas of green apple, pear, clove and a hint of nutmeg that all carry over to the palate along with a mineral note. The creamy texture has nice weight and is brightened by vibrant acidity. Oliver McCrum, T. Edward Wine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include white spring flowers, apples and flint with light notes of toasted oak and vanilla. The juicy palate offers Golden Delicous apples and pear alongside an energizing mineral purity and bright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savory blend of 50% Merlot, 35% Cabernet Sauvignon and 15% Petit Verdot has aromas of red currants, toast, cedar and baking spices. The juicy palate delivers ripe red cherries, clove and white pepper alongside firm but elegant tannins. Hold another year or two to fully develop. Drink 2015–2020.</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Intense aromas recall tropical fruit, crushed tomato vine and Granny Smith apples. The bright, juicy palate offers white peach, apricot, papaya, cantaloupe and almond, along with crisp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corched soil, leather, overripe berry and espresso aromas lead the nose. The palate is still primary, offering raw sour cherry, grilled herb, tobacco and licorice alongside tightly packed tannins and nervous acidity. Drink after 2020.</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ture berry, toast, espresso, fennel and a balsamic note lead the nose. The firm palate doles out Morello cherry, raspberry jam, powdered sage and white pepper framed in assertive, fine-grained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that recall red berry, chopped herb, baked earth and a whiff of leather lead the way on this polished wine. The linear palate delivers dried cherry, raspberry wild mint and a touch of white pepper that carry through to the firm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You'll find aromas of mature black cherry, dark cooking spice, mint, leather and a whiff of espresso on this full-bodied red. The firm palate shows dried black cherry, roasted coffee bean, oak and a licorice note supported by bracing, grainy tannins that leave an astringent finish. Drink after 2020.</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red berry marinated in spirits, sun baked earth, game and a hint of cured meat come together on this. The tightly wound palate offers raw red berry, grilled sage, mint, clove and anise alongside bracing tannins. Give it a few more years for the tannins to unwind, then drink sooner rather later.</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e nose on this dense wine opens with aromas of roasted coffee bean and toasted sensations. The concentrated palate offers espresso, chocolate, mature plum and vanilla alongside an infusion of brooding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young Nebbiolo is loaded with ripe red cherry and black raspberry sensations accented with notes of white pepper. It's straightforward, with a round, soft palate and velvety tannins. Not an ager so enjoy this soon.</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Oak, sweet vanilla, chocolate and plum cake aromas take center stage. The aromas carry on to the palate but there's not enough fruit to stand up to the oak or the astringent wood-driven tannins that leave the mouth feeling dried out.</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ripe wine opens with a fragrance of mature red and black berry, clove and black pepper. These carry over to the warm palate alongside brooding and tightly-knit tannins. It has a forward character and soft acidity so enjoy this now and over the next few year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with 50% Nero d'Avola and 50% Syrah, this presents aromas of dark berry, allspice and Mediterranean herb. The firm palate offers dried black cherry, black pepper and clove alongside fine-grained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ripe orchard fruit, Mediterranean herb and toasted hazelnut lead the nose while the bright palate offers green pear, peach, unripe apricot and bitter almond. A mineral note signals the clos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full-bodied red opens with aromas of ripe plum, vanilla and a hint of charred topsoil. The warm, chewy palate has flavors of ripe black cherry, licorice, baking spice and coffee bean while a note of bitter almond signals the finish. Drink through 2020.</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Orchard fruit, nut and acacia flower aromas meld together on this elegant white. The firm palate offers green pear, lemon zest and mineral alongside zesty acidity. A note of almond closes the tangy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Juicy and round, this opens with scents of honeysuckle, yellow stone fruit and a hint of aromatic herb. The full-bodied palate offers ripe white peach, pear and a hint of candied lemon drop while a mineral note backs up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blue flower, black-skinned fruit and a whiff of Mediterranean scrub meld in the glass. The chewy, straightforward palate doles out juicy black cherry and ground pepper. It's made to drink young so enjoy soon.</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Wild flower, toasted hazelnut, pear and aromatic herb aromas come together in the glass and follow through to the linear palate along with a dollop of honey. A light mineral note energizes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entirely from Sangiovese, this opens with intense violet, red berry, Mediterranean herb and tilled soil aromas. The palate is polished and layered in crushed raspberry, juicy black cherry, pipe tobacco, mint and white pepper flavors. Velvety tannins provide structure. Enjoy through 2022.</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rking the winery's 40th harvest, this vintage offers classic Sangiovese fragrance: wild berry, blue flower, baking spice and a whiff of new leather. The palate is sleek and elegant, doling out juicy red cherry, crushed raspberry, cinnamon and star anise, framed by lithe, polished tannins and fresh acidity. It's loaded with finesse and tempting now but will be even better with a few more years in bottle. Drink 2019–2026.</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recall scorched earth, underbrush, stewed prune and coconut. Oak spices, vanilla and coffee dominate the warm palate. It lacks fruit richness and can't stand up to the assertive tannins or the heat of evident alcohol.</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luminous Nebbiolo from the mountain vineyards of Valtellina opens with a pretty fragrance of rose petal, red berries, baking spice and a whiff of crushed rock. The understated palate delivers ripe wild cherry, cinnamon-spice, licorice and a mineral note alongside firm, fine-grained tannins. Drink through 2017.</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Enticing wildflower, chopped herb and ripe orchard fruit scents abound in this radiant wine. The palate doles out white peach, yellow pear and nectarine notes, with stony mineral accents. Fresh acidity brightens the creamy flavor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Dense and brooding, this opens with aromas of dried cherry marinated in spirits, cured meat, scorched earth, leather and French oak. The concentrated palate offers black cherry, plum, vanilla, licorice and robust tannins alongside the heat of evident alcohol that throws it off-balanc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roasted coffee bean, ripe plum and dark kitchen spice waft out of the glass. The forward palate offers mature wild cherry, licorice, sage and espresso that carry through to the firm finish. Drink through 2019.</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Warm and hearty, this opens with aromas that recall mature dark-skinned fruit, leather, truffle, scorched soil and a menthol note. The big, chewy palate delivers black cherry marinated in spirits, ground pepper and anise alongside a tannic backbone. The heat of evident alcohol dominates the finish and gives it a monolithic qual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blueberry jam, scorched earth, leather, truffle and coffee lead the way on this ripe, accessible wine. The chewy palate offers fleshy blackberry, anise, toast, espresso and a confectionary note alongside mature but rather fleeting tannins. Drink 2016–2020.</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Refermented in the bottle, this frothy, delicious red delivers rose, blue flower, juicy raspberry, sour cherry and yeasty aromas that carry over to the dry, refreshing palate. It's elegant with wonderful intensity and a juicy, lingering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black cherry, licorice, leather, violet and a whiff of tobacco open this wine. The palate is still a bit closed but delivers black raspberry, wild cherry, anisette and a note of black pepper alongside big, brooding tannins that need time to come around. Drink 2017–2024.</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elegant expression of Nebbiolo opens with aromas of dried rose, crushed violet, tilled earth, savory herb and a balsamic note. The palate offers juicy black raspberry, dark cherry, truffle, vanilla and a hint of mocha. It's balanced, with fresh acidity and supple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Initially a bit closed, this opens with aromas of leather, leafy underbrush, tilled soil, wild berry and a whiff of cellar floor. The palate is still primary, displaying red cherry, sage and menthol alongside tightly knit tannins. Drink after 2018.</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big, soulful wine, this has slightly funky, earthy aromas that include tilled soil, truffle, leather, underbrush and mature black fruit. The fleshy palate delivers ripe black cherry, juicy raspberry, white pepper, cinnamon, vanilla and a touch of mocha. It's structured, with tightly woven tannins that need time to soften. Drink after 2016.</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Earthy, alluring fragrances suggest bright berry, rose petal and tilled soil. The palate delivers ripe, wild cherry completed by notes of vanilla, white and black pepper alongside youthful, bracing tannins. Drink 2016–2024.</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Blue flower, blackberry, leather, underbrush and vanilla aromas jump out the glass with this warm, full-bodied wine. The dense, one-dimensional palate offers ripe black cherry and sweet oak accented with vanilla and cinnamon notes. It's already reached its ideal drinking window so enjoy soon.</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blend of Cabernet Sauvignon, Merlot and Syrah, it conveys aromas of red and black currants, black pepper and cedar. The straightforward palate delivers juicy blackberry accented with notes of white pepper, mocha and graphite alongside round tannins. It's ready so enjoy soon.</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Here's a refined Pinot Bianco with delicate aromas of Alpine wild flowers and white fruit. The palate delivers yellow and green apple alongside a steely mineral undertone and vibrant acidity. It closes fresh and clean.</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It opens with a floral fragrance of Spanish broom, jasmine and chamomile. The juicy palate delivers citrus, pineapple and almond alongside crisp acidity that lends a clean, refreshing clos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structured white opens with aromas of lightly toasted oak, citrus, golden apple, and herbs. The palate delivers grapefruit, Bartlett pear, nectarines and mineral alongside fresh acidity. It closes on an almond not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Here's a classic Sauvignon with intense varietal aromas of tomato vine, freshly cut grass and green melon. The linear palate delivers juicy cantaloupe and flint balanced by crisp acidity. It finishes on a note of roasted almond.</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It shows the classic aromas of Alto Adige Sauvignon including crushed tomato vine, just-mowed grass and exotic fruit. The crisp, juicy palate offers cantaloupe, green melon, yellow peach, a hint of spice and mineral, with fresh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structured wine has subtle aromas of apples, vanilla and toasted notes. These carry over to the linear palate together with pear, mineral, lemon zest and lively acidity. Pair it with baked pasta dishes or grilled chicken.</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It conveys aromas of tropical fruit, apple and lemon zest, all of which carry over to the bright palate along with almond and a ginger note. Steely mineral signals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from the native Turbiana grape, this attractive wine opens with aromas of beeswax, white spring flowers, green apples and a hint of honey. The fresh, juicy palate offers ripe pear, white peach and citrus alongside fresh acidity that gives a clean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Very elegant, it opens with refined aromas of rose petals, lychee and a hint of juicy citrus fruit. The full-bodied palate delivers ripe pink grapefruit and steely mineral notes accented with a spicy note of white pepper.</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tructured but elegant, it discloses delicate aromas of Spanish broom and Granny Smith apple. The savory, creamy palate delivers juicy Bartlett pear, citrus, nectarine and melon brightened by crisp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ffers a classic Nebbiolo nose of rose petal, dark berry, tilled earth and a balsamic note. The lean palate shows sour red berry, grilled herb, clove and a hint of mocha on the finish. Tightly compacted tannins and brisk acidity need time to unwind. Drink after 2019.</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mature berry, aromatic herb and fragrant iris lead the nose while the ripe palate offers mature black cherry, licorice and pipe tobacco. Firm, velvety tannins provide the framework. Showing the heat of the vintage, the fruit is already evolved so drink this sooner rather than later.</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few swirls of the glass release subtle aromas of tilled soil, underbrush, violet, leather and a whiff of menthol. The firm palate offers mature black cherry, licorice and a hint of cinnamon alongside firm, fine-grained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Earthy and full-bodied, this offers aromas of truffle, scorched earth, leather, game and mature black-skinned fruit. The warm palate offers black cherry marinated in spirits, star anise and clove alongside brooding tannins. It shows the heat of the vintage so drink sooner rather than later.</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Funky but not unpleasant aromas of game, scorched earth and cured meat are joined by whiffs of wild berry and leather. The palate shows dried cherry, aniseed, and grilled sage alongside firm, fine-grained tannins. Drink sooner rather than later to enjoy the remaining fruit.</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ffers aromas of pressed rose, cherry marinated in spirits, aromatic herb and menthol. The bracing palate shows raw red cherry, clove, white pepper and a hint of mocha while assertive tannins and racy acidity provide the framework. It's still young and aggressively tannic so don't attempt before 2019.</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solid Barolo opens with aromas of mature dark berry, licorice, clove, chewing tobacco and a whiff of crushed flower. The palate reveals red cherry, strawberry, white pepper and thyme alongside bracing tannins. Drink after 2019.</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resin, nail polish, overripe plum steeped in spirits, oak and a confectionary note lead the way. The warm palate displays ripe black cherry, cocoa, anise and a whisper of licorice framed in velvety tannins. Drink through 2026.</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firm red offers aromas of underbrush, French oak, exotic spice, dried rose and a balsamic whiff of menthol. On the full-bodied palate, a bracing tannic backbone supports dried black cherry, coconut, licorice, roasted coffee bean and oak-driven spice. Drink 2019–2026.</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Underbrush, grilled porcini, red berry and grilled herb aromas lead the way. The bracing palate offers dried wild cherry, clove, cinnamon and powdered sage alongside astringent tannins. Drink after 2018.</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charred earth, forest floor, truffle, sage and mature berry lead the nose. The brawny palate offers dried black cherry, licorice, clove and tobacco alongside tightly packed tannins. You'll also notice the heat of evident alcohol. Give the tannins a few more years to unclench then drink to capture the remaining fruit richnes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baked plum, mocha, toast and sweet pipe tobacco drive the nose while the palate offers palate offers dried black cherry marinated in spirits, vanilla, nutmeg and leather. A note of dried sage closes the finish while austere tannins provide bracing support. Drink 2019–2029.</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Dark berry, tilled earth and gamey aromas lift out of the glass. The firm palate offers black cherry, chocolate, peppermint and oak alongside tightly packed tannins that leave an astringent finish. Drink after 2018.</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imple and delicious, this vibrant, mouthwatering red doles out fleshy black cherry, crushed blueberry, ground pepper and clove alongside polished tannins. An almond note graces the finish. This makes a fantastic everyday win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pressed violet, ripe berry, menthol and a touch of exotic spice emerge on this full-bodied red. Showing its hot-vintage origins, the firm palate doesn't boast a lot of fruit richness but offers licorice, espresso, powdered sage and dried cherry accompanied by bracing, grainy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Citrus, Mediterranean herb and cut grass aromas lead the way. The crisp palate offers Bartlett pear, unripe apricot and grapefruit alongside tangy acidity. A saline note backs up the succulent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recalling hay, yellow flower, dried herb and a light vegetal note carry over to the bright, medium-bodied palate along with lime and green apple. A flinty mineral note underscores the vibrant flavor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You'll find aromas of dried orchard fruit, beeswax, Spanish broom, acacia and an earthy note on this spry nine-year-old. On the mature, waxy palate, fruit flavors have given way to tertiary sensations of honey, toasted nut, candied citrus zest and flinty mineral that carry through the to lingering finish. A saline note signals the clos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Oak, toast, coffee, espresso, chocolate and vanilla sensations dominate this wine along with notes of black plum. There's not enough fruit richness to stand up to the oak or the astringent wood tannins on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Enticing floral, wild berry, new leather and truffle aromas seemingly float out of the glass, growing darker with spice as the wine takes on air. The palate is elegant and still youthfully austere, offering Marasca cherry, crushed raspberry, clove and white pepper flavors, framed by firm, chewy tannins and vibrant acidity. A licorice note closes the lingering finish. Drink 2020–2035.</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with 100% Sangiovese, this savory red delivers aromas of black cherry, scorched earth and chopped herb. The palate offers crushed blackberry, juicy cherry and black pepper. Fine-grained tannins provide support.</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blueberry jam, scorched earth, leather, truffle and coffee lead the way on this ripe, accessible wine. The chewy palate offers fleshy blackberry, anise, toast, espresso and a confectionary note alongside mature but rather fleeting tannins. Drink 2016–2020.</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Crushed blue flower, ripe plum and baking spice are some of the aromas you'll find on this polished red. The round, chewy palate offers ripe black cherry, cinnamon and white pepper alongside sleek tannins. Drink soon to capture the juicy fruit.</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Dark berry, vanilla, roasted coffee bean and toast aromas waft out of the glass. The firm palate offers dried black cherry, anise, espresso and oak-driven spice alongside grippy tannins that leave an astringent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pencils shavings, menthol and grilled herb lead to a palate that opens with bright red berry and herbaceous notes. Green, astringent tannins create an abrupt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vibrant sparkler opens with aromas of ripe red berry and spice. Made from Frappato, the lively palate doles out wild strawberries, crushed cherries and just a hint of white pepper alongside firm acidity and persistent bubble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fresh and fruity wine opens with aromas of lychee, white fragrant flowers, exotic fruit and beeswax. The fresh palate offers pineapple, white peach, melon, lemon peel and Alpine herb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White rose petals and lychee aromas take center stage in this medium-bodied wine. They carry over to the palate alongside ripe exotic fruit and clove. It's slightly sweet with a silky texture and good weight.</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It discloses a refined version of the variety's classic aromas of white roses, lychee and grapefruit, which all carry over to the palate. The juicy fruit is accented with light notes of black pepper, candied ginger and clove that add dept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Fragrances of apple, pear and citrus carry over to the palate, along with pineapple and banana sensations. It has a fine, persistent perlage and a bone-dry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Very elegant, it opens with refined aromas of rose petals, lychee and a hint of juicy citrus fruit. The full-bodied palate delivers ripe pink grapefruit and steely mineral notes accented with a spicy note of white pepper.</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tructured but elegant, it discloses delicate aromas of Spanish broom and Granny Smith apple. The savory, creamy palate delivers juicy Bartlett pear, citrus, nectarine and melon brightened by crisp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It opens with aromas of beeswax, acacia flower and lightly toasted oak. The smooth, structured palate offers lemon drop, white peach, papaya and a subtle note of vanilla and spic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from the Turbiana grape, this dessert wine conveys aromas of apricot, mineral, toasted breadcrumbs and vanilla. The rich palate delivers ripe but restrained yellow peach, honey, roasted almond, and candied ginger alongside fresh acidity that gives this a clean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wine shows more character and finesse than most other Italian whites in this price range. Subtle aromas of apples, peach and mineral carry over to the bright, savory palate along with citrus notes and crisp acidity. It has nice length and leaves the mouth feeling clean and fre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Citrus, Mediterranean herb and cut grass aromas lead the way. The crisp palate offers Bartlett pear, unripe apricot and grapefruit alongside tangy acidity. A saline note backs up the succulent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Spanish broom, cherry blossom and a hint of woodland berry lead the way on this delicately hued rosato. Made with Nerello Mascalese, the vibrant palate doles out ripe red cherry, crushed strawberry, nectarine zest and a mineral note. A touch of white almond closes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Earthy scents of scorched earth, underbrush, licorice and dark berry emerge in the glass. The firm palate offers tastes of black raspberry, sage, toast, oak and espresso alongside assertive tannins that leave a drying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luminous white offers delicate scents suggesting crushed rock, pear and a whiff of botanical herb. The taut, vibrant palate recalls Granny Smith apple, nectarine and mineral set against a backbone of firm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ffers aromas suggesting mature apple, citrus, hazelnut and a whiff of dried herb. The rich, full-bodied palate doles out candied nectarine zest and ripe pear while a mineral note lifts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hazelnut nut, smoke and dried chamomile flower slowly come together. On the racy palate, a mineral vein underscores yellow apple, lime and dried sage while a bitter almond note wraps up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Bright and fragrant, this luminous wine opens with aromas of rose, violet and crushed raspberry. The juicy palate delivers mouthfuls of sour cherry and cinnamon alongside fresh acidity and supple tannins that give a silky textur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Invigorating and frothy, this opens with aromas of woodland berries and violets. The savory palate offers mouthfuls of wild cherry, strawberry and clove alongside bright acidity and small, persistent bubbles. Chill this down for a crisp and refreshing summer red.</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ture dark-skinned fruit, aniseed and aromatic herb aromas play in the glass. On the firm palate, fine-grained tannins support bright red cherry, mint, rosemary and toast. Drink after 2019.</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woodland berry, toast, clove and chopped herb emerge in the glass. The palate is still rather closed, eventually giving up raw red berry, coconut, espresso, oak and grilled sage alongside tightly wound, astringent tannins. Give this a few more years to open up. Drink 2018–2024.</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cents of pressed violet, mature dark-skinned fruit and a balsamic note of camphor slowly take shape. The forward palate offers dried black cherry, licorice and clove alongside brooding, fine-grained tannins. Drink 2018–2028.</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Forward and full-bodied, this opens with aromas of mature dark fruit, grilled herb, toast, spirits and a balsamic note. On the warm palate, oak and licorice provide the backdrop to black cherry marinated in spirits alongside firm tannins. The heat of alcohol closes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Fresh scents of rose petal, iris, aromatic herb and woodland berry float out of the glass. The palate offers raw red cherry, anise and dried sage alongside bracing tannins and nervous acidity. Drink 2018–2028.</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Baking spice, dried flower, dark-skinned berry and a whiff of coconut lead the nose on this straightforward Barolo. The firm palate offers dried black cherry, toast and vanilla alongside firm, tightly knit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linear red offers savory fruit flavors of ripe wild cherry, juicy strawberry, toast, white pepper and a hint of grilled herb. Fine-grained, drying tannins provide support. Drink after 2018.</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ffer aromas of plum jam, Oriental spice, underbrush and a whiff of blue flower. The lively, approachable palate doles out juicy black cherry, blackberry, white pepper and clove alongside vibrant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Rose, violet, wild berry and menthol aromas unfold in the glass. The bracing palate offers dried black cherry, licorice and clove alongside assertive, close-grained tannins that leave a mouth-puckering finish. Drink after 2020.</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coconut, vanilla and toasted oak carry over to the palate alongside fig, espresso and astringent tannins. It's already evolved and lacks vibrancy and fruit richnes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pens with aromas of underbrush, leather, oak and crushed black cherry. The palate shows predominantly oak sensations including coffee, vanilla and espresso alongside notes of prune, but it lacks fruit richness. Astringent tannins leave the mouth feeling dried out.</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ushroom, tobacco, leather and red berry aromas lead the nose. The palate is still closed, revealing game, barnyard and bitter, green tannins but not a lot of fruit.</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suggest porcini mushroom, espresso and oak. The oak-driven palate offers up roasted coffee bean, vanilla, oak extract, coconut and vanilla alongside astringent wood tannins that leave the mouth feeling dried out. The lack of fruit richness gives it a raw qual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underbrush, espresso and toasted oak carry over to the palate along with raw red berry. But there's not enough fruit richness to stand up to the astringent tannins and racy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Funky aromas of barnyard eventually burn off to reveal game, animal, rubber, earth and leather. The palate displays porcini mushroom with raw cherry, prune, nutmeg and dried sage. There's not much complexity and it's not an ager so enjoy over the next few year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bright Arneis boasts sensations of tart green apple, white peach and nectarine accented with a note of mineral. Fresh acidity gives it a clean, refreshing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t once powerful and graceful, this delivers alluring aromas and flavors of ripe black cherry, raspberry compote, grilled herb, licorice and an intriguing tarry note. Fresh acidity and firm, velvety tannins provide balance and structure, while a hint of pipe tobacco closes the lingering finish. Drink 2020–2032.</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Wild berry, forest floor, chopped herb and a balsamic note are some of the aromas you'll find in this bright, elegant red. The vibrant, medium-bodied palate offers crushed raspberry, red cherry and baking spice flavors, buttressed by taut, polished tannins and fresh acidity. A blast of orange zest further lifts the finish. Drink 2019–2027.</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ture black-skinned fruit, menthol, scorched earth and a whiff of forest floor are some of the aromas you'll find on this firmly structured red. The palate offers mature black cherry, black currant and licorice accompanied by a tannic backbone. Drink through 2018.</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mature cherry, fleshy strawberry and a whiff of dark spice lead the way on this blend of 85% Sangiovese, 10% Merlot and 5% Canaiolo. On the firm palate, notes of leather, anise, coffee and grilled herb accent the black cherry core. Drink through 2019.</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red berry, sunbaked earth and crushed blue flower lead the nose. The easy-drinking palate offers mature wild cherry, white pepper and anise alongside polished tannins. It's simple but savory. Drink through 2016.</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mature dark-skinned fruit, sunbaked earth, violet and a whiff of espresso lead the nose. The juicy palate doles out ripe black cherry, anise, clove and a hint of coffee alongside round tannins. Enjoy soon.</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blackcurrant, spice, menthol, espresso and a whiff of toasted oak lead the nose. The round, chewy palate doles out blackberry jam, licorice, ground black pepper and coffee alongside firm, fine-grained tannins. Showing the heat of the vintage, it's evolving quickly so enjoy sooner rather than later.</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Espresso, menthol, dried black-skinned fruit and toasted oak aromas come together on this firm red. The hearty palate offers dried black cherry, licorice, powdered sage and coffee alongside assertive tannins. Drink through 2017.</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pens with aromas of mature wild cherry and pressed violet while the straightforward, juicy palate offers fleshy black cherry and a note of ground pepper. It's round and ready, with supple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elegant wine opens with enticing white spring flower, freshly picked orchard fruit and herb aromas. The vibrant palate offers juicy white peach, nectarine and yellow apple flavors, framed by crisp acidity. An almond note graces the dry, refreshing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few swirls of the glass release alluring smoky flint, hazelnut, citrus and dried Mediterranean herb aromas. That savory mineral quality carries over to the bright, tangy palate, underscoring ripe pear, lemon, apple and thyme honey flavor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Concentrated but one-dimensional, this features aromas of stewed fruit, fig, almond, nail polish and coconut, all of which follow through to the warm, monolithic palate. It's already extremely evolved, and lacks vibrancy and complex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Here's a blend of 25% Sangiovese, 25% Cabernet Sauvignon, 25% Merlot and 25% Syrah that opens with aromas of red currant, bell pepper and roasted coffee beans. The medium-bodied, one-dimensional palate offers dried black cherry, black pepper, espresso and a gamy note alongside moderate tannins. Drink through 2016.</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ubdued aromas of black currant, chocolate and a whiff cedar lead the nose of this blend of 30% Cabernet Sauvignon, 30% Cabernet Franc, 30% Merlot and 10% Petit Verdot. On the palate, notes of grilled bell pepper, soy sauce and game accent a core of dried black cherry. It's simple and a bit rustic, with dusty, drying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100% Syrah offers aromas of mature black currant, charred earth and a whiff of cedar. The palate delivers dried black cherries, clove, ground pepper and powdered sage alongside raspy tannins that leave a drying, astringent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bell pepper, red currant and vanilla come together in the glass along with a gamy note. The dense palate delivers dried black cherries, toasted oak, tobacco and licorice. Tightly wound, astringent tannins dry out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pencil shavings, black currant and cedar lead the nose of this blend of Cabernet Sauvignon and Merlot. The ripe, forward palate delivers dried cherries, green bell pepper and clove alongside assertive, grippy tannins. Drink soon to capture the remaining fruit richnes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with 85% Merlot blended with varying amounts of Petit Verdot, Sangiovese and Cabernet Sauvignon, this opens with aromas of truffle, underbrush, baked plum and dark cooking spice. The palate delivers licorice, roasted coffee bean and blueberry extract alongside astringent tannins that dry out the palate. While the tannins are still aggressive, the fruit richness is starting to dry out.</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entirely with Sangiovese, this fresh wine opens with aromas of black cherry and freshly ground pepper that carry over to the palate along with notes of black raspberry and a hint of orange rind. Racy acidity and supple tannins provide the framework. It's easy-drinking, so enjoy soon.</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Baking spice, dried flower, dark-skinned berry and a whiff of coconut lead the nose on this straightforward Barolo. The firm palate offers dried black cherry, toast and vanilla alongside firm, tightly knit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linear red offers savory fruit flavors of ripe wild cherry, juicy strawberry, toast, white pepper and a hint of grilled herb. Fine-grained, drying tannins provide support. Drink after 2018.</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ffer aromas of plum jam, Oriental spice, underbrush and a whiff of blue flower. The lively, approachable palate doles out juicy black cherry, blackberry, white pepper and clove alongside vibrant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Rose, violet, wild berry and menthol aromas unfold in the glass. The bracing palate offers dried black cherry, licorice and clove alongside assertive, close-grained tannins that leave a mouth-puckering finish. Drink after 2020.</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ture berry, dark cooking spice and blue flower are some of the aromas that emerge on this firm red. On the palate, ground pepper, clove and licorice accent a black cherry core while brisk acidity provides the racy framework.</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wild berry, menthol, baking spice and a balsamic note lead the nose. On the tightly wound palate, bracing tannins support raw cherry, anise, tobacco and a hint of coffee alongside firm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Fragrances of apple, pear and citrus carry over to the palate, along with pineapple and banana sensations. It has a fine, persistent perlage and a bone-dry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full-bodied white leads with delicate aromas of lychee, Spanish broom and golden apples. The juicy, round palate delivers pear, apple and hints of baking spice brightened by fresh acidity that gives a clean, persistent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supple, medium-bodied white, it conveys aromas of stone fruit, pine apple and banana. The juicy, round palate offers sweet peach, green apple, zesty citrus and a mineral note alongside crisp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savory wine opens with concentrated aromas of exotic fruit and green apples. The bright, juicy palate offers yellow peach, lemon zest and cantaloupe as well as crisp acidity. It closes on a note of bitter almond.</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pens with intense floral aromas that recall white roses, lemon zest and apricot. The linear, vibrant palate offers pink grapefruit, white peach and a flint note alongside crisp acidity that leaves a refreshing finish. Oliver McCrum, T. Edward Wine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freshly cut flowers, green apple, lime and white peach leap from the glass. The creamy texture is brightened by lively acidity. It's simple but well executed.</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full-bodied Pinot Grigio opens with aromas of tropical fruit, melon and stone fruit. The concentrated palate delvers yellow peach, mature pear and juicy pineapple alongside notes of aromatic herb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blend of Sangiovese and Malvasia, this wine conveys aromas of espresso, roasted coffee bean, black fruit and mint. The palate offers oak, vanilla, toast, coffee, black cherry, black pepper and grilled balsamic herbs. It's soft and already accessible. Drink now through 2019.</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Spanish broom, acacia and oak lead the nose. The vibrant palate offers yellow apple, citrus, toasted hazel nut and mineral alongside lively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Crisp and linear, this offers delicate aromas of Spanish broom and orchard fruit. The vibrant palate offers fresh green apple and juicy citrus while energizing mineral backs up the fresh, flinty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lluring aromas of citrus, white flower and a whiff of tropical fruit come together on this. The racy palate offers lemon zest, mango, sage, saline and an almond note alongside vibrant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is delicately scented with whispers of yellow flower, spring blossom and woodland berry. The lively palate delivers crushed strawberry, nectarine, juicy cherry and fennel while a mineral vein energizes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entirely with Nerello Cappuccio, this reveals aromas of raspberry compote, tilled earth, ripe berry and grilled herb. The juicy palate delivers fleshy black cherry, licorice, white pepper and a hint of sage alongside bright acidity and smooth tannins. It's already accessible. Drink through 2019.</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with Nero d'Avola and Perricone, this offers alluring aromas of red berry, spice and a floral note. The bright, immediate palate offers succulent wild cherry, crushed raspberry nectarine zest and a hint of baking spice alongside zesty acidity that leads to a crisp, clean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Delicately scented, this offers aromas of honeysuckle, citrus blossom and pear while the round, juicy palate doles out white peach, mature apple and Mediterranean herb. A hint of almond closes the clean, lingering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Fermented and aged in acacia barrels, this deeply colored white has aromas of candied citrus, mature apple, toast and honey. The honeyed note carries over to the evolved palate along with yellow apple skin, coffee, dried herb and a hint of smoke. A walnut note marks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leads off with aromas of mature black fruit, toasted oak, coffee bean and a whiff of balsamic herbs. The ripe palate delivers fleshy red cherry and black raspberry with layers of cocoa, espresso and sage alongside bracing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Pretty aromas suggest violet, sandalwood, incense, plum and chocolate. The ripe palate offers crushed black cherry, mocha, espresso and vanilla alongside firm tannins. A licorice note signals the clos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structured wine features an enticing fragrance of red rose petal, blue flower and a whiff of crushed red berry. The robust palate delivers juicy black cherry layered with notes of spice, vanilla, tobacco and anisette alongside firm tannins that need time to unfold.</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Fragrances suggest wild berry layered with notes of forest floor, red rose, leather, clove and balsam. On the palate, sage, thyme and espresso back up sensations of ripe Morello cherry alongside tightly woven and assertive tannins that need time to unwind. Drink 2016–2023.</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Informal and simple, it offers bright red cherry-berry fruit, sweet cake spices and hints of alpine herbs. The silky smooth tannins and fresh acidity make this already extremely accessible so enjoy now–2020.</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forward wine opens with funky aromas of game and leather, with a whiff of barnyard. The palate is evolved and much of the fruit has already dried up, leaving bitter prune alongside green, astringent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Rustic aromas recall barnyard, game and overripe black fruit. The palate offers mature plum layered with chocolate, vanilla and game, with extremely astringent tannins that give a drying, lean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ruffle, leather, mature black-skinned fruit and carob aromas emerge from this powerful red. The full-bodied palate delivers succulent wild cherry, black raspberry, licorice, pipe tobacco and grilled herb flavors with big, chewy tannins. Drink 2019–2027.</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Forest floor, truffle, new leather, ripe berry and a balsamic note are some of the aromas you'll find in this delicious red. The fresh, chewy palate doles out fleshy black cherry, chopped mint and white pepper notes, while big, round tannins provide structure. It's already enjoyable but will offer years of fine drinking. Enjoy 2018–2024.</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Ripe plum, tobacco, dark spice and balsamic aromas adorn this invigorating red. Firm and full-bodied, the palate delivers wild cherry, crushed raspberry, star anise and grilled herb flavors with a backbone of youthful, bracing tannins. It's already tempting but give it time to fully come around. Drink 2020–2032.</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ubdued aromas of French oak, espresso, game and a hint of exotic spice come together in the glass. The palate delivers toast, licorice, roasted coffee bean, fleshy black cherry and oak-driven spice accompanied by fine-grained tannins. It's already rather evolved so drink sooner rather than later.</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blend of Cabernet Sauvignon, Merlot, Syrah, Montepulciano, Sangiovese and a drop of Petit Verdot, this has aromas of pressed blue flower, dark-skinned berry and toast. The firm, straightforward palate offers black currant, clove and a hint of tobacco. Fine-grained tannins proved the frame work.</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scorched earth, chopped mint, menthol, dried herb and mature berry lead the nose. The robust palate offers raisin, licorice, clove and espresso alongside evident alcohol. Aggressive tannins leave an astringent, tongue-drying clos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hearty red opens with aromas of toast, coffee bean, ripe plum, leather and a dash of menthol. The warm, robust palate offers dried black cherry marinated in spirits, raisin, licorice and espresso alongside dusty tannins that dry out the finish. Showing the heat of the vintage, it's already evolved, with evident alcohol that throws it off-balanc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with 90% Sangiovese and 10% Cabernet Sauvignon, this red offers subdued aromas of black cherry, blue flower and baking spice. On the palate, notes of vanilla and roasted coffee bean accent black plum while firm tannins provide mouth-puckering support.</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Bright and fragrant, this opens with scents of wild berry, rose and violet. The vibrant palate delivers tart cherry, blood orange, anise and chopped herb alongside supple tannins and zesty acidity. There's no complexity but it's easy drinking and thoroughly enjoyabl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with 95% Malvasia and 5% Sangiovese, this opens with aromas of resin, dried fruit and flaky pastry. On the sweet but rather fresh palate, clover honey and pine nut accent a core of mature apricot.</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light, easy drinking but enjoyable expression of Brunello, this offers subtle aromas of blue flower, wild berry and a hint of baking spice. The medium-bodied palate shows black cherry, anise and a coffee note alongside pliant tannins. Drink through 2020.</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toasted oak, plum, menthol and crushed violet open on the nose. The palate offers dried black cherry, licorice, leather, chopped sage and espresso alongside firm, fine-grained tannins. Drink sooner rather than later.</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Here's a spicy red that opens with aromas of clove, ground pepper, red berry and an earthy note of underbrush. The round, easygoing palate offers mature black cherry, licorice and a hint of espresso framed in polished tannins. Drink through 2017.</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Chestnut honey, dried apricot and toasted almond aromas unfold in the glass and carry over to the palate along with hints of baking spice and hazelnut. You'll also detect the warmth of alcohol on the clos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suggesting mature plum, scorched earth, clove, menthol and a hint of iris lead the nose. The ripe, one-dimensional palate offers mature black cherry, raspberry jam and cooking spice alongside fine-grained but not very persistent tannins. Drink through 2020.</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enthol, mature black currant, eucalyptus, espresso and clove aromas lead the nose. On the austere palate, ground pepper and licorice accent mature black cherry while assertive, close-grained tannins leave a firm finish. Drink after 2020.</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ture berry, dark cooking spice and blue flower are some of the aromas that emerge on this firm red. On the palate, ground pepper, clove and licorice accent a black cherry core while brisk acidity provides the racy framework.</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wild berry, menthol, baking spice and a balsamic note lead the nose. On the tightly wound palate, bracing tannins support raw cherry, anise, tobacco and a hint of coffee alongside firm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e nose isn't very expressive on this big, brawny wine but the chewy, full-bodied palate offers blackberry jam, raisin, licorice, chocolate and orange peel alongside smooth tannins. It still has enough fruit richness to carry off the hearty alcohol but drink sooner rather than later.</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Dark berry, baking spice, herb, tobacco and a menthol note lead the nose along with a whiff of oak. The linear palate is still all wound up, showing more dark spice than fruit richness. Racy acidity and astringent tannins provide a firm backbon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underbrush, scorched earth, eucalyptus, mature berry and dark spice lead the nose. There's not a lot of fruit richness but the spicy palate offers licorice, black pepper and sage alongside grippy tannins that leave a firm, drying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Polished and fragrant, this charming red offers alluring scents of freshly picked rose, red berry, tilled soil and a whiff of aromatic herb. Vibrant acidity and supple tannins balance the bright cherry, strawberry, white pepper and anise flavors. Enjoy through 2017.</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Fragrant and fresh, this vibrant wine offers alluring scents field flower and white stone fruit scents. The creamy palate delivers white peach, honeydew melon and citrus flavors, brightened with crisp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lluring smature orchard fruit, grilled herb, toasted nut and flint scents take center stage in this savory white, accented by a balsamic note. The round, creamy, palate mirrors the nose, offering juicy white peach, baked apple and celery flavors. A blast of candied tangerine closes the lingering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Pressed yellow flower, flint and Mediterranean herb aromas fuse with citrus zest and a balsamic note. The round, savory palate doles out ripe apricot, creamy pear and juicy nectarine flavors, tangy acidity carrying a bitter almond tone long into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talky aromas suggest weedy underbrush and celery, with whiffs of salted appetizers and sweat. The meaty, impenetrable palate delivers rubber, mocha, and a confectionary note alongside chewy tannins and searing alcohol.</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spiced plum and exotic spice lead the nose on this robust wine. On the palate, scorching alcohol overwhelms dried black cherry and licorice, throwing the wine completely off balance. Astringent tannins and a green note of powdered sage create an extremely bitter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Spanish broom, honeysuckle and a yeasty note lead the nose of this Sicilian sparkler from Mount Etna. The palate offers ripe apple, candied citrus and bitter walnuts alongside persistent bubbles and zesty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ged in new barriques, this opens with aromas of oak and oak-driven spices and a whiff of savory herbs. The palate is dominated by oak, vanilla and coffee that muffle the dried dark-cherry and mineral flavors. It has a linear quality but lacks fruit richness and is still in the vice-like grip of wood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Black plum, violet and baking spice aromas emerge in the glass. The soft palate offers blueberry, blackberry, grilled herb and white pepper alongside sleek tannins. It's smooth and accessible so enjoy soon.</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50-50 blend of Cabernet Sauvignon and Sangiovese, this has a subdued nose that doesn't give much away. The palate offers dried black cherries, blackberry extract, vanilla, licorice and new oak but the fruit is drying up quickly, leaving an abrupt, astringent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blend of 70% Cabernet Sauvignon, 15% Merlot, 10% Petit Verdot and 5% Cabernet Franc starts with aromas of black fruit, earth, cedar wood and exotic spices. The densely concentrated, one-dimensional palate delivers fleshy black cherry accented with black pepper and licorice alongside round tannins. It's already accessible so enjoy soon.</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full-bodied white leads with typical varietal aromas that recall white roses, lychee and spice. The round, low-acid palate delivers creamy exotic fruit layered with notes of clove and nutmeg. A soft, lingering finish closes on a sweet note punctuated with the warmth of evident alcohol.</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elegant wine opens with fragrances of white flowers and green apple. The silky palate offers ripe pear, Golden Delicious apple and mineral alongside crisp acidity that leaves a clean, bright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well-balanced Pinot Bianco, it has subdued aromas of apples and freshly cut flowers. The palate delvers creamy white peach and Golden Delicious apple alongside crisp acidity. Pair this with fried calamari or pasta topped with clams and mussel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entirely with Sangiovese, it has aromas of ripe black fruit, tilled earth, toasted oak sweet vanilla and a hint of leather. The rich palate offers toasted oak, black berries, espresso and coffee alongside dusty, drying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from a blend of 90% Sangiovese and 10% Cabernet Sauvignon, this richly structured wine opens with a aromas of mature black berries, vanilla and black spices. The palate offers black cherry, prune, espresso and black spices alongside bracing, drying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Floral aromas suggest yellow spring flowers and whiffs of tropical fruit. The juicy fruit palate offers apples, pineapple, peach, citrus and almond notes brightened by crisp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fragrant Lugana opens with aromas of Spanish broom, pressed flower petals, ripe stone fruit, and hints of Mediterranean herbs. The savory palate offers juicy peach, green apple, lemon drop and mineral alongside fresh acidity. White almond marks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It has aromas of pressed yellow flowers, stone fruit and Granny Smith apples. The juicy palate offers Bartlett pear, white peach, citrus and white almond brightened by crisp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ripe plum, sunbaked earth and toast lead the way on this structured red. The palate offers dried black cherry, ground pepper and toasted oak while dusty tannins give it a firm, slightly astringent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with 85% Carignano and 15% Syrah, this boasts aromas of mature black cherry, raspberry and Mediterranean herb. The soft palate doles out ripe black currant, licorice and black pepper alongside velvety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t an impressive 13-years-old, this deeply golden-hued wine opens with subtle aromas of toasted nut, pressed acacia flower and honey. The round, evolved palate still boasts freshness while the tertiary flavors include lemon zest, ginger, smoky mineral and a hint of marzipan.</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lluring aromas of Spanish broom, lemon and orchard fruit lead the nose while the juicy palate doles out mature peach, nectarine zest, toasted hazelnut and flinty mineral. Bright acidity lifts the rich flavor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Here's a delicately scented wine that offers aromas suggesting mature orchard fruit, botanical herb and wild flower. The subtle palate is a bit more reserved, showing yellow apple, nectarine, saline and a hint of bitter nut alongside bright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Fragrant white flower and ripe orchard fruit aromas take center stage. The fresh palate offers mature yellow apple, pineapple, aromatic herb and a light toasted note while a hint of oak-driven spice accents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melon, fennel, hay and tomato vine float out of the glass. The crisp, creamy palate offers white peach, lemon and Mediterranean herb alongside fresh acidity. A mineral note energizes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Forest floor, truffle, new leather, ripe berry and a balsamic note are some of the aromas you'll find in this delicious red. The fresh, chewy palate doles out fleshy black cherry, chopped mint and white pepper notes, while big, round tannins provide structure. It's already enjoyable but will offer years of fine drinking. Enjoy 2018–2024.</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ruffle, leather, mature black-skinned fruit and carob aromas emerge from this powerful red. The full-bodied palate delivers succulent wild cherry, black raspberry, licorice, pipe tobacco and grilled herb flavors with big, chewy tannins. Drink 2019–2027.</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Wild berry, dark spice and Mediterranean herb aromas lift out of the glass, accented by a whiff of new leather. The enveloping, full-bodied palate doles out fleshy black cherry, star anise, pipe tobacco and cinnamon notes, framed by chewy tannins. Drink 2020–2027.</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Chopped herb, wild berry, spice and truffle aromas slowly take shape in the glass. The palate shows both concentration and elegance, offering fleshy raspberry, crushed cherry, licorice and crushed mint flavors, bolstered by firm but refined tannins. Drink 2019–2027.</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enthol, crushed flower, red raspberry and savory herb aromas unfold in the glass. The palate conveys juicy red cherry, white pepper and cinnamon alongside supple tannins. It's surprisingly accessible for such a young Barolo. Drink 2016–2022.</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recall fennel, grilled herb, leather, mocha and a whiff of balsam. Reflecting the heat of the vintage, the palate is already evolved but still shows dried black cherry and black pepper. Drink through 2017.</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Leather, truffle, black cherry, grilled herb and a whiff of mocha lead the nose on this structured but straightforward wine. The palate is still rather closed but delivers crushed red cherry, white pepper and grilled herb alongside fresh acidity and young, raspy tannins that need time to soften. Drink 2018–2028.</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starts with aromas of rose, crushed violet, red berry and mint. The palate delivers red and black cherry accented with notes of cocoa and mocha alongside youthfully assertive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this brawny wine suggest black plum, berry, violet, leather and dill. Notes of licorice, tobacco and black pepper back up the sour cherry fruit. Big with round tannins, this is just reaching its ideal drinking window. Drink through 2019.</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from 68-year-old Nerello Mascalese vines and aged in terra-cotta amphorae, this ripe and powerful wine offers aromas of leather, tilled earth, game, truffle and black berry fruit. The juicy palate delivers mouthfuls of black cherry accented with clove and cinnamon alongside round, velvety tannins and the warmth of alcohol.</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tilled earth, ripe black fruit, menthol and a touch of leather lead the nose on this savory, medium-bodied red. The juicy palate offers ripe black cherry, raspberry, black pepper and a balsamic note alongside supple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Rose petal, leather, wet soil, truffle and red berry aromas lead the nose and follow through to the ripe palate along with cherry-berry, white pepper and mint. It's delicious and already surprisingly accessible. Drink 2016–2023.</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howing Nebbiolo's youthful energy and refinement, this full-bodied but easy-drinking wine features aromas of red rose, violet, red berry and a whiff of baking spice. The palate doles out succulent cherry-berry and cinnamon alongside silky, supple tannins. Drink through 2016.</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blend of 35% Cabernet Sauvignon, 35% Merlot and 30% Syrah, this has aromas of red currant, cedar and a whiff of white pepper. The straightforward, easy-drinking palate offers black cherry, clove, coffee and licorice alongside polished tannins. Drink now.</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Black plum, violet and baking spice aromas emerge in the glass. The soft palate offers blueberry, blackberry, grilled herb and white pepper alongside sleek tannins. It's smooth and accessible so enjoy soon.</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50-50 blend of Cabernet Sauvignon and Sangiovese, this has a subdued nose that doesn't give much away. The palate offers dried black cherries, blackberry extract, vanilla, licorice and new oak but the fruit is drying up quickly, leaving an abrupt, astringent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plum, espresso and coffee carry over to the one-dimensional palate alongside mature black cherry and drying tannins. It's a bit forward so drink this over the next few year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e nose is overwhelmed by oak sensations of roasted coffee bean, espresso and toast. The marked wood influence carries over to the palate, which displays oak extract, coconut, coffee, chocolate, vanilla and plum accents alongside drying wood tannins and racy acidity. There's no fruit richness to stand up to the dominant oak.</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Bosc pear, yellow apple and honey scents follow through to the radiant, medium-bodied palate, along with nectarine and Mediterranean herb notes. An energizing mineral tone adds dept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Enticing fragrant wildflower, orchard fruit and aromatic herb aromas waft out of the glass. The round, enveloping palate doles out ripe pear, white cherry, white peach and salty mineral notes. Fresh acidity brightens the almond-laced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Classic varietal aromas of hay, tomato vine and tropical fruit take center stage in this expressive white, accented with a whiff of wet stone. The savory palate doles out juicy grapefruit, green melon, yellow peach and mineral flavors, with tangy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Green apple, Bartlett pear and citrus aromas follow through to the bright, creamy palate, along with a stony mineral note. An elegant, balanced wine with a fresh, lingering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Earthy aromas of forest floor, grilled mushroom, red fruit and leather slowly take shape in the glass. The chewy palate offers plum, licorice, Marasca cherry and clove flavors, framed by firm, fine-grained tannins that lend a polished texture and a tight finish. Drink through 2022.</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Fragrant blue flower, red berry, tilled soil and a whiff of new leather take center stage on this bright red. The ripe, straightforward palate delivers crushed Marasca cherry and baking spice alongside round, mature tannins. It's straightforward and already rather evolved so enjoy sooner rather than later.</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ture plum, underbrush, truffle, violet and mocha aromas come together on this savory wine. The firm palate offers juicy wild cherry, espresso, licorice and white pepper alongside assertive tannins that leave a rather astringent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oast, espresso and mocha aromas lead the nose while the bracing palate offers raw red berry, anise, coffee and a hint of chocolate. Grainy tannins provide firm support but leave an astringent finish. Wait another few years for the tannins to soften a bit then drink up.</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exotic spice, plum, violet and a whiff of chopped herb lead the nose. The firm palate delivers tart red cherry, espresso, anise, vanilla and coconut alongside brisk acidity and grainy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plum, blackberry, violet and exotic spice jump out of the glass. The bright, polished palate offers black cherry, raspberry jam and black pepper alongside fresh acidity. It's made for immediate drinking pleasure so enjoy soon.</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pens with somewhat rustic aromas of overripe fruit, truffle, game and a whiff barnyard. The round, accessible palate is already evolved, showing dried black cherry, mocha, anisette and a confectionary note alongside smooth tannins. Drink sooner rather than later.</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red berry, grilled herb, oak-driven spice and a balsamic note lead the nose on this. The palate is still tight and closed but eventually gives up raw cherry, strawberry, sage and espresso alongside assertive, raspy tannins. Let the tannins soften a bit and then drink up before the fruit fade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mature blackberry, white pepper and exotic spice lead the nose. A 50-50 blend of Aglianico and Piedirosso, the firm palate offers raspberry jam, toasted oak, espresso and oak-driven spic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blend of 80% Carricante and 20% Catarratto, this offers heady aromas of Spanish Broom, linden blossom and white stone fruit. The bright palate offers yellow apple, unripe peach, lemon zest and mineral alongside refreshing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Beeswax and acacia aromas lift out of the glass while the bright palate offers ripe pear, nectarine and grilled herb. Mineral and almond notes add interest.</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lluring aromas of grilled herb, spring blossom, citrus and crushed stone lift out of the glass. The palate is understated but refined, offering lime, tangerine zest, sage and a hint of saline alongside bright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small red berry, Spanish broom and flint come together on this vibrant rosato. Made entirely with Nerello Mascalese the direct, linear palate offers red cherry, strawberry and a mineral note alongside vibrant acidity. A hint of nut marks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angy and fragrant, this gives off aromas of red berry, white rose and a whiff of carob. The vibrant palate doles out juicy red cherry, red raspberry, mineral and a hint of baking spice alongside crisp acidity. It finishes crisp and clean.</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citrus, white flower and Mediterranean herb lift out of the glass. The round, juicy palate offers lime, apricot and pineapple alongside tangy acidity. A hint of white almond backs up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pens with weedy aromas along with whiffs of coffee, espresso and toasted oak. The raw palate displays oak, licorice and dried sage but it lacks fruit richness. Astringent tannins generate an abrupt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wine is dominated by aromas of oak, toast and espresso that carry over to the palate along with black cherry. Extremely astringent wood tannins cut the finish short and leave the mouth feeling dried.</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ged in large oak barrels, this opens with an intense fragrance of rose and lychee that carry over to the round palate along with juicy grapefruit, white pepper and a mineral note. Pair this with spicy vegetable curr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blend of 60% Pinot Bianco, 30% Chardonnay and 10% Sauvignon, it conveys aromas of oak, lemon drop and candied fruits. The round palate offers intense but fleeting sensations of Golden Delicous apples and butterscotch. This is already accessible so drink soon.</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It opens with aromas of violet, iris, ripe red berries and a whiff of vanilla. The soft palate offers fleshy black cherry, raspberry, black pepper and well-integrated oak alongside round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Intense aromas of peach, honeydew melon and almonds carry over to the round palate along with juicy green apples. It has nice weight and personality. The acidity generates a crisp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full-bodied white, it opens with aromas of lightly toasted oak, golden apple and ripe pear. The smooth palate offers yellow peach, apple and citrus with a hint of butterscotch alongside firm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concentrated wine opens with aromas of toasted oak, dried flowers and a note of burned rubber. The palate offers lemon zest, dried apricot, golden apple, vanilla, oak, honey and a hint of flint.</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wine discloses pretty aromas of white fragrant flowers, stone fruit and cantaloupe. The palate offers juicy pineapple, white peach and pear alongside a mineral note. Crisp acidity gives a refreshing clos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from the Kerner grape, which is a hybrid of Trollinger and Riesling, this silky wine begins with aromas of apricot and grapefruit, with undertones of nutmeg and clove. The crisp palate delvers white peach, pear and mineral alongside fresh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structured Sauvignon, it opens with aromas of toast, hay, earth and apricot. The rich palate delivers nectarine, pineapple, yellow peach and mineral notes with a hint of lemon drops alongside fresh acidity. The lingering finish closes on a dry not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full-bodied white opens with aromas of dried apricots, ripe pear and a whiff of alcohol. The round, forward palate offers concentrated yellow peach, citrus, lemon drop, ginger and a hint of bread crust.</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suggest blue flower, black berries and tilled soil. The palate delivers wild cherry and raspberry accented with black pepper and hints of espresso and licorice alongside firm, drying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zesty wine, its fragrances suggest stone fruit, cut grass, pineapple and a mineral note. The bright, lively palate delivers yellow peach, papaya and citrus alongside a steely mineral note and crisp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savory and vibrant wine, it discloses aromas of white fragrant flowers, green apple, exotic fruit and pear that carry over to the palate. The juicy fruit flavors are accented with mineral and an almond note. Crisp acidity leaves a clean, fresh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It shows a rounder structure than many Sauvignons from northeastern Italy. It opens with aromas of exotic fruit and freshly cut grass along with a note of crushed tomato vine. The palate offers ripe cantaloupe and flint and finishes on an almond not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Ripe berry, tilled earth, violet, grilled herb and coffee aromas lead the nose on this firmly structured wine. The palate delivers black cherry, crushed raspberry, chocolate, anisette and black pepper. It's supported by a backbone of bracing, astringent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structured Barbaresco offers aromas of ripe black fruit, espresso and balsamic notes. The fleshy palate delivers crushed black cherry, licorice, coffee bean, black pepper and grilled herb alongside grippy tannins that need a few years to soften and unwind. Drink after 2017.</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include red flower, iris, black fruit, baking spices and a whiff of eucalyptus. On the palate, cinnamon, sage, mint and a hint of vanilla add depth to the sour cherry and black raspberry flavors. It's still young with tight, drying tannins that need time to unwind. Drink 2016–2021.</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full-bodied wine reveals aromas of wild berry and allspice accented with a balsamic note. The palate is still rather closed but delivers black cherry, black pepper, sage and licorice alongside tightly woven tannins that need to unwind. Drink 2016–2023.</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ture black fruit, leather, wild berries and balsamic notes waft out of the glass. The solid palate delivers red cherry, toast and a whiff of orange peel alongside bracing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Raspberry jam, prune, cake spice and grilled herb aromas unfold on this full-bodied wine. The palate is already rather evolved, offering dried black cherry, fig, anise and tobacco alongside mature tannins that lead to a tongue-drying finish. Drink sooner rather than later to capture the remaining fruit.</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ruffle, underbrush, blackberry compote and an earthy whiff of game emerge on this hearty red. The warm, rather evolved palate doles out mature black cherry, licorice, clove and leather alongside solid tannins that grip the finish. It's one-dimensional and overtly rip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Ripe plum, game, truffle, leather and menthol are some of the aromas you'll find on this earthy wine. The tightly wound palate offers dried black cherry, chopped sage, mint and roasted coffee bean alongside raspy tannins that leave a mouth-drying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Oak, coconut, toast, espresso, menthol and a whiff of cellar floor are some of the aromas you'll find on this robust red. The big, warm palate offers raisin, date, licorice and roasted coffee bean. Teeth-coating tannins leave an astringent finish while the heat of evident alcohol throws it off-balance. While it's tightly tannic, there's not much fruit richness, making this more suited for mid-term drinking.</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Earthy aromas of game, porcini mushroom, scorched earth, saline and crushed herb meld together on this. The taut palate offers raw red berry, mineral and grilled sage alongside austere tannins. Drink 2018–2023.</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Incense, exotic spice and red berries are some of the aromas you'll find on this Sangiovese. The palate offers menthol, coconut, oak extract, coffee and dried cherry alongside assertive, rough-edged tannins that dry out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red cherry and a whiff of baking spice emerge from this bright blend of 70% Sangiovese, 30% Cabernet Sauvignon and Merlot. The aromas carry over to the fresh, easy-drinking palate along with a crushed raspberry note. Enjoy through 2016.</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50-50 blend of Merlot and Syrah, this easygoing wine opens with aromas of red currant, graphite and cracked peppercorn. The lively palate offers blackberries, blueberries and clove alongside tangy acidity and dusty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50-50 blend of Sangiovese and Cabernet Sauvignon, this opens with aromas of ripe plum, dark-skinned berry, cedar and purple flowers. The palate delivers prunes, dried black cherries, licorice and black pepper alongside raspy tannins that leave an astringent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Bright berry and dark spice aromas waft out of the glass. A blend of Sangiovese and Syrah, the easy-drinking palate delivers blackberries, crushed raspberries and ground pepper alongside polished tannins. Drink soon.</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entirely of the Alpine grape Prié Blanc, planted in the highest vineyards in Europe, this vibrant sparkler opens with aromas of green apple, white spring flowers and a hint of resin. The palate offers ripe Bartlett pear, creamy Granny Smith and Alpine herb alongside brisk acidity and persistent bubble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exclusively with Merlot, this opens with aromas of cedar, mint and dark berry. The straightforward palate offers dried black cherry, espresso and a hint of grilled bell pepper alongside somewhat raspy tannins that cut off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solely with Sangiovese, this opens with aromas of roasted coffee beans, toasted oak and blackberry jam. The warm, jammy palate offers black cherry extract, licorice, clove and black pepper alongside massively stringent tannins that leave the palate feeling roughed up and dr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Here's an easygoing blend of 70% Sangiovese and 30% Merlot that offers blue flowers and red berry aromas that carry over to the palate along with a hint of white pepper. Supple tannins support the bright, juicy flavors. Drink through 2016.</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baked plum, spirits, baking spice and a whiff of blue flower lead the nose on this robust wine. The hearty palate offers dried black cherry, raw cranberry, leather and licorice alongside firm tannins and racy acidity. You'll also detect the warmth of alcohol on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black cherries marinated in spirits, menthol, leather and chopped herbs lead the nose on this brawny wine. The hefty palate shows the heat of the vintage, offering dried berries, licorice, tobacco and mocha alongside the warmth of evident alcohol and jarring tannins. Give it a few years to let the tannins soften up a bit but then drink before the fruit dries up.</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Fresh and savory, this opens with aromas of dark berry, ground cooking spice and whiff of chopped herb. The vibrant palate doles out juicy black cherry, clove, star anise and blood orange accompanied by racy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piced blueberry, ripe plum and tilled earth aromas lead the nose on this hearty wine. Made with no added sulfites, the big, chewy palate delivers juicy black cherry, ripe blackberry and licorice alongside the warmth of evident alcohol.</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pens with rather funky aromas of scorched earth, overripe black-skinned fruit and a whiff of barnyard. The extracted palate offers mature black cherry, toast, espresso and a gamey note alongside tightly packed tannins. A note of roasted coffee bean signals the clos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medium-bodied red opens with aromas of toasted oak, mature berry and freshly brewed coffee. The tight palate offers dried black cherry, white pepper, espresso, and a hint of licorice framed in fine-grained tannins. Drink through 2020.</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wine's citrus blossom and ripe orchard fruit aromas lead to a tangy palate. Round and savory, it doles out creamy green apple, white peach and tangerine drop flavor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Vanilla, spiced plum and coconut aromas follow through to the round, concentrated palate, joining espresso, oak, fleshy raspberry and licorice notes. You'll also detect the warmth of alcohol and round supple tannins that provide gentle support. Drink through 2020.</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corched earth, game, cured meat and leather waft out of the glass. The taught palate offers dried black cherry, pomegranate roasted coffee bean, anise and a vanilla note but not quite enough fruit richness. Tightly wound, grainy tannins leave an astringent finish. Give the tannins a few more years to unwind then drink.</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raspberry jam, toasted oak, menthol and roasted coffee bean open. The firm palate offers dried blackberry, mocha and licorice with assertive, close-grained tannins. An espresso note signals the clos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ture berry, pressed rose petal and exotic spice pave the way on this easygoing red while the medium-bodied palate boasts juicy black cherry, clove and a hint of coffee. Round tannins provide support. Drink through 2018.</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Pressed violet, underbrush, overripe black-skinned fruit and a hint of scorched earth come together on this. The warm, forward palate has a rather rustic charm, delivering mature plum, crushed black cherry, baking spice, leather and a bitter, earthy note accompanied by round, evolved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little air unlocks aromas of underbrush, scorched earth, blue flower, toasted oak and mature berry. On the firm palate, notes of espresso and licorice add some depth to the core of dried black cherry while grippy, close-grained tannins provide support.</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Leafy underbrush, new leather, dark berry and chopped herb aromas waft out of the glass. The fresh, chewy palate doles out succulent wild cherry, ripe raspberry, white pepper and cinnamon notes, blanketed in smooth, round tannins. A licorice note caps off the finish. It's already delicious but will also offer fine drinking over the next several years. Drink 2018–2024.</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New leather, truffle, sun-baked soil, menthol and grilled herb aromas practically jump out of the glass. The big, chewy palate delivers mature wild cherry, black raspberry, licorice and tobacco notes, set against a backdrop of firm, fine-grained tannins. Drink 2020–2027.</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Enticing pressed rose, iris, woodland berry, Mediterranean brush and game aromas emerge from this succulent red. The palate is savory, doling out ripe wild cherry, black raspberry, grilled herb, white pepper flavors with a hint of sea salt. Firm but refined tannins and tangy acidity provide polished support. Drink 2020–2028.</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blend of equal parts of Merlot, Syrah, Cabernet Sauvignon and Sangiovese, this opens with mature blackberry, cedar and underbrush aromas. The juicy, creamy palate delivers black cherry, black currant, mint and tobacco flavors, with velvety tannins and a long finish. Enjoy through 2028.</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pens with inviting, classic Sangiovese aromas: woodland berry, forest floor, new leather, violet and truffle. The youthfully taut palate isn't quite as expressive—yet—but already offers Marasca cherry, white pepper and star anise notes. It's primary in its flavors now but will develop complexity over the next decade and then maintain well for years. Drink 2022–2032.</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citrus blossom, lemon and fragrant wild flower open. The fresh, juicy palate offers lemon zest, mature apricot and grilled oregano while a tangy saline note backs up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pens with delicate aromas that recall pear, yellow stone fruit and a whiff of almond. The juicy palate presents yellow peach, citrus and a hint of hazelnut alongside fresh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Round and juicy, this offers enticing scents of white flower, mature apple, citrus and pear that carry over to the palate along with honeydew melon and a hint of aromatic herb. Fresh acidity balances the ripe fruit flavor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Fresh and savory, this opens with aromas of dark berry, ground cooking spice and whiff of chopped herb. The vibrant palate doles out juicy black cherry, clove, star anise and blood orange accompanied by racy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piced blueberry, ripe plum and tilled earth aromas lead the nose on this hearty wine. Made with no added sulfites, the big, chewy palate delivers juicy black cherry, ripe blackberry and licorice alongside the warmth of evident alcohol.</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pens with rather funky aromas of scorched earth, overripe black-skinned fruit and a whiff of barnyard. The extracted palate offers mature black cherry, toast, espresso and a gamey note alongside tightly packed tannins. A note of roasted coffee bean signals the clos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medium-bodied red opens with aromas of toasted oak, mature berry and freshly brewed coffee. The tight palate offers dried black cherry, white pepper, espresso, and a hint of licorice framed in fine-grained tannins. Drink through 2020.</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Fresh and full-bodied, this offers aromas of black-skinned fruit, underbrush and dark cooking spice. The firm palate offers dried black cherry, plum jam and black pepper alongside polished tannins and fresh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Plum, French oak, coffee, vanilla and Oriental spice aromas emerge in the glass. The concentrated palate offers mature black cherry, blackberry jam, vanilla and licorice alongside fine-grained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ensations include white flowers, juicy white peach, green apple, mango, and toasted almond. The supple palate is supported by crisp acidity that leaves a refreshing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Predominantly Sangiovese, this opens with aromas of wet soil, black fruit, toast and baking spices. The palate delivers fleshy black cherry and prune accented with black pepper, tobacco and a hint of mocha alongside solid tannins. It's reached its ideal drinking window so enjoy now.</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full-bodied Pinot Grigio aged in large casks, it starts with aromas of yellow flowers, golden apples, oak and vanilla. The structured palate offers toasted oak and hints of butterscotch alongside ripe pear, lemon drop and mineral.</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pretty wine opens with floral and apple aromas that carry over to the glass along with juicy pear and a hint of white peach. The creamy palate is uplifted by vibrant acidity that makes it an ideal wine for lightly seasoned fish dishes or grilled vegetable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blend of 60% Pinot Bianco, 30% Chardonnay and 10% Sauvignon, this reveals a fragrance of white flowers and tree fruit. The juicy palate delivers white peach, yellow apple and a mineral note alongside fresh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begins with aromas of overripe plum, nail polish remover, fig, raisin, nutmeg, vanilla, resin and sweet oak. The dense, warm palate delivers chocolate, coffee, vanilla, plum and sweet oak alongside searing alcohol. It's already tired and evolved, and almost past its prim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It opens with aromas of oak extract and burned tire rubber. The lean palate delivers toasted oak, vanilla and espresso alongside astringent oak tannins. It lacks fruit richnes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underbrush, mushroom and dried tobacco leaves lead the nose. The muddled palate delivers a clash of flavors including dill, sugary vanilla, bitter dark chocolate, sweet oak and espresso alongside green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Not very expressive, this shows subdued aromas that recall coconut, toasted oak, espresso and raw, red berry. The palate delivers red berry, licorice, mocha and vanilla alongside mild tannins. It's already surprisingly accessible. Drink 2015–2020.</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Vibrant and savory, this fresh Nebbiolo doles out blue flower, crushed red cherry and black raspberry flavors. Accents of white pepper add depth while supple tannins and bright acidity create balance. It finishes on a succulent not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include ripe plum, blackberry, vanilla, coffee and a hint of toasted oak. On the palate, notes of mocha and chocolate back up candied cherry and black raspberry. Firm tannins support the juicy flavors. Drink through 2021.</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traightforward and easy-drinking, this starts off with aromas of red rose, violet and red berry. The bright palate offers up wild cherry layered with notes of cinnamon and white pepper balanced with zesty acidity and chewy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include rose petal, grilled herb, forest floor, coffee and ripe berry. The palate is still rather closed but offers black cherry, vanilla and espresso alongside astringent tannins that give it an abrupt, drying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blend of Sangiovese, Merlot and Cabernet Sauvignon, this opens with aromas of charred earth, game and a funky whiff of barnyard. The evolved palate offers dried black cherries, prune, coffee, clove, oak and licorice alongside fleeting but astringent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blend of Syrah and Alicante, this opens with aromas of underbrush, toasted wood, espresso and a whiff of exotic spice. On the palate, the fruit is almost completely dried up, leaving prune and oak-driven sensations of coffee and licorice alongside drying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from Nerello Mascalese, this bright sparkler offers aromas of white and yellow flower and dried fruit. The palate doles out candied nectarine, toasted bread crust, ginger drop and a hint of walnut alongside tangy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Cedar, cassis, red currant and grilled herb aromas lead the nose in this blend of 85% Cabernet Franc, 10% Cabernet Sauvignon and 5% Merlot. The palate offers pomegranate, raw red berries, anise, sage and roasted coffee bean alongside raspy tannins that leave an astringent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50-50 blend of Ciliegiolo and Sangiovese, this opens with aromas of blackberry extract, espresso, tilled soil and a balsamic note. The palate offers dried black cherries accented with mint, menthol and licorice alongside drying, woody tannins. Drink before 2018 to capture what remains of the fruit.</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Cedar, black currants, prune and tobacco aromas unfold in the glass. The warm, forward palate delivers dried black cherry, licorice, black pepper and tobacco alongside astringent tannins. While the tannins need to unwind, it's shy on fresh acidity and the fruit is starting to dry up—a result of the hot vintage—so drink sooner rather than later.</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pens with delicate aromas that recall pear, yellow stone fruit and a whiff of almond. The juicy palate presents yellow peach, citrus and a hint of hazelnut alongside fresh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Round and juicy, this offers enticing scents of white flower, mature apple, citrus and pear that carry over to the palate along with honeydew melon and a hint of aromatic herb. Fresh acidity balances the ripe fruit flavor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with 70% Grecanico, 15% Grillo and 15% Sauvignon Blanc, this offers enticing scents of fragrant yellow flower, honeydew melon and citrus. The creamy, enveloping palate offers grapefruit, peach, tropical fruit and note of chopped Mediterranean herb.</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Delicate scents of lemon blossom, spring wild flower and citrus waft out of the glass. The vibrant, easygoing palate doles out nectarine, aromatic herb, white peach and a mineral note alongside bright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50-50 blend of Nero d'Avola and Nerello Mascalese, this boasts fruity and spicy aromas of wild berry, fennel and Mediterranean herb. The fresh, juicy palate offers crushed strawberry, wild cherry and a note of white pepper. A hint of tangerine and a saline note close the crisp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Beeswax, mature orchard fruit and yellow flower aromas emerge from the glass. The refreshing palate offers lemon drop, peach and pear alongside tangy acidity. A grapefruit note closes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red berry and star anise lead the nose. The bright, savory palate delivers wild cherry, ripe strawberry, tangerine zest and grilled herb while a saline note fills in the crisp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Enticing pressed rose, iris, woodland berry, Mediterranean brush and game aromas emerge from this succulent red. The palate is savory, doling out ripe wild cherry, black raspberry, grilled herb, white pepper flavors with a hint of sea salt. Firm but refined tannins and tangy acidity provide polished support. Drink 2020–2028.</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Fresh and linear, this opens with fragrant purple flower, red berry and new leather scents. The firm, youthfully austere palate is loaded with finesse, offering crunchy red cherry, fresh strawberry and licorice notes with taut, fine-grained tannins and vibrant acidity. Give it time to unwind and fully develop. Drink 2019–2028.</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Earthy aromas suggesting leather, forest floor, tilled soil and dark spice take the lead in this Brunello, punctuated by a balsamic note. Firm and full-bodied, it delivers succulent Marasca cherry, star anise, mint and pipe tobacco, framed by tightly wound but refined tannins. Drink 2020–2032.</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Violet, perfumed berry, new leather, cinnamon and mint aromas follow through to the elegant palate, lifting its juicy core of plum and ripe Morello cherry flavors. A licorice note signals the close while firm, fine-grained and polished tannins provide support. Drink 2018–2027.</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from 100% Merlot grapes, this boasts ripe red berry, cassis, espresso, vanilla and chopped mint aromas. The densely concentrated palate doles out ripe cassis, licorice, tobacco and sage flavors, blanketed in velvety tannins. Drink through 2022.</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Firm and refined, this fragrant red offers intriguing new leather, black-skinned fruit, truffle, dark spice and balsamic notes. The palate is elegant and structured, evoking succulent red cherry, cranberry, star anise, and chopped mint with a vein of of bright acidity and taut, polished tannins. Youthfully austere, it has impressive aging potential. Drink 2022–2037.</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pens with aromas that recall wood shop, espresso, underbrush and mature black-skinned fruit. The firmly structured palate offers toasted oak, dried black cherry, roasted coffee bean and licorice alongside drying, close-grained tannins that leave an astringent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e nose doesn't give much away while the tight palate offers mature black cherry, mint and a hint of baking spice. Fresh and tannic but one-dimensional, it lacks charm.</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Pressed violet, underbrush, overripe black-skinned fruit and a hint of scorched earth come together on this. The warm, forward palate has a rather rustic charm, delivering mature plum, crushed black cherry, baking spice, leather and a bitter, earthy note accompanied by round, evolved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little air unlocks aromas of underbrush, scorched earth, blue flower, toasted oak and mature berry. On the firm palate, notes of espresso and licorice add some depth to the core of dried black cherry while grippy, close-grained tannins provide support.</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ubdued aromas suggesting stewed plum, mature berry, dried herb and scorched earth lead the nose. The straightforward, rather evolved palate offers dried cherry, cranberry, leather, clove and a green note of powdered sage alongside tightly wound tannins that clench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Leafy underbrush, mature blackberry, scorched earth and clove aromas lead the way. The straightforward, accessible palate offers fleshy black cherry, star anise and a hint of game alongside ripe tannins. While it lacks complexity, it has a juicy, immediate appeal. Drink through 2019.</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partly with late-harvested grapes and aged in large casks, this ripe wine leads with aromas of fragrant white flowers, lychee, pear and a delicate note of vanilla. The round palate offers juicy tropical fruit, golden apple and lemon pastry with a flinty, mineral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pretty wine opens with floral and apple aromas that carry over to the glass along with juicy pear and a hint of white peach. The creamy palate is uplifted by vibrant acidity that makes it an ideal wine for lightly seasoned fish dishes or grilled vegetable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blend of 60% Pinot Bianco, 30% Chardonnay and 10% Sauvignon, this reveals a fragrance of white flowers and tree fruit. The juicy palate delivers white peach, yellow apple and a mineral note alongside fresh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concentrated Soave shows restraint and elegance. It offers sensations of pressed yellow flowers, yellow peach, citrus, pear, almond and mineral that are supported by crisp acidity. It's unusual to find this much personality at this price point.</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with Sangiovese, this opens with earthy aromas of tilled soil, black berries and spice. The soft palate delivers fleshy black cherry and juicy raspberry lightly accented with black pepper notes along with round tannins. It's made to drink young so enjoy soon.</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Heady floral aromas of white spring flowers come with accents of exotic fruit and cut grass. The juicy fruit palate offers pineapple, mango and papaya. Crisp acidity leaves a clean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structured Pinot Grigio with character, it opens with aromas of Spanish broom, white peach and a graphite note. The juicy fruit palate delivers green apple, pear and creamy peach with a note of Alpine herbs, along with bright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black raspberry, violet, baking spice and a whiff of game lead the nose. The chewy palate offers juicy sour cherry, ground pepper and licorice alongside racy acidity and round tannins. It's meant to be drunk young so enjoy soon.</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mature plum, espresso, toast and Asian spice lead the nose while the dense palate delivers dried black cherry, red currant, licorice and ground pepper. Tangy acidity and close-grained tannins give it a mouth-puckering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scorched earth, mature black-skinned fruit, blue flower, toast and Oriental spice lead the way on this full-bodied wine. The firm palate offers dried black cherry, espresso, licorice and ground pepper set against a backdrop of fine-grained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baked plum, scorched earth, mint and menthol come together in the glass. The firm palate offers dried black cherry, raisin, ground pepper and a hint of Oriental spice accompanied by close-grained tannins. A licorice note closes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medium-bodied red opens with aromas of mature blackcurrant, toasted oak, exotic spice, coconut and menthol. The firm palate doles out dried black cherry, blackberry jam, anise and chopped herb alongside grippy, close-grained tannins. It ends on a note of roasted coffee bean.</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Underbrush, spiced plum, vanilla and French oak are some of the aromas you'll find on this full-bodied red. The dense palate offers dried black cherry, toast, coconut, licorice and oak-driven spice alongside round tannins. A walnut note closes the finish. Drink soon.</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is infused with engaging scents of red berry, crushed violet, rose and a balsamic whiff of eucalyptus. The linear palate is tightly wound, offering dried wild cherry and a note of light baking spice accompanied by rather austere tannins. Drink after 2018.</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Luminous and linear, this medium-bodied red offers scents of blue flower, rose, perfumed berry and a whiff of chopped mint. The vibrant palate delivers red cherry, strawberry and licorice alongside fine-grained tannins. Enjoy through 2017.</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oak, toast, espresso and coconut carry over to palate along with coffee, a hint of baked plum and a confectionary note. Drying tannins leave an astringent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ffers aromas of dill, wet leaves, hay, pickled beets, roasted coffee bean and spearmint. The palate lacks fruit richness, delivering instead espresso and vanilla-sweetened oak. Astringent tannins generate a tongue-drying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accessible Barolo leads with a pretty fragrance of crushed blue flower, wild rose and bright berry. The palate delivers Morello cherry, black raspberry and cinnamon notes alongside fresh acidity and supple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bright, medium-bodied red opens with aromas of underbrush, rose, violet and ripe berry. The lively palate offers juicy dark cherry, black raspberry, orange peel and a hint of baking spice alongside fresh acidity and lithe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Fruity, fresh and bone dry, this offers aromas of bright red berries and a hint of violets. The refreshing palate delivers intense strawberry and wild cherry accented with a hint of white pepper. Serve chilled and sip on the deck in summertime or pair with cold cut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red rose petals and perfumed red berries jump out of the glass of this spicy rosato made with Nebbiolo. The lively palate offers creamy wild cherry, crushed raspberry and cinnamon alongside vibrant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fresh violet, blue lilac, mint, menthol and orange zest take center stage. The ethereal fragrance doesn't carry over to the palate however, which displays oak extract, dried cherry, espresso, dried sage and roasted coffee bean alongside bitterly astringent wood tannins that dry out the mouth and generate an abrupt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Here's a bright, young Nebbiolo that opens with aromas of violet and perfumed berry. The palate offers crunchy black-cherry and red-raspberry flavors that are framed by sleek tannins. A hint of baking spice unfolds on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wine is produced solely with Nerello Mascalese grapes aged in terra cotta vessels and made with no selected yeasts or added sulfites. It offers concentrated black cherry, raspberry and licorice flavors accented with cracked black pepper and smoky mineral alongside big but velvety tannins. The warmth of alcohol marks the clos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from both red and white native grapes, this offers an intense fragrance of white and red roses. The floral notes carry over to the palate along with crushed Morello cherry, raspberry jam and candied strawberry. Cracked white pepper and mineral add interest.</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of 50% Sangiovese, 20% Merlot, 10% Cabernet and 10% Syrah, this opens with aromas of violet, red berry and a whiff of espresso. On the easy-drinking palate, a note of white pepper accents a core of juicy black cherry. It's balanced with fresh acidity and polished tannins. Enjoy soon.</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fun and informal sparkler, made from the native Sicilian grape Grillo, this opens with aromas of white flowers and acacia. The lively palate offers white peach, green apple and pineapple alongside bright acidity and persistent bubble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n unusual blend of Chardonnay, Incrocio Manzoni and red Nebbiolo and Rossola grapes, this charming white opens with aromas of Alpine violets and fragrant red berries. The bright palate delivers juicy tropical fruit and apple alongside brisk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Elderflower, grapefruit, dried herb and tomato vine scents lead the way in this linear, medium-bodied white. The bright, savory palate offers honeydew melon, kiwi and juicy citrus flavors, with fresh acidity that leaves a mouthwatering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whiff of wet stone joins varietal aromas of cut grass, tomato vine and tropical fruit in this round, fragrant white. The fresh, full-flavored palate offers pineapple, juicy grapefruit and honeydew melon notes cut with citrus. Tangy acidity adds brightness while an energizing mineral note lifts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ripe berry, grilled herb and a whiff of wild flower lead the nose. The fresh, enjoyable palate offers fleshy red cherry, nut and mineral alongside bright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ubtle but alluring aromas of yellow spring flower and white almond lead the way while the fresh palate shows mature apple, sage and mineral alongside bright acidity. A tangy saline note signals the clos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with Zibibbo, this refreshing white offers floral and fruit aromas suggesting white rose and yellow stone fruit. The lively palate tastes of apricot, lemon zest and a hint of aromatic herb alongside bright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with 70% Catarratto and 30% Viognier, this has aromas suggesting honeysuckle, yellow stone fruit and a savory whiff of tarragon. The soft, round palate shows pear, citrus and a hint of apricot while a note of bitter almond closes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Intense aromas of tropical fruit, banana and white stone fruit lead the nose on this straightforward, refreshing wine. The vibrant palate doles out juicy pineapple, citrus and white peach alongside tangy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Underbrush, leather, sun-baked soil and chopped herb aromas emerge from this structured red. Loaded with personality, the palate delivers juicy layers of ripe Morello cherry, crushed raspberry, baking spice and pipe tobacco flavors, framed by firm, chewy tannins. It's a full-bodied wine that will reward several more years of cellaring. Drink 2019–2032.</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ubtle dark-skinned berry, brown spice, leather and truffle scents gently lift out of the glass. The palate is polished and full-bodied palate, with licorice, clove and white pepper notes underscoring a juicy black cherry core. Firm, refined tannins provide structure. Drink 2019–2027.</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New leather, sun-baked earth, blue flower and gamy hints of cured meat are some of the aromas you'll find in this structured red. The bright, taut palate offers sour cherry, crushed raspberry, pipe tobacco and grilled herb flavors, while youthfully firm tannins provide support. It's chock-full of character but may need a few more years to unwind. Drink 2020–2032.</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Garnet colored with a light brick rim, this opens with aromas of leafy underbrush, leather and a whiff of menthol. The palate is straightforward for a Brunello and already surprisingly accessible, offering dried wild cherry, licorice and a hint of baking spice alongside ripe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toast, coconut, thyme, vanilla and sugared plum cake lead the nose. The round, accessible palate offers black-cherry-marinated in spirits, licorice and a confectionary note framed in mature tannins. Ripe and evolving quickly, this is best suited for near- to mid-term enjoyment.</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pens with aromas suggesting spearmint, blackcurrant jam, toasted oak and roasted coffee bean. The aromas follow through to the evolved palate along with raisin and anise while raspy tannins clench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blue flower, red berry, baking spice and toasted oak lead the nose. Made entirely with Sangiovese, the bright palate offers red cherry, raspberry and a hint of cinnamon alongside polished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stewed prune, grilled pepper and roasted coffee bean join in this blend of 45% Merlot, 35% Cabernet Sauvignon, 10% Sangiovese and 10% Cabernet Franc. The evolved palate shows date, vanilla and coconut. Drink sooner rather than later.</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elegant red offers aromas and flavors of toast, raspberry, sour cherry, espresso and white pepper. Firm, fine-grained tannins provide the framework. Drink through 2019.</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oast, espresso, coffee bean and dark berry aromas emerge on this firmly structured red. It's still very much on its oak, showing unripe sour cherry backed up by oak-driven spice including vanilla and coconut alongside grippy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oak, toast, espresso and coconut carry over to palate along with coffee, a hint of baked plum and a confectionary note. Drying tannins leave an astringent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stewed fruit, prune and toast lead the nose. The firm palate is still rather closed but reveals dried black cherry, fig, black pepper, clove and coffee alongside astringent, grainy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Wild berry, iris, toast, coffee and vanilla aromas come together in the glass. The dense palate shows more oak influence, offering roasted coffee bean, toasted oak, coconut and dried black cherry alongside astringent tannins that give it an abrupt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pens with aromas of coffee, coconut and black-skinned berry. The tightly wound palate isn't very expressive but eventually reveals dried cherry, toasted oak and espresso alongside bracing tannins. Give it another year or two for the tannins to unwind and then drink sooner rather than later.</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Crushed violet, red berry, mint and menthol aromas lead the nose. The firm palate offers dried red cherry, raw strawberry, licorice, white pepper and sage alongside grippy tannins that leave an astringent finish. Give the tannins a few more years to unclench then enjoy before the remaining fruit fade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dried berry, leather and camphor unfold in the glass. The full-bodied palate offers dried black cherry, fig, menthol, anise and exotic spice alongside bracing tannins that leave a raspy, astringent finish. Let the tannins soften and unclench, then drink up.</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Here's a bright wine that offers sensations of yellow and green apples accented with notes of ginger and citrus alongside lively acidity. The crisp palate ends on a clean, refreshing note. Pair with grilled vegetables or lightly seasoned seafood.</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stewed black fruit, oak, coffee and espresso carry over to the palate along with sour cherry layered with hints of bitter chocolate. It has firm but not very persistent tannins and closes on an astringent, drying not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from organic grapes, it shows vibrant pear, apple and citrus flavors along with a hint of exotic fruit. With its fine, frothy texture and bone-dry finish, it's a quintessential apéritif.</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Here's a round Sauvignon with subdued aromas of ripe tropical fruit, peach and cut grass. The mellow palate delivers papaya and pineapple accented with a note of paprika alongside fresh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blend of 80% Sangiovese, 15% Merlot and 5% Syrah, this robust but easy-drinking wine opens with aromas that recall blue flower, tilled soil, underbrush and ripe berries. The juicy palate delivers wild cherry, raspberry, white pepper and a hint of espresso along side soft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Yellow peach, green apple, Bartlett pear and lemon zest lead the nose. The rich, supple palate is brightened by crisp acidity. Pair this with roasted chicken or seasoned fish dishe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blend of 50% Cabernet Sauvignon, 30% Merlot, 10% Cabernet Franc and 10% other varieties has aromas of green bell pepper, toasted oak, plum, blackberries, graphite and chocolate that all carry over to the palate. It's not very complex and not an ager so enjoy soon.</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ubtle aromas recall wild flowers, pears, and a whiff of Alpine herbs. The round palate delivers juicy yellow apple, citrus and a hint of bread crust alongside fresh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Elegant and structured, it opens with delicate aromas of wild flowers and a hint of Alpine herbs. The palate offers juicy yellow apples and lemon peel accented with notes of clove alongside crisp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White flower blossoms, green apple, lemon zest and mineral aromas take center stage. The juicy palate offers Granny Smith and creamy white peach brightened by crisp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Intense aromas of tropical fruit, banana and white stone fruit lead the nose on this straightforward, refreshing wine. The vibrant palate doles out juicy pineapple, citrus and white peach alongside tangy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ripe berry, grilled herb and a whiff of wild flower lead the nose. The fresh, enjoyable palate offers fleshy red cherry, nut and mineral alongside bright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ubtle but alluring aromas of yellow spring flower and white almond lead the way while the fresh palate shows mature apple, sage and mineral alongside bright acidity. A tangy saline note signals the clos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with Zibibbo, this refreshing white offers floral and fruit aromas suggesting white rose and yellow stone fruit. The lively palate tastes of apricot, lemon zest and a hint of aromatic herb alongside bright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with 70% Catarratto and 30% Viognier, this has aromas suggesting honeysuckle, yellow stone fruit and a savory whiff of tarragon. The soft, round palate shows pear, citrus and a hint of apricot while a note of bitter almond closes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with Inzolia, this has subtle aromas of white wild flower and orchard fruit while the fresh, linear palate delivers nectarine, lemon zest and mineral. A saline note wraps up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Red berry, rose petal and tilled earth aromas come together on this 100% Aglianico. The easygoing, enjoyable palate offers mature red berry and a hint of clove alongside mellow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Enticing scents of jasmine, citrus zest, pineapple and orchard fruit waft out of the glass. The fresh, linear, palate offers pear, lime and toasted hazelnut alongside bright acidity. A mineral note lifts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pens with aromas suggesting spearmint, blackcurrant jam, toasted oak and roasted coffee bean. The aromas follow through to the evolved palate along with raisin and anise while raspy tannins clench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blue flower, red berry, baking spice and toasted oak lead the nose. Made entirely with Sangiovese, the bright palate offers red cherry, raspberry and a hint of cinnamon alongside polished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stewed prune, grilled pepper and roasted coffee bean join in this blend of 45% Merlot, 35% Cabernet Sauvignon, 10% Sangiovese and 10% Cabernet Franc. The evolved palate shows date, vanilla and coconut. Drink sooner rather than later.</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Bright and straightforward, this opens with aromas of wild berry, blue flower and a whiff of eucalyptus. The easy drinking palate offers red cherry, star anise and a hint of chopped herb alongside polished tannins. Drink through 2017.</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hearty red opens with aromas of sunbaked earth, leather, menthol and aromatic herb. The solid, one-dimensional palate offers dried black cherry, blackberry confiture, licorice and tobacco alongside bracing, close-grained tannins that leave an astringent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Forest floor, grilled porcini, charred earth and a whiff of leather lead the nose. The ripe palate offers dried black cherry, raspberry, clove, licorice and tobacco alongside chewy tannins. You'll also detect the warmth of alcohol on the clos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pens with aromas of stewed plum, leafy underbrush, scorched earth and leather. The palate offers dried black cherry, white pepper, clove and tobacco set against bracing, tightly knit tannins. Give the tannins another year or two to unwind then drink up to capture the remaining fruit.</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fragrant blue flower, menthol, spirits and plum cake lead the nose on this brawny wine. The hefty palate offers raisin, fig, vanilla, coconut and oak-driven spice alongside smooth, densely packed tannins and the warmth of alcohol. Showing the heat of the vintage, the fruit is starting to dry up so drink sooner rather than later.</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pens with a classic Nebbiolo fragrance of red rose, blue flower, tilled earth and wild berry. Notes of truffle and vanilla accent a core of juicy, ripe black cherry flavors framed in robust tannins. Drink 2015–2021.</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suggest violet, black plum, crushed black cherry and wild strawberry. The intense fruit sensations carry over to the palate with a note of white pepper, while robust but fine tannins lend structur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ubtle dark-skinned berry, brown spice, leather and truffle scents gently lift out of the glass. The palate is polished and full-bodied palate, with licorice, clove and white pepper notes underscoring a juicy black cherry core. Firm, refined tannins provide structure. Drink 2019–2027.</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entirely from Pinot Nero, this fragrant Metodo Classico offers tantalizing red berry, citrus, rose and cake spice scents. It's bright and elegantly sparkling, delivering juicy strawberry, tart cherry, tangerine and pastry cream flavors, framed by crisp acidity. A hint of cinnamon closes the quenching finish, calling for a second bottl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of 50% Cabernet Sauvignon, 40% Syrah and 10% Teroldego, this boasts alluring ripe black currant and white pepper aromas, with a whiff of graphite. The firm palate offers juicy blackberry, black plum and tobacco notes, held together by polished tannins. Enjoy now–2025.</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blend of 60% Sangiovese 25% Merlot and 15% Cabernet Sauvignon boasts enticing dark berry, menthol, new leather and dark spice notes. The taut palate doles out black cherry, cassis and licorice flavors, with a pleasant hint of game and fine-grained tannins. Drink 2019–2027.</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of 60% Trebbiano and 40% Malvasia, this opens with acacia honey, ripe Annurca apple and hazelnut aromas that carry over to the vanilla-inflected palate. Don't dip your cookies in this one; it's more of a vino da meditazion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from Frappato, this opens with aromas of citrus and a yeasty note of bread crust. The palate offers apple, lemon zest, grapefruit and toast alongside vivacious bubbles and brisk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ubtle aromas of blue flowers and red berry lead the nose of this easy-drinking blend of 80% Merlot and 20% Sangiovese. The round, fruity palate doles out red cherries and red currants alongside bright acidity and soft tannins. It's made to be drunk young, so enjoy now.</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burned rubber, roasted coffee bean, grilled mushroom and scorched soil lead the nose. A blend of Sangiovese, Merlot and Cabernet Sauvignon, the diluted palate offers confectionary notes, mocha, espresso and blackberry extract alongside fleeting but astringent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underbrush, ripe black fruit, clove and cedar come together in this Sangiovese, Merlot and Syrah blend. The palate offers raisin, prune, mint and black pepper alongside lean, drying tannins. This is already drying out so drink soon.</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bright, savory red opens with intense red cherry, tilled soil and Mediterranean brush aromas while the round, easy-drinking palate doles out juicy raspberry, strawberry jam and white pepper flavors. It's nicely balanced, with supple tannins and refreshing acidity. Enjoy soon.</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Layered fragrances suggest perfumed berry, orange zest, crushed wild flower, baking spice and tobacco. The smooth, full-bodied palate delivers a great depth of flavors that include creamy cherry, juicy raspberry, thyme, mint, cocoa and energizing mineral. It's superbly balanced with fresh acidity and velvety tannins. Drink 2015–2024.</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rose petal, perfumed berry and exotic spice lead the nose. It's radiant, with wonderful intensity and elegance, delivering ripe red cherry, raspberry compote, mineral, licorice, baking spice and a hint of mint alongside a backbone of firm, fine-grained tannins and edgy acidity. Despite the full structure and youthful tension, it has a remarkably silky, supple texture. Drink 2018–2032.</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pens with aromas of toast, oak and a whiff of coffee. The palate is still rather closed but eventually reveals raw cherry, anise, clove and ground pepper accompanied by bracing tannins and racy acidity. A note of dried sage closes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Plum, graphite, menthol and exotic spice aromas jump out of the glass. The big, round palate delivers dried black cherry, mature blackberry, licorice and vanilla alongside chewy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ffers aromas of mature dark fruit, cured meat, cooking spice and tobacco. The extracted palate has dried black cherry, tobacco, anise and powdered sage alongside grainy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howing the heat of the vintage, this opens with aromas of stewed fruit, scorched earth and a whiff of nail varnish that carry over to the extracted palate along with fleshy black cherry. A green note of powdered sage closes the finish. Drink 2018–2026.</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medium-bodied red offers aromas of stewed black-skinned fruit, pressed blue flower, menthol and clove. On the forward, chewy palate, notes of licorice and ground pepper accent a black cherry core while fine-grained tannins provide the framework. Drink through 2019.</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Ripe blackberry, wild herb, menthol and a whiff of exotic spice lead the nose. The dense, full-bodied palate offers dried black cherry, vanilla, toast and espresso alongside the warmth of alcohol and round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entirely from organically grown Sangiovese, this opens with red plum, new leather and underbrush aromas. The full-bodied palate delivers crushed raspberry, black cherry, pipe tobacco and a hint of black pepper, with polished tannins providing backbone. Drink through 2022.</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Underbrush, grilled herb, new leather and spiced plum aromas lead the nose of this chewy Brunello. The palate doles out juicy black cherry, raspberry compote, licorice and pipe tobacco notes, framed by robust, fine-grained tannins. Despite the powerful structure and hefty alcohol, it has elegance. Drink 2019–2027.</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Enticing floral, woodland berry, new leather and tilled soil aromas come together in this stunning red. Vibrant and elegant, the linear palate delivers wild cherry, red raspberry, cinnamon and clove notes, framed by firm, refined tannins and vibrant acidity. The youthful tension is pleasant, but give it time to develop even more complexity. Drink 2020–2033.</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recall fragrant spring flowers, white tree fruit and mineral. The linear palate delivers ripe pear and juicy yellow apple while fragrant herbs and mineral add dept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steely Sauvignon opens with delicate aromas of cantaloupe and freshly cut grass. The linear palate delivers honeydew melon, pineapple and mineral notes. Crisp acidity leaves a clean, vibrant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from fruit cultivated according to the principles of biodynamic viticulture, this leads with aromas of Spanish broom, yellow apples and light spice notes. The reserved palate offers tart green apple, pear, citrus and a hint of beeswax alongside crisp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Intense rose aromas recall the fragrance found in many cold creams. The floral sensation carries over to the palate, along with candied fruit and baked pineapple, uplifted by a mineral note. Pair it with ripened cheese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elegant Pinot Bianco boasts typical varietal sensations of spring flowers, Alpine herbs and green apples. The savory but reserved palate offers juicy apples, citrus, a hint of mineral and lively acidity. Pair it with appetizers, light fish dishes or as sip as an apéritif. Omniwines, Astor Wine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It opens with aromas of white spring flowers, Red Delicious apples, Bartlett pear and a hint of Mediterranean herbs. All carry over to the palate along with lemon. Vibrant acidity gives a crisp, refreshing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beeswax, acacia flower, honey and a waft of smoke drift out of the glass. The tangy, medium-bodied palate offers dried stone fruit, citrus zest and a note of honeyed mineral while bitter almond backs up the dry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with 70% Inzolia and 30% Chardonnay, this opens with scents of white flower, Mediterranean herb and a hint of orchard fruit. The linear palate offers lime and yellow apple accompanied by bright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Intense aromas of white flower, honeydew melon and tomato vine lead the nose while the bright, juicy palate offers pink grapefruit, kiwi and unripe peach. A briny note closes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citrus zest, orchard fruit and a hint of toasted walnut lead the nose. The palate includes mature peach, pear and mineral alongside bright acidity. A hint of hazelnut signals the clos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Heady aromas of white wild flower, chopped herb and a whiff of honeydew melon lead the nose. The enjoyable palate offers ripe lemon and juicy nectarine that carry through to the tangy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Bright and refreshing, this offers aromas of orchard fruit and citrus. The lively palate delivers white peach, mature pear and nectarine alongside crisp acidity while a mineral note signals the clos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Inviting scents of hay and chamomile lead the nose while the succulent palate offers juicy lemon, mature apple, peach and Mediterranean herb. Bright acidity lifts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Oak, coconut, toasted nut, porcini mushroom, steeped prune and dried sage aromas lead the nose on this robust wine. The warm, one-dimensional palate offers dried berry, raisin, vanilla, anise, oak-driven spice and mocha framed in velvety tannins. The heat of alcohol marks the clos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Charred earth, toasted hazelnut, grilled porcini and funky notes of game and farmyard emerge in the glass. The aromas carry over to the robust palate, along with leather, dried black cherry, oak, anise and espresso alongside a tannic backbone. The heat of evident alcohol dominates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with 100% Sangiovese, this straightforward red has subdued aromas of red berry, toasted oak and a whiff of blue flower. On the tart, tangy palate, zesty acidity and round tannins underscore sour cherry, fresh raspberry and white pepper.</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toasted oak, roasted coffee bean and dried black-skinned fruit lead the nose. The firm, astringent palate offers raisin, dried black cherry and star anise alongside close-grained tannins. Drink soon to capture the remaining fruit richnes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wild red berry, pressed violet and a whiff of baking spice flow through this simple, easygoing wine. On the easy-drinking palate, round tannins support mature black cherry, cinnamon and a hint of mocha. Drink through 2017.</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underbrush, toasted oak, coffee and a whiff of roasted herb emerge on this. The brawny palate displays dried black cherry, hazelnut, anise and vanilla alongside astringent tannins that leave a tongue-drying finish. A green note of powdered sage marks the clos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luminous, young Nebbiolo leads with aromas of rose petal, blue flower, eucalyptus, graphite and alpine herb. The fresh palate offers ripe Morello cherry, white pepper, mineral and a balsamic note alongside lithe tannins. Balanced and fresh, it closes on a licorice not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lthough the nose isn't very expressive, the palate offers up ripe sour cherry, black pepper, sage and licorice alongside bracing tannins. Young and aggressive, this needs time. Drink after 2018.</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t first closed, this eventually opens up in the glass to reveal exotic spice, blue flower, espresso and dried blackberry. The palate is a bit shy but shows black cherry, mocha and vanilla alongside drying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licorice, black cherry and a whiff of cooking spices lead the nose. The palate delivers dark cherry, ripe raspberry, white pepper, and notes of anisette and sage alongside bracing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ubtle aromas include crushed flower, forest floor, graphite, black berry and a note of menthol. The ripe palate offers red cherry-berry and a hint of cinnamon alongside muted but drying tannins. Drink through 2021.</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Intense yellow stone fruit, grapefruit, smoky flint and nutmeg aromas jump out of the glass. The bright, generous palate doles out juicy apricot, mature peach and orange zest notes, framed by tangy acidity. A mineral note lifts the lingering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Yellow apple and yellow pear aromas follow through to the round, juicy palate, along with citrus and Alpine herb notes. Fresh acidity lifts the rich flavors while a flinty mineral note backs up the lingering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Bright, round and delicious, this has exotic fruit, white flower and cantaloupe aromas that follow through to the lively palate, along with honeydew melon fruit. It has noteworthy freshness for the vintag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compelling white has alluring ripe yellow stone fruit, hay and spring flower aromas. Round and bright, the savory palate doles out succulent grapefruit, yellow peach and dried herb flavors while a mineral touch closes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blend of Nero d'Avola and Frappato opens with blackberry, red rose and baking spice aromas. The vibrant palate delivers succulent Marasca cherry, raspberry jam, anise and white pepper flavors, set against bright acidity and polished tannins. Enjoy through 2020.</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blend of 70% Cabernet Sauvignon and 30% Merlot, this easygoing red offers aromas and flavors of red currant, black cherry, white pepper and a hint of clove. Smooth, rather fleeting tannins provide the easy-drinking framework.</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with Sangiovese and Merlot, this soft, fruity wine offers juicy black cherry, raspberry and the faintest hint of baking spice. It's easy-drinking and accessible, thanks to fresh acidity and round tannins. Drink now.</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scorched earth, toasted oak, espresso and a gamy note lead the nose. The extracted palate offers blackberry extract, bitter sage and crushed black pepper alongside drying but fleeting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Here's an easygoing blend of Sangiovese and 5% Cabernet Sauvignon that opens with scents of purple flowers and red and black berries. The simple, fruity palate doles out wild cherry, black raspberry and a hint of sweet baking spice alongside soft tannins and fresh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lways one of the finest expressions of Nero d'Avola, this polished, delicious wine opens with enticing aromas of blue flower, dark berry and a whiff of smoky graphite. The smooth, almost creamy palate doles out layers of blackberry, pomegranate, raspberry, white pepper, carob and licorice, while velvety tannins and fresh acidity provide support. Drink through 2021.</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From the tiny Faro denomination overlooking the Strait of Messina, this cult red opens with earthy aromas of tilled soil, leather, dried berry, smoke, savory herb and a hint of game. Displaying compelling earthy elegance, the palate offers black cherry, raspberry, tobacco, truffle, tobacco, soil, graphite and licorice. It's still young but impeccably balanced, with firm but fine-grained tannins and bright acidity. Hold for even more complexity. Drink 2018–2025.</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blend of Nerello Mascalese, Nerello Cappuccio, Nocera and Nero d'Avola, this polished wine conveys earthy aromas including violet, ripe berry, leather, game and baking spice. The savory palate doles out juicy black cherry, ripe raspberry, licorice, cinnamon and clove alongside firm, fine-grained tannins. Drink 2016–2020.</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Balsamic notes, leather, menthol and red berry aromas take center stage. On the firm palate, tightly wound tannins frame black cherry and a hint of anise. Give this another year or two to unfold then drink up.</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dark berry, cooking spice, chopped herb and a whiff of violet lead the nose. The racy palate offers sour cherry, cranberry, espresso and sage alongside brisk acidity and close-grained tannins. A hint of clove closes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Crushed violet, red berry, mint and menthol aromas lead the nose. The firm palate offers dried red cherry, raw strawberry, licorice, white pepper and sage alongside grippy tannins that leave an astringent finish. Give the tannins a few more years to unclench then enjoy before the remaining fruit fade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dried berry, leather and camphor unfold in the glass. The full-bodied palate offers dried black cherry, fig, menthol, anise and exotic spice alongside bracing tannins that leave a raspy, astringent finish. Let the tannins soften and unclench, then drink up.</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entirely from Sangiovese, this elegant red boasts classic varietal aromas such as violet, red berry and new leather. On the bright, sleek palate, cinnamon and Mediterranean herb accent a juicy core of Morello cherry and crushed raspberry fruit. It's nicely balanced, with polished tannins and fresh acidity. Drink through 2025.</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pens with underbrush, sun-baked earth, spiced plum and espresso aromas. On the taut, full-bodied palate, licorice, clove and grilled herb notes accent a core of black cherry and crushed raspberry fruit. Tightly knit, fine-grained tannins suggest ageing potential. Drink 2020–2028.</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Fragrant blue flower, red berry and balsamic notes set the tone for this delicious red. The elegantly structured palate delivers wild cherry, crushed raspberry and chopped mint flavors, a potpourri of dark spice lingering through the finish. It's enjoyable now but promises fine drinking over the next several years. Drink through 2022.</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Delicate fruit fragrances of stone fruit, pineapple, cantaloupe and freshly cut grass take the lead. The palate offers juicy yellow peach, green melon and a mineral note alongside crisp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medium-bodied wine has attractive aromas of yellow peach, pear and tropical fruit. The concentrated palate offers ripe pear, golden apple, papaya and pineapple with a note of bitter almond on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avory and medium-bodied, it's loaded with sensations of juicy green apple, Bartlett pear, Spanish broom, almond and citrus peel. The creamy palate is brightened with crisp acidity that give balance and a brisk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Oak extract dominates the nose on this wine together with aromas of Golden Delicous apple and lemon zest. The palate offers lemon, oak, vanilla and clove, but it lacks the fruit richness needed to support the oak.</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Earthy, almost funky aromas recall farmyard and overripe black fruit, with whiffs of leather and menthol. The palate offers fleshy black cherry, licorice and coffee, sweetened with sugary vanilla notes alongside bracing tannins. It's a bit muddled right now but it may improve with more bottle age. Drink after 2016.</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It starts with a light fragrance of spring flowers and pear. The bright palate offers white peach and citrus notes alongside crisp acidity that leaves a clean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suggest rose petals, lychee and graphite. They all carry over to the palate along with grapefruit, mineral and a saline—almost salty—note. Pair this with spicy Indian cuisin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pens with aromas of dark-skinned fruit, toasted oak and a whiff of coconut. The palate offers black cherry, blackberry and espresso alongside close-grained tannins that leave a somewhat astringent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Inviting scents of hay and chamomile lead the nose while the succulent palate offers juicy lemon, mature apple, peach and Mediterranean herb. Bright acidity lifts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Fragrant lemon blossom, citrus, beeswax and almond aromas carry over to the bright palate along with juicy lime, nectarine zest and dried herb. It finishes on a tangy saline not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with Zibibbo and Moscato grapes, this fortified wine offers heady aromas of mature apricot, candied lemon drop and a hint of thyme. The round, one-dimensional palate shows acacia honey and dried fig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trawberry jam, espresso, toast, menthol and dark spice lead the nose. The straightforward, rather lean palate offers dried cherry, star anise and a hint of tobacco alongside firm, fine-grained tannins that grip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ild aromas of dried stone fruit and maple syrup come together on this full-bodied dessert wine. The sweet, one-dimensional palate delivers dried apricot, acacia honey and a hint of toasted walnut.</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scorched earth, game and a whiff of farmyard lead the nose. The palate offers dried black cherry, leather, anise and sage alongside bracing but fleeting tannins. It finishes abruptly, leaving a rather astringent clos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Forest floor, iris, menthol, mature blackberry and leather aromas unfold on this firmly structured red. On the palate, ground pepper, licorice and a green note of powdered sage accent a core of mature black cherry. An assertive tannic backbone provides support but leaves a somewhat gritty, astringent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Dense and hearty, this has subtle aromas of stewed prune, espresso and French oak. The brawny palate offers blackberry extract, licorice, ground pepper and the heat of evident alcohol alongside tightly packed, close-grained tannins that leave an astringent finish. Give the tannins another year or two to unfurl then drink up before the remaining fruit dries up.</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scorched earth, prune and dark cooking spice lead the nose while the mature palate shows raisin, dried berry, leather and a hint of anise. Smooth but fleeting tannins indicate this has seen better days. Drink now.</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blend of 80% Sangiovese and 20% Merlot, this robust wine shows the heat of the vintage. It opens with aromas that recall scorched earth, espresso, French oak, dark spice and a balsamic note while the warm palate offers dried black cherry, raisin, licorice and menthol framed in bracing tannins. The finish is dominated by evident alcohol that throws it somewhat off-balanc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Dark berry, truffle, toast and kitchen spice aromas meld in the glass. On the palate, notes of roasted coffee bean, powdered sage and ground pepper accent a core of dried black cherry while assertive tannins provide the framework. It ends on an astringent not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Underbrush, sunbaked earth, cured meat, menthol, toast and mature plum aromas unfold in the glass. The ripe palate is mature and offers dried black, cherry, truffle, licorice, espresso and a funky hint of game alongside firm but somewhat fleeting tannins that leave a drying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blend of Friulano, Malvasia Istriana and Pinot Bianco has ripe pear, fragrant yellow flower, herb and graphite aromas. The elegant, medium-bodied palate doles out yellow apple, candied lemon drop and bitter almond hints, with fresh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tructured and alluring, this opens with yellow stone fruit, tomato vine and chopped herb aromas. The enveloping palate doles out juicy yellow peach, grapefruit and savory thyme notes while tangy acidity lends balanc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medium-bodied white delivers mature pear, yellow apple and white peach aromas and flavors. It's riper and rounder than usual but also boasts terrific freshness and elegance for the hot vintag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Elegant, savory and balanced, this opens with delicate orchard fruit, Mediterranean scrub and wet stone scents. The vibrant, ethereal palate delivers lemon, nectarine and pear fruit, buttressed by crisp acidity. A savory mineral note gives it a mouthwatering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e lovely fragrance recalls crushed blue flower and wild berry. The refreshing, frothy palate doles out pink grapefruit, candied cherry and nectarine alongside brisk acidity. Pair it with pizza or pasta topped with dense tomato sauc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pens with aromas of ripe berry, pipe tobacco, leather and espresso. The palate offers mature black cherry, coffee, vanilla and mocha alongside firm, drying tannins. It finishes on a licorice not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Pretty aromas suggest violet, rose, strawberry and mint. The vibrant palate offers red cherry, crushed raspberry and cinnamon alongside supple tannins and bright acidity. Enjoy through 2017.</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pens with aromas of oak, espresso, mocha and plum. The firm palate offers oak extract, chocolate, licorice and black cherry alongside drying wood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Intense aromas recall forest floor, tobacco, dark berry and grilled herb. The structured palate offers dried black cherry, licorice, black pepper and balsamic notes alongside big, brooding tannins. The warmth of alcohol shows on the midpalat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is an intense, extreme wine made from Nerello Mascalese vines planted in the 1940s. It's handcrafted, with no selected yeasts or added sulfites, and aged in terra cotta vessels. It's loaded with smoky mineral, concentrated black cherry, black pepper, cinnamon and notes of balsamic herbs framed by solid, velvety tannins. The only criticism is a slight fizzy sensation, but total perfection isn't what this wine is about.</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shows evolved aromas of stewed plum, resin, varnish and leather with a whiff of vanilla. The palate offers dried black cherry steeped in spirits, black pepper, notes of espresso, mocha and baking spice alongside soft, muted tannins. Drink through 2018.</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From one of the most esteemed vineyards in the denomination, this features aromas of oak, toast, black berry and a whiff of rubber. The palate offers plum, black cherry, roasted coffee bean, spearmint and vanilla alongside bracing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Fresh and fruity, this simple red doles out wild cherry, crushed raspberry and strawberry alongside tang acidity and smooth tannins. This would match well with pizza or light pasta dishes. Drink now.</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warm, robust expression of Sangiovese opens with aromas of underbrush, scorched soil and mature black-skinned fruit. The densely extracted, monolithic palate offers blackberry extract, coffee and black pepper alongside raspy tannins that leave an astringent finish. It lacks fruit richness and freshness. You'll also notice the heat of evident alcohol on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copper-colored sparkler opens with aromas of white flowers and bread crust. The palate offers dried cherry, bitter walnut and toast alongside brisk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pens with aromas of wet leaves, forest floor, menthol and prune. Made from Alicante and a drop of Montepulciano, the palate delivers mocha, crushed herb, licorice and a fig note alongside evolved tannins. It's already tired, so drink soon.</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blend of 70% Sangiovese, 10% Merlot, 10% Cabernet Franc and 10% Petit Verdot offers faint aromas of menthol, underbrush and a whiff of blue flowers. The menthol note carries over to the palate, along with a hint of anise, but the fruit is completely dried up, leaving an abrupt, astringent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 blend of Sangiovese and Syrah, this opens with aromas of toasted oak, roasted coffee beans, wood-driven spice and a whiff of barnyard. The palate shows dried black fruit, black pepper and a gamy note. The bracing tannins are still tightly wound but it's shy on freshness and fruit richness so drink sooner rather than later.</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rose, violet, sour cherry and baking spice make a promising initial impression but the palate is on the lean side offering raw red berry, clove, sage and a hint of tobacco. Grainy tannins leave an astringent finish. Let the tannins soften up for another few years and then drink to capture the remaining fruit.</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traightforward and savory, this easygoing red offers aromas of wild berry, violet and a whiff of dark kitchen spice. The vibrant palate offers juicy black cherry, licorice and ground pepper set in a frame of racy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plum, pressed violet, toasted oak and a whiff of exotic spice lead the nose. The palate offers dried black cherry, raisin, licorice, espresso and black pepper alongside fine-grained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eductively rich and powerful but also refined, this opens with aromas of ripe berry, orange zest, exotic spice and leather. The firm, juicy palate delivers crunchy red cherry, crushed raspberry, anise, mineral and pipe tobacco alongside polished tannins. Drink 2016–2032.</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panish broom, dried lychee, aromatic Mediterranean herb and balsamic notes are just some of the aromas of this multifaceted wine. The linear palate shows compelling depth, delivering layers of mature yellow apple, Bartlett pear, thyme, salvia and energizing mineral alongside still-bright acidity. This wine could go on for another several years at least. Drink through 2021.</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Spanish broom, citrus blossom, ripe orchard fruit and oak slowly emerge on this. Oak carries over to the linear palate along with toast, yellow apple and nectarine zest. A bitter almond note closes the drying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hay, orchard fruit and a whiff of hazelnut lead the nose while the straightforward palate offers lime, chamomile and peach. A saline note closes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Pronounced mature plum, black-skinned berry, vanilla, dark spice and French oak aromas lift out of the glass. The firm palate delivers dried wild cherry, roasted coffee, licorice and cocoa notes, while compact tannins provide support. Drink 2020–2028.</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French oak, coconut, cassis, menthol and coffee aromas lead the nose of this structured red. Made entirely from Merlot, it's densely concentrated, offering mature plum, black currant, dried sage, anise and espresso flavors. Firm, close-grained tannins give the finish grip. Drink 2018–2025.</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Leafy underbrush, espresso, baked plum, menthol and toast aromas slowly emerge. The straightforward palate offers ripe Morello cherry, star anise and chopped herb while assertive tannins clench the abrupt finish. Give the tannins some time to unfurl then drink up.</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Roasted coffee bean, baked plum, charred earth, toast, vanilla and menthol aromas come together on this. The palate is firm but rather evolved, offering dried, dark-skinned berry, mocha, anise and a confectionary note wrapped in assertive close-grained tannins that dry out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Made with 85% Cabernet Sauvignon and 15% Petit Verdot, this shows subtle aromas of blackcurrant, bell pepper and a whiff of black olive. The round, straightforward palate shows black cherry, toast and a hint of vanilla. Drink through 2018.</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oast, oak, roasted coffee bean, mature plum and underbrush aromas lift out of the glass. The taut palate is loaded with oak-driven spice, espresso, a green note of bitter sage and dried berry but it lacks fruit richness. Astringent tannins clench the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pine forest, wild berry, chopped herb, brown spice and a toasted note lead the nose. The ripe palate shows dried cherry, sage, anise and coffee bean alongside a backbone of assertive tannins that grip the somewhat abrupt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toast, cedar and black currant jam lead the nose. The rather lean palate offers tart red currant, ground pepper and oak-driven spice but not a lot of fruit richness. Assertive, astringent tannins leave a mouth-puckering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Blue-flower and red-berry aromas lead the way along with a whiff of eucalyptus. The firm palate offers hints of star anise, espresso and a green note of powdered sage that back up unripe red cherry. It closes on a coffee note.</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corched soil, black-skinned berry, worn leather and dried herb aromas come together here. The jammy palate is already rather evolved, offering dried black cherry, clove and star anise alongside bracing tannins. Give the tannins a few more years to unclench then drink up to catch the remaining fruit.</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Straightforward and savory, this easygoing red offers aromas of wild berry, violet and a whiff of dark kitchen spice. The vibrant palate offers juicy black cherry, licorice and ground pepper set in a frame of racy acidity.</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plum, pressed violet, toasted oak and a whiff of exotic spice lead the nose. The palate offers dried black cherry, raisin, licorice, espresso and black pepper alongside fine-grained tannins.</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This opens with earthy aromas of scorched earth, overripe plum and a whiff of game. The straightforward palate offers juicy wild cherry, raspberry jam, coffee and vanilla alongside zesty acidity and fine-grained tannins. Drink through 2017.</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of sawdust, stewed plum and chocolate unfold in the glass. The forward palate doles out blackberry extract, fleshy cherry, toast, anise and espresso alongside velvety tannins. Drink through 2021.</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French oak, vanilla, coconut, menthol and berry aromas lead the nose and carry over to the bracing palate along with close-grained tannins that leave a rather astringent finish.</text:p>
          </table:table-cell>
          <table:table-cell table:style-name="ce2" office:value-type="string" calcext:value-type="string">
            <text:p>Italy</text:p>
          </table:table-cell>
          <table:table-cell table:number-columns-repeated="1022"/>
        </table:table-row>
        <table:table-row table:style-name="ro1">
          <table:table-cell table:style-name="ce2" office:value-type="string" calcext:value-type="string">
            <text:p>Aromas recall toasted bread crumbs, golden apples and a hint of vanilla. The palate offers Bartlett pear, yellow peach, lemon zest, roasted almond and mineral, but it closes on an unusual medicinal note.</text:p>
          </table:table-cell>
          <table:table-cell table:style-name="ce2" office:value-type="string" calcext:value-type="string">
            <text:p>Italy</text:p>
          </table:table-cell>
          <table:table-cell table:number-columns-repeated="1022"/>
        </table:table-row>
        <table:table-row table:style-name="ro2" table:number-rows-repeated="1046574">
          <table:table-cell table:number-columns-repeated="1024"/>
        </table:table-row>
        <table:table-row table:style-name="ro2">
          <table:table-cell table:number-columns-repeated="1024"/>
        </table:table-row>
        <table:named-expressions>
          <table:named-range table:name="_xlnm._FilterDatabase" table:base-cell-address="$data.$A$1" table:cell-range-address="$data.$A$1:.$B$2001"/>
        </table:named-expressions>
      </table:table>
      <table:named-expressions/>
      <table:database-ranges>
        <table:database-range table:name="__Anonymous_Sheet_DB__0" table:target-range-address="data.A1:data.B200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libri1" svg:font-family="Calibr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name-asian="Linux Libertine G" style:font-family-asian="'Linux Libertine G'" style:font-family-generic-asian="system" style:font-pitch-asian="variable" style:font-name-complex="Linux Libertine G" style:font-family-complex="'Linux Libertine G'"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0pt" fo:margin-bottom="0pt" fo:margin-left="56.69pt" fo:margin-right="56.69pt" style:print-page-order="ttb" style:first-page-number="continue" style:scale-to="100%" style:writing-mode="lr-tb" style:print="charts drawings objects zero-values"/>
      <style:header-style>
        <style:header-footer-properties fo:min-height="73.81pt" fo:margin-left="0pt" fo:margin-right="0pt" fo:margin-bottom="63.81pt"/>
      </style:header-style>
      <style:footer-style>
        <style:header-footer-properties fo:min-height="73.81pt" fo:margin-left="0pt" fo:margin-right="0pt" fo:margin-top="63.81pt"/>
      </style:footer-style>
    </style:page-layout>
    <style:style style:name="MT1" style:family="text">
      <style:text-properties fo:color="#000000" style:text-outline="false" style:text-line-through-style="none" style:text-line-through-type="none" style:text-position="0% 100%" style:font-name="Calibri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7-2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data" style:display-name="PageStyle_data"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002" meta:object-count="0"/>
    <meta:generator>LibreOfficeDev/6.0.5.2$Linux_X86_64 LibreOffice_project/</meta:generator>
  </office:meta>
</office:document-meta>
</file>